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50%" style:writing-mode="lr-tb"/>
    </style:style>
    <style:style style:name="P2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page" fo:line-height="150%" style:writing-mode="lr-tb"/>
    </style:style>
    <style:style style:name="T16_1" style:family="text">
      <style:text-properties fo:font-size="28pt" style:font-size-asian="28pt" style:font-size-complex="28pt" fo:font-weight="bold" style:font-weight-asian="bold" style:font-weight-complex="bold"/>
    </style:style>
    <style:style style:name="T16_2" style:family="text">
      <style:text-properties fo:font-size="28pt" style:font-size-asian="28pt" style:font-size-complex="28pt" fo:font-weight="bold" style:font-weight-asian="bold" style:font-weight-complex="bold"/>
    </style:style>
    <style:style style:name="T16_3" style:family="text">
      <style:text-properties fo:font-size="28pt" style:font-size-asian="28pt" style:font-size-complex="28pt" fo:font-weight="bold" style:font-weight-asian="bold" style:font-weight-complex="bold"/>
    </style:style>
    <style:style style:name="T16_4" style:family="text">
      <style:text-properties fo:font-size="28pt" style:font-size-asian="28pt" style:font-size-complex="28pt" fo:font-weight="bold" style:font-weight-asian="bold" style:font-weight-complex="bold"/>
    </style:style>
    <style:style style:name="T16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76cm"/>
    </style:style>
    <style:style style:name="Column1" style:family="table-column">
      <style:table-column-properties style:column-width="4.18cm"/>
    </style:style>
    <style:style style:name="Column2" style:family="table-column">
      <style:table-column-properties style:column-width="8.207cm"/>
    </style:style>
    <style:style style:name="Column3" style:family="table-column">
      <style:table-column-properties style:column-width="2.619cm"/>
    </style:style>
    <style:style style:name="Column4" style:family="table-column">
      <style:table-column-properties style:column-width="1.953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justify" fo:break-before="auto" fo:line-height="150%" style:writing-mode="lr-tb"/>
    </style:style>
    <style:style style:name="P66" style:family="paragraph" style:parent-style-name="Standard">
      <style:paragraph-properties fo:text-align="justify" fo:break-before="auto" fo:line-height="150%" style:writing-mode="lr-tb"/>
    </style:style>
    <style:style style:name="P67" style:family="paragraph" style:parent-style-name="Standard">
      <style:paragraph-properties fo:text-align="left" fo:break-before="page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40404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68" style:family="paragraph" style:parent-style-name="Heading_20_1">
      <style:paragraph-properties fo:text-align="justify" fo:break-before="auto" fo:line-height="150%" style:writing-mode="lr-tb"/>
    </style:style>
    <style:style style:name="P69" style:family="paragraph" style:parent-style-name="Standard">
      <style:paragraph-properties fo:break-before="auto" fo:text-indent="0cm" fo:line-height="107%" fo:margin-left="0.63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07%" fo:margin-left="0.63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07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07%" fo:margin-left="0.63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T72_21" style:family="text"/>
    <style:style style:name="T72_22" style:family="text">
      <style:text-properties fo:color="#1155cc" style:text-underline-style="solid" style:text-underline-color="font-color"/>
    </style:style>
    <style:style style:name="T72_23" style:family="text"/>
    <style:style style:name="T72_24" style:family="text">
      <style:text-properties fo:color="#1155cc" style:text-underline-style="solid" style:text-underline-color="font-color"/>
    </style:style>
    <style:style style:name="T72_25" style:family="text"/>
    <style:style style:name="T72_26" style:family="text">
      <style:text-properties fo:color="#1155cc" style:text-underline-style="solid" style:text-underline-color="font-color"/>
    </style:style>
    <style:style style:name="T72_27" style:family="text"/>
    <style:style style:name="T72_28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07%" fo:margin-left="0.635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07%" fo:margin-left="0.635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07%" fo:margin-left="0.635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07%" fo:margin-left="0.635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07%" fo:margin-left="1.27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07%" fo:margin-left="1.27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07%" fo:margin-left="1.27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07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07%" fo:margin-left="0.635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07%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P83" style:family="paragraph" style:parent-style-name="Heading_20_1">
      <style:paragraph-properties fo:text-align="justify" fo:break-before="page" fo:line-height="150%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text-align="justify" fo:break-before="auto" fo:line-height="150%" fo:margin-bottom="0.37cm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fo:font-size="12pt" style:font-size-asian="12pt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fo:font-size="12pt" style:font-size-asian="12pt" style:font-size-complex="12pt"/>
    </style:style>
    <style:style style:name="T84_30" style:family="text">
      <style:text-properties fo:font-size="12pt" style:font-size-asian="12pt" style:font-size-complex="12pt"/>
    </style:style>
    <style:style style:name="T84_31" style:family="text">
      <style:text-properties fo:font-size="12pt" style:font-size-asian="12pt" style:font-size-complex="12pt"/>
    </style:style>
    <style:style style:name="T84_32" style:family="text">
      <style:text-properties fo:font-size="12pt" style:font-size-asian="12pt" style:font-size-complex="12pt"/>
    </style:style>
    <style:style style:name="T84_33" style:family="text">
      <style:text-properties fo:font-size="12pt" style:font-size-asian="12pt" style:font-size-complex="12pt"/>
    </style:style>
    <style:style style:name="T84_34" style:family="text">
      <style:text-properties fo:font-size="12pt" style:font-size-asian="12pt" style:font-size-complex="12pt"/>
    </style:style>
    <style:style style:name="T84_35" style:family="text">
      <style:text-properties fo:font-size="12pt" style:font-size-asian="12pt" style:font-size-complex="12pt"/>
    </style:style>
    <style:style style:name="T84_36" style:family="text">
      <style:text-properties fo:font-size="12pt" style:font-size-asian="12pt" style:font-size-complex="12pt"/>
    </style:style>
    <style:style style:name="T84_37" style:family="text">
      <style:text-properties fo:font-size="12pt" style:font-size-asian="12pt" style:font-size-complex="12pt"/>
    </style:style>
    <style:style style:name="T84_38" style:family="text">
      <style:text-properties fo:font-size="12pt" style:font-size-asian="12pt" style:font-size-complex="12pt"/>
    </style:style>
    <style:style style:name="T84_39" style:family="text">
      <style:text-properties fo:font-size="12pt" style:font-size-asian="12pt" style:font-size-complex="12pt"/>
    </style:style>
    <style:style style:name="T84_40" style:family="text">
      <style:text-properties fo:font-size="12pt" style:font-size-asian="12pt" style:font-size-complex="12pt"/>
    </style:style>
    <style:style style:name="T84_41" style:family="text">
      <style:text-properties fo:font-size="12pt" style:font-size-asian="12pt" style:font-size-complex="12pt"/>
    </style:style>
    <style:style style:name="T84_42" style:family="text">
      <style:text-properties fo:font-size="12pt" style:font-size-asian="12pt" style:font-size-complex="12pt"/>
    </style:style>
    <style:style style:name="T84_43" style:family="text">
      <style:text-properties fo:font-size="12pt" style:font-size-asian="12pt" style:font-size-complex="12pt"/>
    </style:style>
    <style:style style:name="T84_44" style:family="text">
      <style:text-properties fo:font-size="12pt" style:font-size-asian="12pt" style:font-size-complex="12pt"/>
    </style:style>
    <style:style style:name="T84_45" style:family="text">
      <style:text-properties fo:font-size="12pt" style:font-size-asian="12pt" style:font-size-complex="12pt"/>
    </style:style>
    <style:style style:name="T84_46" style:family="text">
      <style:text-properties fo:font-size="12pt" style:font-size-asian="12pt" style:font-size-complex="12pt"/>
    </style:style>
    <style:style style:name="T84_47" style:family="text">
      <style:text-properties fo:font-size="12pt" style:font-size-asian="12pt" style:font-size-complex="12pt"/>
    </style:style>
    <style:style style:name="T84_48" style:family="text">
      <style:text-properties fo:font-size="12pt" style:font-size-asian="12pt" style:font-size-complex="12pt"/>
    </style:style>
    <style:style style:name="T84_49" style:family="text">
      <style:text-properties fo:font-size="12pt" style:font-size-asian="12pt" style:font-size-complex="12pt"/>
    </style:style>
    <style:style style:name="T84_50" style:family="text">
      <style:text-properties fo:font-size="12pt" style:font-size-asian="12pt" style:font-size-complex="12pt"/>
    </style:style>
    <style:style style:name="T84_51" style:family="text">
      <style:text-properties fo:font-size="12pt" style:font-size-asian="12pt" style:font-size-complex="12pt"/>
    </style:style>
    <style:style style:name="T84_52" style:family="text">
      <style:text-properties fo:font-size="12pt" style:font-size-asian="12pt" style:font-size-complex="12pt"/>
    </style:style>
    <style:style style:name="T84_53" style:family="text">
      <style:text-properties fo:font-size="12pt" style:font-size-asian="12pt" style:font-size-complex="12pt"/>
    </style:style>
    <style:style style:name="T84_54" style:family="text">
      <style:text-properties fo:font-size="12pt" style:font-size-asian="12pt" style:font-size-complex="12pt"/>
    </style:style>
    <style:style style:name="T84_55" style:family="text">
      <style:text-properties fo:font-size="12pt" style:font-size-asian="12pt" style:font-size-complex="12pt"/>
    </style:style>
    <style:style style:name="T84_56" style:family="text">
      <style:text-properties fo:font-size="12pt" style:font-size-asian="12pt" style:font-size-complex="12pt"/>
    </style:style>
    <style:style style:name="T84_57" style:family="text">
      <style:text-properties fo:font-size="12pt" style:font-size-asian="12pt" style:font-size-complex="12pt"/>
    </style:style>
    <style:style style:name="T84_58" style:family="text">
      <style:text-properties fo:font-size="12pt" style:font-size-asian="12pt" style:font-size-complex="12pt"/>
    </style:style>
    <style:style style:name="T84_59" style:family="text">
      <style:text-properties fo:font-size="12pt" style:font-size-asian="12pt" style:font-size-complex="12pt"/>
    </style:style>
    <style:style style:name="T84_60" style:family="text">
      <style:text-properties fo:font-size="12pt" style:font-size-asian="12pt" style:font-size-complex="12pt"/>
    </style:style>
    <style:style style:name="T84_61" style:family="text">
      <style:text-properties fo:font-size="12pt" style:font-size-asian="12pt" style:font-size-complex="12pt"/>
    </style:style>
    <style:style style:name="T84_62" style:family="text">
      <style:text-properties fo:font-size="12pt" style:font-size-asian="12pt" style:font-size-complex="12pt"/>
    </style:style>
    <style:style style:name="T84_63" style:family="text">
      <style:text-properties fo:font-size="12pt" style:font-size-asian="12pt" style:font-size-complex="12pt"/>
    </style:style>
    <style:style style:name="T84_64" style:family="text">
      <style:text-properties fo:font-size="12pt" style:font-size-asian="12pt" style:font-size-complex="12pt"/>
    </style:style>
    <style:style style:name="T84_65" style:family="text">
      <style:text-properties fo:font-size="12pt" style:font-size-asian="12pt" style:font-size-complex="12pt"/>
    </style:style>
    <style:style style:name="T84_66" style:family="text">
      <style:text-properties fo:font-size="12pt" style:font-size-asian="12pt" style:font-size-complex="12pt"/>
    </style:style>
    <style:style style:name="T84_67" style:family="text">
      <style:text-properties fo:font-size="12pt" style:font-size-asian="12pt" style:font-size-complex="12pt"/>
    </style:style>
    <style:style style:name="T84_68" style:family="text">
      <style:text-properties fo:font-size="12pt" style:font-size-asian="12pt" style:font-size-complex="12pt"/>
    </style:style>
    <style:style style:name="T84_69" style:family="text">
      <style:text-properties fo:font-size="12pt" style:font-size-asian="12pt" style:font-size-complex="12pt"/>
    </style:style>
    <style:style style:name="T84_70" style:family="text">
      <style:text-properties fo:font-size="12pt" style:font-size-asian="12pt" style:font-size-complex="12pt"/>
    </style:style>
    <style:style style:name="T84_71" style:family="text">
      <style:text-properties fo:font-size="12pt" style:font-size-asian="12pt" style:font-size-complex="12pt"/>
    </style:style>
    <style:style style:name="T84_72" style:family="text">
      <style:text-properties fo:font-size="12pt" style:font-size-asian="12pt" style:font-size-complex="12pt"/>
    </style:style>
    <style:style style:name="T84_73" style:family="text">
      <style:text-properties fo:font-size="12pt" style:font-size-asian="12pt" style:font-size-complex="12pt"/>
    </style:style>
    <style:style style:name="T84_74" style:family="text">
      <style:text-properties fo:font-size="12pt" style:font-size-asian="12pt" style:font-size-complex="12pt"/>
    </style:style>
    <style:style style:name="T84_75" style:family="text">
      <style:text-properties fo:font-size="12pt" style:font-size-asian="12pt" style:font-size-complex="12pt"/>
    </style:style>
    <style:style style:name="T84_76" style:family="text">
      <style:text-properties fo:font-size="12pt" style:font-size-asian="12pt" style:font-size-complex="12pt"/>
    </style:style>
    <style:style style:name="T84_77" style:family="text">
      <style:text-properties fo:font-size="12pt" style:font-size-asian="12pt" style:font-size-complex="12pt"/>
    </style:style>
    <style:style style:name="T84_78" style:family="text">
      <style:text-properties fo:font-size="12pt" style:font-size-asian="12pt" style:font-size-complex="12pt"/>
    </style:style>
    <style:style style:name="T84_79" style:family="text">
      <style:text-properties fo:font-size="12pt" style:font-size-asian="12pt" style:font-size-complex="12pt"/>
    </style:style>
    <style:style style:name="T84_80" style:family="text">
      <style:text-properties fo:font-size="12pt" style:font-size-asian="12pt" style:font-size-complex="12pt"/>
    </style:style>
    <style:style style:name="T84_81" style:family="text">
      <style:text-properties fo:font-size="12pt" style:font-size-asian="12pt" style:font-size-complex="12pt"/>
    </style:style>
    <style:style style:name="T84_82" style:family="text">
      <style:text-properties fo:font-size="12pt" style:font-size-asian="12pt" style:font-size-complex="12pt"/>
    </style:style>
    <style:style style:name="T84_83" style:family="text">
      <style:text-properties fo:font-size="12pt" style:font-size-asian="12pt" style:font-size-complex="12pt"/>
    </style:style>
    <style:style style:name="T84_84" style:family="text">
      <style:text-properties fo:font-size="12pt" style:font-size-asian="12pt" style:font-size-complex="12pt"/>
    </style:style>
    <style:style style:name="T84_85" style:family="text">
      <style:text-properties fo:font-size="12pt" style:font-size-asian="12pt" style:font-size-complex="12pt"/>
    </style:style>
    <style:style style:name="T84_86" style:family="text">
      <style:text-properties fo:font-size="12pt" style:font-size-asian="12pt" style:font-size-complex="12pt"/>
    </style:style>
    <style:style style:name="T84_87" style:family="text">
      <style:text-properties fo:font-size="12pt" style:font-size-asian="12pt" style:font-size-complex="12pt"/>
    </style:style>
    <style:style style:name="T84_88" style:family="text">
      <style:text-properties fo:font-size="12pt" style:font-size-asian="12pt" style:font-size-complex="12pt"/>
    </style:style>
    <style:style style:name="T84_89" style:family="text">
      <style:text-properties fo:font-size="12pt" style:font-size-asian="12pt" style:font-size-complex="12pt"/>
    </style:style>
    <style:style style:name="T84_90" style:family="text">
      <style:text-properties fo:font-size="12pt" style:font-size-asian="12pt" style:font-size-complex="12pt"/>
    </style:style>
    <style:style style:name="T84_91" style:family="text">
      <style:text-properties fo:font-size="12pt" style:font-size-asian="12pt" style:font-size-complex="12pt"/>
    </style:style>
    <style:style style:name="T84_92" style:family="text">
      <style:text-properties fo:font-size="12pt" style:font-size-asian="12pt" style:font-size-complex="12pt"/>
    </style:style>
    <style:style style:name="T84_93" style:family="text">
      <style:text-properties fo:font-size="12pt" style:font-size-asian="12pt" style:font-size-complex="12pt"/>
    </style:style>
    <style:style style:name="T84_94" style:family="text">
      <style:text-properties fo:font-size="12pt" style:font-size-asian="12pt" style:font-size-complex="12pt"/>
    </style:style>
    <style:style style:name="T84_95" style:family="text">
      <style:text-properties fo:font-size="12pt" style:font-size-asian="12pt" style:font-size-complex="12pt"/>
    </style:style>
    <style:style style:name="T84_96" style:family="text">
      <style:text-properties fo:font-size="12pt" style:font-size-asian="12pt" style:font-size-complex="12pt"/>
    </style:style>
    <style:style style:name="T84_97" style:family="text">
      <style:text-properties fo:font-size="12pt" style:font-size-asian="12pt" style:font-size-complex="12pt"/>
    </style:style>
    <style:style style:name="T84_98" style:family="text">
      <style:text-properties fo:font-size="12pt" style:font-size-asian="12pt" style:font-size-complex="12pt"/>
    </style:style>
    <style:style style:name="T84_99" style:family="text">
      <style:text-properties fo:font-size="12pt" style:font-size-asian="12pt" style:font-size-complex="12pt"/>
    </style:style>
    <style:style style:name="T84_100" style:family="text">
      <style:text-properties fo:font-size="12pt" style:font-size-asian="12pt" style:font-size-complex="12pt"/>
    </style:style>
    <style:style style:name="T84_101" style:family="text">
      <style:text-properties fo:font-size="12pt" style:font-size-asian="12pt" style:font-size-complex="12pt"/>
    </style:style>
    <style:style style:name="T84_102" style:family="text">
      <style:text-properties fo:font-size="12pt" style:font-size-asian="12pt" style:font-size-complex="12pt"/>
    </style:style>
    <style:style style:name="T84_103" style:family="text">
      <style:text-properties fo:font-size="12pt" style:font-size-asian="12pt" style:font-size-complex="12pt"/>
    </style:style>
    <style:style style:name="T84_104" style:family="text">
      <style:text-properties fo:font-size="12pt" style:font-size-asian="12pt" style:font-size-complex="12pt"/>
    </style:style>
    <style:style style:name="T84_105" style:family="text">
      <style:text-properties fo:font-size="12pt" style:font-size-asian="12pt" style:font-size-complex="12pt"/>
    </style:style>
    <style:style style:name="T84_106" style:family="text">
      <style:text-properties fo:font-size="12pt" style:font-size-asian="12pt" style:font-size-complex="12pt"/>
    </style:style>
    <style:style style:name="T84_107" style:family="text">
      <style:text-properties fo:font-size="12pt" style:font-size-asian="12pt" style:font-size-complex="12pt"/>
    </style:style>
    <style:style style:name="T84_108" style:family="text">
      <style:text-properties fo:font-size="12pt" style:font-size-asian="12pt" style:font-size-complex="12pt"/>
    </style:style>
    <style:style style:name="T84_109" style:family="text">
      <style:text-properties fo:font-size="12pt" style:font-size-asian="12pt" style:font-size-complex="12pt"/>
    </style:style>
    <style:style style:name="T84_110" style:family="text">
      <style:text-properties fo:font-size="12pt" style:font-size-asian="12pt" style:font-size-complex="12pt"/>
    </style:style>
    <style:style style:name="T84_111" style:family="text">
      <style:text-properties fo:font-size="12pt" style:font-size-asian="12pt" style:font-size-complex="12pt"/>
    </style:style>
    <style:style style:name="T84_112" style:family="text">
      <style:text-properties fo:font-size="12pt" style:font-size-asian="12pt" style:font-size-complex="12pt"/>
    </style:style>
    <style:style style:name="T84_113" style:family="text">
      <style:text-properties fo:font-size="12pt" style:font-size-asian="12pt" style:font-size-complex="12pt"/>
    </style:style>
    <style:style style:name="T84_114" style:family="text">
      <style:text-properties fo:font-size="12pt" style:font-size-asian="12pt" style:font-size-complex="12pt"/>
    </style:style>
    <style:style style:name="T84_115" style:family="text">
      <style:text-properties fo:font-size="12pt" style:font-size-asian="12pt" style:font-size-complex="12pt"/>
    </style:style>
    <style:style style:name="T84_116" style:family="text">
      <style:text-properties fo:font-size="12pt" style:font-size-asian="12pt" style:font-size-complex="12pt"/>
    </style:style>
    <style:style style:name="T84_117" style:family="text">
      <style:text-properties fo:font-size="12pt" style:font-size-asian="12pt" style:font-size-complex="12pt"/>
    </style:style>
    <style:style style:name="T84_118" style:family="text">
      <style:text-properties fo:font-size="12pt" style:font-size-asian="12pt" style:font-size-complex="12pt"/>
    </style:style>
    <style:style style:name="T84_119" style:family="text">
      <style:text-properties fo:font-size="12pt" style:font-size-asian="12pt" style:font-size-complex="12pt"/>
    </style:style>
    <style:style style:name="T84_120" style:family="text">
      <style:text-properties fo:font-size="12pt" style:font-size-asian="12pt" style:font-size-complex="12pt"/>
    </style:style>
    <style:style style:name="T84_121" style:family="text">
      <style:text-properties fo:font-size="12pt" style:font-size-asian="12pt" style:font-size-complex="12pt"/>
    </style:style>
    <style:style style:name="T84_122" style:family="text">
      <style:text-properties fo:font-size="12pt" style:font-size-asian="12pt" style:font-size-complex="12pt"/>
    </style:style>
    <style:style style:name="T84_123" style:family="text">
      <style:text-properties fo:font-size="12pt" style:font-size-asian="12pt" style:font-size-complex="12pt"/>
    </style:style>
    <style:style style:name="T84_124" style:family="text">
      <style:text-properties fo:font-size="12pt" style:font-size-asian="12pt" style:font-size-complex="12pt"/>
    </style:style>
    <style:style style:name="T84_125" style:family="text">
      <style:text-properties fo:font-size="12pt" style:font-size-asian="12pt" style:font-size-complex="12pt"/>
    </style:style>
    <style:style style:name="T84_126" style:family="text">
      <style:text-properties fo:font-size="12pt" style:font-size-asian="12pt" style:font-size-complex="12pt"/>
    </style:style>
    <style:style style:name="T84_127" style:family="text">
      <style:text-properties fo:font-size="12pt" style:font-size-asian="12pt" style:font-size-complex="12pt"/>
    </style:style>
    <style:style style:name="T84_128" style:family="text">
      <style:text-properties fo:font-size="12pt" style:font-size-asian="12pt" style:font-size-complex="12pt"/>
    </style:style>
    <style:style style:name="T84_129" style:family="text">
      <style:text-properties fo:font-size="12pt" style:font-size-asian="12pt" style:font-size-complex="12pt"/>
    </style:style>
    <style:style style:name="T84_130" style:family="text">
      <style:text-properties fo:font-size="12pt" style:font-size-asian="12pt" style:font-size-complex="12pt"/>
    </style:style>
    <style:style style:name="T84_131" style:family="text">
      <style:text-properties fo:font-size="12pt" style:font-size-asian="12pt" style:font-size-complex="12pt"/>
    </style:style>
    <style:style style:name="T84_132" style:family="text">
      <style:text-properties fo:font-size="12pt" style:font-size-asian="12pt" style:font-size-complex="12pt"/>
    </style:style>
    <style:style style:name="T84_133" style:family="text">
      <style:text-properties fo:font-size="12pt" style:font-size-asian="12pt" style:font-size-complex="12pt"/>
    </style:style>
    <style:style style:name="T84_134" style:family="text">
      <style:text-properties fo:font-size="12pt" style:font-size-asian="12pt" style:font-size-complex="12pt"/>
    </style:style>
    <style:style style:name="T84_135" style:family="text">
      <style:text-properties fo:font-size="12pt" style:font-size-asian="12pt" style:font-size-complex="12pt"/>
    </style:style>
    <style:style style:name="P85" style:family="paragraph" style:parent-style-name="Heading_20_1">
      <style:paragraph-properties fo:break-before="auto" fo:line-height="107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text-align="justify" fo:break-before="auto" fo:text-indent="1.27cm" fo:line-height="150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T86_12" style:family="text">
      <style:text-properties fo:font-size="12pt" style:font-size-asian="12pt" style:font-size-complex="12pt"/>
    </style:style>
    <style:style style:name="T86_13" style:family="text">
      <style:text-properties fo:font-size="12pt" style:font-size-asian="12pt" style:font-size-complex="12pt"/>
    </style:style>
    <style:style style:name="T86_14" style:family="text">
      <style:text-properties fo:font-size="12pt" style:font-size-asian="12pt" style:font-size-complex="12pt"/>
    </style:style>
    <style:style style:name="T86_15" style:family="text">
      <style:text-properties fo:font-size="12pt" style:font-size-asian="12pt" style:font-size-complex="12pt"/>
    </style:style>
    <style:style style:name="T86_16" style:family="text">
      <style:text-properties fo:font-size="12pt" style:font-size-asian="12pt" style:font-size-complex="12pt"/>
    </style:style>
    <style:style style:name="T86_17" style:family="text">
      <style:text-properties fo:font-size="12pt" style:font-size-asian="12pt" style:font-size-complex="12pt"/>
    </style:style>
    <style:style style:name="T86_18" style:family="text">
      <style:text-properties fo:font-size="12pt" style:font-size-asian="12pt" style:font-size-complex="12pt"/>
    </style:style>
    <style:style style:name="T86_19" style:family="text">
      <style:text-properties fo:font-size="12pt" style:font-size-asian="12pt" style:font-size-complex="12pt"/>
    </style:style>
    <style:style style:name="T86_20" style:family="text">
      <style:text-properties fo:font-size="12pt" style:font-size-asian="12pt" style:font-size-complex="12pt"/>
    </style:style>
    <style:style style:name="T86_21" style:family="text">
      <style:text-properties fo:font-size="12pt" style:font-size-asian="12pt" style:font-size-complex="12pt"/>
    </style:style>
    <style:style style:name="T86_22" style:family="text">
      <style:text-properties fo:font-size="12pt" style:font-size-asian="12pt" style:font-size-complex="12pt"/>
    </style:style>
    <style:style style:name="T86_23" style:family="text">
      <style:text-properties fo:font-size="12pt" style:font-size-asian="12pt" style:font-size-complex="12pt"/>
    </style:style>
    <style:style style:name="T86_24" style:family="text">
      <style:text-properties fo:font-size="12pt" style:font-size-asian="12pt" style:font-size-complex="12pt"/>
    </style:style>
    <style:style style:name="T86_25" style:family="text">
      <style:text-properties fo:font-size="12pt" style:font-size-asian="12pt" style:font-size-complex="12pt"/>
    </style:style>
    <style:style style:name="T86_26" style:family="text">
      <style:text-properties fo:font-size="12pt" style:font-size-asian="12pt" style:font-size-complex="12pt"/>
    </style:style>
    <style:style style:name="T86_27" style:family="text">
      <style:text-properties fo:font-size="12pt" style:font-size-asian="12pt" style:font-size-complex="12pt"/>
    </style:style>
    <style:style style:name="T86_28" style:family="text">
      <style:text-properties fo:font-size="12pt" style:font-size-asian="12pt" style:font-size-complex="12pt"/>
    </style:style>
    <style:style style:name="T86_29" style:family="text">
      <style:text-properties fo:font-size="12pt" style:font-size-asian="12pt" style:font-size-complex="12pt"/>
    </style:style>
    <style:style style:name="T86_30" style:family="text">
      <style:text-properties fo:font-size="12pt" style:font-size-asian="12pt" style:font-size-complex="12pt"/>
    </style:style>
    <style:style style:name="T86_31" style:family="text">
      <style:text-properties fo:font-size="12pt" style:font-size-asian="12pt" style:font-size-complex="12pt"/>
    </style:style>
    <style:style style:name="T86_32" style:family="text">
      <style:text-properties fo:font-size="12pt" style:font-size-asian="12pt" style:font-size-complex="12pt"/>
    </style:style>
    <style:style style:name="T86_33" style:family="text">
      <style:text-properties fo:font-size="12pt" style:font-size-asian="12pt" style:font-size-complex="12pt"/>
    </style:style>
    <style:style style:name="T86_34" style:family="text">
      <style:text-properties fo:font-size="12pt" style:font-size-asian="12pt" style:font-size-complex="12pt"/>
    </style:style>
    <style:style style:name="T86_35" style:family="text">
      <style:text-properties fo:font-size="12pt" style:font-size-asian="12pt" style:font-size-complex="12pt"/>
    </style:style>
    <style:style style:name="T86_36" style:family="text">
      <style:text-properties fo:font-size="12pt" style:font-size-asian="12pt" style:font-size-complex="12pt"/>
    </style:style>
    <style:style style:name="T86_37" style:family="text">
      <style:text-properties fo:font-size="12pt" style:font-size-asian="12pt" style:font-size-complex="12pt"/>
    </style:style>
    <style:style style:name="T86_38" style:family="text">
      <style:text-properties fo:font-size="12pt" style:font-size-asian="12pt" style:font-size-complex="12pt"/>
    </style:style>
    <style:style style:name="T86_39" style:family="text">
      <style:text-properties fo:font-size="12pt" style:font-size-asian="12pt" style:font-size-complex="12pt"/>
    </style:style>
    <style:style style:name="T86_40" style:family="text">
      <style:text-properties fo:font-size="12pt" style:font-size-asian="12pt" style:font-size-complex="12pt"/>
    </style:style>
    <style:style style:name="T86_41" style:family="text">
      <style:text-properties fo:font-size="12pt" style:font-size-asian="12pt" style:font-size-complex="12pt"/>
    </style:style>
    <style:style style:name="T86_42" style:family="text">
      <style:text-properties fo:font-size="12pt" style:font-size-asian="12pt" style:font-size-complex="12pt"/>
    </style:style>
    <style:style style:name="T86_43" style:family="text">
      <style:text-properties fo:font-size="12pt" style:font-size-asian="12pt" style:font-size-complex="12pt"/>
    </style:style>
    <style:style style:name="T86_44" style:family="text">
      <style:text-properties fo:font-size="12pt" style:font-size-asian="12pt" style:font-size-complex="12pt"/>
    </style:style>
    <style:style style:name="T86_45" style:family="text">
      <style:text-properties fo:font-size="12pt" style:font-size-asian="12pt" style:font-size-complex="12pt"/>
    </style:style>
    <style:style style:name="T86_46" style:family="text">
      <style:text-properties fo:font-size="12pt" style:font-size-asian="12pt" style:font-size-complex="12pt"/>
    </style:style>
    <style:style style:name="T86_47" style:family="text">
      <style:text-properties fo:font-size="12pt" style:font-size-asian="12pt" style:font-size-complex="12pt"/>
    </style:style>
    <style:style style:name="T86_48" style:family="text">
      <style:text-properties fo:font-size="12pt" style:font-size-asian="12pt" style:font-size-complex="12pt"/>
    </style:style>
    <style:style style:name="T86_49" style:family="text">
      <style:text-properties fo:font-size="12pt" style:font-size-asian="12pt" style:font-size-complex="12pt"/>
    </style:style>
    <style:style style:name="T86_50" style:family="text">
      <style:text-properties fo:font-size="12pt" style:font-size-asian="12pt" style:font-size-complex="12pt"/>
    </style:style>
    <style:style style:name="T86_51" style:family="text">
      <style:text-properties fo:font-size="12pt" style:font-size-asian="12pt" style:font-size-complex="12pt"/>
    </style:style>
    <style:style style:name="T86_52" style:family="text">
      <style:text-properties fo:font-size="12pt" style:font-size-asian="12pt" style:font-size-complex="12pt"/>
    </style:style>
    <style:style style:name="T86_53" style:family="text">
      <style:text-properties fo:font-size="12pt" style:font-size-asian="12pt" style:font-size-complex="12pt"/>
    </style:style>
    <style:style style:name="T86_54" style:family="text">
      <style:text-properties fo:font-size="12pt" style:font-size-asian="12pt" style:font-size-complex="12pt"/>
    </style:style>
    <style:style style:name="T86_55" style:family="text">
      <style:text-properties fo:font-size="12pt" style:font-size-asian="12pt" style:font-size-complex="12pt"/>
    </style:style>
    <style:style style:name="T86_56" style:family="text">
      <style:text-properties fo:font-size="12pt" style:font-size-asian="12pt" style:font-size-complex="12pt"/>
    </style:style>
    <style:style style:name="T86_57" style:family="text">
      <style:text-properties fo:font-size="12pt" style:font-size-asian="12pt" style:font-size-complex="12pt"/>
    </style:style>
    <style:style style:name="T86_58" style:family="text">
      <style:text-properties fo:font-size="12pt" style:font-size-asian="12pt" style:font-size-complex="12pt"/>
    </style:style>
    <style:style style:name="T86_59" style:family="text">
      <style:text-properties fo:font-size="12pt" style:font-size-asian="12pt" style:font-size-complex="12pt"/>
    </style:style>
    <style:style style:name="T86_60" style:family="text">
      <style:text-properties fo:font-size="12pt" style:font-size-asian="12pt" style:font-size-complex="12pt"/>
    </style:style>
    <style:style style:name="T86_61" style:family="text">
      <style:text-properties fo:font-size="12pt" style:font-size-asian="12pt" style:font-size-complex="12pt"/>
    </style:style>
    <style:style style:name="T86_62" style:family="text">
      <style:text-properties fo:font-size="12pt" style:font-size-asian="12pt" style:font-size-complex="12pt"/>
    </style:style>
    <style:style style:name="T86_63" style:family="text">
      <style:text-properties fo:font-size="12pt" style:font-size-asian="12pt" style:font-size-complex="12pt"/>
    </style:style>
    <style:style style:name="T86_64" style:family="text">
      <style:text-properties fo:font-size="12pt" style:font-size-asian="12pt" style:font-size-complex="12pt"/>
    </style:style>
    <style:style style:name="T86_65" style:family="text">
      <style:text-properties fo:font-size="12pt" style:font-size-asian="12pt" style:font-size-complex="12pt"/>
    </style:style>
    <style:style style:name="T86_66" style:family="text">
      <style:text-properties fo:font-size="12pt" style:font-size-asian="12pt" style:font-size-complex="12pt"/>
    </style:style>
    <style:style style:name="T86_67" style:family="text">
      <style:text-properties fo:font-size="12pt" style:font-size-asian="12pt" style:font-size-complex="12pt"/>
    </style:style>
    <style:style style:name="T86_68" style:family="text">
      <style:text-properties fo:font-size="12pt" style:font-size-asian="12pt" style:font-size-complex="12pt"/>
    </style:style>
    <style:style style:name="T86_69" style:family="text">
      <style:text-properties fo:font-size="12pt" style:font-size-asian="12pt" style:font-size-complex="12pt"/>
    </style:style>
    <style:style style:name="T86_70" style:family="text">
      <style:text-properties fo:font-size="12pt" style:font-size-asian="12pt" style:font-size-complex="12pt"/>
    </style:style>
    <style:style style:name="T86_71" style:family="text">
      <style:text-properties fo:font-size="12pt" style:font-size-asian="12pt" style:font-size-complex="12pt"/>
    </style:style>
    <style:style style:name="T86_72" style:family="text">
      <style:text-properties fo:font-size="12pt" style:font-size-asian="12pt" style:font-size-complex="12pt"/>
    </style:style>
    <style:style style:name="T86_73" style:family="text">
      <style:text-properties fo:font-size="12pt" style:font-size-asian="12pt" style:font-size-complex="12pt"/>
    </style:style>
    <style:style style:name="T86_74" style:family="text">
      <style:text-properties fo:font-size="12pt" style:font-size-asian="12pt" style:font-size-complex="12pt"/>
    </style:style>
    <style:style style:name="T86_75" style:family="text">
      <style:text-properties fo:font-size="12pt" style:font-size-asian="12pt" style:font-size-complex="12pt"/>
    </style:style>
    <style:style style:name="T86_76" style:family="text">
      <style:text-properties fo:font-size="12pt" style:font-size-asian="12pt" style:font-size-complex="12pt"/>
    </style:style>
    <style:style style:name="T86_77" style:family="text">
      <style:text-properties fo:font-size="12pt" style:font-size-asian="12pt" style:font-size-complex="12pt"/>
    </style:style>
    <style:style style:name="T86_78" style:family="text">
      <style:text-properties fo:font-size="12pt" style:font-size-asian="12pt" style:font-size-complex="12pt"/>
    </style:style>
    <style:style style:name="T86_79" style:family="text">
      <style:text-properties fo:font-size="12pt" style:font-size-asian="12pt" style:font-size-complex="12pt"/>
    </style:style>
    <style:style style:name="T86_80" style:family="text">
      <style:text-properties fo:font-size="12pt" style:font-size-asian="12pt" style:font-size-complex="12pt"/>
    </style:style>
    <style:style style:name="T86_81" style:family="text">
      <style:text-properties fo:font-size="12pt" style:font-size-asian="12pt" style:font-size-complex="12pt"/>
    </style:style>
    <style:style style:name="T86_82" style:family="text">
      <style:text-properties fo:font-size="12pt" style:font-size-asian="12pt" style:font-size-complex="12pt"/>
    </style:style>
    <style:style style:name="T86_83" style:family="text">
      <style:text-properties fo:font-size="12pt" style:font-size-asian="12pt" style:font-size-complex="12pt"/>
    </style:style>
    <style:style style:name="T86_84" style:family="text">
      <style:text-properties fo:font-size="12pt" style:font-size-asian="12pt" style:font-size-complex="12pt"/>
    </style:style>
    <style:style style:name="T86_85" style:family="text">
      <style:text-properties fo:font-size="12pt" style:font-size-asian="12pt" style:font-size-complex="12pt"/>
    </style:style>
    <style:style style:name="T86_86" style:family="text">
      <style:text-properties fo:font-size="12pt" style:font-size-asian="12pt" style:font-size-complex="12pt"/>
    </style:style>
    <style:style style:name="T86_87" style:family="text">
      <style:text-properties fo:font-size="12pt" style:font-size-asian="12pt" style:font-size-complex="12pt"/>
    </style:style>
    <style:style style:name="T86_88" style:family="text">
      <style:text-properties fo:font-size="12pt" style:font-size-asian="12pt" style:font-size-complex="12pt"/>
    </style:style>
    <style:style style:name="T86_89" style:family="text">
      <style:text-properties fo:font-size="12pt" style:font-size-asian="12pt" style:font-size-complex="12pt"/>
    </style:style>
    <style:style style:name="T86_90" style:family="text">
      <style:text-properties fo:font-size="12pt" style:font-size-asian="12pt" style:font-size-complex="12pt"/>
    </style:style>
    <style:style style:name="T86_91" style:family="text">
      <style:text-properties fo:font-size="12pt" style:font-size-asian="12pt" style:font-size-complex="12pt"/>
    </style:style>
    <style:style style:name="T86_92" style:family="text">
      <style:text-properties fo:font-size="12pt" style:font-size-asian="12pt" style:font-size-complex="12pt"/>
    </style:style>
    <style:style style:name="T86_93" style:family="text">
      <style:text-properties fo:font-size="12pt" style:font-size-asian="12pt" style:font-size-complex="12pt"/>
    </style:style>
    <style:style style:name="T86_94" style:family="text">
      <style:text-properties fo:font-size="12pt" style:font-size-asian="12pt" style:font-size-complex="12pt"/>
    </style:style>
    <style:style style:name="T86_95" style:family="text">
      <style:text-properties fo:font-size="12pt" style:font-size-asian="12pt" style:font-size-complex="12pt"/>
    </style:style>
    <style:style style:name="T86_96" style:family="text">
      <style:text-properties fo:font-size="12pt" style:font-size-asian="12pt" style:font-size-complex="12pt"/>
    </style:style>
    <style:style style:name="T86_97" style:family="text">
      <style:text-properties fo:font-size="12pt" style:font-size-asian="12pt" style:font-size-complex="12pt"/>
    </style:style>
    <style:style style:name="T86_98" style:family="text">
      <style:text-properties fo:font-size="12pt" style:font-size-asian="12pt" style:font-size-complex="12pt"/>
    </style:style>
    <style:style style:name="T86_99" style:family="text">
      <style:text-properties fo:font-size="12pt" style:font-size-asian="12pt" style:font-size-complex="12pt"/>
    </style:style>
    <style:style style:name="T86_100" style:family="text">
      <style:text-properties fo:font-size="12pt" style:font-size-asian="12pt" style:font-size-complex="12pt"/>
    </style:style>
    <style:style style:name="T86_101" style:family="text">
      <style:text-properties fo:font-size="12pt" style:font-size-asian="12pt" style:font-size-complex="12pt"/>
    </style:style>
    <style:style style:name="T86_102" style:family="text">
      <style:text-properties fo:font-size="12pt" style:font-size-asian="12pt" style:font-size-complex="12pt"/>
    </style:style>
    <style:style style:name="T86_103" style:family="text">
      <style:text-properties fo:font-size="12pt" style:font-size-asian="12pt" style:font-size-complex="12pt"/>
    </style:style>
    <style:style style:name="T86_104" style:family="text">
      <style:text-properties fo:font-size="12pt" style:font-size-asian="12pt" style:font-size-complex="12pt"/>
    </style:style>
    <style:style style:name="T86_105" style:family="text">
      <style:text-properties fo:font-size="12pt" style:font-size-asian="12pt" style:font-size-complex="12pt"/>
    </style:style>
    <style:style style:name="T86_106" style:family="text">
      <style:text-properties fo:font-size="12pt" style:font-size-asian="12pt" style:font-size-complex="12pt"/>
    </style:style>
    <style:style style:name="T86_107" style:family="text">
      <style:text-properties fo:font-size="12pt" style:font-size-asian="12pt" style:font-size-complex="12pt"/>
    </style:style>
    <style:style style:name="T86_108" style:family="text">
      <style:text-properties fo:font-size="12pt" style:font-size-asian="12pt" style:font-size-complex="12pt"/>
    </style:style>
    <style:style style:name="T86_109" style:family="text">
      <style:text-properties fo:font-size="12pt" style:font-size-asian="12pt" style:font-size-complex="12pt"/>
    </style:style>
    <style:style style:name="T86_110" style:family="text">
      <style:text-properties fo:font-size="12pt" style:font-size-asian="12pt" style:font-size-complex="12pt"/>
    </style:style>
    <style:style style:name="T86_111" style:family="text">
      <style:text-properties fo:font-size="12pt" style:font-size-asian="12pt" style:font-size-complex="12pt"/>
    </style:style>
    <style:style style:name="T86_112" style:family="text">
      <style:text-properties fo:font-size="12pt" style:font-size-asian="12pt" style:font-size-complex="12pt"/>
    </style:style>
    <style:style style:name="T86_113" style:family="text">
      <style:text-properties fo:font-size="12pt" style:font-size-asian="12pt" style:font-size-complex="12pt"/>
    </style:style>
    <style:style style:name="T86_114" style:family="text">
      <style:text-properties fo:font-size="12pt" style:font-size-asian="12pt" style:font-size-complex="12pt"/>
    </style:style>
    <style:style style:name="T86_115" style:family="text">
      <style:text-properties fo:font-size="12pt" style:font-size-asian="12pt" style:font-size-complex="12pt"/>
    </style:style>
    <style:style style:name="T86_116" style:family="text">
      <style:text-properties fo:font-size="12pt" style:font-size-asian="12pt" style:font-size-complex="12pt"/>
    </style:style>
    <style:style style:name="T86_117" style:family="text">
      <style:text-properties fo:font-size="12pt" style:font-size-asian="12pt" style:font-size-complex="12pt"/>
    </style:style>
    <style:style style:name="T86_118" style:family="text">
      <style:text-properties fo:font-size="12pt" style:font-size-asian="12pt" style:font-size-complex="12pt"/>
    </style:style>
    <style:style style:name="T86_119" style:family="text">
      <style:text-properties fo:font-size="12pt" style:font-size-asian="12pt" style:font-size-complex="12pt"/>
    </style:style>
    <style:style style:name="T86_120" style:family="text">
      <style:text-properties fo:font-size="12pt" style:font-size-asian="12pt" style:font-size-complex="12pt"/>
    </style:style>
    <style:style style:name="T86_121" style:family="text">
      <style:text-properties fo:font-size="12pt" style:font-size-asian="12pt" style:font-size-complex="12pt"/>
    </style:style>
    <style:style style:name="T86_122" style:family="text">
      <style:text-properties fo:font-size="12pt" style:font-size-asian="12pt" style:font-size-complex="12pt"/>
    </style:style>
    <style:style style:name="T86_123" style:family="text">
      <style:text-properties fo:font-size="12pt" style:font-size-asian="12pt" style:font-size-complex="12pt"/>
    </style:style>
    <style:style style:name="T86_124" style:family="text">
      <style:text-properties fo:font-size="12pt" style:font-size-asian="12pt" style:font-size-complex="12pt"/>
    </style:style>
    <style:style style:name="T86_125" style:family="text">
      <style:text-properties fo:font-size="12pt" style:font-size-asian="12pt" style:font-size-complex="12pt"/>
    </style:style>
    <style:style style:name="T86_126" style:family="text">
      <style:text-properties fo:font-size="12pt" style:font-size-asian="12pt" style:font-size-complex="12pt"/>
    </style:style>
    <style:style style:name="T86_127" style:family="text">
      <style:text-properties fo:font-size="12pt" style:font-size-asian="12pt" style:font-size-complex="12pt"/>
    </style:style>
    <style:style style:name="T86_128" style:family="text">
      <style:text-properties fo:font-size="12pt" style:font-size-asian="12pt" style:font-size-complex="12pt"/>
    </style:style>
    <style:style style:name="T86_129" style:family="text">
      <style:text-properties fo:font-size="12pt" style:font-size-asian="12pt" style:font-size-complex="12pt"/>
    </style:style>
    <style:style style:name="T86_130" style:family="text">
      <style:text-properties fo:font-size="12pt" style:font-size-asian="12pt" style:font-size-complex="12pt"/>
    </style:style>
    <style:style style:name="T86_131" style:family="text">
      <style:text-properties fo:font-size="12pt" style:font-size-asian="12pt" style:font-size-complex="12pt"/>
    </style:style>
    <style:style style:name="T86_132" style:family="text">
      <style:text-properties fo:font-size="12pt" style:font-size-asian="12pt" style:font-size-complex="12pt"/>
    </style:style>
    <style:style style:name="T86_133" style:family="text">
      <style:text-properties fo:font-size="12pt" style:font-size-asian="12pt" style:font-size-complex="12pt"/>
    </style:style>
    <style:style style:name="T86_134" style:family="text">
      <style:text-properties fo:font-size="12pt" style:font-size-asian="12pt" style:font-size-complex="12pt"/>
    </style:style>
    <style:style style:name="T86_135" style:family="text">
      <style:text-properties fo:font-size="12pt" style:font-size-asian="12pt" style:font-size-complex="12pt"/>
    </style:style>
    <style:style style:name="T86_136" style:family="text">
      <style:text-properties fo:font-size="12pt" style:font-size-asian="12pt" style:font-size-complex="12pt"/>
    </style:style>
    <style:style style:name="T86_137" style:family="text">
      <style:text-properties fo:font-size="12pt" style:font-size-asian="12pt" style:font-size-complex="12pt"/>
    </style:style>
    <style:style style:name="T86_138" style:family="text">
      <style:text-properties fo:font-size="12pt" style:font-size-asian="12pt" style:font-size-complex="12pt"/>
    </style:style>
    <style:style style:name="T86_139" style:family="text">
      <style:text-properties fo:font-size="12pt" style:font-size-asian="12pt" style:font-size-complex="12pt"/>
    </style:style>
    <style:style style:name="T86_140" style:family="text">
      <style:text-properties fo:font-size="12pt" style:font-size-asian="12pt" style:font-size-complex="12pt"/>
    </style:style>
    <style:style style:name="T86_141" style:family="text">
      <style:text-properties fo:font-size="12pt" style:font-size-asian="12pt" style:font-size-complex="12pt"/>
    </style:style>
    <style:style style:name="T86_142" style:family="text">
      <style:text-properties fo:font-size="12pt" style:font-size-asian="12pt" style:font-size-complex="12pt"/>
    </style:style>
    <style:style style:name="T86_143" style:family="text">
      <style:text-properties fo:font-size="12pt" style:font-size-asian="12pt" style:font-size-complex="12pt"/>
    </style:style>
    <style:style style:name="T86_144" style:family="text">
      <style:text-properties fo:font-size="12pt" style:font-size-asian="12pt" style:font-size-complex="12pt"/>
    </style:style>
    <style:style style:name="T86_145" style:family="text">
      <style:text-properties fo:font-size="12pt" style:font-size-asian="12pt" style:font-size-complex="12pt"/>
    </style:style>
    <style:style style:name="T86_146" style:family="text">
      <style:text-properties fo:font-size="12pt" style:font-size-asian="12pt" style:font-size-complex="12pt"/>
    </style:style>
    <style:style style:name="T86_147" style:family="text">
      <style:text-properties fo:font-size="12pt" style:font-size-asian="12pt" style:font-size-complex="12pt"/>
    </style:style>
    <style:style style:name="T86_148" style:family="text">
      <style:text-properties fo:font-size="12pt" style:font-size-asian="12pt" style:font-size-complex="12pt"/>
    </style:style>
    <style:style style:name="T86_149" style:family="text">
      <style:text-properties fo:font-size="12pt" style:font-size-asian="12pt" style:font-size-complex="12pt"/>
    </style:style>
    <style:style style:name="T86_150" style:family="text">
      <style:text-properties fo:font-size="12pt" style:font-size-asian="12pt" style:font-size-complex="12pt"/>
    </style:style>
    <style:style style:name="T86_151" style:family="text">
      <style:text-properties fo:font-size="12pt" style:font-size-asian="12pt" style:font-size-complex="12pt"/>
    </style:style>
    <style:style style:name="T86_152" style:family="text">
      <style:text-properties fo:font-size="12pt" style:font-size-asian="12pt" style:font-size-complex="12pt"/>
    </style:style>
    <style:style style:name="T86_153" style:family="text">
      <style:text-properties fo:font-size="12pt" style:font-size-asian="12pt" style:font-size-complex="12pt"/>
    </style:style>
    <style:style style:name="T86_154" style:family="text">
      <style:text-properties fo:font-size="12pt" style:font-size-asian="12pt" style:font-size-complex="12pt"/>
    </style:style>
    <style:style style:name="T86_155" style:family="text">
      <style:text-properties fo:font-size="12pt" style:font-size-asian="12pt" style:font-size-complex="12pt"/>
    </style:style>
    <style:style style:name="T86_156" style:family="text">
      <style:text-properties fo:font-size="12pt" style:font-size-asian="12pt" style:font-size-complex="12pt"/>
    </style:style>
    <style:style style:name="T86_157" style:family="text">
      <style:text-properties fo:font-size="12pt" style:font-size-asian="12pt" style:font-size-complex="12pt"/>
    </style:style>
    <style:style style:name="T86_158" style:family="text">
      <style:text-properties fo:font-size="12pt" style:font-size-asian="12pt" style:font-size-complex="12pt"/>
    </style:style>
    <style:style style:name="T86_159" style:family="text">
      <style:text-properties fo:font-size="12pt" style:font-size-asian="12pt" style:font-size-complex="12pt"/>
    </style:style>
    <style:style style:name="T86_160" style:family="text">
      <style:text-properties fo:font-size="12pt" style:font-size-asian="12pt" style:font-size-complex="12pt"/>
    </style:style>
    <style:style style:name="T86_161" style:family="text">
      <style:text-properties fo:font-size="12pt" style:font-size-asian="12pt" style:font-size-complex="12pt"/>
    </style:style>
    <style:style style:name="T86_162" style:family="text">
      <style:text-properties fo:font-size="12pt" style:font-size-asian="12pt" style:font-size-complex="12pt"/>
    </style:style>
    <style:style style:name="T86_163" style:family="text">
      <style:text-properties fo:font-size="12pt" style:font-size-asian="12pt" style:font-size-complex="12pt"/>
    </style:style>
    <style:style style:name="T86_164" style:family="text">
      <style:text-properties fo:font-size="12pt" style:font-size-asian="12pt" style:font-size-complex="12pt"/>
    </style:style>
    <style:style style:name="T86_165" style:family="text">
      <style:text-properties fo:font-size="12pt" style:font-size-asian="12pt" style:font-size-complex="12pt"/>
    </style:style>
    <style:style style:name="T86_166" style:family="text">
      <style:text-properties fo:font-size="12pt" style:font-size-asian="12pt" style:font-size-complex="12pt"/>
    </style:style>
    <style:style style:name="T86_167" style:family="text">
      <style:text-properties fo:font-size="12pt" style:font-size-asian="12pt" style:font-size-complex="12pt"/>
    </style:style>
    <style:style style:name="T86_168" style:family="text">
      <style:text-properties fo:font-size="12pt" style:font-size-asian="12pt" style:font-size-complex="12pt"/>
    </style:style>
    <style:style style:name="T86_169" style:family="text">
      <style:text-properties fo:font-size="12pt" style:font-size-asian="12pt" style:font-size-complex="12pt"/>
    </style:style>
    <style:style style:name="P87" style:family="paragraph" style:parent-style-name="Heading_20_2">
      <style:paragraph-properties fo:text-align="justify" fo:break-before="auto" fo:line-height="150%" style:writing-mode="lr-tb"/>
    </style:style>
    <style:style style:name="T87_1" style:family="text">
      <style:text-properties fo:color="#000000" fo:font-weight="bold" style:font-weight-asian="bold" style:font-weight-complex="bold"/>
    </style:style>
    <style:style style:name="T87_2" style:family="text">
      <style:text-properties fo:color="#000000" fo:font-weight="bold" style:font-weight-asian="bold" style:font-weight-complex="bold"/>
    </style:style>
    <style:style style:name="T87_3" style:family="text">
      <style:text-properties fo:color="#000000" fo:font-weight="bold" style:font-weight-asian="bold" style:font-weight-complex="bold"/>
    </style:style>
    <style:style style:name="T87_4" style:family="text">
      <style:text-properties fo:color="#000000" fo:font-weight="bold" style:font-weight-asian="bold" style:font-weight-complex="bold"/>
    </style:style>
    <style:style style:name="P88" style:family="paragraph" style:parent-style-name="Standard">
      <style:paragraph-properties fo:text-align="justify" fo:break-before="auto" fo:line-height="150%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T88_19" style:family="text">
      <style:text-properties fo:font-size="12pt" style:font-size-asian="12pt" style:font-size-complex="12pt"/>
    </style:style>
    <style:style style:name="T88_20" style:family="text">
      <style:text-properties fo:font-size="12pt" style:font-size-asian="12pt" style:font-size-complex="12pt"/>
    </style:style>
    <style:style style:name="T88_21" style:family="text">
      <style:text-properties fo:font-size="12pt" style:font-size-asian="12pt" style:font-size-complex="12pt"/>
    </style:style>
    <style:style style:name="T88_22" style:family="text">
      <style:text-properties fo:font-size="12pt" style:font-size-asian="12pt" style:font-size-complex="12pt"/>
    </style:style>
    <style:style style:name="T88_23" style:family="text">
      <style:text-properties fo:font-size="12pt" style:font-size-asian="12pt" style:font-size-complex="12pt"/>
    </style:style>
    <style:style style:name="T88_24" style:family="text">
      <style:text-properties fo:font-size="12pt" style:font-size-asian="12pt" style:font-size-complex="12pt"/>
    </style:style>
    <style:style style:name="T88_25" style:family="text">
      <style:text-properties fo:font-size="12pt" style:font-size-asian="12pt" style:font-size-complex="12pt"/>
    </style:style>
    <style:style style:name="T88_26" style:family="text">
      <style:text-properties fo:font-size="12pt" style:font-size-asian="12pt" style:font-size-complex="12pt"/>
    </style:style>
    <style:style style:name="T88_27" style:family="text">
      <style:text-properties fo:font-size="12pt" style:font-size-asian="12pt" style:font-size-complex="12pt"/>
    </style:style>
    <style:style style:name="T88_28" style:family="text">
      <style:text-properties fo:font-size="12pt" style:font-size-asian="12pt" style:font-size-complex="12pt"/>
    </style:style>
    <style:style style:name="T88_29" style:family="text">
      <style:text-properties fo:font-size="12pt" style:font-size-asian="12pt" style:font-size-complex="12pt"/>
    </style:style>
    <style:style style:name="T88_30" style:family="text">
      <style:text-properties fo:font-size="12pt" style:font-size-asian="12pt" style:font-size-complex="12pt"/>
    </style:style>
    <style:style style:name="T88_31" style:family="text">
      <style:text-properties fo:font-size="12pt" style:font-size-asian="12pt" style:font-size-complex="12pt"/>
    </style:style>
    <style:style style:name="T88_32" style:family="text">
      <style:text-properties fo:font-size="12pt" style:font-size-asian="12pt" style:font-size-complex="12pt"/>
    </style:style>
    <style:style style:name="T88_33" style:family="text">
      <style:text-properties fo:font-size="12pt" style:font-size-asian="12pt" style:font-size-complex="12pt"/>
    </style:style>
    <style:style style:name="T88_34" style:family="text">
      <style:text-properties fo:font-size="12pt" style:font-size-asian="12pt" style:font-size-complex="12pt"/>
    </style:style>
    <style:style style:name="T88_35" style:family="text">
      <style:text-properties fo:font-size="12pt" style:font-size-asian="12pt" style:font-size-complex="12pt"/>
    </style:style>
    <style:style style:name="T88_36" style:family="text">
      <style:text-properties fo:font-size="12pt" style:font-size-asian="12pt" style:font-size-complex="12pt"/>
    </style:style>
    <style:style style:name="T88_37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50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P90" style:family="paragraph" style:parent-style-name="Standard">
      <style:paragraph-properties fo:break-before="auto" fo:line-height="150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5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P92" style:family="paragraph" style:parent-style-name="Standard">
      <style:paragraph-properties fo:break-before="auto" fo:line-height="150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P93" style:family="paragraph" style:parent-style-name="Standard">
      <style:paragraph-properties fo:break-before="auto" fo:line-height="150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text-align="justify" fo:break-before="auto" fo:line-height="150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text-align="justify" fo:break-before="auto" fo:text-indent="1.27cm" fo:line-height="150%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2pt" style:font-size-asian="12pt" style:font-size-complex="12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T95_12" style:family="text">
      <style:text-properties fo:font-size="12pt" style:font-size-asian="12pt" style:font-size-complex="12pt"/>
    </style:style>
    <style:style style:name="T95_13" style:family="text">
      <style:text-properties fo:font-size="12pt" style:font-size-asian="12pt" style:font-size-complex="12pt"/>
    </style:style>
    <style:style style:name="T95_14" style:family="text">
      <style:text-properties fo:font-size="12pt" style:font-size-asian="12pt" style:font-size-complex="12pt"/>
    </style:style>
    <style:style style:name="T95_15" style:family="text">
      <style:text-properties fo:font-size="12pt" style:font-size-asian="12pt" style:font-size-complex="12pt"/>
    </style:style>
    <style:style style:name="T95_16" style:family="text">
      <style:text-properties fo:font-size="12pt" style:font-size-asian="12pt" style:font-size-complex="12pt"/>
    </style:style>
    <style:style style:name="T95_17" style:family="text">
      <style:text-properties fo:font-size="12pt" style:font-size-asian="12pt" style:font-size-complex="12pt"/>
    </style:style>
    <style:style style:name="T95_18" style:family="text">
      <style:text-properties fo:font-size="12pt" style:font-size-asian="12pt" style:font-size-complex="12pt"/>
    </style:style>
    <style:style style:name="T95_19" style:family="text">
      <style:text-properties fo:font-size="12pt" style:font-size-asian="12pt" style:font-size-complex="12pt"/>
    </style:style>
    <style:style style:name="T95_20" style:family="text">
      <style:text-properties fo:font-size="12pt" style:font-size-asian="12pt" style:font-size-complex="12pt"/>
    </style:style>
    <style:style style:name="T95_21" style:family="text">
      <style:text-properties fo:font-size="12pt" style:font-size-asian="12pt" style:font-size-complex="12pt"/>
    </style:style>
    <style:style style:name="T95_22" style:family="text">
      <style:text-properties fo:font-size="12pt" style:font-size-asian="12pt" style:font-size-complex="12pt"/>
    </style:style>
    <style:style style:name="T95_23" style:family="text">
      <style:text-properties fo:font-size="12pt" style:font-size-asian="12pt" style:font-size-complex="12pt"/>
    </style:style>
    <style:style style:name="T95_24" style:family="text">
      <style:text-properties fo:font-size="12pt" style:font-size-asian="12pt" style:font-size-complex="12pt"/>
    </style:style>
    <style:style style:name="T95_25" style:family="text">
      <style:text-properties fo:font-size="12pt" style:font-size-asian="12pt" style:font-size-complex="12pt"/>
    </style:style>
    <style:style style:name="T95_26" style:family="text">
      <style:text-properties fo:font-size="12pt" style:font-size-asian="12pt" style:font-size-complex="12pt"/>
    </style:style>
    <style:style style:name="T95_27" style:family="text">
      <style:text-properties fo:font-size="12pt" style:font-size-asian="12pt" style:font-size-complex="12pt"/>
    </style:style>
    <style:style style:name="T95_28" style:family="text">
      <style:text-properties fo:font-size="12pt" style:font-size-asian="12pt" style:font-size-complex="12pt"/>
    </style:style>
    <style:style style:name="T95_29" style:family="text">
      <style:text-properties fo:font-size="12pt" style:font-size-asian="12pt" style:font-size-complex="12pt"/>
    </style:style>
    <style:style style:name="T95_30" style:family="text">
      <style:text-properties fo:font-size="12pt" style:font-size-asian="12pt" style:font-size-complex="12pt"/>
    </style:style>
    <style:style style:name="T95_31" style:family="text">
      <style:text-properties fo:font-size="12pt" style:font-size-asian="12pt" style:font-size-complex="12pt"/>
    </style:style>
    <style:style style:name="T95_32" style:family="text">
      <style:text-properties fo:font-size="12pt" style:font-size-asian="12pt" style:font-size-complex="12pt"/>
    </style:style>
    <style:style style:name="T95_33" style:family="text">
      <style:text-properties fo:font-size="12pt" style:font-size-asian="12pt" style:font-size-complex="12pt"/>
    </style:style>
    <style:style style:name="T95_34" style:family="text">
      <style:text-properties fo:font-size="12pt" style:font-size-asian="12pt" style:font-size-complex="12pt"/>
    </style:style>
    <style:style style:name="T95_35" style:family="text">
      <style:text-properties fo:font-size="12pt" style:font-size-asian="12pt" style:font-size-complex="12pt"/>
    </style:style>
    <style:style style:name="T95_36" style:family="text">
      <style:text-properties fo:font-size="12pt" style:font-size-asian="12pt" style:font-size-complex="12pt"/>
    </style:style>
    <style:style style:name="T95_37" style:family="text">
      <style:text-properties fo:font-size="12pt" style:font-size-asian="12pt" style:font-size-complex="12pt"/>
    </style:style>
    <style:style style:name="T95_38" style:family="text">
      <style:text-properties fo:font-size="12pt" style:font-size-asian="12pt" style:font-size-complex="12pt"/>
    </style:style>
    <style:style style:name="T95_39" style:family="text">
      <style:text-properties fo:font-size="12pt" style:font-size-asian="12pt" style:font-size-complex="12pt"/>
    </style:style>
    <style:style style:name="T95_40" style:family="text">
      <style:text-properties fo:font-size="12pt" style:font-size-asian="12pt" style:font-size-complex="12pt"/>
    </style:style>
    <style:style style:name="T95_41" style:family="text">
      <style:text-properties fo:font-size="12pt" style:font-size-asian="12pt" style:font-size-complex="12pt"/>
    </style:style>
    <style:style style:name="T95_42" style:family="text">
      <style:text-properties fo:font-size="12pt" style:font-size-asian="12pt" style:font-size-complex="12pt"/>
    </style:style>
    <style:style style:name="T95_43" style:family="text">
      <style:text-properties fo:font-size="12pt" style:font-size-asian="12pt" style:font-size-complex="12pt"/>
    </style:style>
    <style:style style:name="T95_44" style:family="text">
      <style:text-properties fo:font-size="12pt" style:font-size-asian="12pt" style:font-size-complex="12pt"/>
    </style:style>
    <style:style style:name="T95_45" style:family="text">
      <style:text-properties fo:font-size="12pt" style:font-size-asian="12pt" style:font-size-complex="12pt"/>
    </style:style>
    <style:style style:name="T95_46" style:family="text">
      <style:text-properties fo:font-size="12pt" style:font-size-asian="12pt" style:font-size-complex="12pt"/>
    </style:style>
    <style:style style:name="T95_47" style:family="text">
      <style:text-properties fo:font-size="12pt" style:font-size-asian="12pt" style:font-size-complex="12pt"/>
    </style:style>
    <style:style style:name="T95_48" style:family="text">
      <style:text-properties fo:font-size="12pt" style:font-size-asian="12pt" style:font-size-complex="12pt"/>
    </style:style>
    <style:style style:name="T95_49" style:family="text">
      <style:text-properties fo:font-size="12pt" style:font-size-asian="12pt" style:font-size-complex="12pt"/>
    </style:style>
    <style:style style:name="T95_50" style:family="text">
      <style:text-properties fo:font-size="12pt" style:font-size-asian="12pt" style:font-size-complex="12pt"/>
    </style:style>
    <style:style style:name="T95_51" style:family="text">
      <style:text-properties fo:font-size="12pt" style:font-size-asian="12pt" style:font-size-complex="12pt"/>
    </style:style>
    <style:style style:name="T95_52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text-align="justify" fo:break-before="auto" fo:line-height="150%" style:writing-mode="lr-tb"/>
    </style:style>
    <style:style style:name="T96_1" style:family="text">
      <style:text-properties fo:font-size="12pt" style:font-size-asian="12pt" style:font-size-complex="12pt"/>
    </style:style>
    <style:style style:name="P97" style:family="paragraph" style:parent-style-name="Heading_20_1">
      <style:paragraph-properties fo:text-align="justify" fo:break-before="auto" fo:line-height="150%" style:writing-mode="lr-tb"/>
    </style:style>
    <style:style style:name="T97_1" style:family="text">
      <style:text-properties fo:color="#000000" fo:font-weight="bold" style:font-weight-asian="bold" style:font-weight-complex="bold"/>
    </style:style>
    <style:style style:name="T97_2" style:family="text">
      <style:text-properties fo:color="#000000" fo:font-weight="bold" style:font-weight-asian="bold" style:font-weight-complex="bold"/>
    </style:style>
    <style:style style:name="T97_3" style:family="text">
      <style:text-properties fo:color="#000000" fo:font-weight="bold" style:font-weight-asian="bold" style:font-weight-complex="bold"/>
    </style:style>
    <style:style style:name="T97_4" style:family="text">
      <style:text-properties fo:color="#000000" fo:font-weight="bold" style:font-weight-asian="bold" style:font-weight-complex="bold"/>
    </style:style>
    <style:style style:name="T97_5" style:family="text">
      <style:text-properties fo:color="#000000" fo:font-weight="bold" style:font-weight-asian="bold" style:font-weight-complex="bold"/>
    </style:style>
    <style:style style:name="T97_6" style:family="text">
      <style:text-properties fo:color="#000000" fo:font-weight="bold" style:font-weight-asian="bold" style:font-weight-complex="bold"/>
    </style:style>
    <style:style style:name="T97_7" style:family="text">
      <style:text-properties fo:color="#000000" fo:font-weight="bold" style:font-weight-asian="bold" style:font-weight-complex="bold"/>
    </style:style>
    <style:style style:name="T97_8" style:family="text">
      <style:text-properties fo:color="#000000" fo:font-weight="bold" style:font-weight-asian="bold" style:font-weight-complex="bold"/>
    </style:style>
    <style:style style:name="T97_9" style:family="text">
      <style:text-properties fo:color="#000000" fo:font-weight="bold" style:font-weight-asian="bold" style:font-weight-complex="bold"/>
    </style:style>
    <style:style style:name="T97_10" style:family="text">
      <style:text-properties fo:color="#000000" fo:font-weight="bold" style:font-weight-asian="bold" style:font-weight-complex="bold"/>
    </style:style>
    <style:style style:name="T97_11" style:family="text">
      <style:text-properties fo:color="#000000" fo:font-weight="bold" style:font-weight-asian="bold" style:font-weight-complex="bold"/>
    </style:style>
    <style:style style:name="T97_12" style:family="text">
      <style:text-properties fo:color="#000000" fo:font-weight="bold" style:font-weight-asian="bold" style:font-weight-complex="bold"/>
    </style:style>
    <style:style style:name="T97_13" style:family="text">
      <style:text-properties fo:color="#000000" fo:font-weight="bold" style:font-weight-asian="bold" style:font-weight-complex="bold"/>
    </style:style>
    <style:style style:name="T97_14" style:family="text">
      <style:text-properties fo:color="#000000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line-height="150%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T98_9" style:family="text">
      <style:text-properties fo:font-size="12pt" style:font-size-asian="12pt" style:font-size-complex="12pt"/>
    </style:style>
    <style:style style:name="T98_10" style:family="text">
      <style:text-properties fo:font-size="12pt" style:font-size-asian="12pt" style:font-size-complex="12pt"/>
    </style:style>
    <style:style style:name="T98_11" style:family="text">
      <style:text-properties fo:font-size="12pt" style:font-size-asian="12pt" style:font-size-complex="12pt"/>
    </style:style>
    <style:style style:name="T98_12" style:family="text">
      <style:text-properties fo:font-size="12pt" style:font-size-asian="12pt" style:font-size-complex="12pt"/>
    </style:style>
    <style:style style:name="T98_13" style:family="text">
      <style:text-properties fo:font-size="12pt" style:font-size-asian="12pt" style:font-size-complex="12pt"/>
    </style:style>
    <style:style style:name="T98_14" style:family="text">
      <style:text-properties fo:font-size="12pt" style:font-size-asian="12pt" style:font-size-complex="12pt"/>
    </style:style>
    <style:style style:name="T98_15" style:family="text">
      <style:text-properties fo:font-size="12pt" style:font-size-asian="12pt" style:font-size-complex="12pt"/>
    </style:style>
    <style:style style:name="T98_16" style:family="text">
      <style:text-properties fo:font-size="12pt" style:font-size-asian="12pt" style:font-size-complex="12pt"/>
    </style:style>
    <style:style style:name="T98_17" style:family="text">
      <style:text-properties fo:font-size="12pt" style:font-size-asian="12pt" style:font-size-complex="12pt"/>
    </style:style>
    <style:style style:name="T98_18" style:family="text">
      <style:text-properties fo:font-size="12pt" style:font-size-asian="12pt" style:font-size-complex="12pt"/>
    </style:style>
    <style:style style:name="T98_19" style:family="text">
      <style:text-properties fo:font-size="12pt" style:font-size-asian="12pt" style:font-size-complex="12pt"/>
    </style:style>
    <style:style style:name="T98_20" style:family="text">
      <style:text-properties fo:font-size="12pt" style:font-size-asian="12pt" style:font-size-complex="12pt"/>
    </style:style>
    <style:style style:name="T98_21" style:family="text">
      <style:text-properties fo:font-size="12pt" style:font-size-asian="12pt" style:font-size-complex="12pt"/>
    </style:style>
    <style:style style:name="T98_22" style:family="text">
      <style:text-properties fo:font-size="12pt" style:font-size-asian="12pt" style:font-size-complex="12pt"/>
    </style:style>
    <style:style style:name="T98_23" style:family="text">
      <style:text-properties fo:font-size="12pt" style:font-size-asian="12pt" style:font-size-complex="12pt"/>
    </style:style>
    <style:style style:name="T98_24" style:family="text">
      <style:text-properties fo:font-size="12pt" style:font-size-asian="12pt" style:font-size-complex="12pt"/>
    </style:style>
    <style:style style:name="T98_25" style:family="text">
      <style:text-properties fo:font-size="12pt" style:font-size-asian="12pt" style:font-size-complex="12pt"/>
    </style:style>
    <style:style style:name="T98_26" style:family="text">
      <style:text-properties fo:font-size="12pt" style:font-size-asian="12pt" style:font-size-complex="12pt"/>
    </style:style>
    <style:style style:name="T98_27" style:family="text">
      <style:text-properties fo:font-size="12pt" style:font-size-asian="12pt" style:font-size-complex="12pt"/>
    </style:style>
    <style:style style:name="T98_28" style:family="text">
      <style:text-properties fo:font-size="12pt" style:font-size-asian="12pt" style:font-size-complex="12pt"/>
    </style:style>
    <style:style style:name="T98_29" style:family="text">
      <style:text-properties fo:font-size="12pt" style:font-size-asian="12pt" style:font-size-complex="12pt"/>
    </style:style>
    <style:style style:name="T98_30" style:family="text">
      <style:text-properties fo:font-size="12pt" style:font-size-asian="12pt" style:font-size-complex="12pt"/>
    </style:style>
    <style:style style:name="T98_31" style:family="text">
      <style:text-properties fo:font-size="12pt" style:font-size-asian="12pt" style:font-size-complex="12pt"/>
    </style:style>
    <style:style style:name="T98_32" style:family="text">
      <style:text-properties fo:font-size="12pt" style:font-size-asian="12pt" style:font-size-complex="12pt"/>
    </style:style>
    <style:style style:name="T98_33" style:family="text">
      <style:text-properties fo:font-size="12pt" style:font-size-asian="12pt" style:font-size-complex="12pt"/>
    </style:style>
    <style:style style:name="T98_34" style:family="text">
      <style:text-properties fo:font-size="12pt" style:font-size-asian="12pt" style:font-size-complex="12pt"/>
    </style:style>
    <style:style style:name="T98_35" style:family="text">
      <style:text-properties fo:font-size="12pt" style:font-size-asian="12pt" style:font-size-complex="12pt"/>
    </style:style>
    <style:style style:name="T98_36" style:family="text">
      <style:text-properties fo:font-size="12pt" style:font-size-asian="12pt" style:font-size-complex="12pt"/>
    </style:style>
    <style:style style:name="T98_37" style:family="text">
      <style:text-properties fo:font-size="12pt" style:font-size-asian="12pt" style:font-size-complex="12pt"/>
    </style:style>
    <style:style style:name="T98_38" style:family="text">
      <style:text-properties fo:font-size="12pt" style:font-size-asian="12pt" style:font-size-complex="12pt"/>
    </style:style>
    <style:style style:name="T98_39" style:family="text">
      <style:text-properties fo:font-size="12pt" style:font-size-asian="12pt" style:font-size-complex="12pt"/>
    </style:style>
    <style:style style:name="T98_40" style:family="text">
      <style:text-properties fo:font-size="12pt" style:font-size-asian="12pt" style:font-size-complex="12pt"/>
    </style:style>
    <style:style style:name="T98_41" style:family="text">
      <style:text-properties fo:font-size="12pt" style:font-size-asian="12pt" style:font-size-complex="12pt"/>
    </style:style>
    <style:style style:name="T98_42" style:family="text">
      <style:text-properties fo:font-size="12pt" style:font-size-asian="12pt" style:font-size-complex="12pt"/>
    </style:style>
    <style:style style:name="T98_43" style:family="text">
      <style:text-properties fo:font-size="12pt" style:font-size-asian="12pt" style:font-size-complex="12pt"/>
    </style:style>
    <style:style style:name="T98_44" style:family="text">
      <style:text-properties fo:font-size="12pt" style:font-size-asian="12pt" style:font-size-complex="12pt"/>
    </style:style>
    <style:style style:name="T98_45" style:family="text">
      <style:text-properties fo:font-size="12pt" style:font-size-asian="12pt" style:font-size-complex="12pt"/>
    </style:style>
    <style:style style:name="T98_46" style:family="text">
      <style:text-properties fo:font-size="12pt" style:font-size-asian="12pt" style:font-size-complex="12pt"/>
    </style:style>
    <style:style style:name="T98_47" style:family="text">
      <style:text-properties fo:font-size="12pt" style:font-size-asian="12pt" style:font-size-complex="12pt"/>
    </style:style>
    <style:style style:name="T98_48" style:family="text">
      <style:text-properties fo:font-size="12pt" style:font-size-asian="12pt" style:font-size-complex="12pt"/>
    </style:style>
    <style:style style:name="T98_49" style:family="text">
      <style:text-properties fo:font-size="12pt" style:font-size-asian="12pt" style:font-size-complex="12pt"/>
    </style:style>
    <style:style style:name="T98_50" style:family="text">
      <style:text-properties fo:font-size="12pt" style:font-size-asian="12pt" style:font-size-complex="12pt"/>
    </style:style>
    <style:style style:name="T98_51" style:family="text">
      <style:text-properties fo:font-size="12pt" style:font-size-asian="12pt" style:font-size-complex="12pt"/>
    </style:style>
    <style:style style:name="T98_52" style:family="text">
      <style:text-properties fo:font-size="12pt" style:font-size-asian="12pt" style:font-size-complex="12pt"/>
    </style:style>
    <style:style style:name="T98_53" style:family="text">
      <style:text-properties fo:font-size="12pt" style:font-size-asian="12pt" style:font-size-complex="12pt"/>
    </style:style>
    <style:style style:name="T98_54" style:family="text">
      <style:text-properties fo:font-size="12pt" style:font-size-asian="12pt" style:font-size-complex="12pt"/>
    </style:style>
    <style:style style:name="T98_55" style:family="text">
      <style:text-properties fo:font-size="12pt" style:font-size-asian="12pt" style:font-size-complex="12pt"/>
    </style:style>
    <style:style style:name="T98_56" style:family="text">
      <style:text-properties fo:font-size="12pt" style:font-size-asian="12pt" style:font-size-complex="12pt"/>
    </style:style>
    <style:style style:name="T98_57" style:family="text">
      <style:text-properties fo:font-size="12pt" style:font-size-asian="12pt" style:font-size-complex="12pt"/>
    </style:style>
    <style:style style:name="T98_58" style:family="text">
      <style:text-properties fo:font-size="12pt" style:font-size-asian="12pt" style:font-size-complex="12pt"/>
    </style:style>
    <style:style style:name="T98_59" style:family="text">
      <style:text-properties fo:font-size="12pt" style:font-size-asian="12pt" style:font-size-complex="12pt"/>
    </style:style>
    <style:style style:name="T98_60" style:family="text">
      <style:text-properties fo:font-size="12pt" style:font-size-asian="12pt" style:font-size-complex="12pt"/>
    </style:style>
    <style:style style:name="T98_61" style:family="text">
      <style:text-properties fo:font-size="12pt" style:font-size-asian="12pt" style:font-size-complex="12pt"/>
    </style:style>
    <style:style style:name="T98_62" style:family="text">
      <style:text-properties fo:font-size="12pt" style:font-size-asian="12pt" style:font-size-complex="12pt"/>
    </style:style>
    <style:style style:name="T98_63" style:family="text">
      <style:text-properties fo:font-size="12pt" style:font-size-asian="12pt" style:font-size-complex="12pt"/>
    </style:style>
    <style:style style:name="T98_64" style:family="text">
      <style:text-properties fo:font-size="12pt" style:font-size-asian="12pt" style:font-size-complex="12pt"/>
    </style:style>
    <style:style style:name="T98_65" style:family="text">
      <style:text-properties fo:font-size="12pt" style:font-size-asian="12pt" style:font-size-complex="12pt"/>
    </style:style>
    <style:style style:name="T98_66" style:family="text">
      <style:text-properties fo:font-size="12pt" style:font-size-asian="12pt" style:font-size-complex="12pt"/>
    </style:style>
    <style:style style:name="T98_67" style:family="text">
      <style:text-properties fo:font-size="12pt" style:font-size-asian="12pt" style:font-size-complex="12pt"/>
    </style:style>
    <style:style style:name="T98_68" style:family="text">
      <style:text-properties fo:font-size="12pt" style:font-size-asian="12pt" style:font-size-complex="12pt"/>
    </style:style>
    <style:style style:name="T98_69" style:family="text">
      <style:text-properties fo:font-size="12pt" style:font-size-asian="12pt" style:font-size-complex="12pt"/>
    </style:style>
    <style:style style:name="T98_70" style:family="text">
      <style:text-properties fo:font-size="12pt" style:font-size-asian="12pt" style:font-size-complex="12pt"/>
    </style:style>
    <style:style style:name="T98_71" style:family="text">
      <style:text-properties fo:font-size="12pt" style:font-size-asian="12pt" style:font-size-complex="12pt"/>
    </style:style>
    <style:style style:name="T98_72" style:family="text">
      <style:text-properties fo:font-size="12pt" style:font-size-asian="12pt" style:font-size-complex="12pt"/>
    </style:style>
    <style:style style:name="T98_73" style:family="text">
      <style:text-properties fo:font-size="12pt" style:font-size-asian="12pt" style:font-size-complex="12pt"/>
    </style:style>
    <style:style style:name="T98_74" style:family="text">
      <style:text-properties fo:font-size="12pt" style:font-size-asian="12pt" style:font-size-complex="12pt"/>
    </style:style>
    <style:style style:name="T98_75" style:family="text">
      <style:text-properties fo:font-size="12pt" style:font-size-asian="12pt" style:font-size-complex="12pt"/>
    </style:style>
    <style:style style:name="T98_76" style:family="text">
      <style:text-properties fo:font-size="12pt" style:font-size-asian="12pt" style:font-size-complex="12pt"/>
    </style:style>
    <style:style style:name="T98_77" style:family="text">
      <style:text-properties fo:font-size="12pt" style:font-size-asian="12pt" style:font-size-complex="12pt"/>
    </style:style>
    <style:style style:name="T98_78" style:family="text">
      <style:text-properties fo:font-size="12pt" style:font-size-asian="12pt" style:font-size-complex="12pt"/>
    </style:style>
    <style:style style:name="T98_79" style:family="text">
      <style:text-properties fo:font-size="12pt" style:font-size-asian="12pt" style:font-size-complex="12pt"/>
    </style:style>
    <style:style style:name="T98_80" style:family="text">
      <style:text-properties fo:font-size="12pt" style:font-size-asian="12pt" style:font-size-complex="12pt"/>
    </style:style>
    <style:style style:name="T98_81" style:family="text">
      <style:text-properties fo:font-size="12pt" style:font-size-asian="12pt" style:font-size-complex="12pt"/>
    </style:style>
    <style:style style:name="T98_82" style:family="text">
      <style:text-properties fo:font-size="12pt" style:font-size-asian="12pt" style:font-size-complex="12pt"/>
    </style:style>
    <style:style style:name="T98_83" style:family="text">
      <style:text-properties fo:font-size="12pt" style:font-size-asian="12pt" style:font-size-complex="12pt"/>
    </style:style>
    <style:style style:name="T98_84" style:family="text">
      <style:text-properties fo:font-size="12pt" style:font-size-asian="12pt" style:font-size-complex="12pt"/>
    </style:style>
    <style:style style:name="T98_85" style:family="text">
      <style:text-properties fo:font-size="12pt" style:font-size-asian="12pt" style:font-size-complex="12pt"/>
    </style:style>
    <style:style style:name="T98_86" style:family="text">
      <style:text-properties fo:font-size="12pt" style:font-size-asian="12pt" style:font-size-complex="12pt"/>
    </style:style>
    <style:style style:name="T98_87" style:family="text">
      <style:text-properties fo:font-size="12pt" style:font-size-asian="12pt" style:font-size-complex="12pt"/>
    </style:style>
    <style:style style:name="T98_88" style:family="text">
      <style:text-properties fo:font-size="12pt" style:font-size-asian="12pt" style:font-size-complex="12pt"/>
    </style:style>
    <style:style style:name="T98_89" style:family="text">
      <style:text-properties fo:font-size="12pt" style:font-size-asian="12pt" style:font-size-complex="12pt"/>
    </style:style>
    <style:style style:name="T98_90" style:family="text">
      <style:text-properties fo:font-size="12pt" style:font-size-asian="12pt" style:font-size-complex="12pt"/>
    </style:style>
    <style:style style:name="T98_91" style:family="text">
      <style:text-properties fo:font-size="12pt" style:font-size-asian="12pt" style:font-size-complex="12pt"/>
    </style:style>
    <style:style style:name="T98_92" style:family="text">
      <style:text-properties fo:font-size="12pt" style:font-size-asian="12pt" style:font-size-complex="12pt"/>
    </style:style>
    <style:style style:name="T98_93" style:family="text">
      <style:text-properties fo:font-size="12pt" style:font-size-asian="12pt" style:font-size-complex="12pt"/>
    </style:style>
    <style:style style:name="T98_94" style:family="text">
      <style:text-properties fo:font-size="12pt" style:font-size-asian="12pt" style:font-size-complex="12pt"/>
    </style:style>
    <style:style style:name="T98_95" style:family="text">
      <style:text-properties fo:font-size="12pt" style:font-size-asian="12pt" style:font-size-complex="12pt"/>
    </style:style>
    <style:style style:name="T98_96" style:family="text">
      <style:text-properties fo:font-size="12pt" style:font-size-asian="12pt" style:font-size-complex="12pt"/>
    </style:style>
    <style:style style:name="T98_97" style:family="text">
      <style:text-properties fo:font-size="12pt" style:font-size-asian="12pt" style:font-size-complex="12pt"/>
    </style:style>
    <style:style style:name="T98_98" style:family="text">
      <style:text-properties fo:font-size="12pt" style:font-size-asian="12pt" style:font-size-complex="12pt"/>
    </style:style>
    <style:style style:name="T98_99" style:family="text">
      <style:text-properties fo:font-size="12pt" style:font-size-asian="12pt" style:font-size-complex="12pt"/>
    </style:style>
    <style:style style:name="T98_100" style:family="text">
      <style:text-properties fo:font-size="12pt" style:font-size-asian="12pt" style:font-size-complex="12pt"/>
    </style:style>
    <style:style style:name="T98_101" style:family="text">
      <style:text-properties fo:font-size="12pt" style:font-size-asian="12pt" style:font-size-complex="12pt"/>
    </style:style>
    <style:style style:name="T98_102" style:family="text">
      <style:text-properties fo:font-size="12pt" style:font-size-asian="12pt" style:font-size-complex="12pt"/>
    </style:style>
    <style:style style:name="T98_103" style:family="text">
      <style:text-properties fo:font-size="12pt" style:font-size-asian="12pt" style:font-size-complex="12pt"/>
    </style:style>
    <style:style style:name="T98_104" style:family="text">
      <style:text-properties fo:font-size="12pt" style:font-size-asian="12pt" style:font-size-complex="12pt"/>
    </style:style>
    <style:style style:name="T98_105" style:family="text">
      <style:text-properties fo:font-size="12pt" style:font-size-asian="12pt" style:font-size-complex="12pt"/>
    </style:style>
    <style:style style:name="T98_106" style:family="text">
      <style:text-properties fo:font-size="12pt" style:font-size-asian="12pt" style:font-size-complex="12pt"/>
    </style:style>
    <style:style style:name="T98_107" style:family="text">
      <style:text-properties fo:font-size="12pt" style:font-size-asian="12pt" style:font-size-complex="12pt"/>
    </style:style>
    <style:style style:name="T98_108" style:family="text">
      <style:text-properties fo:font-size="12pt" style:font-size-asian="12pt" style:font-size-complex="12pt"/>
    </style:style>
    <style:style style:name="T98_109" style:family="text">
      <style:text-properties fo:font-size="12pt" style:font-size-asian="12pt" style:font-size-complex="12pt"/>
    </style:style>
    <style:style style:name="T98_110" style:family="text">
      <style:text-properties fo:font-size="12pt" style:font-size-asian="12pt" style:font-size-complex="12pt"/>
    </style:style>
    <style:style style:name="T98_111" style:family="text">
      <style:text-properties fo:font-size="12pt" style:font-size-asian="12pt" style:font-size-complex="12pt"/>
    </style:style>
    <style:style style:name="T98_112" style:family="text">
      <style:text-properties fo:font-size="12pt" style:font-size-asian="12pt" style:font-size-complex="12pt"/>
    </style:style>
    <style:style style:name="T98_113" style:family="text">
      <style:text-properties fo:font-size="12pt" style:font-size-asian="12pt" style:font-size-complex="12pt"/>
    </style:style>
    <style:style style:name="T98_114" style:family="text">
      <style:text-properties fo:font-size="12pt" style:font-size-asian="12pt" style:font-size-complex="12pt"/>
    </style:style>
    <style:style style:name="T98_115" style:family="text">
      <style:text-properties fo:font-size="12pt" style:font-size-asian="12pt" style:font-size-complex="12pt"/>
    </style:style>
    <style:style style:name="T98_116" style:family="text">
      <style:text-properties fo:font-size="12pt" style:font-size-asian="12pt" style:font-size-complex="12pt"/>
    </style:style>
    <style:style style:name="T98_117" style:family="text">
      <style:text-properties fo:font-size="12pt" style:font-size-asian="12pt" style:font-size-complex="12pt"/>
    </style:style>
    <style:style style:name="T98_118" style:family="text">
      <style:text-properties fo:font-size="12pt" style:font-size-asian="12pt" style:font-size-complex="12pt"/>
    </style:style>
    <style:style style:name="T98_119" style:family="text">
      <style:text-properties fo:font-size="12pt" style:font-size-asian="12pt" style:font-size-complex="12pt"/>
    </style:style>
    <style:style style:name="T98_120" style:family="text">
      <style:text-properties fo:font-size="12pt" style:font-size-asian="12pt" style:font-size-complex="12pt"/>
    </style:style>
    <style:style style:name="T98_121" style:family="text">
      <style:text-properties fo:font-size="12pt" style:font-size-asian="12pt" style:font-size-complex="12pt"/>
    </style:style>
    <style:style style:name="T98_122" style:family="text">
      <style:text-properties fo:font-size="12pt" style:font-size-asian="12pt" style:font-size-complex="12pt"/>
    </style:style>
    <style:style style:name="T98_123" style:family="text">
      <style:text-properties fo:font-size="12pt" style:font-size-asian="12pt" style:font-size-complex="12pt"/>
    </style:style>
    <style:style style:name="T98_124" style:family="text">
      <style:text-properties fo:font-size="12pt" style:font-size-asian="12pt" style:font-size-complex="12pt"/>
    </style:style>
    <style:style style:name="T98_125" style:family="text">
      <style:text-properties fo:font-size="12pt" style:font-size-asian="12pt" style:font-size-complex="12pt"/>
    </style:style>
    <style:style style:name="T98_126" style:family="text">
      <style:text-properties fo:font-size="12pt" style:font-size-asian="12pt" style:font-size-complex="12pt"/>
    </style:style>
    <style:style style:name="T98_127" style:family="text">
      <style:text-properties fo:font-size="12pt" style:font-size-asian="12pt" style:font-size-complex="12pt"/>
    </style:style>
    <style:style style:name="T98_128" style:family="text">
      <style:text-properties fo:font-size="12pt" style:font-size-asian="12pt" style:font-size-complex="12pt"/>
    </style:style>
    <style:style style:name="T98_129" style:family="text">
      <style:text-properties fo:font-size="12pt" style:font-size-asian="12pt" style:font-size-complex="12pt"/>
    </style:style>
    <style:style style:name="T98_130" style:family="text">
      <style:text-properties fo:font-size="12pt" style:font-size-asian="12pt" style:font-size-complex="12pt"/>
    </style:style>
    <style:style style:name="T98_131" style:family="text">
      <style:text-properties fo:font-size="12pt" style:font-size-asian="12pt" style:font-size-complex="12pt"/>
    </style:style>
    <style:style style:name="T98_132" style:family="text">
      <style:text-properties fo:font-size="12pt" style:font-size-asian="12pt" style:font-size-complex="12pt"/>
    </style:style>
    <style:style style:name="T98_133" style:family="text">
      <style:text-properties fo:font-size="12pt" style:font-size-asian="12pt" style:font-size-complex="12pt"/>
    </style:style>
    <style:style style:name="T98_134" style:family="text">
      <style:text-properties fo:font-size="12pt" style:font-size-asian="12pt" style:font-size-complex="12pt"/>
    </style:style>
    <style:style style:name="T98_135" style:family="text">
      <style:text-properties fo:font-size="12pt" style:font-size-asian="12pt" style:font-size-complex="12pt"/>
    </style:style>
    <style:style style:name="T98_136" style:family="text">
      <style:text-properties fo:font-size="12pt" style:font-size-asian="12pt" style:font-size-complex="12pt"/>
    </style:style>
    <style:style style:name="T98_137" style:family="text">
      <style:text-properties fo:font-size="12pt" style:font-size-asian="12pt" style:font-size-complex="12pt"/>
    </style:style>
    <style:style style:name="P99" style:family="paragraph" style:parent-style-name="Heading_20_1">
      <style:paragraph-properties fo:text-align="justify" fo:break-before="auto" fo:line-height="150%" style:writing-mode="lr-tb"/>
    </style:style>
    <style:style style:name="T99_1" style:family="text">
      <style:text-properties fo:color="#000000" fo:font-weight="bold" style:font-weight-asian="bold" style:font-weight-complex="bold"/>
    </style:style>
    <style:style style:name="T99_2" style:family="text">
      <style:text-properties fo:color="#000000" fo:font-weight="bold" style:font-weight-asian="bold" style:font-weight-complex="bold"/>
    </style:style>
    <style:style style:name="T99_3" style:family="text">
      <style:text-properties fo:color="#000000" fo:font-weight="bold" style:font-weight-asian="bold" style:font-weight-complex="bold"/>
    </style:style>
    <style:style style:name="T99_4" style:family="text">
      <style:text-properties fo:color="#000000" fo:font-weight="bold" style:font-weight-asian="bold" style:font-weight-complex="bold"/>
    </style:style>
    <style:style style:name="T99_5" style:family="text">
      <style:text-properties fo:color="#000000" fo:font-weight="bold" style:font-weight-asian="bold" style:font-weight-complex="bold"/>
    </style:style>
    <style:style style:name="T99_6" style:family="text">
      <style:text-properties fo:color="#000000" fo:font-weight="bold" style:font-weight-asian="bold" style:font-weight-complex="bold"/>
    </style:style>
    <style:style style:name="T99_7" style:family="text">
      <style:text-properties fo:color="#000000" fo:font-weight="bold" style:font-weight-asian="bold" style:font-weight-complex="bold"/>
    </style:style>
    <style:style style:name="T99_8" style:family="text">
      <style:text-properties fo:color="#000000" fo:font-weight="bold" style:font-weight-asian="bold" style:font-weight-complex="bold"/>
    </style:style>
    <style:style style:name="T99_9" style:family="text">
      <style:text-properties fo:color="#000000" fo:font-weight="bold" style:font-weight-asian="bold" style:font-weight-complex="bold"/>
    </style:style>
    <style:style style:name="T99_10" style:family="text">
      <style:text-properties fo:color="#000000" fo:font-weight="bold" style:font-weight-asian="bold" style:font-weight-complex="bold"/>
    </style:style>
    <style:style style:name="P100" style:family="paragraph" style:parent-style-name="Standard">
      <style:paragraph-properties fo:text-align="justify" fo:break-before="auto" fo:line-height="150%" style:writing-mode="lr-tb"/>
    </style:style>
    <style:style style:name="T100_1" style:family="text"/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T100_11" style:family="text">
      <style:text-properties fo:font-size="12pt" style:font-size-asian="12pt" style:font-size-complex="12pt"/>
    </style:style>
    <style:style style:name="T100_12" style:family="text">
      <style:text-properties fo:font-size="12pt" style:font-size-asian="12pt" style:font-size-complex="12pt"/>
    </style:style>
    <style:style style:name="T100_13" style:family="text">
      <style:text-properties fo:font-size="12pt" style:font-size-asian="12pt" style:font-size-complex="12pt"/>
    </style:style>
    <style:style style:name="T100_14" style:family="text">
      <style:text-properties fo:font-size="12pt" style:font-size-asian="12pt" style:font-size-complex="12pt"/>
    </style:style>
    <style:style style:name="T100_15" style:family="text">
      <style:text-properties fo:font-size="12pt" style:font-size-asian="12pt" style:font-size-complex="12pt"/>
    </style:style>
    <style:style style:name="T100_16" style:family="text">
      <style:text-properties fo:font-size="12pt" style:font-size-asian="12pt" style:font-size-complex="12pt"/>
    </style:style>
    <style:style style:name="T100_17" style:family="text">
      <style:text-properties fo:font-size="12pt" style:font-size-asian="12pt" style:font-size-complex="12pt"/>
    </style:style>
    <style:style style:name="T100_18" style:family="text">
      <style:text-properties fo:font-size="12pt" style:font-size-asian="12pt" style:font-size-complex="12pt"/>
    </style:style>
    <style:style style:name="T100_19" style:family="text">
      <style:text-properties fo:font-size="12pt" style:font-size-asian="12pt" style:font-size-complex="12pt"/>
    </style:style>
    <style:style style:name="T100_20" style:family="text">
      <style:text-properties fo:font-size="12pt" style:font-size-asian="12pt" style:font-size-complex="12pt"/>
    </style:style>
    <style:style style:name="T100_21" style:family="text">
      <style:text-properties fo:font-size="12pt" style:font-size-asian="12pt" style:font-size-complex="12pt"/>
    </style:style>
    <style:style style:name="T100_22" style:family="text">
      <style:text-properties fo:font-size="12pt" style:font-size-asian="12pt" style:font-size-complex="12pt"/>
    </style:style>
    <style:style style:name="T100_23" style:family="text">
      <style:text-properties fo:font-size="12pt" style:font-size-asian="12pt" style:font-size-complex="12pt"/>
    </style:style>
    <style:style style:name="T100_24" style:family="text"/>
    <style:style style:name="T100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26" style:family="text"/>
    <style:style style:name="T100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28" style:family="text"/>
    <style:style style:name="T100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30" style:family="text"/>
    <style:style style:name="T100_31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32" style:family="text"/>
    <style:style style:name="T100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34" style:family="text"/>
    <style:style style:name="T100_35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36" style:family="text"/>
    <style:style style:name="T100_37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38" style:family="text"/>
    <style:style style:name="T100_39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40" style:family="text"/>
    <style:style style:name="T100_41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42" style:family="text"/>
    <style:style style:name="T100_43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44" style:family="text"/>
    <style:style style:name="T100_45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46" style:family="text"/>
    <style:style style:name="T100_47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48" style:family="text"/>
    <style:style style:name="T100_49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50" style:family="text">
      <style:text-properties fo:font-size="12pt" style:font-size-asian="12pt" style:font-size-complex="12pt"/>
    </style:style>
    <style:style style:name="T100_51" style:family="text">
      <style:text-properties fo:font-size="12pt" style:font-size-asian="12pt" style:font-size-complex="12pt"/>
    </style:style>
    <style:style style:name="T100_52" style:family="text">
      <style:text-properties fo:font-size="12pt" style:font-size-asian="12pt" style:font-size-complex="12pt"/>
    </style:style>
    <style:style style:name="T100_53" style:family="text">
      <style:text-properties fo:font-size="12pt" style:font-size-asian="12pt" style:font-size-complex="12pt"/>
    </style:style>
    <style:style style:name="T100_54" style:family="text">
      <style:text-properties fo:font-size="12pt" style:font-size-asian="12pt" style:font-size-complex="12pt"/>
    </style:style>
    <style:style style:name="T100_55" style:family="text">
      <style:text-properties fo:font-size="12pt" style:font-size-asian="12pt" style:font-size-complex="12pt"/>
    </style:style>
    <style:style style:name="T100_56" style:family="text">
      <style:text-properties fo:font-size="12pt" style:font-size-asian="12pt" style:font-size-complex="12pt"/>
    </style:style>
    <style:style style:name="T100_57" style:family="text">
      <style:text-properties fo:font-size="12pt" style:font-size-asian="12pt" style:font-size-complex="12pt"/>
    </style:style>
    <style:style style:name="T100_58" style:family="text">
      <style:text-properties fo:font-size="12pt" style:font-size-asian="12pt" style:font-size-complex="12pt"/>
    </style:style>
    <style:style style:name="T100_59" style:family="text">
      <style:text-properties fo:font-size="12pt" style:font-size-asian="12pt" style:font-size-complex="12pt"/>
    </style:style>
    <style:style style:name="T100_60" style:family="text">
      <style:text-properties fo:font-size="12pt" style:font-size-asian="12pt" style:font-size-complex="12pt"/>
    </style:style>
    <style:style style:name="T100_61" style:family="text">
      <style:text-properties fo:font-size="12pt" style:font-size-asian="12pt" style:font-size-complex="12pt"/>
    </style:style>
    <style:style style:name="T100_62" style:family="text">
      <style:text-properties fo:font-size="12pt" style:font-size-asian="12pt" style:font-size-complex="12pt"/>
    </style:style>
    <style:style style:name="T100_63" style:family="text">
      <style:text-properties fo:font-size="12pt" style:font-size-asian="12pt" style:font-size-complex="12pt"/>
    </style:style>
    <style:style style:name="T100_64" style:family="text">
      <style:text-properties fo:font-size="12pt" style:font-size-asian="12pt" style:font-size-complex="12pt"/>
    </style:style>
    <style:style style:name="T100_65" style:family="text">
      <style:text-properties fo:font-size="12pt" style:font-size-asian="12pt" style:font-size-complex="12pt"/>
    </style:style>
    <style:style style:name="T100_66" style:family="text">
      <style:text-properties fo:font-size="12pt" style:font-size-asian="12pt" style:font-size-complex="12pt"/>
    </style:style>
    <style:style style:name="T100_67" style:family="text">
      <style:text-properties fo:font-size="12pt" style:font-size-asian="12pt" style:font-size-complex="12pt"/>
    </style:style>
    <style:style style:name="T100_68" style:family="text">
      <style:text-properties fo:font-size="12pt" style:font-size-asian="12pt" style:font-size-complex="12pt"/>
    </style:style>
    <style:style style:name="T100_69" style:family="text">
      <style:text-properties fo:font-size="12pt" style:font-size-asian="12pt" style:font-size-complex="12pt"/>
    </style:style>
    <style:style style:name="T100_70" style:family="text">
      <style:text-properties fo:font-size="12pt" style:font-size-asian="12pt" style:font-size-complex="12pt"/>
    </style:style>
    <style:style style:name="T100_71" style:family="text">
      <style:text-properties fo:font-size="12pt" style:font-size-asian="12pt" style:font-size-complex="12pt"/>
    </style:style>
    <style:style style:name="T100_72" style:family="text">
      <style:text-properties fo:font-size="12pt" style:font-size-asian="12pt" style:font-size-complex="12pt"/>
    </style:style>
    <style:style style:name="T100_73" style:family="text">
      <style:text-properties fo:font-size="12pt" style:font-size-asian="12pt" style:font-size-complex="12pt"/>
    </style:style>
    <style:style style:name="T100_74" style:family="text">
      <style:text-properties fo:font-size="12pt" style:font-size-asian="12pt" style:font-size-complex="12pt"/>
    </style:style>
    <style:style style:name="T100_75" style:family="text">
      <style:text-properties fo:font-size="12pt" style:font-size-asian="12pt" style:font-size-complex="12pt"/>
    </style:style>
    <style:style style:name="T100_76" style:family="text">
      <style:text-properties fo:font-size="12pt" style:font-size-asian="12pt" style:font-size-complex="12pt"/>
    </style:style>
    <style:style style:name="T100_77" style:family="text">
      <style:text-properties fo:font-size="12pt" style:font-size-asian="12pt" style:font-size-complex="12pt"/>
    </style:style>
    <style:style style:name="T100_78" style:family="text">
      <style:text-properties fo:font-size="12pt" style:font-size-asian="12pt" style:font-size-complex="12pt"/>
    </style:style>
    <style:style style:name="T100_79" style:family="text">
      <style:text-properties fo:font-size="12pt" style:font-size-asian="12pt" style:font-size-complex="12pt"/>
    </style:style>
    <style:style style:name="T100_80" style:family="text">
      <style:text-properties fo:font-size="12pt" style:font-size-asian="12pt" style:font-size-complex="12pt"/>
    </style:style>
    <style:style style:name="T100_81" style:family="text">
      <style:text-properties fo:font-size="12pt" style:font-size-asian="12pt" style:font-size-complex="12pt"/>
    </style:style>
    <style:style style:name="T100_82" style:family="text">
      <style:text-properties fo:font-size="12pt" style:font-size-asian="12pt" style:font-size-complex="12pt"/>
    </style:style>
    <style:style style:name="T100_83" style:family="text">
      <style:text-properties fo:font-size="12pt" style:font-size-asian="12pt" style:font-size-complex="12pt"/>
    </style:style>
    <style:style style:name="T100_84" style:family="text">
      <style:text-properties fo:font-size="12pt" style:font-size-asian="12pt" style:font-size-complex="12pt"/>
    </style:style>
    <style:style style:name="T100_85" style:family="text">
      <style:text-properties fo:font-size="12pt" style:font-size-asian="12pt" style:font-size-complex="12pt"/>
    </style:style>
    <style:style style:name="T100_86" style:family="text">
      <style:text-properties fo:font-size="12pt" style:font-size-asian="12pt" style:font-size-complex="12pt"/>
    </style:style>
    <style:style style:name="T100_87" style:family="text">
      <style:text-properties fo:font-size="12pt" style:font-size-asian="12pt" style:font-size-complex="12pt"/>
    </style:style>
    <style:style style:name="T100_88" style:family="text">
      <style:text-properties fo:font-size="12pt" style:font-size-asian="12pt" style:font-size-complex="12pt"/>
    </style:style>
    <style:style style:name="T100_89" style:family="text">
      <style:text-properties fo:font-size="12pt" style:font-size-asian="12pt" style:font-size-complex="12pt"/>
    </style:style>
    <style:style style:name="T100_90" style:family="text">
      <style:text-properties fo:font-size="12pt" style:font-size-asian="12pt" style:font-size-complex="12pt"/>
    </style:style>
    <style:style style:name="T100_91" style:family="text">
      <style:text-properties fo:font-size="12pt" style:font-size-asian="12pt" style:font-size-complex="12pt"/>
    </style:style>
    <style:style style:name="T100_92" style:family="text">
      <style:text-properties fo:font-size="12pt" style:font-size-asian="12pt" style:font-size-complex="12pt"/>
    </style:style>
    <style:style style:name="T100_93" style:family="text">
      <style:text-properties fo:font-size="12pt" style:font-size-asian="12pt" style:font-size-complex="12pt"/>
    </style:style>
    <style:style style:name="T100_94" style:family="text">
      <style:text-properties fo:font-size="12pt" style:font-size-asian="12pt" style:font-size-complex="12pt"/>
    </style:style>
    <style:style style:name="T100_95" style:family="text">
      <style:text-properties fo:font-size="12pt" style:font-size-asian="12pt" style:font-size-complex="12pt"/>
    </style:style>
    <style:style style:name="T100_96" style:family="text">
      <style:text-properties fo:font-size="12pt" style:font-size-asian="12pt" style:font-size-complex="12pt"/>
    </style:style>
    <style:style style:name="T100_97" style:family="text">
      <style:text-properties fo:font-size="12pt" style:font-size-asian="12pt" style:font-size-complex="12pt"/>
    </style:style>
    <style:style style:name="T100_98" style:family="text">
      <style:text-properties fo:font-size="12pt" style:font-size-asian="12pt" style:font-size-complex="12pt"/>
    </style:style>
    <style:style style:name="T100_99" style:family="text">
      <style:text-properties fo:font-size="12pt" style:font-size-asian="12pt" style:font-size-complex="12pt"/>
    </style:style>
    <style:style style:name="T100_100" style:family="text">
      <style:text-properties fo:font-size="12pt" style:font-size-asian="12pt" style:font-size-complex="12pt"/>
    </style:style>
    <style:style style:name="T100_101" style:family="text">
      <style:text-properties fo:font-size="12pt" style:font-size-asian="12pt" style:font-size-complex="12pt"/>
    </style:style>
    <style:style style:name="T100_102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text-align="justify" fo:break-before="auto" fo:text-indent="1.27cm" fo:line-height="150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T101_35" style:family="text">
      <style:text-properties fo:font-size="12pt" style:font-size-asian="12pt" style:font-size-complex="12pt"/>
    </style:style>
    <style:style style:name="T101_36" style:family="text">
      <style:text-properties fo:font-size="12pt" style:font-size-asian="12pt" style:font-size-complex="12pt"/>
    </style:style>
    <style:style style:name="T101_37" style:family="text">
      <style:text-properties fo:font-size="12pt" style:font-size-asian="12pt" style:font-size-complex="12pt"/>
    </style:style>
    <style:style style:name="T101_38" style:family="text">
      <style:text-properties fo:font-size="12pt" style:font-size-asian="12pt" style:font-size-complex="12pt"/>
    </style:style>
    <style:style style:name="T101_39" style:family="text">
      <style:text-properties fo:font-size="12pt" style:font-size-asian="12pt" style:font-size-complex="12pt"/>
    </style:style>
    <style:style style:name="T101_40" style:family="text">
      <style:text-properties fo:font-size="12pt" style:font-size-asian="12pt" style:font-size-complex="12pt"/>
    </style:style>
    <style:style style:name="T101_41" style:family="text">
      <style:text-properties fo:font-size="12pt" style:font-size-asian="12pt" style:font-size-complex="12pt"/>
    </style:style>
    <style:style style:name="T101_42" style:family="text">
      <style:text-properties fo:font-size="12pt" style:font-size-asian="12pt" style:font-size-complex="12pt"/>
    </style:style>
    <style:style style:name="T101_43" style:family="text">
      <style:text-properties fo:font-size="12pt" style:font-size-asian="12pt" style:font-size-complex="12pt"/>
    </style:style>
    <style:style style:name="T101_44" style:family="text">
      <style:text-properties fo:font-size="12pt" style:font-size-asian="12pt" style:font-size-complex="12pt"/>
    </style:style>
    <style:style style:name="T101_45" style:family="text">
      <style:text-properties fo:font-size="12pt" style:font-size-asian="12pt" style:font-size-complex="12pt"/>
    </style:style>
    <style:style style:name="T101_46" style:family="text">
      <style:text-properties fo:font-size="12pt" style:font-size-asian="12pt" style:font-size-complex="12pt"/>
    </style:style>
    <style:style style:name="T101_47" style:family="text">
      <style:text-properties fo:font-size="12pt" style:font-size-asian="12pt" style:font-size-complex="12pt"/>
    </style:style>
    <style:style style:name="T101_48" style:family="text">
      <style:text-properties fo:font-size="12pt" style:font-size-asian="12pt" style:font-size-complex="12pt"/>
    </style:style>
    <style:style style:name="T101_49" style:family="text">
      <style:text-properties fo:font-size="12pt" style:font-size-asian="12pt" style:font-size-complex="12pt"/>
    </style:style>
    <style:style style:name="T101_50" style:family="text">
      <style:text-properties fo:font-size="12pt" style:font-size-asian="12pt" style:font-size-complex="12pt"/>
    </style:style>
    <style:style style:name="T101_51" style:family="text">
      <style:text-properties fo:font-size="12pt" style:font-size-asian="12pt" style:font-size-complex="12pt"/>
    </style:style>
    <style:style style:name="T101_52" style:family="text">
      <style:text-properties fo:font-size="12pt" style:font-size-asian="12pt" style:font-size-complex="12pt"/>
    </style:style>
    <style:style style:name="T101_53" style:family="text">
      <style:text-properties fo:font-size="12pt" style:font-size-asian="12pt" style:font-size-complex="12pt"/>
    </style:style>
    <style:style style:name="T101_54" style:family="text">
      <style:text-properties fo:font-size="12pt" style:font-size-asian="12pt" style:font-size-complex="12pt"/>
    </style:style>
    <style:style style:name="T101_55" style:family="text">
      <style:text-properties fo:font-size="12pt" style:font-size-asian="12pt" style:font-size-complex="12pt"/>
    </style:style>
    <style:style style:name="T101_56" style:family="text">
      <style:text-properties fo:font-size="12pt" style:font-size-asian="12pt" style:font-size-complex="12pt"/>
    </style:style>
    <style:style style:name="T101_57" style:family="text">
      <style:text-properties fo:font-size="12pt" style:font-size-asian="12pt" style:font-size-complex="12pt"/>
    </style:style>
    <style:style style:name="T101_58" style:family="text">
      <style:text-properties fo:font-size="12pt" style:font-size-asian="12pt" style:font-size-complex="12pt"/>
    </style:style>
    <style:style style:name="T101_59" style:family="text">
      <style:text-properties fo:font-size="12pt" style:font-size-asian="12pt" style:font-size-complex="12pt"/>
    </style:style>
    <style:style style:name="T101_60" style:family="text">
      <style:text-properties fo:font-size="12pt" style:font-size-asian="12pt" style:font-size-complex="12pt"/>
    </style:style>
    <style:style style:name="T101_61" style:family="text">
      <style:text-properties fo:font-size="12pt" style:font-size-asian="12pt" style:font-size-complex="12pt"/>
    </style:style>
    <style:style style:name="T101_62" style:family="text">
      <style:text-properties fo:font-size="12pt" style:font-size-asian="12pt" style:font-size-complex="12pt"/>
    </style:style>
    <style:style style:name="T101_63" style:family="text">
      <style:text-properties fo:font-size="12pt" style:font-size-asian="12pt" style:font-size-complex="12pt"/>
    </style:style>
    <style:style style:name="T101_64" style:family="text">
      <style:text-properties fo:font-size="12pt" style:font-size-asian="12pt" style:font-size-complex="12pt"/>
    </style:style>
    <style:style style:name="T101_65" style:family="text">
      <style:text-properties fo:font-size="12pt" style:font-size-asian="12pt" style:font-size-complex="12pt"/>
    </style:style>
    <style:style style:name="T101_66" style:family="text">
      <style:text-properties fo:font-size="12pt" style:font-size-asian="12pt" style:font-size-complex="12pt"/>
    </style:style>
    <style:style style:name="T101_67" style:family="text">
      <style:text-properties fo:font-size="12pt" style:font-size-asian="12pt" style:font-size-complex="12pt"/>
    </style:style>
    <style:style style:name="T101_68" style:family="text">
      <style:text-properties fo:font-size="12pt" style:font-size-asian="12pt" style:font-size-complex="12pt"/>
    </style:style>
    <style:style style:name="T101_69" style:family="text">
      <style:text-properties fo:font-size="12pt" style:font-size-asian="12pt" style:font-size-complex="12pt"/>
    </style:style>
    <style:style style:name="T101_70" style:family="text">
      <style:text-properties fo:font-size="12pt" style:font-size-asian="12pt" style:font-size-complex="12pt"/>
    </style:style>
    <style:style style:name="T101_71" style:family="text">
      <style:text-properties fo:font-size="12pt" style:font-size-asian="12pt" style:font-size-complex="12pt"/>
    </style:style>
    <style:style style:name="T101_72" style:family="text">
      <style:text-properties fo:font-size="12pt" style:font-size-asian="12pt" style:font-size-complex="12pt"/>
    </style:style>
    <style:style style:name="T101_73" style:family="text">
      <style:text-properties fo:font-size="12pt" style:font-size-asian="12pt" style:font-size-complex="12pt"/>
    </style:style>
    <style:style style:name="T101_74" style:family="text">
      <style:text-properties fo:font-size="12pt" style:font-size-asian="12pt" style:font-size-complex="12pt"/>
    </style:style>
    <style:style style:name="T101_75" style:family="text">
      <style:text-properties fo:font-size="12pt" style:font-size-asian="12pt" style:font-size-complex="12pt"/>
    </style:style>
    <style:style style:name="T101_76" style:family="text">
      <style:text-properties fo:font-size="12pt" style:font-size-asian="12pt" style:font-size-complex="12pt"/>
    </style:style>
    <style:style style:name="T101_77" style:family="text">
      <style:text-properties fo:font-size="12pt" style:font-size-asian="12pt" style:font-size-complex="12pt"/>
    </style:style>
    <style:style style:name="T101_78" style:family="text">
      <style:text-properties fo:font-size="12pt" style:font-size-asian="12pt" style:font-size-complex="12pt"/>
    </style:style>
    <style:style style:name="T101_79" style:family="text">
      <style:text-properties fo:font-size="12pt" style:font-size-asian="12pt" style:font-size-complex="12pt"/>
    </style:style>
    <style:style style:name="T101_80" style:family="text">
      <style:text-properties fo:font-size="12pt" style:font-size-asian="12pt" style:font-size-complex="12pt"/>
    </style:style>
    <style:style style:name="T101_81" style:family="text">
      <style:text-properties fo:font-size="12pt" style:font-size-asian="12pt" style:font-size-complex="12pt"/>
    </style:style>
    <style:style style:name="T101_82" style:family="text">
      <style:text-properties fo:font-size="12pt" style:font-size-asian="12pt" style:font-size-complex="12pt"/>
    </style:style>
    <style:style style:name="T101_83" style:family="text">
      <style:text-properties fo:font-size="12pt" style:font-size-asian="12pt" style:font-size-complex="12pt"/>
    </style:style>
    <style:style style:name="T101_84" style:family="text">
      <style:text-properties fo:font-size="12pt" style:font-size-asian="12pt" style:font-size-complex="12pt"/>
    </style:style>
    <style:style style:name="T101_85" style:family="text">
      <style:text-properties fo:font-size="12pt" style:font-size-asian="12pt" style:font-size-complex="12pt"/>
    </style:style>
    <style:style style:name="T101_86" style:family="text">
      <style:text-properties fo:font-size="12pt" style:font-size-asian="12pt" style:font-size-complex="12pt"/>
    </style:style>
    <style:style style:name="T101_87" style:family="text">
      <style:text-properties fo:font-size="12pt" style:font-size-asian="12pt" style:font-size-complex="12pt"/>
    </style:style>
    <style:style style:name="T101_88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text-indent="1.27cm" fo:line-height="150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ize="12pt" style:font-size-asian="12pt" style:font-size-complex="12pt"/>
    </style:style>
    <style:style style:name="T102_23" style:family="text">
      <style:text-properties fo:font-size="12pt" style:font-size-asian="12pt" style:font-size-complex="12pt"/>
    </style:style>
    <style:style style:name="T102_24" style:family="text">
      <style:text-properties fo:font-size="12pt" style:font-size-asian="12pt" style:font-size-complex="12pt"/>
    </style:style>
    <style:style style:name="T102_25" style:family="text">
      <style:text-properties fo:font-size="12pt" style:font-size-asian="12pt" style:font-size-complex="12pt"/>
    </style:style>
    <style:style style:name="T102_26" style:family="text">
      <style:text-properties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ize="12pt" style:font-size-asian="12pt" style:font-size-complex="12pt"/>
    </style:style>
    <style:style style:name="T102_42" style:family="text">
      <style:text-properties fo:font-size="12pt" style:font-size-asian="12pt" style:font-size-complex="12pt"/>
    </style:style>
    <style:style style:name="T102_43" style:family="text">
      <style:text-properties fo:font-size="12pt" style:font-size-asian="12pt" style:font-size-complex="12pt"/>
    </style:style>
    <style:style style:name="T102_44" style:family="text">
      <style:text-properties fo:font-size="12pt" style:font-size-asian="12pt" style:font-size-complex="12pt"/>
    </style:style>
    <style:style style:name="T102_45" style:family="text">
      <style:text-properties fo:font-size="12pt" style:font-size-asian="12pt" style:font-size-complex="12pt"/>
    </style:style>
    <style:style style:name="T102_46" style:family="text">
      <style:text-properties fo:font-size="12pt" style:font-size-asian="12pt" style:font-size-complex="12pt"/>
    </style:style>
    <style:style style:name="T102_47" style:family="text">
      <style:text-properties fo:font-size="12pt" style:font-size-asian="12pt" style:font-size-complex="12pt"/>
    </style:style>
    <style:style style:name="T102_48" style:family="text">
      <style:text-properties fo:font-size="12pt" style:font-size-asian="12pt" style:font-size-complex="12pt"/>
    </style:style>
    <style:style style:name="T102_49" style:family="text">
      <style:text-properties fo:font-size="12pt" style:font-size-asian="12pt" style:font-size-complex="12pt"/>
    </style:style>
    <style:style style:name="T102_50" style:family="text">
      <style:text-properties fo:font-size="12pt" style:font-size-asian="12pt" style:font-size-complex="12pt"/>
    </style:style>
    <style:style style:name="T102_51" style:family="text">
      <style:text-properties fo:font-size="12pt" style:font-size-asian="12pt" style:font-size-complex="12pt"/>
    </style:style>
    <style:style style:name="T102_52" style:family="text">
      <style:text-properties fo:font-size="12pt" style:font-size-asian="12pt" style:font-size-complex="12pt"/>
    </style:style>
    <style:style style:name="T102_53" style:family="text">
      <style:text-properties fo:font-size="12pt" style:font-size-asian="12pt" style:font-size-complex="12pt"/>
    </style:style>
    <style:style style:name="T102_54" style:family="text">
      <style:text-properties fo:font-size="12pt" style:font-size-asian="12pt" style:font-size-complex="12pt"/>
    </style:style>
    <style:style style:name="T102_55" style:family="text">
      <style:text-properties fo:font-size="12pt" style:font-size-asian="12pt" style:font-size-complex="12pt"/>
    </style:style>
    <style:style style:name="T102_56" style:family="text">
      <style:text-properties fo:font-size="12pt" style:font-size-asian="12pt" style:font-size-complex="12pt"/>
    </style:style>
    <style:style style:name="T102_57" style:family="text">
      <style:text-properties fo:font-size="12pt" style:font-size-asian="12pt" style:font-size-complex="12pt"/>
    </style:style>
    <style:style style:name="T102_58" style:family="text">
      <style:text-properties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T102_68" style:family="text">
      <style:text-properties fo:font-size="12pt" style:font-size-asian="12pt" style:font-size-complex="12pt"/>
    </style:style>
    <style:style style:name="T102_69" style:family="text">
      <style:text-properties fo:font-size="12pt" style:font-size-asian="12pt" style:font-size-complex="12pt"/>
    </style:style>
    <style:style style:name="T102_70" style:family="text">
      <style:text-properties fo:font-size="12pt" style:font-size-asian="12pt" style:font-size-complex="12pt"/>
    </style:style>
    <style:style style:name="T102_71" style:family="text">
      <style:text-properties fo:font-size="12pt" style:font-size-asian="12pt" style:font-size-complex="12pt"/>
    </style:style>
    <style:style style:name="T102_72" style:family="text">
      <style:text-properties fo:font-size="12pt" style:font-size-asian="12pt" style:font-size-complex="12pt"/>
    </style:style>
    <style:style style:name="T102_73" style:family="text">
      <style:text-properties fo:font-size="12pt" style:font-size-asian="12pt" style:font-size-complex="12pt"/>
    </style:style>
    <style:style style:name="T102_74" style:family="text">
      <style:text-properties fo:font-size="12pt" style:font-size-asian="12pt" style:font-size-complex="12pt"/>
    </style:style>
    <style:style style:name="T102_75" style:family="text">
      <style:text-properties fo:font-size="12pt" style:font-size-asian="12pt" style:font-size-complex="12pt"/>
    </style:style>
    <style:style style:name="T102_76" style:family="text">
      <style:text-properties fo:font-size="12pt" style:font-size-asian="12pt" style:font-size-complex="12pt"/>
    </style:style>
    <style:style style:name="T102_77" style:family="text">
      <style:text-properties fo:font-size="12pt" style:font-size-asian="12pt" style:font-size-complex="12pt"/>
    </style:style>
    <style:style style:name="T102_78" style:family="text">
      <style:text-properties fo:font-size="12pt" style:font-size-asian="12pt" style:font-size-complex="12pt"/>
    </style:style>
    <style:style style:name="T102_79" style:family="text">
      <style:text-properties fo:font-size="12pt" style:font-size-asian="12pt" style:font-size-complex="12pt"/>
    </style:style>
    <style:style style:name="T102_80" style:family="text">
      <style:text-properties fo:font-size="12pt" style:font-size-asian="12pt" style:font-size-complex="12pt"/>
    </style:style>
    <style:style style:name="T102_81" style:family="text">
      <style:text-properties fo:font-size="12pt" style:font-size-asian="12pt" style:font-size-complex="12pt"/>
    </style:style>
    <style:style style:name="T102_82" style:family="text">
      <style:text-properties fo:font-size="12pt" style:font-size-asian="12pt" style:font-size-complex="12pt"/>
    </style:style>
    <style:style style:name="T102_83" style:family="text">
      <style:text-properties fo:font-size="12pt" style:font-size-asian="12pt" style:font-size-complex="12pt"/>
    </style:style>
    <style:style style:name="T102_84" style:family="text">
      <style:text-properties fo:font-size="12pt" style:font-size-asian="12pt" style:font-size-complex="12pt"/>
    </style:style>
    <style:style style:name="T102_85" style:family="text">
      <style:text-properties fo:font-size="12pt" style:font-size-asian="12pt" style:font-size-complex="12pt"/>
    </style:style>
    <style:style style:name="T102_86" style:family="text">
      <style:text-properties fo:font-size="12pt" style:font-size-asian="12pt" style:font-size-complex="12pt"/>
    </style:style>
    <style:style style:name="T102_87" style:family="text">
      <style:text-properties fo:font-size="12pt" style:font-size-asian="12pt" style:font-size-complex="12pt"/>
    </style:style>
    <style:style style:name="T102_88" style:family="text">
      <style:text-properties fo:font-size="12pt" style:font-size-asian="12pt" style:font-size-complex="12pt"/>
    </style:style>
    <style:style style:name="T102_89" style:family="text">
      <style:text-properties fo:font-size="12pt" style:font-size-asian="12pt" style:font-size-complex="12pt"/>
    </style:style>
    <style:style style:name="T102_90" style:family="text">
      <style:text-properties fo:font-size="12pt" style:font-size-asian="12pt" style:font-size-complex="12pt"/>
    </style:style>
    <style:style style:name="T102_91" style:family="text">
      <style:text-properties fo:font-size="12pt" style:font-size-asian="12pt" style:font-size-complex="12pt"/>
    </style:style>
    <style:style style:name="T102_92" style:family="text">
      <style:text-properties fo:font-size="12pt" style:font-size-asian="12pt" style:font-size-complex="12pt"/>
    </style:style>
    <style:style style:name="T102_93" style:family="text">
      <style:text-properties fo:font-size="12pt" style:font-size-asian="12pt" style:font-size-complex="12pt"/>
    </style:style>
    <style:style style:name="T102_94" style:family="text">
      <style:text-properties fo:font-size="12pt" style:font-size-asian="12pt" style:font-size-complex="12pt"/>
    </style:style>
    <style:style style:name="T102_95" style:family="text">
      <style:text-properties fo:font-size="12pt" style:font-size-asian="12pt" style:font-size-complex="12pt"/>
    </style:style>
    <style:style style:name="T102_96" style:family="text">
      <style:text-properties fo:font-size="12pt" style:font-size-asian="12pt" style:font-size-complex="12pt"/>
    </style:style>
    <style:style style:name="T102_97" style:family="text">
      <style:text-properties fo:font-size="12pt" style:font-size-asian="12pt" style:font-size-complex="12pt"/>
    </style:style>
    <style:style style:name="T102_98" style:family="text">
      <style:text-properties fo:font-size="12pt" style:font-size-asian="12pt" style:font-size-complex="12pt"/>
    </style:style>
    <style:style style:name="T102_99" style:family="text">
      <style:text-properties fo:font-size="12pt" style:font-size-asian="12pt" style:font-size-complex="12pt"/>
    </style:style>
    <style:style style:name="T102_100" style:family="text">
      <style:text-properties fo:font-size="12pt" style:font-size-asian="12pt" style:font-size-complex="12pt"/>
    </style:style>
    <style:style style:name="T102_101" style:family="text">
      <style:text-properties fo:font-size="12pt" style:font-size-asian="12pt" style:font-size-complex="12pt"/>
    </style:style>
    <style:style style:name="T102_102" style:family="text">
      <style:text-properties fo:font-size="12pt" style:font-size-asian="12pt" style:font-size-complex="12pt"/>
    </style:style>
    <style:style style:name="T102_103" style:family="text">
      <style:text-properties fo:font-size="12pt" style:font-size-asian="12pt" style:font-size-complex="12pt"/>
    </style:style>
    <style:style style:name="T102_104" style:family="text">
      <style:text-properties fo:font-size="12pt" style:font-size-asian="12pt" style:font-size-complex="12pt"/>
    </style:style>
    <style:style style:name="T102_105" style:family="text">
      <style:text-properties fo:font-size="12pt" style:font-size-asian="12pt" style:font-size-complex="12pt"/>
    </style:style>
    <style:style style:name="T102_106" style:family="text">
      <style:text-properties fo:font-size="12pt" style:font-size-asian="12pt" style:font-size-complex="12pt"/>
    </style:style>
    <style:style style:name="T102_107" style:family="text">
      <style:text-properties fo:font-size="12pt" style:font-size-asian="12pt" style:font-size-complex="12pt"/>
    </style:style>
    <style:style style:name="T102_108" style:family="text">
      <style:text-properties fo:font-size="12pt" style:font-size-asian="12pt" style:font-size-complex="12pt"/>
    </style:style>
    <style:style style:name="T102_109" style:family="text">
      <style:text-properties fo:font-size="12pt" style:font-size-asian="12pt" style:font-size-complex="12pt"/>
    </style:style>
    <style:style style:name="T102_110" style:family="text">
      <style:text-properties fo:font-size="12pt" style:font-size-asian="12pt" style:font-size-complex="12pt"/>
    </style:style>
    <style:style style:name="T102_111" style:family="text">
      <style:text-properties fo:font-size="12pt" style:font-size-asian="12pt" style:font-size-complex="12pt"/>
    </style:style>
    <style:style style:name="T102_112" style:family="text">
      <style:text-properties fo:font-size="12pt" style:font-size-asian="12pt" style:font-size-complex="12pt"/>
    </style:style>
    <style:style style:name="T102_113" style:family="text">
      <style:text-properties fo:font-size="12pt" style:font-size-asian="12pt" style:font-size-complex="12pt"/>
    </style:style>
    <style:style style:name="T102_114" style:family="text">
      <style:text-properties fo:font-size="12pt" style:font-size-asian="12pt" style:font-size-complex="12pt"/>
    </style:style>
    <style:style style:name="T102_115" style:family="text">
      <style:text-properties fo:font-size="12pt" style:font-size-asian="12pt" style:font-size-complex="12pt"/>
    </style:style>
    <style:style style:name="T102_116" style:family="text">
      <style:text-properties fo:font-size="12pt" style:font-size-asian="12pt" style:font-size-complex="12pt"/>
    </style:style>
    <style:style style:name="T102_117" style:family="text">
      <style:text-properties fo:font-size="12pt" style:font-size-asian="12pt" style:font-size-complex="12pt"/>
    </style:style>
    <style:style style:name="T102_118" style:family="text">
      <style:text-properties fo:font-size="12pt" style:font-size-asian="12pt" style:font-size-complex="12pt"/>
    </style:style>
    <style:style style:name="T102_119" style:family="text">
      <style:text-properties fo:font-size="12pt" style:font-size-asian="12pt" style:font-size-complex="12pt"/>
    </style:style>
    <style:style style:name="T102_120" style:family="text">
      <style:text-properties fo:font-size="12pt" style:font-size-asian="12pt" style:font-size-complex="12pt"/>
    </style:style>
    <style:style style:name="T102_121" style:family="text">
      <style:text-properties fo:font-size="12pt" style:font-size-asian="12pt" style:font-size-complex="12pt"/>
    </style:style>
    <style:style style:name="T102_122" style:family="text">
      <style:text-properties fo:font-size="12pt" style:font-size-asian="12pt" style:font-size-complex="12pt"/>
    </style:style>
    <style:style style:name="T102_123" style:family="text">
      <style:text-properties fo:font-size="12pt" style:font-size-asian="12pt" style:font-size-complex="12pt"/>
    </style:style>
    <style:style style:name="T102_124" style:family="text">
      <style:text-properties fo:font-size="12pt" style:font-size-asian="12pt" style:font-size-complex="12pt"/>
    </style:style>
    <style:style style:name="T102_125" style:family="text">
      <style:text-properties fo:font-size="12pt" style:font-size-asian="12pt" style:font-size-complex="12pt"/>
    </style:style>
    <style:style style:name="T102_126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text-indent="1.27cm" fo:line-height="150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T103_56" style:family="text">
      <style:text-properties fo:font-size="12pt" style:font-size-asian="12pt" style:font-size-complex="12pt"/>
    </style:style>
    <style:style style:name="T103_57" style:family="text">
      <style:text-properties fo:font-size="12pt" style:font-size-asian="12pt" style:font-size-complex="12pt"/>
    </style:style>
    <style:style style:name="T103_58" style:family="text">
      <style:text-properties fo:font-size="12pt" style:font-size-asian="12pt" style:font-size-complex="12pt"/>
    </style:style>
    <style:style style:name="T103_59" style:family="text">
      <style:text-properties fo:font-size="12pt" style:font-size-asian="12pt" style:font-size-complex="12pt"/>
    </style:style>
    <style:style style:name="T103_60" style:family="text">
      <style:text-properties fo:font-size="12pt" style:font-size-asian="12pt" style:font-size-complex="12pt"/>
    </style:style>
    <style:style style:name="T103_61" style:family="text">
      <style:text-properties fo:font-size="12pt" style:font-size-asian="12pt" style:font-size-complex="12pt"/>
    </style:style>
    <style:style style:name="T103_62" style:family="text">
      <style:text-properties fo:font-size="12pt" style:font-size-asian="12pt" style:font-size-complex="12pt"/>
    </style:style>
    <style:style style:name="T103_63" style:family="text">
      <style:text-properties fo:font-size="12pt" style:font-size-asian="12pt" style:font-size-complex="12pt"/>
    </style:style>
    <style:style style:name="T103_64" style:family="text">
      <style:text-properties fo:font-size="12pt" style:font-size-asian="12pt" style:font-size-complex="12pt"/>
    </style:style>
    <style:style style:name="T103_65" style:family="text">
      <style:text-properties fo:font-size="12pt" style:font-size-asian="12pt" style:font-size-complex="12pt"/>
    </style:style>
    <style:style style:name="T103_66" style:family="text">
      <style:text-properties fo:font-size="12pt" style:font-size-asian="12pt" style:font-size-complex="12pt"/>
    </style:style>
    <style:style style:name="T103_67" style:family="text">
      <style:text-properties fo:font-size="12pt" style:font-size-asian="12pt" style:font-size-complex="12pt"/>
    </style:style>
    <style:style style:name="T103_68" style:family="text">
      <style:text-properties fo:font-size="12pt" style:font-size-asian="12pt" style:font-size-complex="12pt"/>
    </style:style>
    <style:style style:name="T103_69" style:family="text">
      <style:text-properties fo:font-size="12pt" style:font-size-asian="12pt" style:font-size-complex="12pt"/>
    </style:style>
    <style:style style:name="T103_70" style:family="text">
      <style:text-properties fo:font-size="12pt" style:font-size-asian="12pt" style:font-size-complex="12pt"/>
    </style:style>
    <style:style style:name="T103_71" style:family="text">
      <style:text-properties fo:font-size="12pt" style:font-size-asian="12pt" style:font-size-complex="12pt"/>
    </style:style>
    <style:style style:name="T103_72" style:family="text">
      <style:text-properties fo:font-size="12pt" style:font-size-asian="12pt" style:font-size-complex="12pt"/>
    </style:style>
    <style:style style:name="T103_73" style:family="text">
      <style:text-properties fo:font-size="12pt" style:font-size-asian="12pt" style:font-size-complex="12pt"/>
    </style:style>
    <style:style style:name="T103_74" style:family="text">
      <style:text-properties fo:font-size="12pt" style:font-size-asian="12pt" style:font-size-complex="12pt"/>
    </style:style>
    <style:style style:name="T103_75" style:family="text">
      <style:text-properties fo:font-size="12pt" style:font-size-asian="12pt" style:font-size-complex="12pt"/>
    </style:style>
    <style:style style:name="T103_76" style:family="text">
      <style:text-properties fo:font-size="12pt" style:font-size-asian="12pt" style:font-size-complex="12pt"/>
    </style:style>
    <style:style style:name="T103_77" style:family="text">
      <style:text-properties fo:font-size="12pt" style:font-size-asian="12pt" style:font-size-complex="12pt"/>
    </style:style>
    <style:style style:name="T103_78" style:family="text">
      <style:text-properties fo:font-size="12pt" style:font-size-asian="12pt" style:font-size-complex="12pt"/>
    </style:style>
    <style:style style:name="T103_79" style:family="text">
      <style:text-properties fo:font-size="12pt" style:font-size-asian="12pt" style:font-size-complex="12pt"/>
    </style:style>
    <style:style style:name="T103_80" style:family="text">
      <style:text-properties fo:font-size="12pt" style:font-size-asian="12pt" style:font-size-complex="12pt"/>
    </style:style>
    <style:style style:name="T103_81" style:family="text">
      <style:text-properties fo:font-size="12pt" style:font-size-asian="12pt" style:font-size-complex="12pt"/>
    </style:style>
    <style:style style:name="T103_82" style:family="text">
      <style:text-properties fo:font-size="12pt" style:font-size-asian="12pt" style:font-size-complex="12pt"/>
    </style:style>
    <style:style style:name="T103_83" style:family="text">
      <style:text-properties fo:font-size="12pt" style:font-size-asian="12pt" style:font-size-complex="12pt"/>
    </style:style>
    <style:style style:name="T103_84" style:family="text">
      <style:text-properties fo:font-size="12pt" style:font-size-asian="12pt" style:font-size-complex="12pt"/>
    </style:style>
    <style:style style:name="T103_85" style:family="text">
      <style:text-properties fo:font-size="12pt" style:font-size-asian="12pt" style:font-size-complex="12pt"/>
    </style:style>
    <style:style style:name="T103_86" style:family="text">
      <style:text-properties fo:font-size="12pt" style:font-size-asian="12pt" style:font-size-complex="12pt"/>
    </style:style>
    <style:style style:name="T103_87" style:family="text">
      <style:text-properties fo:font-size="12pt" style:font-size-asian="12pt" style:font-size-complex="12pt"/>
    </style:style>
    <style:style style:name="T103_88" style:family="text">
      <style:text-properties fo:font-size="12pt" style:font-size-asian="12pt" style:font-size-complex="12pt"/>
    </style:style>
    <style:style style:name="T103_89" style:family="text">
      <style:text-properties fo:font-size="12pt" style:font-size-asian="12pt" style:font-size-complex="12pt"/>
    </style:style>
    <style:style style:name="T103_90" style:family="text">
      <style:text-properties fo:font-size="12pt" style:font-size-asian="12pt" style:font-size-complex="12pt"/>
    </style:style>
    <style:style style:name="T103_91" style:family="text">
      <style:text-properties fo:font-size="12pt" style:font-size-asian="12pt" style:font-size-complex="12pt"/>
    </style:style>
    <style:style style:name="T103_92" style:family="text">
      <style:text-properties fo:font-size="12pt" style:font-size-asian="12pt" style:font-size-complex="12pt"/>
    </style:style>
    <style:style style:name="T103_93" style:family="text">
      <style:text-properties fo:font-size="12pt" style:font-size-asian="12pt" style:font-size-complex="12pt"/>
    </style:style>
    <style:style style:name="T103_94" style:family="text">
      <style:text-properties fo:font-size="12pt" style:font-size-asian="12pt" style:font-size-complex="12pt"/>
    </style:style>
    <style:style style:name="T103_95" style:family="text">
      <style:text-properties fo:font-size="12pt" style:font-size-asian="12pt" style:font-size-complex="12pt"/>
    </style:style>
    <style:style style:name="T103_96" style:family="text">
      <style:text-properties fo:font-size="12pt" style:font-size-asian="12pt" style:font-size-complex="12pt"/>
    </style:style>
    <style:style style:name="T103_97" style:family="text">
      <style:text-properties fo:font-size="12pt" style:font-size-asian="12pt" style:font-size-complex="12pt"/>
    </style:style>
    <style:style style:name="T103_98" style:family="text">
      <style:text-properties fo:font-size="12pt" style:font-size-asian="12pt" style:font-size-complex="12pt"/>
    </style:style>
    <style:style style:name="T103_99" style:family="text">
      <style:text-properties fo:font-size="12pt" style:font-size-asian="12pt" style:font-size-complex="12pt"/>
    </style:style>
    <style:style style:name="T103_100" style:family="text">
      <style:text-properties fo:font-size="12pt" style:font-size-asian="12pt" style:font-size-complex="12pt"/>
    </style:style>
    <style:style style:name="T103_101" style:family="text">
      <style:text-properties fo:font-size="12pt" style:font-size-asian="12pt" style:font-size-complex="12pt"/>
    </style:style>
    <style:style style:name="T103_102" style:family="text">
      <style:text-properties fo:font-size="12pt" style:font-size-asian="12pt" style:font-size-complex="12pt"/>
    </style:style>
    <style:style style:name="T103_103" style:family="text">
      <style:text-properties fo:font-size="12pt" style:font-size-asian="12pt" style:font-size-complex="12pt"/>
    </style:style>
    <style:style style:name="T103_104" style:family="text">
      <style:text-properties fo:font-size="12pt" style:font-size-asian="12pt" style:font-size-complex="12pt"/>
    </style:style>
    <style:style style:name="T103_105" style:family="text">
      <style:text-properties fo:font-size="12pt" style:font-size-asian="12pt" style:font-size-complex="12pt"/>
    </style:style>
    <style:style style:name="T103_106" style:family="text">
      <style:text-properties fo:font-size="12pt" style:font-size-asian="12pt" style:font-size-complex="12pt"/>
    </style:style>
    <style:style style:name="T103_107" style:family="text">
      <style:text-properties fo:font-size="12pt" style:font-size-asian="12pt" style:font-size-complex="12pt"/>
    </style:style>
    <style:style style:name="T103_108" style:family="text">
      <style:text-properties fo:font-size="12pt" style:font-size-asian="12pt" style:font-size-complex="12pt"/>
    </style:style>
    <style:style style:name="T103_109" style:family="text">
      <style:text-properties fo:font-size="12pt" style:font-size-asian="12pt" style:font-size-complex="12pt"/>
    </style:style>
    <style:style style:name="T103_110" style:family="text">
      <style:text-properties fo:font-size="12pt" style:font-size-asian="12pt" style:font-size-complex="12pt"/>
    </style:style>
    <style:style style:name="T103_111" style:family="text">
      <style:text-properties fo:font-size="12pt" style:font-size-asian="12pt" style:font-size-complex="12pt"/>
    </style:style>
    <style:style style:name="T103_112" style:family="text">
      <style:text-properties fo:font-size="12pt" style:font-size-asian="12pt" style:font-size-complex="12pt"/>
    </style:style>
    <style:style style:name="T103_113" style:family="text">
      <style:text-properties fo:font-size="12pt" style:font-size-asian="12pt" style:font-size-complex="12pt"/>
    </style:style>
    <style:style style:name="T103_114" style:family="text">
      <style:text-properties fo:font-size="12pt" style:font-size-asian="12pt" style:font-size-complex="12pt"/>
    </style:style>
    <style:style style:name="T103_115" style:family="text">
      <style:text-properties fo:font-size="12pt" style:font-size-asian="12pt" style:font-size-complex="12pt"/>
    </style:style>
    <style:style style:name="T103_116" style:family="text">
      <style:text-properties fo:font-size="12pt" style:font-size-asian="12pt" style:font-size-complex="12pt"/>
    </style:style>
    <style:style style:name="T103_117" style:family="text">
      <style:text-properties fo:font-size="12pt" style:font-size-asian="12pt" style:font-size-complex="12pt"/>
    </style:style>
    <style:style style:name="T103_118" style:family="text">
      <style:text-properties fo:font-size="12pt" style:font-size-asian="12pt" style:font-size-complex="12pt"/>
    </style:style>
    <style:style style:name="T103_119" style:family="text">
      <style:text-properties fo:font-size="12pt" style:font-size-asian="12pt" style:font-size-complex="12pt"/>
    </style:style>
    <style:style style:name="T103_120" style:family="text">
      <style:text-properties fo:font-size="12pt" style:font-size-asian="12pt" style:font-size-complex="12pt"/>
    </style:style>
    <style:style style:name="T103_121" style:family="text">
      <style:text-properties fo:font-size="12pt" style:font-size-asian="12pt" style:font-size-complex="12pt"/>
    </style:style>
    <style:style style:name="T103_122" style:family="text">
      <style:text-properties fo:font-size="12pt" style:font-size-asian="12pt" style:font-size-complex="12pt"/>
    </style:style>
    <style:style style:name="T103_123" style:family="text">
      <style:text-properties fo:font-size="12pt" style:font-size-asian="12pt" style:font-size-complex="12pt"/>
    </style:style>
    <style:style style:name="T103_124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text-indent="1.27cm" fo:line-height="150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T104_51" style:family="text">
      <style:text-properties fo:font-size="12pt" style:font-size-asian="12pt" style:font-size-complex="12pt"/>
    </style:style>
    <style:style style:name="T104_52" style:family="text">
      <style:text-properties fo:font-size="12pt" style:font-size-asian="12pt" style:font-size-complex="12pt"/>
    </style:style>
    <style:style style:name="T104_53" style:family="text">
      <style:text-properties fo:font-size="12pt" style:font-size-asian="12pt" style:font-size-complex="12pt"/>
    </style:style>
    <style:style style:name="T104_54" style:family="text">
      <style:text-properties fo:font-size="12pt" style:font-size-asian="12pt" style:font-size-complex="12pt"/>
    </style:style>
    <style:style style:name="T104_55" style:family="text">
      <style:text-properties fo:font-size="12pt" style:font-size-asian="12pt" style:font-size-complex="12pt"/>
    </style:style>
    <style:style style:name="T104_56" style:family="text">
      <style:text-properties fo:font-size="12pt" style:font-size-asian="12pt" style:font-size-complex="12pt"/>
    </style:style>
    <style:style style:name="T104_57" style:family="text">
      <style:text-properties fo:font-size="12pt" style:font-size-asian="12pt" style:font-size-complex="12pt"/>
    </style:style>
    <style:style style:name="T104_58" style:family="text">
      <style:text-properties fo:font-size="12pt" style:font-size-asian="12pt" style:font-size-complex="12pt"/>
    </style:style>
    <style:style style:name="T104_59" style:family="text">
      <style:text-properties fo:font-size="12pt" style:font-size-asian="12pt" style:font-size-complex="12pt"/>
    </style:style>
    <style:style style:name="T104_60" style:family="text">
      <style:text-properties fo:font-size="12pt" style:font-size-asian="12pt" style:font-size-complex="12pt"/>
    </style:style>
    <style:style style:name="T104_61" style:family="text">
      <style:text-properties fo:font-size="12pt" style:font-size-asian="12pt" style:font-size-complex="12pt"/>
    </style:style>
    <style:style style:name="T104_62" style:family="text">
      <style:text-properties fo:font-size="12pt" style:font-size-asian="12pt" style:font-size-complex="12pt"/>
    </style:style>
    <style:style style:name="T104_63" style:family="text">
      <style:text-properties fo:font-size="12pt" style:font-size-asian="12pt" style:font-size-complex="12pt"/>
    </style:style>
    <style:style style:name="T104_64" style:family="text">
      <style:text-properties fo:font-size="12pt" style:font-size-asian="12pt" style:font-size-complex="12pt"/>
    </style:style>
    <style:style style:name="T104_65" style:family="text">
      <style:text-properties fo:font-size="12pt" style:font-size-asian="12pt" style:font-size-complex="12pt"/>
    </style:style>
    <style:style style:name="T104_66" style:family="text">
      <style:text-properties fo:font-size="12pt" style:font-size-asian="12pt" style:font-size-complex="12pt"/>
    </style:style>
    <style:style style:name="T104_67" style:family="text">
      <style:text-properties fo:font-size="12pt" style:font-size-asian="12pt" style:font-size-complex="12pt"/>
    </style:style>
    <style:style style:name="T104_68" style:family="text">
      <style:text-properties fo:font-size="12pt" style:font-size-asian="12pt" style:font-size-complex="12pt"/>
    </style:style>
    <style:style style:name="T104_69" style:family="text">
      <style:text-properties fo:font-size="12pt" style:font-size-asian="12pt" style:font-size-complex="12pt"/>
    </style:style>
    <style:style style:name="T104_70" style:family="text">
      <style:text-properties fo:font-size="12pt" style:font-size-asian="12pt" style:font-size-complex="12pt"/>
    </style:style>
    <style:style style:name="T104_71" style:family="text">
      <style:text-properties fo:font-size="12pt" style:font-size-asian="12pt" style:font-size-complex="12pt"/>
    </style:style>
    <style:style style:name="T104_72" style:family="text">
      <style:text-properties fo:font-size="12pt" style:font-size-asian="12pt" style:font-size-complex="12pt"/>
    </style:style>
    <style:style style:name="T104_73" style:family="text">
      <style:text-properties fo:font-size="12pt" style:font-size-asian="12pt" style:font-size-complex="12pt"/>
    </style:style>
    <style:style style:name="T104_74" style:family="text">
      <style:text-properties fo:font-size="12pt" style:font-size-asian="12pt" style:font-size-complex="12pt"/>
    </style:style>
    <style:style style:name="T104_75" style:family="text">
      <style:text-properties fo:font-size="12pt" style:font-size-asian="12pt" style:font-size-complex="12pt"/>
    </style:style>
    <style:style style:name="T104_76" style:family="text">
      <style:text-properties fo:font-size="12pt" style:font-size-asian="12pt" style:font-size-complex="12pt"/>
    </style:style>
    <style:style style:name="T104_77" style:family="text">
      <style:text-properties fo:font-size="12pt" style:font-size-asian="12pt" style:font-size-complex="12pt"/>
    </style:style>
    <style:style style:name="T104_78" style:family="text">
      <style:text-properties fo:font-size="12pt" style:font-size-asian="12pt" style:font-size-complex="12pt"/>
    </style:style>
    <style:style style:name="T104_79" style:family="text">
      <style:text-properties fo:font-size="12pt" style:font-size-asian="12pt" style:font-size-complex="12pt"/>
    </style:style>
    <style:style style:name="T104_80" style:family="text">
      <style:text-properties fo:font-size="12pt" style:font-size-asian="12pt" style:font-size-complex="12pt"/>
    </style:style>
    <style:style style:name="T104_81" style:family="text">
      <style:text-properties fo:font-size="12pt" style:font-size-asian="12pt" style:font-size-complex="12pt"/>
    </style:style>
    <style:style style:name="T104_82" style:family="text">
      <style:text-properties fo:font-size="12pt" style:font-size-asian="12pt" style:font-size-complex="12pt"/>
    </style:style>
    <style:style style:name="T104_83" style:family="text">
      <style:text-properties fo:font-size="12pt" style:font-size-asian="12pt" style:font-size-complex="12pt"/>
    </style:style>
    <style:style style:name="T104_84" style:family="text">
      <style:text-properties fo:font-size="12pt" style:font-size-asian="12pt" style:font-size-complex="12pt"/>
    </style:style>
    <style:style style:name="T104_85" style:family="text">
      <style:text-properties fo:font-size="12pt" style:font-size-asian="12pt" style:font-size-complex="12pt"/>
    </style:style>
    <style:style style:name="T104_86" style:family="text">
      <style:text-properties fo:font-size="12pt" style:font-size-asian="12pt" style:font-size-complex="12pt"/>
    </style:style>
    <style:style style:name="T104_87" style:family="text">
      <style:text-properties fo:font-size="12pt" style:font-size-asian="12pt" style:font-size-complex="12pt"/>
    </style:style>
    <style:style style:name="T104_88" style:family="text">
      <style:text-properties fo:font-size="12pt" style:font-size-asian="12pt" style:font-size-complex="12pt"/>
    </style:style>
    <style:style style:name="T104_89" style:family="text">
      <style:text-properties fo:font-size="12pt" style:font-size-asian="12pt" style:font-size-complex="12pt"/>
    </style:style>
    <style:style style:name="T104_90" style:family="text">
      <style:text-properties fo:font-size="12pt" style:font-size-asian="12pt" style:font-size-complex="12pt"/>
    </style:style>
    <style:style style:name="T104_91" style:family="text">
      <style:text-properties fo:font-size="12pt" style:font-size-asian="12pt" style:font-size-complex="12pt"/>
    </style:style>
    <style:style style:name="T104_92" style:family="text">
      <style:text-properties fo:font-size="12pt" style:font-size-asian="12pt" style:font-size-complex="12pt"/>
    </style:style>
    <style:style style:name="T104_93" style:family="text">
      <style:text-properties fo:font-size="12pt" style:font-size-asian="12pt" style:font-size-complex="12pt"/>
    </style:style>
    <style:style style:name="T104_94" style:family="text">
      <style:text-properties fo:font-size="12pt" style:font-size-asian="12pt" style:font-size-complex="12pt"/>
    </style:style>
    <style:style style:name="T104_95" style:family="text">
      <style:text-properties fo:font-size="12pt" style:font-size-asian="12pt" style:font-size-complex="12pt"/>
    </style:style>
    <style:style style:name="T104_96" style:family="text">
      <style:text-properties fo:font-size="12pt" style:font-size-asian="12pt" style:font-size-complex="12pt"/>
    </style:style>
    <style:style style:name="T104_97" style:family="text">
      <style:text-properties fo:font-size="12pt" style:font-size-asian="12pt" style:font-size-complex="12pt"/>
    </style:style>
    <style:style style:name="T104_98" style:family="text">
      <style:text-properties fo:font-size="12pt" style:font-size-asian="12pt" style:font-size-complex="12pt"/>
    </style:style>
    <style:style style:name="T104_99" style:family="text">
      <style:text-properties fo:font-size="12pt" style:font-size-asian="12pt" style:font-size-complex="12pt"/>
    </style:style>
    <style:style style:name="T104_100" style:family="text">
      <style:text-properties fo:font-size="12pt" style:font-size-asian="12pt" style:font-size-complex="12pt"/>
    </style:style>
    <style:style style:name="T104_101" style:family="text">
      <style:text-properties fo:font-size="12pt" style:font-size-asian="12pt" style:font-size-complex="12pt"/>
    </style:style>
    <style:style style:name="T104_102" style:family="text">
      <style:text-properties fo:font-size="12pt" style:font-size-asian="12pt" style:font-size-complex="12pt"/>
    </style:style>
    <style:style style:name="T104_103" style:family="text">
      <style:text-properties fo:font-size="12pt" style:font-size-asian="12pt" style:font-size-complex="12pt"/>
    </style:style>
    <style:style style:name="T104_104" style:family="text">
      <style:text-properties fo:font-size="12pt" style:font-size-asian="12pt" style:font-size-complex="12pt"/>
    </style:style>
    <style:style style:name="T104_105" style:family="text">
      <style:text-properties fo:font-size="12pt" style:font-size-asian="12pt" style:font-size-complex="12pt"/>
    </style:style>
    <style:style style:name="T104_106" style:family="text">
      <style:text-properties fo:font-size="12pt" style:font-size-asian="12pt" style:font-size-complex="12pt"/>
    </style:style>
    <style:style style:name="T104_107" style:family="text">
      <style:text-properties fo:font-size="12pt" style:font-size-asian="12pt" style:font-size-complex="12pt"/>
    </style:style>
    <style:style style:name="T104_108" style:family="text">
      <style:text-properties fo:font-size="12pt" style:font-size-asian="12pt" style:font-size-complex="12pt"/>
    </style:style>
    <style:style style:name="T104_109" style:family="text">
      <style:text-properties fo:font-size="12pt" style:font-size-asian="12pt" style:font-size-complex="12pt"/>
    </style:style>
    <style:style style:name="T104_110" style:family="text">
      <style:text-properties fo:font-size="12pt" style:font-size-asian="12pt" style:font-size-complex="12pt"/>
    </style:style>
    <style:style style:name="T104_111" style:family="text">
      <style:text-properties fo:font-size="12pt" style:font-size-asian="12pt" style:font-size-complex="12pt"/>
    </style:style>
    <style:style style:name="T104_112" style:family="text">
      <style:text-properties fo:font-size="12pt" style:font-size-asian="12pt" style:font-size-complex="12pt"/>
    </style:style>
    <style:style style:name="T104_113" style:family="text">
      <style:text-properties fo:font-size="12pt" style:font-size-asian="12pt" style:font-size-complex="12pt"/>
    </style:style>
    <style:style style:name="T104_114" style:family="text">
      <style:text-properties fo:font-size="12pt" style:font-size-asian="12pt" style:font-size-complex="12pt"/>
    </style:style>
    <style:style style:name="T104_115" style:family="text">
      <style:text-properties fo:font-size="12pt" style:font-size-asian="12pt" style:font-size-complex="12pt"/>
    </style:style>
    <style:style style:name="T104_116" style:family="text">
      <style:text-properties fo:font-size="12pt" style:font-size-asian="12pt" style:font-size-complex="12pt"/>
    </style:style>
    <style:style style:name="T104_117" style:family="text">
      <style:text-properties fo:font-size="12pt" style:font-size-asian="12pt" style:font-size-complex="12pt"/>
    </style:style>
    <style:style style:name="T104_118" style:family="text">
      <style:text-properties fo:font-size="12pt" style:font-size-asian="12pt" style:font-size-complex="12pt"/>
    </style:style>
    <style:style style:name="T104_119" style:family="text">
      <style:text-properties fo:font-size="12pt" style:font-size-asian="12pt" style:font-size-complex="12pt"/>
    </style:style>
    <style:style style:name="T104_120" style:family="text">
      <style:text-properties fo:font-size="12pt" style:font-size-asian="12pt" style:font-size-complex="12pt"/>
    </style:style>
    <style:style style:name="T104_121" style:family="text">
      <style:text-properties fo:font-size="12pt" style:font-size-asian="12pt" style:font-size-complex="12pt"/>
    </style:style>
    <style:style style:name="T104_122" style:family="text">
      <style:text-properties fo:font-size="12pt" style:font-size-asian="12pt" style:font-size-complex="12pt"/>
    </style:style>
    <style:style style:name="T104_123" style:family="text">
      <style:text-properties fo:font-size="12pt" style:font-size-asian="12pt" style:font-size-complex="12pt"/>
    </style:style>
    <style:style style:name="T104_124" style:family="text">
      <style:text-properties fo:font-size="12pt" style:font-size-asian="12pt" style:font-size-complex="12pt"/>
    </style:style>
    <style:style style:name="T104_125" style:family="text">
      <style:text-properties fo:font-size="12pt" style:font-size-asian="12pt" style:font-size-complex="12pt"/>
    </style:style>
    <style:style style:name="T104_126" style:family="text">
      <style:text-properties fo:font-size="12pt" style:font-size-asian="12pt" style:font-size-complex="12pt"/>
    </style:style>
    <style:style style:name="T104_127" style:family="text">
      <style:text-properties fo:font-size="12pt" style:font-size-asian="12pt" style:font-size-complex="12pt"/>
    </style:style>
    <style:style style:name="T104_128" style:family="text">
      <style:text-properties fo:font-size="12pt" style:font-size-asian="12pt" style:font-size-complex="12pt"/>
    </style:style>
    <style:style style:name="T104_129" style:family="text">
      <style:text-properties fo:font-size="12pt" style:font-size-asian="12pt" style:font-size-complex="12pt"/>
    </style:style>
    <style:style style:name="T104_130" style:family="text">
      <style:text-properties fo:font-size="12pt" style:font-size-asian="12pt" style:font-size-complex="12pt"/>
    </style:style>
    <style:style style:name="T104_131" style:family="text">
      <style:text-properties fo:font-size="12pt" style:font-size-asian="12pt" style:font-size-complex="12pt"/>
    </style:style>
    <style:style style:name="T104_132" style:family="text">
      <style:text-properties fo:font-size="12pt" style:font-size-asian="12pt" style:font-size-complex="12pt"/>
    </style:style>
    <style:style style:name="T104_133" style:family="text">
      <style:text-properties fo:font-size="12pt" style:font-size-asian="12pt" style:font-size-complex="12pt"/>
    </style:style>
    <style:style style:name="T104_134" style:family="text">
      <style:text-properties fo:font-size="12pt" style:font-size-asian="12pt" style:font-size-complex="12pt"/>
    </style:style>
    <style:style style:name="T104_135" style:family="text">
      <style:text-properties fo:font-size="12pt" style:font-size-asian="12pt" style:font-size-complex="12pt"/>
    </style:style>
    <style:style style:name="T104_136" style:family="text">
      <style:text-properties fo:font-size="12pt" style:font-size-asian="12pt" style:font-size-complex="12pt"/>
    </style:style>
    <style:style style:name="T104_137" style:family="text">
      <style:text-properties fo:font-size="12pt" style:font-size-asian="12pt" style:font-size-complex="12pt"/>
    </style:style>
    <style:style style:name="T104_138" style:family="text">
      <style:text-properties fo:font-size="12pt" style:font-size-asian="12pt" style:font-size-complex="12pt"/>
    </style:style>
    <style:style style:name="T104_139" style:family="text">
      <style:text-properties fo:font-size="12pt" style:font-size-asian="12pt" style:font-size-complex="12pt"/>
    </style:style>
    <style:style style:name="T104_140" style:family="text">
      <style:text-properties fo:font-size="12pt" style:font-size-asian="12pt" style:font-size-complex="12pt"/>
    </style:style>
    <style:style style:name="T104_141" style:family="text">
      <style:text-properties fo:font-size="12pt" style:font-size-asian="12pt" style:font-size-complex="12pt"/>
    </style:style>
    <style:style style:name="T104_142" style:family="text">
      <style:text-properties fo:font-size="12pt" style:font-size-asian="12pt" style:font-size-complex="12pt"/>
    </style:style>
    <style:style style:name="T104_143" style:family="text">
      <style:text-properties fo:font-size="12pt" style:font-size-asian="12pt" style:font-size-complex="12pt"/>
    </style:style>
    <style:style style:name="T104_144" style:family="text">
      <style:text-properties fo:font-size="12pt" style:font-size-asian="12pt" style:font-size-complex="12pt"/>
    </style:style>
    <style:style style:name="T104_145" style:family="text">
      <style:text-properties fo:font-size="12pt" style:font-size-asian="12pt" style:font-size-complex="12pt"/>
    </style:style>
    <style:style style:name="T104_146" style:family="text">
      <style:text-properties fo:font-size="12pt" style:font-size-asian="12pt" style:font-size-complex="12pt"/>
    </style:style>
    <style:style style:name="T104_147" style:family="text">
      <style:text-properties fo:font-size="12pt" style:font-size-asian="12pt" style:font-size-complex="12pt"/>
    </style:style>
    <style:style style:name="T104_148" style:family="text">
      <style:text-properties fo:font-size="12pt" style:font-size-asian="12pt" style:font-size-complex="12pt"/>
    </style:style>
    <style:style style:name="T104_149" style:family="text">
      <style:text-properties fo:font-size="12pt" style:font-size-asian="12pt" style:font-size-complex="12pt"/>
    </style:style>
    <style:style style:name="T104_150" style:family="text">
      <style:text-properties fo:font-size="12pt" style:font-size-asian="12pt" style:font-size-complex="12pt"/>
    </style:style>
    <style:style style:name="T104_151" style:family="text">
      <style:text-properties fo:font-size="12pt" style:font-size-asian="12pt" style:font-size-complex="12pt"/>
    </style:style>
    <style:style style:name="T104_152" style:family="text">
      <style:text-properties fo:font-size="12pt" style:font-size-asian="12pt" style:font-size-complex="12pt"/>
    </style:style>
    <style:style style:name="P105" style:family="paragraph" style:parent-style-name="Heading_20_1">
      <style:paragraph-properties fo:text-align="justify" fo:break-before="auto" fo:line-height="150%" style:writing-mode="lr-tb"/>
    </style:style>
    <style:style style:name="T105_1" style:family="text">
      <style:text-properties fo:color="#000000" fo:font-weight="bold" style:font-weight-asian="bold" style:font-weight-complex="bold"/>
    </style:style>
    <style:style style:name="T105_2" style:family="text">
      <style:text-properties fo:color="#000000" fo:font-weight="bold" style:font-weight-asian="bold" style:font-weight-complex="bold"/>
    </style:style>
    <style:style style:name="P106" style:family="paragraph" style:parent-style-name="Standard">
      <style:paragraph-properties fo:break-before="auto" fo:text-indent="1.27cm" fo:line-height="150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able2" style:family="table">
      <style:table-properties table:align="left" style:width="14.457cm" fo:margin-left="0.176cm"/>
    </style:style>
    <style:style style:name="Column5" style:family="table-column">
      <style:table-column-properties style:column-width="3cm"/>
    </style:style>
    <style:style style:name="Column6" style:family="table-column">
      <style:table-column-properties style:column-width="11.456cm"/>
    </style:style>
    <style:style style:name="Row13" style:family="table-row"/>
    <style:style style:name="Cell49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4" style:family="paragraph" style:parent-style-name="Heading_20_1">
      <style:paragraph-properties fo:text-align="justify" fo:break-before="auto" fo:line-height="150%" style:writing-mode="lr-tb"/>
    </style:style>
    <style:style style:name="T124_1" style:family="text">
      <style:text-properties fo:color="#000000" fo:font-weight="bold" style:font-weight-asian="bold" style:font-weight-complex="bold"/>
    </style:style>
    <style:style style:name="T124_2" style:family="text">
      <style:text-properties fo:color="#000000" fo:font-weight="bold" style:font-weight-asian="bold" style:font-weight-complex="bold"/>
    </style:style>
    <style:style style:name="P125" style:family="paragraph" style:parent-style-name="Standard">
      <style:paragraph-properties fo:text-align="justify" fo:break-before="auto" fo:line-height="150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T125_18" style:family="text">
      <style:text-properties fo:font-size="12pt" style:font-size-asian="12pt" style:font-size-complex="12pt"/>
    </style:style>
    <style:style style:name="T125_19" style:family="text">
      <style:text-properties fo:font-size="12pt" style:font-size-asian="12pt" style:font-size-complex="12pt"/>
    </style:style>
    <style:style style:name="T125_20" style:family="text">
      <style:text-properties fo:font-size="12pt" style:font-size-asian="12pt" style:font-size-complex="12pt"/>
    </style:style>
    <style:style style:name="T125_21" style:family="text">
      <style:text-properties fo:font-size="12pt" style:font-size-asian="12pt" style:font-size-complex="12pt"/>
    </style:style>
    <style:style style:name="T125_22" style:family="text">
      <style:text-properties fo:font-size="12pt" style:font-size-asian="12pt" style:font-size-complex="12pt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T125_25" style:family="text">
      <style:text-properties fo:font-size="12pt" style:font-size-asian="12pt" style:font-size-complex="12pt"/>
    </style:style>
    <style:style style:name="T125_26" style:family="text">
      <style:text-properties fo:font-size="12pt" style:font-size-asian="12pt" style:font-size-complex="12pt"/>
    </style:style>
    <style:style style:name="T125_27" style:family="text">
      <style:text-properties fo:font-size="12pt" style:font-size-asian="12pt" style:font-size-complex="12pt"/>
    </style:style>
    <style:style style:name="T125_28" style:family="text">
      <style:text-properties fo:font-size="12pt" style:font-size-asian="12pt" style:font-size-complex="12pt"/>
    </style:style>
    <style:style style:name="T125_29" style:family="text">
      <style:text-properties fo:font-size="12pt" style:font-size-asian="12pt" style:font-size-complex="12pt"/>
    </style:style>
    <style:style style:name="T125_30" style:family="text">
      <style:text-properties fo:font-size="12pt" style:font-size-asian="12pt" style:font-size-complex="12pt"/>
    </style:style>
    <style:style style:name="T125_31" style:family="text">
      <style:text-properties fo:font-size="12pt" style:font-size-asian="12pt" style:font-size-complex="12pt"/>
    </style:style>
    <style:style style:name="T125_32" style:family="text">
      <style:text-properties fo:font-size="12pt" style:font-size-asian="12pt" style:font-size-complex="12pt"/>
    </style:style>
    <style:style style:name="T125_33" style:family="text">
      <style:text-properties fo:font-size="12pt" style:font-size-asian="12pt" style:font-size-complex="12pt"/>
    </style:style>
    <style:style style:name="T125_34" style:family="text">
      <style:text-properties fo:font-size="12pt" style:font-size-asian="12pt" style:font-size-complex="12pt"/>
    </style:style>
    <style:style style:name="T125_35" style:family="text">
      <style:text-properties fo:font-size="12pt" style:font-size-asian="12pt" style:font-size-complex="12pt"/>
    </style:style>
    <style:style style:name="T125_36" style:family="text">
      <style:text-properties fo:font-size="12pt" style:font-size-asian="12pt" style:font-size-complex="12pt"/>
    </style:style>
    <style:style style:name="T125_37" style:family="text">
      <style:text-properties fo:font-size="12pt" style:font-size-asian="12pt" style:font-size-complex="12pt"/>
    </style:style>
    <style:style style:name="T125_38" style:family="text">
      <style:text-properties fo:font-size="12pt" style:font-size-asian="12pt" style:font-size-complex="12pt"/>
    </style:style>
    <style:style style:name="T125_39" style:family="text">
      <style:text-properties fo:font-size="12pt" style:font-size-asian="12pt" style:font-size-complex="12pt"/>
    </style:style>
    <style:style style:name="T125_40" style:family="text">
      <style:text-properties fo:font-size="12pt" style:font-size-asian="12pt" style:font-size-complex="12pt"/>
    </style:style>
    <style:style style:name="T125_41" style:family="text">
      <style:text-properties fo:font-size="12pt" style:font-size-asian="12pt" style:font-size-complex="12pt"/>
    </style:style>
    <style:style style:name="T125_42" style:family="text">
      <style:text-properties fo:font-size="12pt" style:font-size-asian="12pt" style:font-size-complex="12pt"/>
    </style:style>
    <style:style style:name="T125_43" style:family="text">
      <style:text-properties fo:font-size="12pt" style:font-size-asian="12pt" style:font-size-complex="12pt"/>
    </style:style>
    <style:style style:name="T125_44" style:family="text">
      <style:text-properties fo:font-size="12pt" style:font-size-asian="12pt" style:font-size-complex="12pt"/>
    </style:style>
    <style:style style:name="T125_45" style:family="text">
      <style:text-properties fo:font-size="12pt" style:font-size-asian="12pt" style:font-size-complex="12pt"/>
    </style:style>
    <style:style style:name="T125_46" style:family="text">
      <style:text-properties fo:font-size="12pt" style:font-size-asian="12pt" style:font-size-complex="12pt"/>
    </style:style>
    <style:style style:name="T125_47" style:family="text">
      <style:text-properties fo:font-size="12pt" style:font-size-asian="12pt" style:font-size-complex="12pt"/>
    </style:style>
    <style:style style:name="T125_48" style:family="text">
      <style:text-properties fo:font-size="12pt" style:font-size-asian="12pt" style:font-size-complex="12pt"/>
    </style:style>
    <style:style style:name="T125_49" style:family="text">
      <style:text-properties fo:font-size="12pt" style:font-size-asian="12pt" style:font-size-complex="12pt"/>
    </style:style>
    <style:style style:name="T125_50" style:family="text">
      <style:text-properties fo:font-size="12pt" style:font-size-asian="12pt" style:font-size-complex="12pt"/>
    </style:style>
    <style:style style:name="T125_51" style:family="text">
      <style:text-properties fo:font-size="12pt" style:font-size-asian="12pt" style:font-size-complex="12pt"/>
    </style:style>
    <style:style style:name="T125_52" style:family="text">
      <style:text-properties fo:font-size="12pt" style:font-size-asian="12pt" style:font-size-complex="12pt"/>
    </style:style>
    <style:style style:name="T125_53" style:family="text">
      <style:text-properties fo:font-size="12pt" style:font-size-asian="12pt" style:font-size-complex="12pt"/>
    </style:style>
    <style:style style:name="T125_54" style:family="text">
      <style:text-properties fo:font-size="12pt" style:font-size-asian="12pt" style:font-size-complex="12pt"/>
    </style:style>
    <style:style style:name="T125_55" style:family="text">
      <style:text-properties fo:font-size="12pt" style:font-size-asian="12pt" style:font-size-complex="12pt"/>
    </style:style>
    <style:style style:name="T125_56" style:family="text">
      <style:text-properties fo:font-size="12pt" style:font-size-asian="12pt" style:font-size-complex="12pt"/>
    </style:style>
    <style:style style:name="T125_57" style:family="text">
      <style:text-properties fo:font-size="12pt" style:font-size-asian="12pt" style:font-size-complex="12pt"/>
    </style:style>
    <style:style style:name="T125_58" style:family="text">
      <style:text-properties fo:font-size="12pt" style:font-size-asian="12pt" style:font-size-complex="12pt"/>
    </style:style>
    <style:style style:name="T125_59" style:family="text">
      <style:text-properties fo:font-size="12pt" style:font-size-asian="12pt" style:font-size-complex="12pt"/>
    </style:style>
    <style:style style:name="T125_60" style:family="text">
      <style:text-properties fo:font-size="12pt" style:font-size-asian="12pt" style:font-size-complex="12pt"/>
    </style:style>
    <style:style style:name="T125_61" style:family="text">
      <style:text-properties fo:font-size="12pt" style:font-size-asian="12pt" style:font-size-complex="12pt"/>
    </style:style>
    <style:style style:name="T125_62" style:family="text">
      <style:text-properties fo:font-size="12pt" style:font-size-asian="12pt" style:font-size-complex="12pt"/>
    </style:style>
    <style:style style:name="T125_63" style:family="text">
      <style:text-properties fo:font-size="12pt" style:font-size-asian="12pt" style:font-size-complex="12pt"/>
    </style:style>
    <style:style style:name="T125_64" style:family="text">
      <style:text-properties fo:font-size="12pt" style:font-size-asian="12pt" style:font-size-complex="12pt"/>
    </style:style>
    <style:style style:name="T125_65" style:family="text">
      <style:text-properties fo:font-size="12pt" style:font-size-asian="12pt" style:font-size-complex="12pt"/>
    </style:style>
    <style:style style:name="T125_66" style:family="text">
      <style:text-properties fo:font-size="12pt" style:font-size-asian="12pt" style:font-size-complex="12pt"/>
    </style:style>
    <style:style style:name="T125_67" style:family="text">
      <style:text-properties fo:font-size="12pt" style:font-size-asian="12pt" style:font-size-complex="12pt"/>
    </style:style>
    <style:style style:name="T125_68" style:family="text">
      <style:text-properties fo:font-size="12pt" style:font-size-asian="12pt" style:font-size-complex="12pt"/>
    </style:style>
    <style:style style:name="T125_69" style:family="text">
      <style:text-properties fo:font-size="12pt" style:font-size-asian="12pt" style:font-size-complex="12pt"/>
    </style:style>
    <style:style style:name="T125_70" style:family="text">
      <style:text-properties fo:font-size="12pt" style:font-size-asian="12pt" style:font-size-complex="12pt"/>
    </style:style>
    <style:style style:name="T125_71" style:family="text">
      <style:text-properties fo:font-size="12pt" style:font-size-asian="12pt" style:font-size-complex="12pt"/>
    </style:style>
    <style:style style:name="T125_72" style:family="text">
      <style:text-properties fo:font-size="12pt" style:font-size-asian="12pt" style:font-size-complex="12pt"/>
    </style:style>
    <style:style style:name="T125_73" style:family="text">
      <style:text-properties fo:font-size="12pt" style:font-size-asian="12pt" style:font-size-complex="12pt"/>
    </style:style>
    <style:style style:name="T125_74" style:family="text">
      <style:text-properties fo:font-size="12pt" style:font-size-asian="12pt" style:font-size-complex="12pt"/>
    </style:style>
    <style:style style:name="T125_75" style:family="text">
      <style:text-properties fo:font-size="12pt" style:font-size-asian="12pt" style:font-size-complex="12pt"/>
    </style:style>
    <style:style style:name="T125_76" style:family="text">
      <style:text-properties fo:font-size="12pt" style:font-size-asian="12pt" style:font-size-complex="12pt"/>
    </style:style>
    <style:style style:name="T125_77" style:family="text">
      <style:text-properties fo:font-size="12pt" style:font-size-asian="12pt" style:font-size-complex="12pt"/>
    </style:style>
    <style:style style:name="T125_78" style:family="text">
      <style:text-properties fo:font-size="12pt" style:font-size-asian="12pt" style:font-size-complex="12pt"/>
    </style:style>
    <style:style style:name="T125_79" style:family="text">
      <style:text-properties fo:font-size="12pt" style:font-size-asian="12pt" style:font-size-complex="12pt"/>
    </style:style>
    <style:style style:name="T125_80" style:family="text">
      <style:text-properties fo:font-size="12pt" style:font-size-asian="12pt" style:font-size-complex="12pt"/>
    </style:style>
    <style:style style:name="T125_81" style:family="text">
      <style:text-properties fo:font-size="12pt" style:font-size-asian="12pt" style:font-size-complex="12pt"/>
    </style:style>
    <style:style style:name="T125_82" style:family="text">
      <style:text-properties fo:font-size="12pt" style:font-size-asian="12pt" style:font-size-complex="12pt"/>
    </style:style>
    <style:style style:name="T125_83" style:family="text">
      <style:text-properties fo:font-size="12pt" style:font-size-asian="12pt" style:font-size-complex="12pt"/>
    </style:style>
    <style:style style:name="T125_84" style:family="text">
      <style:text-properties fo:font-size="12pt" style:font-size-asian="12pt" style:font-size-complex="12pt"/>
    </style:style>
    <style:style style:name="T125_85" style:family="text">
      <style:text-properties fo:font-size="12pt" style:font-size-asian="12pt" style:font-size-complex="12pt"/>
    </style:style>
    <style:style style:name="T125_86" style:family="text">
      <style:text-properties fo:font-size="12pt" style:font-size-asian="12pt" style:font-size-complex="12pt"/>
    </style:style>
    <style:style style:name="T125_87" style:family="text">
      <style:text-properties fo:font-size="12pt" style:font-size-asian="12pt" style:font-size-complex="12pt"/>
    </style:style>
    <style:style style:name="T125_88" style:family="text">
      <style:text-properties fo:font-size="12pt" style:font-size-asian="12pt" style:font-size-complex="12pt"/>
    </style:style>
    <style:style style:name="T125_89" style:family="text">
      <style:text-properties fo:font-size="12pt" style:font-size-asian="12pt" style:font-size-complex="12pt"/>
    </style:style>
    <style:style style:name="T125_90" style:family="text">
      <style:text-properties fo:font-size="12pt" style:font-size-asian="12pt" style:font-size-complex="12pt"/>
    </style:style>
    <style:style style:name="T125_91" style:family="text">
      <style:text-properties fo:font-size="12pt" style:font-size-asian="12pt" style:font-size-complex="12pt"/>
    </style:style>
    <style:style style:name="T125_92" style:family="text">
      <style:text-properties fo:font-size="12pt" style:font-size-asian="12pt" style:font-size-complex="12pt"/>
    </style:style>
    <style:style style:name="T125_93" style:family="text">
      <style:text-properties fo:font-size="12pt" style:font-size-asian="12pt" style:font-size-complex="12pt"/>
    </style:style>
    <style:style style:name="T125_94" style:family="text">
      <style:text-properties fo:font-size="12pt" style:font-size-asian="12pt" style:font-size-complex="12pt"/>
    </style:style>
    <style:style style:name="T125_95" style:family="text">
      <style:text-properties fo:font-size="12pt" style:font-size-asian="12pt" style:font-size-complex="12pt"/>
    </style:style>
    <style:style style:name="T125_96" style:family="text">
      <style:text-properties fo:font-size="12pt" style:font-size-asian="12pt" style:font-size-complex="12pt"/>
    </style:style>
    <style:style style:name="T125_97" style:family="text">
      <style:text-properties fo:font-size="12pt" style:font-size-asian="12pt" style:font-size-complex="12pt"/>
    </style:style>
    <style:style style:name="T125_98" style:family="text">
      <style:text-properties fo:font-size="12pt" style:font-size-asian="12pt" style:font-size-complex="12pt"/>
    </style:style>
    <style:style style:name="P126" style:family="paragraph" style:parent-style-name="Heading_20_1">
      <style:paragraph-properties fo:break-before="auto" fo:line-height="107%" style:writing-mode="lr-tb"/>
    </style:style>
    <style:style style:name="T126_1" style:family="text">
      <style:text-properties fo:color="#000000" fo:font-weight="bold" style:font-weight-asian="bold" style:font-weight-complex="bold"/>
    </style:style>
    <style:style style:name="T126_2" style:family="text">
      <style:text-properties fo:color="#000000" fo:font-weight="bold" style:font-weight-asian="bold" style:font-weight-complex="bold"/>
    </style:style>
    <style:style style:name="T126_3" style:family="text">
      <style:text-properties fo:color="#000000" fo:font-weight="bold" style:font-weight-asian="bold" style:font-weight-complex="bold"/>
    </style:style>
    <style:style style:name="T126_4" style:family="text">
      <style:text-properties fo:color="#000000" fo:font-weight="bold" style:font-weight-asian="bold" style:font-weight-complex="bold"/>
    </style:style>
    <style:style style:name="T126_5" style:family="text">
      <style:text-properties fo:color="#000000" fo:font-weight="bold" style:font-weight-asian="bold" style:font-weight-complex="bold"/>
    </style:style>
    <style:style style:name="T126_6" style:family="text">
      <style:text-properties fo:color="#000000" fo:font-weight="bold" style:font-weight-asian="bold" style:font-weight-complex="bold"/>
    </style:style>
    <style:style style:name="T126_7" style:family="text">
      <style:text-properties fo:color="#000000" fo:font-weight="bold" style:font-weight-asian="bold" style:font-weight-complex="bold"/>
    </style:style>
    <style:style style:name="T126_8" style:family="text">
      <style:text-properties fo:color="#000000" fo:font-weight="bold" style:font-weight-asian="bold" style:font-weight-complex="bold"/>
    </style:style>
    <style:style style:name="P127" style:family="paragraph" style:parent-style-name="Heading_20_2">
      <style:paragraph-properties fo:break-before="auto" fo:line-height="107%" style:writing-mode="lr-tb"/>
    </style:style>
    <style:style style:name="T127_1" style:family="text">
      <style:text-properties fo:color="#000000" fo:font-weight="bold" style:font-weight-asian="bold" style:font-weight-complex="bold"/>
    </style:style>
    <style:style style:name="T127_2" style:family="text">
      <style:text-properties fo:color="#000000" fo:font-weight="bold" style:font-weight-asian="bold" style:font-weight-complex="bold"/>
    </style:style>
    <style:style style:name="T127_3" style:family="text">
      <style:text-properties fo:color="#000000" fo:font-weight="bold" style:font-weight-asian="bold" style:font-weight-complex="bold"/>
    </style:style>
    <style:style style:name="T127_4" style:family="text">
      <style:text-properties fo:color="#000000" fo:font-weight="bold" style:font-weight-asian="bold" style:font-weight-complex="bold"/>
    </style:style>
    <style:style style:name="T127_5" style:family="text">
      <style:text-properties fo:color="#000000" fo:font-weight="bold" style:font-weight-asian="bold" style:font-weight-complex="bold"/>
    </style:style>
    <style:style style:name="T127_6" style:family="text"/>
    <style:style style:name="P128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T128_13" style:family="text">
      <style:text-properties fo:font-size="12pt" style:font-size-asian="12pt" style:font-size-complex="12pt"/>
    </style:style>
    <style:style style:name="T128_14" style:family="text">
      <style:text-properties fo:font-size="12pt" style:font-size-asian="12pt" style:font-size-complex="12pt"/>
    </style:style>
    <style:style style:name="T128_15" style:family="text">
      <style:text-properties fo:font-size="12pt" style:font-size-asian="12pt" style:font-size-complex="12pt"/>
    </style:style>
    <style:style style:name="T128_16" style:family="text">
      <style:text-properties fo:font-size="12pt" style:font-size-asian="12pt" style:font-size-complex="12pt"/>
    </style:style>
    <style:style style:name="T128_17" style:family="text">
      <style:text-properties fo:font-size="12pt" style:font-size-asian="12pt" style:font-size-complex="12pt"/>
    </style:style>
    <style:style style:name="T128_18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text-align="justify" fo:break-before="auto" fo:text-indent="1.27cm" fo:line-height="150%" fo:margin-top="0cm" fo:margin-bottom="0cm" fo:margin-left="0cm" fo:margin-right="0cm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center" fo:break-before="auto" fo:line-height="150%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text-align="justify" fo:break-before="auto" fo:text-indent="1.27cm" fo:line-height="150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/>
    </style:style>
    <style:style style:name="T131_21" style:family="text">
      <style:text-properties fo:font-size="12pt" style:font-size-asian="12pt" style:font-size-complex="12pt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>
      <style:text-properties fo:font-size="12pt" style:font-size-asian="12pt" style:font-size-complex="12pt"/>
    </style:style>
    <style:style style:name="T131_32" style:family="text">
      <style:text-properties fo:font-size="12pt" style:font-size-asian="12pt" style:font-size-complex="12pt"/>
    </style:style>
    <style:style style:name="T131_33" style:family="text">
      <style:text-properties fo:font-size="12pt" style:font-size-asian="12pt" style:font-size-complex="12pt"/>
    </style:style>
    <style:style style:name="T131_34" style:family="text">
      <style:text-properties fo:font-size="12pt" style:font-size-asian="12pt" style:font-size-complex="12pt"/>
    </style:style>
    <style:style style:name="T131_35" style:family="text">
      <style:text-properties fo:font-size="12pt" style:font-size-asian="12pt" style:font-size-complex="12pt"/>
    </style:style>
    <style:style style:name="T131_36" style:family="text">
      <style:text-properties fo:font-size="12pt" style:font-size-asian="12pt" style:font-size-complex="12pt"/>
    </style:style>
    <style:style style:name="T131_37" style:family="text">
      <style:text-properties fo:font-size="12pt" style:font-size-asian="12pt" style:font-size-complex="12pt"/>
    </style:style>
    <style:style style:name="T131_38" style:family="text">
      <style:text-properties fo:font-size="12pt" style:font-size-asian="12pt" style:font-size-complex="12pt"/>
    </style:style>
    <style:style style:name="T131_39" style:family="text">
      <style:text-properties fo:font-size="12pt" style:font-size-asian="12pt" style:font-size-complex="12pt"/>
    </style:style>
    <style:style style:name="T131_40" style:family="text">
      <style:text-properties fo:font-size="12pt" style:font-size-asian="12pt" style:font-size-complex="12pt"/>
    </style:style>
    <style:style style:name="T131_41" style:family="text">
      <style:text-properties fo:font-size="12pt" style:font-size-asian="12pt" style:font-size-complex="12pt"/>
    </style:style>
    <style:style style:name="T131_42" style:family="text">
      <style:text-properties fo:font-size="12pt" style:font-size-asian="12pt" style:font-size-complex="12pt"/>
    </style:style>
    <style:style style:name="T131_43" style:family="text">
      <style:text-properties fo:font-size="12pt" style:font-size-asian="12pt" style:font-size-complex="12pt"/>
    </style:style>
    <style:style style:name="T131_44" style:family="text">
      <style:text-properties fo:font-size="12pt" style:font-size-asian="12pt" style:font-size-complex="12pt"/>
    </style:style>
    <style:style style:name="T131_45" style:family="text">
      <style:text-properties fo:font-size="12pt" style:font-size-asian="12pt" style:font-size-complex="12pt"/>
    </style:style>
    <style:style style:name="T131_46" style:family="text">
      <style:text-properties fo:font-size="12pt" style:font-size-asian="12pt" style:font-size-complex="12pt"/>
    </style:style>
    <style:style style:name="T131_47" style:family="text">
      <style:text-properties fo:font-size="12pt" style:font-size-asian="12pt" style:font-size-complex="12pt"/>
    </style:style>
    <style:style style:name="T131_48" style:family="text">
      <style:text-properties fo:font-size="12pt" style:font-size-asian="12pt" style:font-size-complex="12pt"/>
    </style:style>
    <style:style style:name="T131_49" style:family="text">
      <style:text-properties fo:font-size="12pt" style:font-size-asian="12pt" style:font-size-complex="12pt"/>
    </style:style>
    <style:style style:name="T131_50" style:family="text">
      <style:text-properties fo:font-size="12pt" style:font-size-asian="12pt" style:font-size-complex="12pt"/>
    </style:style>
    <style:style style:name="T131_51" style:family="text">
      <style:text-properties fo:font-size="12pt" style:font-size-asian="12pt" style:font-size-complex="12pt"/>
    </style:style>
    <style:style style:name="T131_52" style:family="text">
      <style:text-properties fo:font-size="12pt" style:font-size-asian="12pt" style:font-size-complex="12pt"/>
    </style:style>
    <style:style style:name="T131_53" style:family="text">
      <style:text-properties fo:font-size="12pt" style:font-size-asian="12pt" style:font-size-complex="12pt"/>
    </style:style>
    <style:style style:name="T131_54" style:family="text">
      <style:text-properties fo:font-size="12pt" style:font-size-asian="12pt" style:font-size-complex="12pt"/>
    </style:style>
    <style:style style:name="T131_55" style:family="text">
      <style:text-properties fo:font-size="12pt" style:font-size-asian="12pt" style:font-size-complex="12pt"/>
    </style:style>
    <style:style style:name="T131_56" style:family="text">
      <style:text-properties fo:font-size="12pt" style:font-size-asian="12pt" style:font-size-complex="12pt"/>
    </style:style>
    <style:style style:name="T131_57" style:family="text">
      <style:text-properties fo:font-size="12pt" style:font-size-asian="12pt" style:font-size-complex="12pt"/>
    </style:style>
    <style:style style:name="T131_58" style:family="text">
      <style:text-properties fo:font-size="12pt" style:font-size-asian="12pt" style:font-size-complex="12pt"/>
    </style:style>
    <style:style style:name="T131_59" style:family="text">
      <style:text-properties fo:font-size="12pt" style:font-size-asian="12pt" style:font-size-complex="12pt"/>
    </style:style>
    <style:style style:name="T131_60" style:family="text">
      <style:text-properties fo:font-size="12pt" style:font-size-asian="12pt" style:font-size-complex="12pt"/>
    </style:style>
    <style:style style:name="T131_61" style:family="text">
      <style:text-properties fo:font-size="12pt" style:font-size-asian="12pt" style:font-size-complex="12pt"/>
    </style:style>
    <style:style style:name="T131_62" style:family="text">
      <style:text-properties fo:font-size="12pt" style:font-size-asian="12pt" style:font-size-complex="12pt"/>
    </style:style>
    <style:style style:name="T131_63" style:family="text">
      <style:text-properties fo:font-size="12pt" style:font-size-asian="12pt" style:font-size-complex="12pt"/>
    </style:style>
    <style:style style:name="T131_64" style:family="text">
      <style:text-properties fo:font-size="12pt" style:font-size-asian="12pt" style:font-size-complex="12pt"/>
    </style:style>
    <style:style style:name="T131_65" style:family="text">
      <style:text-properties fo:font-size="12pt" style:font-size-asian="12pt" style:font-size-complex="12pt"/>
    </style:style>
    <style:style style:name="T131_66" style:family="text">
      <style:text-properties fo:font-size="12pt" style:font-size-asian="12pt" style:font-size-complex="12pt"/>
    </style:style>
    <style:style style:name="T131_67" style:family="text">
      <style:text-properties fo:font-size="12pt" style:font-size-asian="12pt" style:font-size-complex="12pt"/>
    </style:style>
    <style:style style:name="T131_68" style:family="text">
      <style:text-properties fo:font-size="12pt" style:font-size-asian="12pt" style:font-size-complex="12pt"/>
    </style:style>
    <style:style style:name="T131_69" style:family="text">
      <style:text-properties fo:font-size="12pt" style:font-size-asian="12pt" style:font-size-complex="12pt"/>
    </style:style>
    <style:style style:name="T131_70" style:family="text">
      <style:text-properties fo:font-size="12pt" style:font-size-asian="12pt" style:font-size-complex="12pt"/>
    </style:style>
    <style:style style:name="T131_71" style:family="text">
      <style:text-properties fo:font-size="12pt" style:font-size-asian="12pt" style:font-size-complex="12pt"/>
    </style:style>
    <style:style style:name="T131_72" style:family="text">
      <style:text-properties fo:font-size="12pt" style:font-size-asian="12pt" style:font-size-complex="12pt"/>
    </style:style>
    <style:style style:name="T131_73" style:family="text">
      <style:text-properties fo:font-size="12pt" style:font-size-asian="12pt" style:font-size-complex="12pt"/>
    </style:style>
    <style:style style:name="T131_74" style:family="text">
      <style:text-properties fo:font-size="12pt" style:font-size-asian="12pt" style:font-size-complex="12pt"/>
    </style:style>
    <style:style style:name="T131_75" style:family="text">
      <style:text-properties fo:font-size="12pt" style:font-size-asian="12pt" style:font-size-complex="12pt"/>
    </style:style>
    <style:style style:name="T131_76" style:family="text">
      <style:text-properties fo:font-size="12pt" style:font-size-asian="12pt" style:font-size-complex="12pt"/>
    </style:style>
    <style:style style:name="T131_77" style:family="text">
      <style:text-properties fo:font-size="12pt" style:font-size-asian="12pt" style:font-size-complex="12pt"/>
    </style:style>
    <style:style style:name="T131_78" style:family="text">
      <style:text-properties fo:font-size="12pt" style:font-size-asian="12pt" style:font-size-complex="12pt"/>
    </style:style>
    <style:style style:name="T131_79" style:family="text">
      <style:text-properties fo:font-size="12pt" style:font-size-asian="12pt" style:font-size-complex="12pt"/>
    </style:style>
    <style:style style:name="T131_80" style:family="text">
      <style:text-properties fo:font-size="12pt" style:font-size-asian="12pt" style:font-size-complex="12pt"/>
    </style:style>
    <style:style style:name="T131_81" style:family="text">
      <style:text-properties fo:font-size="12pt" style:font-size-asian="12pt" style:font-size-complex="12pt"/>
    </style:style>
    <style:style style:name="T131_82" style:family="text">
      <style:text-properties fo:font-size="12pt" style:font-size-asian="12pt" style:font-size-complex="12pt"/>
    </style:style>
    <style:style style:name="T131_83" style:family="text">
      <style:text-properties fo:font-size="12pt" style:font-size-asian="12pt" style:font-size-complex="12pt"/>
    </style:style>
    <style:style style:name="T131_84" style:family="text">
      <style:text-properties fo:font-size="12pt" style:font-size-asian="12pt" style:font-size-complex="12pt"/>
    </style:style>
    <style:style style:name="T131_85" style:family="text">
      <style:text-properties fo:font-size="12pt" style:font-size-asian="12pt" style:font-size-complex="12pt"/>
    </style:style>
    <style:style style:name="T131_86" style:family="text">
      <style:text-properties fo:font-size="12pt" style:font-size-asian="12pt" style:font-size-complex="12pt"/>
    </style:style>
    <style:style style:name="T131_87" style:family="text">
      <style:text-properties fo:font-size="12pt" style:font-size-asian="12pt" style:font-size-complex="12pt"/>
    </style:style>
    <style:style style:name="T131_88" style:family="text">
      <style:text-properties fo:font-size="12pt" style:font-size-asian="12pt" style:font-size-complex="12pt"/>
    </style:style>
    <style:style style:name="T131_89" style:family="text">
      <style:text-properties fo:font-size="12pt" style:font-size-asian="12pt" style:font-size-complex="12pt"/>
    </style:style>
    <style:style style:name="T131_90" style:family="text">
      <style:text-properties fo:font-size="12pt" style:font-size-asian="12pt" style:font-size-complex="12pt"/>
    </style:style>
    <style:style style:name="T131_91" style:family="text">
      <style:text-properties fo:font-size="12pt" style:font-size-asian="12pt" style:font-size-complex="12pt"/>
    </style:style>
    <style:style style:name="T131_92" style:family="text">
      <style:text-properties fo:font-size="12pt" style:font-size-asian="12pt" style:font-size-complex="12pt"/>
    </style:style>
    <style:style style:name="T131_93" style:family="text">
      <style:text-properties fo:font-size="12pt" style:font-size-asian="12pt" style:font-size-complex="12pt"/>
    </style:style>
    <style:style style:name="T131_94" style:family="text">
      <style:text-properties fo:font-size="12pt" style:font-size-asian="12pt" style:font-size-complex="12pt"/>
    </style:style>
    <style:style style:name="T131_95" style:family="text">
      <style:text-properties fo:font-size="12pt" style:font-size-asian="12pt" style:font-size-complex="12pt"/>
    </style:style>
    <style:style style:name="T131_96" style:family="text">
      <style:text-properties fo:font-size="12pt" style:font-size-asian="12pt" style:font-size-complex="12pt"/>
    </style:style>
    <style:style style:name="T131_97" style:family="text">
      <style:text-properties fo:font-size="12pt" style:font-size-asian="12pt" style:font-size-complex="12pt"/>
    </style:style>
    <style:style style:name="T131_98" style:family="text">
      <style:text-properties fo:font-size="12pt" style:font-size-asian="12pt" style:font-size-complex="12pt"/>
    </style:style>
    <style:style style:name="T131_99" style:family="text">
      <style:text-properties fo:font-size="12pt" style:font-size-asian="12pt" style:font-size-complex="12pt"/>
    </style:style>
    <style:style style:name="T131_100" style:family="text">
      <style:text-properties fo:font-size="12pt" style:font-size-asian="12pt" style:font-size-complex="12pt"/>
    </style:style>
    <style:style style:name="T131_101" style:family="text">
      <style:text-properties fo:font-size="12pt" style:font-size-asian="12pt" style:font-size-complex="12pt"/>
    </style:style>
    <style:style style:name="T131_102" style:family="text">
      <style:text-properties fo:font-size="12pt" style:font-size-asian="12pt" style:font-size-complex="12pt"/>
    </style:style>
    <style:style style:name="T131_103" style:family="text">
      <style:text-properties fo:font-size="12pt" style:font-size-asian="12pt" style:font-size-complex="12pt"/>
    </style:style>
    <style:style style:name="T131_104" style:family="text">
      <style:text-properties fo:font-size="12pt" style:font-size-asian="12pt" style:font-size-complex="12pt"/>
    </style:style>
    <style:style style:name="T131_105" style:family="text">
      <style:text-properties fo:font-size="12pt" style:font-size-asian="12pt" style:font-size-complex="12pt"/>
    </style:style>
    <style:style style:name="T131_106" style:family="text">
      <style:text-properties fo:font-size="12pt" style:font-size-asian="12pt" style:font-size-complex="12pt"/>
    </style:style>
    <style:style style:name="T131_107" style:family="text">
      <style:text-properties fo:font-size="12pt" style:font-size-asian="12pt" style:font-size-complex="12pt"/>
    </style:style>
    <style:style style:name="T131_108" style:family="text">
      <style:text-properties fo:font-size="12pt" style:font-size-asian="12pt" style:font-size-complex="12pt"/>
    </style:style>
    <style:style style:name="T131_109" style:family="text">
      <style:text-properties fo:font-size="12pt" style:font-size-asian="12pt" style:font-size-complex="12pt"/>
    </style:style>
    <style:style style:name="T131_110" style:family="text">
      <style:text-properties fo:font-size="12pt" style:font-size-asian="12pt" style:font-size-complex="12pt"/>
    </style:style>
    <style:style style:name="T131_111" style:family="text">
      <style:text-properties fo:font-size="12pt" style:font-size-asian="12pt" style:font-size-complex="12pt"/>
    </style:style>
    <style:style style:name="T131_112" style:family="text">
      <style:text-properties fo:font-size="12pt" style:font-size-asian="12pt" style:font-size-complex="12pt"/>
    </style:style>
    <style:style style:name="T131_113" style:family="text">
      <style:text-properties fo:font-size="12pt" style:font-size-asian="12pt" style:font-size-complex="12pt"/>
    </style:style>
    <style:style style:name="T131_114" style:family="text">
      <style:text-properties fo:font-size="12pt" style:font-size-asian="12pt" style:font-size-complex="12pt"/>
    </style:style>
    <style:style style:name="T131_115" style:family="text">
      <style:text-properties fo:font-size="12pt" style:font-size-asian="12pt" style:font-size-complex="12pt"/>
    </style:style>
    <style:style style:name="T131_116" style:family="text">
      <style:text-properties fo:font-size="12pt" style:font-size-asian="12pt" style:font-size-complex="12pt"/>
    </style:style>
    <style:style style:name="T131_117" style:family="text">
      <style:text-properties fo:font-size="12pt" style:font-size-asian="12pt" style:font-size-complex="12pt"/>
    </style:style>
    <style:style style:name="T131_118" style:family="text">
      <style:text-properties fo:font-size="12pt" style:font-size-asian="12pt" style:font-size-complex="12pt"/>
    </style:style>
    <style:style style:name="T131_119" style:family="text">
      <style:text-properties fo:font-size="12pt" style:font-size-asian="12pt" style:font-size-complex="12pt"/>
    </style:style>
    <style:style style:name="T131_120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T132_13" style:family="text">
      <style:text-properties fo:font-size="12pt" style:font-size-asian="12pt" style:font-size-complex="12pt"/>
    </style:style>
    <style:style style:name="T132_14" style:family="text">
      <style:text-properties fo:font-size="12pt" style:font-size-asian="12pt" style:font-size-complex="12pt"/>
    </style:style>
    <style:style style:name="T132_15" style:family="text">
      <style:text-properties fo:font-size="12pt" style:font-size-asian="12pt" style:font-size-complex="12pt"/>
    </style:style>
    <style:style style:name="T132_16" style:family="text">
      <style:text-properties fo:font-size="12pt" style:font-size-asian="12pt" style:font-size-complex="12pt"/>
    </style:style>
    <style:style style:name="T132_17" style:family="text">
      <style:text-properties fo:font-size="12pt" style:font-size-asian="12pt" style:font-size-complex="12pt"/>
    </style:style>
    <style:style style:name="T132_18" style:family="text">
      <style:text-properties fo:font-size="12pt" style:font-size-asian="12pt" style:font-size-complex="12pt"/>
    </style:style>
    <style:style style:name="T132_19" style:family="text">
      <style:text-properties fo:font-size="12pt" style:font-size-asian="12pt" style:font-size-complex="12pt"/>
    </style:style>
    <style:style style:name="T132_20" style:family="text">
      <style:text-properties fo:font-size="12pt" style:font-size-asian="12pt" style:font-size-complex="12pt"/>
    </style:style>
    <style:style style:name="T132_21" style:family="text">
      <style:text-properties fo:font-size="12pt" style:font-size-asian="12pt" style:font-size-complex="12pt"/>
    </style:style>
    <style:style style:name="T132_22" style:family="text">
      <style:text-properties fo:font-size="12pt" style:font-size-asian="12pt" style:font-size-complex="12pt"/>
    </style:style>
    <style:style style:name="T132_23" style:family="text">
      <style:text-properties fo:font-size="12pt" style:font-size-asian="12pt" style:font-size-complex="12pt"/>
    </style:style>
    <style:style style:name="T132_24" style:family="text">
      <style:text-properties fo:font-size="12pt" style:font-size-asian="12pt" style:font-size-complex="12pt"/>
    </style:style>
    <style:style style:name="T132_25" style:family="text">
      <style:text-properties fo:font-size="12pt" style:font-size-asian="12pt" style:font-size-complex="12pt"/>
    </style:style>
    <style:style style:name="T132_26" style:family="text">
      <style:text-properties fo:font-size="12pt" style:font-size-asian="12pt" style:font-size-complex="12pt"/>
    </style:style>
    <style:style style:name="T132_27" style:family="text">
      <style:text-properties fo:font-size="12pt" style:font-size-asian="12pt" style:font-size-complex="12pt"/>
    </style:style>
    <style:style style:name="T132_28" style:family="text">
      <style:text-properties fo:font-size="12pt" style:font-size-asian="12pt" style:font-size-complex="12pt"/>
    </style:style>
    <style:style style:name="T132_29" style:family="text">
      <style:text-properties fo:font-size="12pt" style:font-size-asian="12pt" style:font-size-complex="12pt"/>
    </style:style>
    <style:style style:name="T132_30" style:family="text">
      <style:text-properties fo:font-size="12pt" style:font-size-asian="12pt" style:font-size-complex="12pt"/>
    </style:style>
    <style:style style:name="T132_31" style:family="text">
      <style:text-properties fo:font-size="12pt" style:font-size-asian="12pt" style:font-size-complex="12pt"/>
    </style:style>
    <style:style style:name="T132_32" style:family="text">
      <style:text-properties fo:font-size="12pt" style:font-size-asian="12pt" style:font-size-complex="12pt"/>
    </style:style>
    <style:style style:name="T132_33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text-align="center" fo:break-before="auto" fo:line-height="150%" style:writing-mode="lr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text-align="justify" fo:break-before="auto" fo:text-indent="1.27cm" fo:line-height="150%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T134_12" style:family="text">
      <style:text-properties fo:font-size="12pt" style:font-size-asian="12pt" style:font-size-complex="12pt"/>
    </style:style>
    <style:style style:name="T134_13" style:family="text">
      <style:text-properties fo:font-size="12pt" style:font-size-asian="12pt" style:font-size-complex="12pt"/>
    </style:style>
    <style:style style:name="T134_14" style:family="text">
      <style:text-properties fo:font-size="12pt" style:font-size-asian="12pt" style:font-size-complex="12pt"/>
    </style:style>
    <style:style style:name="T134_15" style:family="text">
      <style:text-properties fo:font-size="12pt" style:font-size-asian="12pt" style:font-size-complex="12pt"/>
    </style:style>
    <style:style style:name="T134_16" style:family="text">
      <style:text-properties fo:font-size="12pt" style:font-size-asian="12pt" style:font-size-complex="12pt"/>
    </style:style>
    <style:style style:name="T134_17" style:family="text">
      <style:text-properties fo:font-size="12pt" style:font-size-asian="12pt" style:font-size-complex="12pt"/>
    </style:style>
    <style:style style:name="T134_18" style:family="text">
      <style:text-properties fo:font-size="12pt" style:font-size-asian="12pt" style:font-size-complex="12pt"/>
    </style:style>
    <style:style style:name="T134_19" style:family="text">
      <style:text-properties fo:font-size="12pt" style:font-size-asian="12pt" style:font-size-complex="12pt"/>
    </style:style>
    <style:style style:name="T134_20" style:family="text">
      <style:text-properties fo:font-size="12pt" style:font-size-asian="12pt" style:font-size-complex="12pt"/>
    </style:style>
    <style:style style:name="T134_21" style:family="text">
      <style:text-properties fo:font-size="12pt" style:font-size-asian="12pt" style:font-size-complex="12pt"/>
    </style:style>
    <style:style style:name="T134_22" style:family="text">
      <style:text-properties fo:font-size="12pt" style:font-size-asian="12pt" style:font-size-complex="12pt"/>
    </style:style>
    <style:style style:name="T134_23" style:family="text">
      <style:text-properties fo:font-size="12pt" style:font-size-asian="12pt" style:font-size-complex="12pt"/>
    </style:style>
    <style:style style:name="T134_24" style:family="text">
      <style:text-properties fo:font-size="12pt" style:font-size-asian="12pt" style:font-size-complex="12pt"/>
    </style:style>
    <style:style style:name="T134_25" style:family="text">
      <style:text-properties fo:font-size="12pt" style:font-size-asian="12pt" style:font-size-complex="12pt"/>
    </style:style>
    <style:style style:name="T134_26" style:family="text">
      <style:text-properties fo:font-size="12pt" style:font-size-asian="12pt" style:font-size-complex="12pt"/>
    </style:style>
    <style:style style:name="T134_27" style:family="text">
      <style:text-properties fo:font-size="12pt" style:font-size-asian="12pt" style:font-size-complex="12pt"/>
    </style:style>
    <style:style style:name="T134_28" style:family="text">
      <style:text-properties fo:font-size="12pt" style:font-size-asian="12pt" style:font-size-complex="12pt"/>
    </style:style>
    <style:style style:name="T134_29" style:family="text">
      <style:text-properties fo:font-size="12pt" style:font-size-asian="12pt" style:font-size-complex="12pt"/>
    </style:style>
    <style:style style:name="T134_30" style:family="text">
      <style:text-properties fo:font-size="12pt" style:font-size-asian="12pt" style:font-size-complex="12pt"/>
    </style:style>
    <style:style style:name="T134_31" style:family="text">
      <style:text-properties fo:font-size="12pt" style:font-size-asian="12pt" style:font-size-complex="12pt"/>
    </style:style>
    <style:style style:name="T134_32" style:family="text">
      <style:text-properties fo:font-size="12pt" style:font-size-asian="12pt" style:font-size-complex="12pt"/>
    </style:style>
    <style:style style:name="T134_33" style:family="text">
      <style:text-properties fo:font-size="12pt" style:font-size-asian="12pt" style:font-size-complex="12pt"/>
    </style:style>
    <style:style style:name="T134_34" style:family="text">
      <style:text-properties fo:font-size="12pt" style:font-size-asian="12pt" style:font-size-complex="12pt"/>
    </style:style>
    <style:style style:name="T134_35" style:family="text">
      <style:text-properties fo:font-size="12pt" style:font-size-asian="12pt" style:font-size-complex="12pt"/>
    </style:style>
    <style:style style:name="T134_36" style:family="text">
      <style:text-properties fo:font-size="12pt" style:font-size-asian="12pt" style:font-size-complex="12pt"/>
    </style:style>
    <style:style style:name="T134_37" style:family="text">
      <style:text-properties fo:font-size="12pt" style:font-size-asian="12pt" style:font-size-complex="12pt"/>
    </style:style>
    <style:style style:name="T134_38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text-align="justify" fo:break-before="auto" fo:text-indent="1.27cm" fo:line-height="150%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T135_25" style:family="text">
      <style:text-properties fo:font-size="12pt" style:font-size-asian="12pt" style:font-size-complex="12pt"/>
    </style:style>
    <style:style style:name="T135_26" style:family="text">
      <style:text-properties fo:font-size="12pt" style:font-size-asian="12pt" style:font-size-complex="12pt"/>
    </style:style>
    <style:style style:name="T135_27" style:family="text">
      <style:text-properties fo:font-size="12pt" style:font-size-asian="12pt" style:font-size-complex="12pt"/>
    </style:style>
    <style:style style:name="T135_28" style:family="text">
      <style:text-properties fo:font-size="12pt" style:font-size-asian="12pt" style:font-size-complex="12pt"/>
    </style:style>
    <style:style style:name="T135_29" style:family="text">
      <style:text-properties fo:font-size="12pt" style:font-size-asian="12pt" style:font-size-complex="12pt"/>
    </style:style>
    <style:style style:name="T135_30" style:family="text">
      <style:text-properties fo:font-size="12pt" style:font-size-asian="12pt" style:font-size-complex="12pt"/>
    </style:style>
    <style:style style:name="T135_31" style:family="text">
      <style:text-properties fo:font-size="12pt" style:font-size-asian="12pt" style:font-size-complex="12pt"/>
    </style:style>
    <style:style style:name="T135_32" style:family="text">
      <style:text-properties fo:font-size="12pt" style:font-size-asian="12pt" style:font-size-complex="12pt"/>
    </style:style>
    <style:style style:name="T135_33" style:family="text">
      <style:text-properties fo:font-size="12pt" style:font-size-asian="12pt" style:font-size-complex="12pt"/>
    </style:style>
    <style:style style:name="T135_34" style:family="text">
      <style:text-properties fo:font-size="12pt" style:font-size-asian="12pt" style:font-size-complex="12pt"/>
    </style:style>
    <style:style style:name="T135_35" style:family="text">
      <style:text-properties fo:font-size="12pt" style:font-size-asian="12pt" style:font-size-complex="12pt"/>
    </style:style>
    <style:style style:name="T135_36" style:family="text">
      <style:text-properties fo:font-size="12pt" style:font-size-asian="12pt" style:font-size-complex="12pt"/>
    </style:style>
    <style:style style:name="T135_37" style:family="text">
      <style:text-properties fo:font-size="12pt" style:font-size-asian="12pt" style:font-size-complex="12pt"/>
    </style:style>
    <style:style style:name="T135_38" style:family="text">
      <style:text-properties fo:font-size="12pt" style:font-size-asian="12pt" style:font-size-complex="12pt"/>
    </style:style>
    <style:style style:name="T135_39" style:family="text">
      <style:text-properties fo:font-size="12pt" style:font-size-asian="12pt" style:font-size-complex="12pt"/>
    </style:style>
    <style:style style:name="T135_40" style:family="text">
      <style:text-properties fo:font-size="12pt" style:font-size-asian="12pt" style:font-size-complex="12pt"/>
    </style:style>
    <style:style style:name="T135_41" style:family="text">
      <style:text-properties fo:font-size="12pt" style:font-size-asian="12pt" style:font-size-complex="12pt"/>
    </style:style>
    <style:style style:name="T135_42" style:family="text">
      <style:text-properties fo:font-size="12pt" style:font-size-asian="12pt" style:font-size-complex="12pt"/>
    </style:style>
    <style:style style:name="T135_43" style:family="text">
      <style:text-properties fo:font-size="12pt" style:font-size-asian="12pt" style:font-size-complex="12pt"/>
    </style:style>
    <style:style style:name="T135_44" style:family="text">
      <style:text-properties fo:font-size="12pt" style:font-size-asian="12pt" style:font-size-complex="12pt"/>
    </style:style>
    <style:style style:name="T135_45" style:family="text">
      <style:text-properties fo:font-size="12pt" style:font-size-asian="12pt" style:font-size-complex="12pt"/>
    </style:style>
    <style:style style:name="T135_46" style:family="text">
      <style:text-properties fo:font-size="12pt" style:font-size-asian="12pt" style:font-size-complex="12pt"/>
    </style:style>
    <style:style style:name="T135_47" style:family="text">
      <style:text-properties fo:font-size="12pt" style:font-size-asian="12pt" style:font-size-complex="12pt"/>
    </style:style>
    <style:style style:name="T135_48" style:family="text">
      <style:text-properties fo:font-size="12pt" style:font-size-asian="12pt" style:font-size-complex="12pt"/>
    </style:style>
    <style:style style:name="T135_49" style:family="text">
      <style:text-properties fo:font-size="12pt" style:font-size-asian="12pt" style:font-size-complex="12pt"/>
    </style:style>
    <style:style style:name="T135_50" style:family="text">
      <style:text-properties fo:font-size="12pt" style:font-size-asian="12pt" style:font-size-complex="12pt"/>
    </style:style>
    <style:style style:name="T135_51" style:family="text">
      <style:text-properties fo:font-size="12pt" style:font-size-asian="12pt" style:font-size-complex="12pt"/>
    </style:style>
    <style:style style:name="T135_52" style:family="text">
      <style:text-properties fo:font-size="12pt" style:font-size-asian="12pt" style:font-size-complex="12pt"/>
    </style:style>
    <style:style style:name="T135_53" style:family="text">
      <style:text-properties fo:font-size="12pt" style:font-size-asian="12pt" style:font-size-complex="12pt"/>
    </style:style>
    <style:style style:name="T135_54" style:family="text">
      <style:text-properties fo:font-size="12pt" style:font-size-asian="12pt" style:font-size-complex="12pt"/>
    </style:style>
    <style:style style:name="T135_55" style:family="text">
      <style:text-properties fo:font-size="12pt" style:font-size-asian="12pt" style:font-size-complex="12pt"/>
    </style:style>
    <style:style style:name="T135_56" style:family="text">
      <style:text-properties fo:font-size="12pt" style:font-size-asian="12pt" style:font-size-complex="12pt"/>
    </style:style>
    <style:style style:name="T135_57" style:family="text">
      <style:text-properties fo:font-size="12pt" style:font-size-asian="12pt" style:font-size-complex="12pt"/>
    </style:style>
    <style:style style:name="T135_58" style:family="text">
      <style:text-properties fo:font-size="12pt" style:font-size-asian="12pt" style:font-size-complex="12pt"/>
    </style:style>
    <style:style style:name="T135_59" style:family="text">
      <style:text-properties fo:font-size="12pt" style:font-size-asian="12pt" style:font-size-complex="12pt"/>
    </style:style>
    <style:style style:name="T135_60" style:family="text">
      <style:text-properties fo:font-size="12pt" style:font-size-asian="12pt" style:font-size-complex="12pt"/>
    </style:style>
    <style:style style:name="T135_61" style:family="text">
      <style:text-properties fo:font-size="12pt" style:font-size-asian="12pt" style:font-size-complex="12pt"/>
    </style:style>
    <style:style style:name="T135_62" style:family="text">
      <style:text-properties fo:font-size="12pt" style:font-size-asian="12pt" style:font-size-complex="12pt"/>
    </style:style>
    <style:style style:name="T135_63" style:family="text">
      <style:text-properties fo:font-size="12pt" style:font-size-asian="12pt" style:font-size-complex="12pt"/>
    </style:style>
    <style:style style:name="T135_64" style:family="text">
      <style:text-properties fo:font-size="12pt" style:font-size-asian="12pt" style:font-size-complex="12pt"/>
    </style:style>
    <style:style style:name="T135_65" style:family="text">
      <style:text-properties fo:font-size="12pt" style:font-size-asian="12pt" style:font-size-complex="12pt"/>
    </style:style>
    <style:style style:name="T135_66" style:family="text">
      <style:text-properties fo:font-size="12pt" style:font-size-asian="12pt" style:font-size-complex="12pt"/>
    </style:style>
    <style:style style:name="T135_67" style:family="text">
      <style:text-properties fo:font-size="12pt" style:font-size-asian="12pt" style:font-size-complex="12pt"/>
    </style:style>
    <style:style style:name="T135_68" style:family="text">
      <style:text-properties fo:font-size="12pt" style:font-size-asian="12pt" style:font-size-complex="12pt"/>
    </style:style>
    <style:style style:name="T135_69" style:family="text">
      <style:text-properties fo:font-size="12pt" style:font-size-asian="12pt" style:font-size-complex="12pt"/>
    </style:style>
    <style:style style:name="T135_70" style:family="text">
      <style:text-properties fo:font-size="12pt" style:font-size-asian="12pt" style:font-size-complex="12pt"/>
    </style:style>
    <style:style style:name="T135_71" style:family="text">
      <style:text-properties fo:font-size="12pt" style:font-size-asian="12pt" style:font-size-complex="12pt"/>
    </style:style>
    <style:style style:name="T135_72" style:family="text">
      <style:text-properties fo:font-size="12pt" style:font-size-asian="12pt" style:font-size-complex="12pt"/>
    </style:style>
    <style:style style:name="T135_73" style:family="text">
      <style:text-properties fo:font-size="12pt" style:font-size-asian="12pt" style:font-size-complex="12pt"/>
    </style:style>
    <style:style style:name="T135_74" style:family="text">
      <style:text-properties fo:font-size="12pt" style:font-size-asian="12pt" style:font-size-complex="12pt"/>
    </style:style>
    <style:style style:name="T135_75" style:family="text">
      <style:text-properties fo:font-size="12pt" style:font-size-asian="12pt" style:font-size-complex="12pt"/>
    </style:style>
    <style:style style:name="T135_76" style:family="text">
      <style:text-properties fo:font-size="12pt" style:font-size-asian="12pt" style:font-size-complex="12pt"/>
    </style:style>
    <style:style style:name="T135_77" style:family="text">
      <style:text-properties fo:font-size="12pt" style:font-size-asian="12pt" style:font-size-complex="12pt"/>
    </style:style>
    <style:style style:name="T135_78" style:family="text">
      <style:text-properties fo:font-size="12pt" style:font-size-asian="12pt" style:font-size-complex="12pt"/>
    </style:style>
    <style:style style:name="T135_79" style:family="text">
      <style:text-properties fo:font-size="12pt" style:font-size-asian="12pt" style:font-size-complex="12pt"/>
    </style:style>
    <style:style style:name="T135_80" style:family="text">
      <style:text-properties fo:font-size="12pt" style:font-size-asian="12pt" style:font-size-complex="12pt"/>
    </style:style>
    <style:style style:name="T135_81" style:family="text">
      <style:text-properties fo:font-size="12pt" style:font-size-asian="12pt" style:font-size-complex="12pt"/>
    </style:style>
    <style:style style:name="T135_82" style:family="text">
      <style:text-properties fo:font-size="12pt" style:font-size-asian="12pt" style:font-size-complex="12pt"/>
    </style:style>
    <style:style style:name="T135_83" style:family="text">
      <style:text-properties fo:font-size="12pt" style:font-size-asian="12pt" style:font-size-complex="12pt"/>
    </style:style>
    <style:style style:name="T135_84" style:family="text">
      <style:text-properties fo:font-size="12pt" style:font-size-asian="12pt" style:font-size-complex="12pt"/>
    </style:style>
    <style:style style:name="T135_85" style:family="text">
      <style:text-properties fo:font-size="12pt" style:font-size-asian="12pt" style:font-size-complex="12pt"/>
    </style:style>
    <style:style style:name="T135_86" style:family="text">
      <style:text-properties fo:font-size="12pt" style:font-size-asian="12pt" style:font-size-complex="12pt"/>
    </style:style>
    <style:style style:name="T135_87" style:family="text">
      <style:text-properties fo:font-size="12pt" style:font-size-asian="12pt" style:font-size-complex="12pt"/>
    </style:style>
    <style:style style:name="T135_88" style:family="text">
      <style:text-properties fo:font-size="12pt" style:font-size-asian="12pt" style:font-size-complex="12pt"/>
    </style:style>
    <style:style style:name="T135_89" style:family="text">
      <style:text-properties fo:font-size="12pt" style:font-size-asian="12pt" style:font-size-complex="12pt"/>
    </style:style>
    <style:style style:name="T135_90" style:family="text">
      <style:text-properties fo:font-size="12pt" style:font-size-asian="12pt" style:font-size-complex="12pt"/>
    </style:style>
    <style:style style:name="T135_91" style:family="text">
      <style:text-properties fo:font-size="12pt" style:font-size-asian="12pt" style:font-size-complex="12pt"/>
    </style:style>
    <style:style style:name="T135_92" style:family="text">
      <style:text-properties fo:font-size="12pt" style:font-size-asian="12pt" style:font-size-complex="12pt"/>
    </style:style>
    <style:style style:name="T135_93" style:family="text">
      <style:text-properties fo:font-size="12pt" style:font-size-asian="12pt" style:font-size-complex="12pt"/>
    </style:style>
    <style:style style:name="T135_94" style:family="text">
      <style:text-properties fo:font-size="12pt" style:font-size-asian="12pt" style:font-size-complex="12pt"/>
    </style:style>
    <style:style style:name="T135_95" style:family="text">
      <style:text-properties fo:font-size="12pt" style:font-size-asian="12pt" style:font-size-complex="12pt"/>
    </style:style>
    <style:style style:name="T135_96" style:family="text">
      <style:text-properties fo:font-size="12pt" style:font-size-asian="12pt" style:font-size-complex="12pt"/>
    </style:style>
    <style:style style:name="T135_97" style:family="text">
      <style:text-properties fo:font-size="12pt" style:font-size-asian="12pt" style:font-size-complex="12pt"/>
    </style:style>
    <style:style style:name="T135_98" style:family="text">
      <style:text-properties fo:font-size="12pt" style:font-size-asian="12pt" style:font-size-complex="12pt"/>
    </style:style>
    <style:style style:name="T135_99" style:family="text">
      <style:text-properties fo:font-size="12pt" style:font-size-asian="12pt" style:font-size-complex="12pt"/>
    </style:style>
    <style:style style:name="T135_100" style:family="text">
      <style:text-properties fo:font-size="12pt" style:font-size-asian="12pt" style:font-size-complex="12pt"/>
    </style:style>
    <style:style style:name="T135_101" style:family="text">
      <style:text-properties fo:font-size="12pt" style:font-size-asian="12pt" style:font-size-complex="12pt"/>
    </style:style>
    <style:style style:name="T135_102" style:family="text">
      <style:text-properties fo:font-size="12pt" style:font-size-asian="12pt" style:font-size-complex="12pt"/>
    </style:style>
    <style:style style:name="T135_103" style:family="text">
      <style:text-properties fo:font-size="12pt" style:font-size-asian="12pt" style:font-size-complex="12pt"/>
    </style:style>
    <style:style style:name="T135_104" style:family="text">
      <style:text-properties fo:font-size="12pt" style:font-size-asian="12pt" style:font-size-complex="12pt"/>
    </style:style>
    <style:style style:name="T135_105" style:family="text">
      <style:text-properties fo:font-size="12pt" style:font-size-asian="12pt" style:font-size-complex="12pt"/>
    </style:style>
    <style:style style:name="T135_106" style:family="text">
      <style:text-properties fo:font-size="12pt" style:font-size-asian="12pt" style:font-size-complex="12pt"/>
    </style:style>
    <style:style style:name="T135_107" style:family="text">
      <style:text-properties fo:font-size="12pt" style:font-size-asian="12pt" style:font-size-complex="12pt"/>
    </style:style>
    <style:style style:name="T135_108" style:family="text">
      <style:text-properties fo:font-size="12pt" style:font-size-asian="12pt" style:font-size-complex="12pt"/>
    </style:style>
    <style:style style:name="T135_109" style:family="text">
      <style:text-properties fo:font-size="12pt" style:font-size-asian="12pt" style:font-size-complex="12pt"/>
    </style:style>
    <style:style style:name="T135_110" style:family="text">
      <style:text-properties fo:font-size="12pt" style:font-size-asian="12pt" style:font-size-complex="12pt"/>
    </style:style>
    <style:style style:name="T135_111" style:family="text">
      <style:text-properties fo:font-size="12pt" style:font-size-asian="12pt" style:font-size-complex="12pt"/>
    </style:style>
    <style:style style:name="T135_112" style:family="text">
      <style:text-properties fo:font-size="12pt" style:font-size-asian="12pt" style:font-size-complex="12pt"/>
    </style:style>
    <style:style style:name="T135_113" style:family="text">
      <style:text-properties fo:font-size="12pt" style:font-size-asian="12pt" style:font-size-complex="12pt"/>
    </style:style>
    <style:style style:name="T135_114" style:family="text">
      <style:text-properties fo:font-size="12pt" style:font-size-asian="12pt" style:font-size-complex="12pt"/>
    </style:style>
    <style:style style:name="T135_115" style:family="text">
      <style:text-properties fo:font-size="12pt" style:font-size-asian="12pt" style:font-size-complex="12pt"/>
    </style:style>
    <style:style style:name="T135_116" style:family="text">
      <style:text-properties fo:font-size="12pt" style:font-size-asian="12pt" style:font-size-complex="12pt"/>
    </style:style>
    <style:style style:name="T135_117" style:family="text">
      <style:text-properties fo:font-size="12pt" style:font-size-asian="12pt" style:font-size-complex="12pt"/>
    </style:style>
    <style:style style:name="T135_118" style:family="text">
      <style:text-properties fo:font-size="12pt" style:font-size-asian="12pt" style:font-size-complex="12pt"/>
    </style:style>
    <style:style style:name="T135_119" style:family="text">
      <style:text-properties fo:font-size="12pt" style:font-size-asian="12pt" style:font-size-complex="12pt"/>
    </style:style>
    <style:style style:name="T135_120" style:family="text">
      <style:text-properties fo:font-size="12pt" style:font-size-asian="12pt" style:font-size-complex="12pt"/>
    </style:style>
    <style:style style:name="T135_121" style:family="text">
      <style:text-properties fo:font-size="12pt" style:font-size-asian="12pt" style:font-size-complex="12pt"/>
    </style:style>
    <style:style style:name="T135_122" style:family="text">
      <style:text-properties fo:font-size="12pt" style:font-size-asian="12pt" style:font-size-complex="12pt"/>
    </style:style>
    <style:style style:name="T135_123" style:family="text">
      <style:text-properties fo:font-size="12pt" style:font-size-asian="12pt" style:font-size-complex="12pt"/>
    </style:style>
    <style:style style:name="T135_124" style:family="text">
      <style:text-properties fo:font-size="12pt" style:font-size-asian="12pt" style:font-size-complex="12pt"/>
    </style:style>
    <style:style style:name="T135_125" style:family="text">
      <style:text-properties fo:font-size="12pt" style:font-size-asian="12pt" style:font-size-complex="12pt"/>
    </style:style>
    <style:style style:name="T135_126" style:family="text">
      <style:text-properties fo:font-size="12pt" style:font-size-asian="12pt" style:font-size-complex="12pt"/>
    </style:style>
    <style:style style:name="T135_127" style:family="text">
      <style:text-properties fo:font-size="12pt" style:font-size-asian="12pt" style:font-size-complex="12pt"/>
    </style:style>
    <style:style style:name="T135_128" style:family="text">
      <style:text-properties fo:font-size="12pt" style:font-size-asian="12pt" style:font-size-complex="12pt"/>
    </style:style>
    <style:style style:name="T135_129" style:family="text">
      <style:text-properties fo:font-size="12pt" style:font-size-asian="12pt" style:font-size-complex="12pt"/>
    </style:style>
    <style:style style:name="T135_130" style:family="text">
      <style:text-properties fo:font-size="12pt" style:font-size-asian="12pt" style:font-size-complex="12pt"/>
    </style:style>
    <style:style style:name="P136" style:family="paragraph" style:parent-style-name="Heading_20_2">
      <style:paragraph-properties fo:break-before="auto" fo:line-height="107%" style:writing-mode="lr-tb"/>
    </style:style>
    <style:style style:name="T136_1" style:family="text">
      <style:text-properties fo:color="#000000" fo:font-weight="bold" style:font-weight-asian="bold" style:font-weight-complex="bold"/>
    </style:style>
    <style:style style:name="T136_2" style:family="text"/>
    <style:style style:name="T136_3" style:family="text">
      <style:text-properties fo:color="#000000" fo:font-weight="bold" style:font-weight-asian="bold" style:font-weight-complex="bold"/>
    </style:style>
    <style:style style:name="T136_4" style:family="text">
      <style:text-properties fo:color="#000000" fo:font-weight="bold" style:font-weight-asian="bold" style:font-weight-complex="bold"/>
    </style:style>
    <style:style style:name="P137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T137_9" style:family="text">
      <style:text-properties fo:font-size="12pt" style:font-size-asian="12pt" style:font-size-complex="12pt"/>
    </style:style>
    <style:style style:name="T137_10" style:family="text">
      <style:text-properties fo:font-size="12pt" style:font-size-asian="12pt" style:font-size-complex="12pt"/>
    </style:style>
    <style:style style:name="T137_11" style:family="text">
      <style:text-properties fo:font-size="12pt" style:font-size-asian="12pt" style:font-size-complex="12pt"/>
    </style:style>
    <style:style style:name="T137_12" style:family="text">
      <style:text-properties fo:font-size="12pt" style:font-size-asian="12pt" style:font-size-complex="12pt"/>
    </style:style>
    <style:style style:name="T137_13" style:family="text">
      <style:text-properties fo:font-size="12pt" style:font-size-asian="12pt" style:font-size-complex="12pt"/>
    </style:style>
    <style:style style:name="T137_14" style:family="text">
      <style:text-properties fo:font-size="12pt" style:font-size-asian="12pt" style:font-size-complex="12pt"/>
    </style:style>
    <style:style style:name="T137_15" style:family="text">
      <style:text-properties fo:font-size="12pt" style:font-size-asian="12pt" style:font-size-complex="12pt"/>
    </style:style>
    <style:style style:name="T137_16" style:family="text">
      <style:text-properties fo:font-size="12pt" style:font-size-asian="12pt" style:font-size-complex="12pt"/>
    </style:style>
    <style:style style:name="T137_17" style:family="text">
      <style:text-properties fo:font-size="12pt" style:font-size-asian="12pt" style:font-size-complex="12pt"/>
    </style:style>
    <style:style style:name="T137_18" style:family="text">
      <style:text-properties fo:font-size="12pt" style:font-size-asian="12pt" style:font-size-complex="12pt"/>
    </style:style>
    <style:style style:name="T137_19" style:family="text">
      <style:text-properties fo:font-size="12pt" style:font-size-asian="12pt" style:font-size-complex="12pt"/>
    </style:style>
    <style:style style:name="T137_20" style:family="text">
      <style:text-properties fo:font-size="12pt" style:font-size-asian="12pt" style:font-size-complex="12pt"/>
    </style:style>
    <style:style style:name="T137_21" style:family="text">
      <style:text-properties fo:font-size="12pt" style:font-size-asian="12pt" style:font-size-complex="12pt"/>
    </style:style>
    <style:style style:name="T137_22" style:family="text">
      <style:text-properties fo:font-size="12pt" style:font-size-asian="12pt" style:font-size-complex="12pt"/>
    </style:style>
    <style:style style:name="T137_23" style:family="text">
      <style:text-properties fo:font-size="12pt" style:font-size-asian="12pt" style:font-size-complex="12pt"/>
    </style:style>
    <style:style style:name="T137_24" style:family="text">
      <style:text-properties fo:font-size="12pt" style:font-size-asian="12pt" style:font-size-complex="12pt"/>
    </style:style>
    <style:style style:name="T137_25" style:family="text">
      <style:text-properties fo:font-size="12pt" style:font-size-asian="12pt" style:font-size-complex="12pt"/>
    </style:style>
    <style:style style:name="T137_26" style:family="text">
      <style:text-properties fo:font-size="12pt" style:font-size-asian="12pt" style:font-size-complex="12pt"/>
    </style:style>
    <style:style style:name="T137_27" style:family="text">
      <style:text-properties fo:font-size="12pt" style:font-size-asian="12pt" style:font-size-complex="12pt"/>
    </style:style>
    <style:style style:name="T137_28" style:family="text">
      <style:text-properties fo:font-size="12pt" style:font-size-asian="12pt" style:font-size-complex="12pt"/>
    </style:style>
    <style:style style:name="T137_29" style:family="text">
      <style:text-properties fo:font-size="12pt" style:font-size-asian="12pt" style:font-size-complex="12pt"/>
    </style:style>
    <style:style style:name="T137_30" style:family="text">
      <style:text-properties fo:font-size="12pt" style:font-size-asian="12pt" style:font-size-complex="12pt"/>
    </style:style>
    <style:style style:name="T137_31" style:family="text">
      <style:text-properties fo:font-size="12pt" style:font-size-asian="12pt" style:font-size-complex="12pt"/>
    </style:style>
    <style:style style:name="T137_32" style:family="text">
      <style:text-properties fo:font-size="12pt" style:font-size-asian="12pt" style:font-size-complex="12pt"/>
    </style:style>
    <style:style style:name="T137_33" style:family="text">
      <style:text-properties fo:font-size="12pt" style:font-size-asian="12pt" style:font-size-complex="12pt"/>
    </style:style>
    <style:style style:name="T137_34" style:family="text">
      <style:text-properties fo:font-size="12pt" style:font-size-asian="12pt" style:font-size-complex="12pt"/>
    </style:style>
    <style:style style:name="T137_35" style:family="text">
      <style:text-properties fo:font-size="12pt" style:font-size-asian="12pt" style:font-size-complex="12pt"/>
    </style:style>
    <style:style style:name="T137_36" style:family="text">
      <style:text-properties fo:font-size="12pt" style:font-size-asian="12pt" style:font-size-complex="12pt"/>
    </style:style>
    <style:style style:name="T137_37" style:family="text">
      <style:text-properties fo:font-size="12pt" style:font-size-asian="12pt" style:font-size-complex="12pt"/>
    </style:style>
    <style:style style:name="T137_38" style:family="text">
      <style:text-properties fo:font-size="12pt" style:font-size-asian="12pt" style:font-size-complex="12pt"/>
    </style:style>
    <style:style style:name="T137_39" style:family="text">
      <style:text-properties fo:font-size="12pt" style:font-size-asian="12pt" style:font-size-complex="12pt"/>
    </style:style>
    <style:style style:name="T137_40" style:family="text">
      <style:text-properties fo:font-size="12pt" style:font-size-asian="12pt" style:font-size-complex="12pt"/>
    </style:style>
    <style:style style:name="T137_41" style:family="text">
      <style:text-properties fo:font-size="12pt" style:font-size-asian="12pt" style:font-size-complex="12pt"/>
    </style:style>
    <style:style style:name="T137_42" style:family="text">
      <style:text-properties fo:font-size="12pt" style:font-size-asian="12pt" style:font-size-complex="12pt"/>
    </style:style>
    <style:style style:name="T137_43" style:family="text">
      <style:text-properties fo:font-size="12pt" style:font-size-asian="12pt" style:font-size-complex="12pt"/>
    </style:style>
    <style:style style:name="T137_44" style:family="text">
      <style:text-properties fo:font-size="12pt" style:font-size-asian="12pt" style:font-size-complex="12pt"/>
    </style:style>
    <style:style style:name="T137_45" style:family="text">
      <style:text-properties fo:font-size="12pt" style:font-size-asian="12pt" style:font-size-complex="12pt"/>
    </style:style>
    <style:style style:name="P138" style:family="paragraph" style:parent-style-name="Heading_20_2">
      <style:paragraph-properties fo:break-before="auto" fo:line-height="107%" style:writing-mode="lr-tb"/>
    </style:style>
    <style:style style:name="T138_1" style:family="text">
      <style:text-properties fo:color="#000000" fo:font-weight="bold" style:font-weight-asian="bold" style:font-weight-complex="bold"/>
    </style:style>
    <style:style style:name="T138_2" style:family="text"/>
    <style:style style:name="T138_3" style:family="text">
      <style:text-properties fo:color="#000000" fo:font-weight="bold" style:font-weight-asian="bold" style:font-weight-complex="bold"/>
    </style:style>
    <style:style style:name="T138_4" style:family="text">
      <style:text-properties fo:color="#000000" fo:font-weight="bold" style:font-weight-asian="bold" style:font-weight-complex="bold"/>
    </style:style>
    <style:style style:name="P13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fo:font-size="12pt" style:font-size-asian="12pt" style:font-size-complex="12pt"/>
    </style:style>
    <style:style style:name="T139_3" style:family="text">
      <style:text-properties fo:font-size="12pt" style:font-size-asian="12pt" style:font-size-complex="12pt"/>
    </style:style>
    <style:style style:name="T139_4" style:family="text">
      <style:text-properties fo:font-size="12pt" style:font-size-asian="12pt" style:font-size-complex="12pt"/>
    </style:style>
    <style:style style:name="T139_5" style:family="text">
      <style:text-properties fo:font-size="12pt" style:font-size-asian="12pt" style:font-size-complex="12pt"/>
    </style:style>
    <style:style style:name="T139_6" style:family="text">
      <style:text-properties fo:font-size="12pt" style:font-size-asian="12pt" style:font-size-complex="12pt"/>
    </style:style>
    <style:style style:name="T139_7" style:family="text">
      <style:text-properties fo:font-size="12pt" style:font-size-asian="12pt" style:font-size-complex="12pt"/>
    </style:style>
    <style:style style:name="T139_8" style:family="text">
      <style:text-properties fo:font-size="12pt" style:font-size-asian="12pt" style:font-size-complex="12pt"/>
    </style:style>
    <style:style style:name="T139_9" style:family="text">
      <style:text-properties fo:font-size="12pt" style:font-size-asian="12pt" style:font-size-complex="12pt"/>
    </style:style>
    <style:style style:name="T139_10" style:family="text">
      <style:text-properties fo:font-size="12pt" style:font-size-asian="12pt" style:font-size-complex="12pt"/>
    </style:style>
    <style:style style:name="T139_11" style:family="text">
      <style:text-properties fo:font-size="12pt" style:font-size-asian="12pt" style:font-size-complex="12pt"/>
    </style:style>
    <style:style style:name="T139_12" style:family="text">
      <style:text-properties fo:font-size="12pt" style:font-size-asian="12pt" style:font-size-complex="12pt"/>
    </style:style>
    <style:style style:name="T139_13" style:family="text">
      <style:text-properties fo:font-size="12pt" style:font-size-asian="12pt" style:font-size-complex="12pt"/>
    </style:style>
    <style:style style:name="T139_14" style:family="text">
      <style:text-properties fo:font-size="12pt" style:font-size-asian="12pt" style:font-size-complex="12pt"/>
    </style:style>
    <style:style style:name="T139_15" style:family="text">
      <style:text-properties fo:font-size="12pt" style:font-size-asian="12pt" style:font-size-complex="12pt"/>
    </style:style>
    <style:style style:name="T139_16" style:family="text">
      <style:text-properties fo:font-size="12pt" style:font-size-asian="12pt" style:font-size-complex="12pt"/>
    </style:style>
    <style:style style:name="T139_17" style:family="text">
      <style:text-properties fo:font-size="12pt" style:font-size-asian="12pt" style:font-size-complex="12pt"/>
    </style:style>
    <style:style style:name="T139_18" style:family="text">
      <style:text-properties fo:font-size="12pt" style:font-size-asian="12pt" style:font-size-complex="12pt"/>
    </style:style>
    <style:style style:name="T139_19" style:family="text">
      <style:text-properties fo:font-size="12pt" style:font-size-asian="12pt" style:font-size-complex="12pt"/>
    </style:style>
    <style:style style:name="T139_20" style:family="text">
      <style:text-properties fo:font-size="12pt" style:font-size-asian="12pt" style:font-size-complex="12pt"/>
    </style:style>
    <style:style style:name="T139_21" style:family="text">
      <style:text-properties fo:font-size="12pt" style:font-size-asian="12pt" style:font-size-complex="12pt"/>
    </style:style>
    <style:style style:name="T139_22" style:family="text">
      <style:text-properties fo:font-size="12pt" style:font-size-asian="12pt" style:font-size-complex="12pt"/>
    </style:style>
    <style:style style:name="T139_23" style:family="text">
      <style:text-properties fo:font-size="12pt" style:font-size-asian="12pt" style:font-size-complex="12pt"/>
    </style:style>
    <style:style style:name="T139_24" style:family="text">
      <style:text-properties fo:font-size="12pt" style:font-size-asian="12pt" style:font-size-complex="12pt"/>
    </style:style>
    <style:style style:name="T139_25" style:family="text">
      <style:text-properties fo:font-size="12pt" style:font-size-asian="12pt" style:font-size-complex="12pt"/>
    </style:style>
    <style:style style:name="T139_26" style:family="text">
      <style:text-properties fo:font-size="12pt" style:font-size-asian="12pt" style:font-size-complex="12pt"/>
    </style:style>
    <style:style style:name="T139_27" style:family="text">
      <style:text-properties fo:font-size="12pt" style:font-size-asian="12pt" style:font-size-complex="12pt"/>
    </style:style>
    <style:style style:name="T139_28" style:family="text">
      <style:text-properties fo:font-size="12pt" style:font-size-asian="12pt" style:font-size-complex="12pt"/>
    </style:style>
    <style:style style:name="T139_29" style:family="text">
      <style:text-properties fo:font-size="12pt" style:font-size-asian="12pt" style:font-size-complex="12pt"/>
    </style:style>
    <style:style style:name="T139_30" style:family="text">
      <style:text-properties fo:font-size="12pt" style:font-size-asian="12pt" style:font-size-complex="12pt"/>
    </style:style>
    <style:style style:name="T139_31" style:family="text">
      <style:text-properties fo:font-size="12pt" style:font-size-asian="12pt" style:font-size-complex="12pt"/>
    </style:style>
    <style:style style:name="T139_32" style:family="text">
      <style:text-properties fo:font-size="12pt" style:font-size-asian="12pt" style:font-size-complex="12pt"/>
    </style:style>
    <style:style style:name="T139_33" style:family="text">
      <style:text-properties fo:font-size="12pt" style:font-size-asian="12pt" style:font-size-complex="12pt"/>
    </style:style>
    <style:style style:name="T139_34" style:family="text">
      <style:text-properties fo:font-size="12pt" style:font-size-asian="12pt" style:font-size-complex="12pt"/>
    </style:style>
    <style:style style:name="T139_35" style:family="text">
      <style:text-properties fo:font-size="12pt" style:font-size-asian="12pt" style:font-size-complex="12pt"/>
    </style:style>
    <style:style style:name="T139_36" style:family="text">
      <style:text-properties fo:font-size="12pt" style:font-size-asian="12pt" style:font-size-complex="12pt"/>
    </style:style>
    <style:style style:name="T139_37" style:family="text">
      <style:text-properties fo:font-size="12pt" style:font-size-asian="12pt" style:font-size-complex="12pt"/>
    </style:style>
    <style:style style:name="T139_38" style:family="text">
      <style:text-properties fo:font-size="12pt" style:font-size-asian="12pt" style:font-size-complex="12pt"/>
    </style:style>
    <style:style style:name="T139_39" style:family="text">
      <style:text-properties fo:font-size="12pt" style:font-size-asian="12pt" style:font-size-complex="12pt"/>
    </style:style>
    <style:style style:name="T139_40" style:family="text">
      <style:text-properties fo:font-size="12pt" style:font-size-asian="12pt" style:font-size-complex="12pt"/>
    </style:style>
    <style:style style:name="T139_41" style:family="text">
      <style:text-properties fo:font-size="12pt" style:font-size-asian="12pt" style:font-size-complex="12pt"/>
    </style:style>
    <style:style style:name="T139_42" style:family="text">
      <style:text-properties fo:font-size="12pt" style:font-size-asian="12pt" style:font-size-complex="12pt"/>
    </style:style>
    <style:style style:name="T139_43" style:family="text">
      <style:text-properties fo:font-size="12pt" style:font-size-asian="12pt" style:font-size-complex="12pt"/>
    </style:style>
    <style:style style:name="T139_44" style:family="text">
      <style:text-properties fo:font-size="12pt" style:font-size-asian="12pt" style:font-size-complex="12pt"/>
    </style:style>
    <style:style style:name="T139_45" style:family="text">
      <style:text-properties fo:font-size="12pt" style:font-size-asian="12pt" style:font-size-complex="12pt"/>
    </style:style>
    <style:style style:name="T139_46" style:family="text">
      <style:text-properties fo:font-size="12pt" style:font-size-asian="12pt" style:font-size-complex="12pt"/>
    </style:style>
    <style:style style:name="T139_47" style:family="text">
      <style:text-properties fo:font-size="12pt" style:font-size-asian="12pt" style:font-size-complex="12pt"/>
    </style:style>
    <style:style style:name="T139_48" style:family="text">
      <style:text-properties fo:font-size="12pt" style:font-size-asian="12pt" style:font-size-complex="12pt"/>
    </style:style>
    <style:style style:name="T139_49" style:family="text">
      <style:text-properties fo:font-size="12pt" style:font-size-asian="12pt" style:font-size-complex="12pt"/>
    </style:style>
    <style:style style:name="T139_50" style:family="text">
      <style:text-properties fo:font-size="12pt" style:font-size-asian="12pt" style:font-size-complex="12pt"/>
    </style:style>
    <style:style style:name="T139_51" style:family="text">
      <style:text-properties fo:font-size="12pt" style:font-size-asian="12pt" style:font-size-complex="12pt"/>
    </style:style>
    <style:style style:name="T139_52" style:family="text">
      <style:text-properties fo:font-size="12pt" style:font-size-asian="12pt" style:font-size-complex="12pt"/>
    </style:style>
    <style:style style:name="T139_53" style:family="text">
      <style:text-properties fo:font-size="12pt" style:font-size-asian="12pt" style:font-size-complex="12pt"/>
    </style:style>
    <style:style style:name="T139_54" style:family="text">
      <style:text-properties fo:font-size="12pt" style:font-size-asian="12pt" style:font-size-complex="12pt"/>
    </style:style>
    <style:style style:name="T139_55" style:family="text">
      <style:text-properties fo:font-size="12pt" style:font-size-asian="12pt" style:font-size-complex="12pt"/>
    </style:style>
    <style:style style:name="T139_56" style:family="text">
      <style:text-properties fo:font-size="12pt" style:font-size-asian="12pt" style:font-size-complex="12pt"/>
    </style:style>
    <style:style style:name="T139_57" style:family="text">
      <style:text-properties fo:font-size="12pt" style:font-size-asian="12pt" style:font-size-complex="12pt"/>
    </style:style>
    <style:style style:name="T139_58" style:family="text">
      <style:text-properties fo:font-size="12pt" style:font-size-asian="12pt" style:font-size-complex="12pt"/>
    </style:style>
    <style:style style:name="T139_59" style:family="text">
      <style:text-properties fo:font-size="12pt" style:font-size-asian="12pt" style:font-size-complex="12pt"/>
    </style:style>
    <style:style style:name="T139_60" style:family="text">
      <style:text-properties fo:font-size="12pt" style:font-size-asian="12pt" style:font-size-complex="12pt"/>
    </style:style>
    <style:style style:name="T139_61" style:family="text">
      <style:text-properties fo:font-size="12pt" style:font-size-asian="12pt" style:font-size-complex="12pt"/>
    </style:style>
    <style:style style:name="T139_62" style:family="text">
      <style:text-properties fo:font-size="12pt" style:font-size-asian="12pt" style:font-size-complex="12pt"/>
    </style:style>
    <style:style style:name="T139_63" style:family="text">
      <style:text-properties fo:font-size="12pt" style:font-size-asian="12pt" style:font-size-complex="12pt"/>
    </style:style>
    <style:style style:name="T139_64" style:family="text">
      <style:text-properties fo:font-size="12pt" style:font-size-asian="12pt" style:font-size-complex="12pt"/>
    </style:style>
    <style:style style:name="T139_65" style:family="text">
      <style:text-properties fo:font-size="12pt" style:font-size-asian="12pt" style:font-size-complex="12pt"/>
    </style:style>
    <style:style style:name="T139_66" style:family="text">
      <style:text-properties fo:font-size="12pt" style:font-size-asian="12pt" style:font-size-complex="12pt"/>
    </style:style>
    <style:style style:name="T139_67" style:family="text">
      <style:text-properties fo:font-size="12pt" style:font-size-asian="12pt" style:font-size-complex="12pt"/>
    </style:style>
    <style:style style:name="T139_68" style:family="text">
      <style:text-properties fo:font-size="12pt" style:font-size-asian="12pt" style:font-size-complex="12pt"/>
    </style:style>
    <style:style style:name="T139_69" style:family="text">
      <style:text-properties fo:font-size="12pt" style:font-size-asian="12pt" style:font-size-complex="12pt"/>
    </style:style>
    <style:style style:name="T139_70" style:family="text">
      <style:text-properties fo:font-size="12pt" style:font-size-asian="12pt" style:font-size-complex="12pt"/>
    </style:style>
    <style:style style:name="T139_71" style:family="text">
      <style:text-properties fo:font-size="12pt" style:font-size-asian="12pt" style:font-size-complex="12pt"/>
    </style:style>
    <style:style style:name="T139_72" style:family="text">
      <style:text-properties fo:font-size="12pt" style:font-size-asian="12pt" style:font-size-complex="12pt"/>
    </style:style>
    <style:style style:name="T139_73" style:family="text">
      <style:text-properties fo:font-size="12pt" style:font-size-asian="12pt" style:font-size-complex="12pt"/>
    </style:style>
    <style:style style:name="T139_74" style:family="text">
      <style:text-properties fo:font-size="12pt" style:font-size-asian="12pt" style:font-size-complex="12pt"/>
    </style:style>
    <style:style style:name="T139_75" style:family="text">
      <style:text-properties fo:font-size="12pt" style:font-size-asian="12pt" style:font-size-complex="12pt"/>
    </style:style>
    <style:style style:name="T139_76" style:family="text">
      <style:text-properties fo:font-size="12pt" style:font-size-asian="12pt" style:font-size-complex="12pt"/>
    </style:style>
    <style:style style:name="T139_77" style:family="text">
      <style:text-properties fo:font-size="12pt" style:font-size-asian="12pt" style:font-size-complex="12pt"/>
    </style:style>
    <style:style style:name="T139_78" style:family="text">
      <style:text-properties fo:font-size="12pt" style:font-size-asian="12pt" style:font-size-complex="12pt"/>
    </style:style>
    <style:style style:name="T139_79" style:family="text">
      <style:text-properties fo:font-size="12pt" style:font-size-asian="12pt" style:font-size-complex="12pt"/>
    </style:style>
    <style:style style:name="T139_80" style:family="text">
      <style:text-properties fo:font-size="12pt" style:font-size-asian="12pt" style:font-size-complex="12pt"/>
    </style:style>
    <style:style style:name="T139_81" style:family="text">
      <style:text-properties fo:font-size="12pt" style:font-size-asian="12pt" style:font-size-complex="12pt"/>
    </style:style>
    <style:style style:name="T139_82" style:family="text">
      <style:text-properties fo:font-size="12pt" style:font-size-asian="12pt" style:font-size-complex="12pt"/>
    </style:style>
    <style:style style:name="T139_83" style:family="text">
      <style:text-properties fo:font-size="12pt" style:font-size-asian="12pt" style:font-size-complex="12pt"/>
    </style:style>
    <style:style style:name="T139_84" style:family="text">
      <style:text-properties fo:font-size="12pt" style:font-size-asian="12pt" style:font-size-complex="12pt"/>
    </style:style>
    <style:style style:name="T139_85" style:family="text">
      <style:text-properties fo:font-size="12pt" style:font-size-asian="12pt" style:font-size-complex="12pt"/>
    </style:style>
    <style:style style:name="T139_86" style:family="text">
      <style:text-properties fo:font-size="12pt" style:font-size-asian="12pt" style:font-size-complex="12pt"/>
    </style:style>
    <style:style style:name="T139_87" style:family="text">
      <style:text-properties fo:font-size="12pt" style:font-size-asian="12pt" style:font-size-complex="12pt"/>
    </style:style>
    <style:style style:name="T139_88" style:family="text">
      <style:text-properties fo:font-size="12pt" style:font-size-asian="12pt" style:font-size-complex="12pt"/>
    </style:style>
    <style:style style:name="T139_89" style:family="text">
      <style:text-properties fo:font-size="12pt" style:font-size-asian="12pt" style:font-size-complex="12pt"/>
    </style:style>
    <style:style style:name="T139_90" style:family="text">
      <style:text-properties fo:font-size="12pt" style:font-size-asian="12pt" style:font-size-complex="12pt"/>
    </style:style>
    <style:style style:name="T139_91" style:family="text">
      <style:text-properties fo:font-size="12pt" style:font-size-asian="12pt" style:font-size-complex="12pt"/>
    </style:style>
    <style:style style:name="T139_92" style:family="text">
      <style:text-properties fo:font-size="12pt" style:font-size-asian="12pt" style:font-size-complex="12pt"/>
    </style:style>
    <style:style style:name="T139_93" style:family="text">
      <style:text-properties fo:font-size="12pt" style:font-size-asian="12pt" style:font-size-complex="12pt"/>
    </style:style>
    <style:style style:name="T139_94" style:family="text">
      <style:text-properties fo:font-size="12pt" style:font-size-asian="12pt" style:font-size-complex="12pt"/>
    </style:style>
    <style:style style:name="T139_95" style:family="text">
      <style:text-properties fo:font-size="12pt" style:font-size-asian="12pt" style:font-size-complex="12pt"/>
    </style:style>
    <style:style style:name="T139_96" style:family="text">
      <style:text-properties fo:font-size="12pt" style:font-size-asian="12pt" style:font-size-complex="12pt"/>
    </style:style>
    <style:style style:name="T139_97" style:family="text">
      <style:text-properties fo:font-size="12pt" style:font-size-asian="12pt" style:font-size-complex="12pt"/>
    </style:style>
    <style:style style:name="T139_98" style:family="text">
      <style:text-properties fo:font-size="12pt" style:font-size-asian="12pt" style:font-size-complex="12pt"/>
    </style:style>
    <style:style style:name="T139_99" style:family="text">
      <style:text-properties fo:font-size="12pt" style:font-size-asian="12pt" style:font-size-complex="12pt"/>
    </style:style>
    <style:style style:name="T139_100" style:family="text">
      <style:text-properties fo:font-size="12pt" style:font-size-asian="12pt" style:font-size-complex="12pt"/>
    </style:style>
    <style:style style:name="T139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0" style:family="paragraph" style:parent-style-name="Heading_20_1">
      <style:paragraph-properties fo:break-before="auto" fo:line-height="107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T142_10" style:family="text">
      <style:text-properties fo:font-size="12pt" style:font-size-asian="12pt" style:font-size-complex="12pt"/>
    </style:style>
    <style:style style:name="T142_11" style:family="text">
      <style:text-properties fo:font-size="12pt" style:font-size-asian="12pt" style:font-size-complex="12pt"/>
    </style:style>
    <style:style style:name="T142_12" style:family="text">
      <style:text-properties fo:font-size="12pt" style:font-size-asian="12pt" style:font-size-complex="12pt"/>
    </style:style>
    <style:style style:name="T142_13" style:family="text">
      <style:text-properties fo:font-size="12pt" style:font-size-asian="12pt" style:font-size-complex="12pt"/>
    </style:style>
    <style:style style:name="T142_14" style:family="text">
      <style:text-properties fo:font-size="12pt" style:font-size-asian="12pt" style:font-size-complex="12pt"/>
    </style:style>
    <style:style style:name="T142_15" style:family="text">
      <style:text-properties fo:font-size="12pt" style:font-size-asian="12pt" style:font-size-complex="12pt"/>
    </style:style>
    <style:style style:name="T142_16" style:family="text">
      <style:text-properties fo:font-size="12pt" style:font-size-asian="12pt" style:font-size-complex="12pt"/>
    </style:style>
    <style:style style:name="T142_17" style:family="text">
      <style:text-properties fo:font-size="12pt" style:font-size-asian="12pt" style:font-size-complex="12pt"/>
    </style:style>
    <style:style style:name="T142_18" style:family="text">
      <style:text-properties fo:font-size="12pt" style:font-size-asian="12pt" style:font-size-complex="12pt"/>
    </style:style>
    <style:style style:name="T142_19" style:family="text">
      <style:text-properties fo:font-size="12pt" style:font-size-asian="12pt" style:font-size-complex="12pt"/>
    </style:style>
    <style:style style:name="T142_20" style:family="text">
      <style:text-properties fo:font-size="12pt" style:font-size-asian="12pt" style:font-size-complex="12pt"/>
    </style:style>
    <style:style style:name="T142_21" style:family="text">
      <style:text-properties fo:font-size="12pt" style:font-size-asian="12pt" style:font-size-complex="12pt"/>
    </style:style>
    <style:style style:name="T142_22" style:family="text">
      <style:text-properties fo:font-size="12pt" style:font-size-asian="12pt" style:font-size-complex="12pt"/>
    </style:style>
    <style:style style:name="T142_23" style:family="text">
      <style:text-properties fo:font-size="12pt" style:font-size-asian="12pt" style:font-size-complex="12pt"/>
    </style:style>
    <style:style style:name="T142_24" style:family="text">
      <style:text-properties fo:font-size="12pt" style:font-size-asian="12pt" style:font-size-complex="12pt"/>
    </style:style>
    <style:style style:name="T142_25" style:family="text">
      <style:text-properties fo:font-size="12pt" style:font-size-asian="12pt" style:font-size-complex="12pt"/>
    </style:style>
    <style:style style:name="T142_26" style:family="text">
      <style:text-properties fo:font-size="12pt" style:font-size-asian="12pt" style:font-size-complex="12pt"/>
    </style:style>
    <style:style style:name="T142_27" style:family="text">
      <style:text-properties fo:font-size="12pt" style:font-size-asian="12pt" style:font-size-complex="12pt"/>
    </style:style>
    <style:style style:name="T142_28" style:family="text">
      <style:text-properties fo:font-size="12pt" style:font-size-asian="12pt" style:font-size-complex="12pt"/>
    </style:style>
    <style:style style:name="T142_29" style:family="text">
      <style:text-properties fo:font-size="12pt" style:font-size-asian="12pt" style:font-size-complex="12pt"/>
    </style:style>
    <style:style style:name="T142_30" style:family="text">
      <style:text-properties fo:font-size="12pt" style:font-size-asian="12pt" style:font-size-complex="12pt"/>
    </style:style>
    <style:style style:name="T142_31" style:family="text">
      <style:text-properties fo:font-size="12pt" style:font-size-asian="12pt" style:font-size-complex="12pt"/>
    </style:style>
    <style:style style:name="T142_32" style:family="text">
      <style:text-properties fo:font-size="12pt" style:font-size-asian="12pt" style:font-size-complex="12pt"/>
    </style:style>
    <style:style style:name="T142_33" style:family="text">
      <style:text-properties fo:font-size="12pt" style:font-size-asian="12pt" style:font-size-complex="12pt"/>
    </style:style>
    <style:style style:name="T142_34" style:family="text">
      <style:text-properties fo:font-size="12pt" style:font-size-asian="12pt" style:font-size-complex="12pt"/>
    </style:style>
    <style:style style:name="T142_35" style:family="text">
      <style:text-properties fo:font-size="12pt" style:font-size-asian="12pt" style:font-size-complex="12pt"/>
    </style:style>
    <style:style style:name="T142_36" style:family="text">
      <style:text-properties fo:font-size="12pt" style:font-size-asian="12pt" style:font-size-complex="12pt"/>
    </style:style>
    <style:style style:name="T142_37" style:family="text">
      <style:text-properties fo:font-size="12pt" style:font-size-asian="12pt" style:font-size-complex="12pt"/>
    </style:style>
    <style:style style:name="T142_38" style:family="text">
      <style:text-properties fo:font-size="12pt" style:font-size-asian="12pt" style:font-size-complex="12pt"/>
    </style:style>
    <style:style style:name="T142_39" style:family="text">
      <style:text-properties fo:font-size="12pt" style:font-size-asian="12pt" style:font-size-complex="12pt"/>
    </style:style>
    <style:style style:name="T142_40" style:family="text">
      <style:text-properties fo:font-size="12pt" style:font-size-asian="12pt" style:font-size-complex="12pt"/>
    </style:style>
    <style:style style:name="T142_41" style:family="text">
      <style:text-properties fo:font-size="12pt" style:font-size-asian="12pt" style:font-size-complex="12pt"/>
    </style:style>
    <style:style style:name="T142_42" style:family="text">
      <style:text-properties fo:font-size="12pt" style:font-size-asian="12pt" style:font-size-complex="12pt"/>
    </style:style>
    <style:style style:name="T142_43" style:family="text">
      <style:text-properties fo:font-size="12pt" style:font-size-asian="12pt" style:font-size-complex="12pt"/>
    </style:style>
    <style:style style:name="T142_44" style:family="text">
      <style:text-properties fo:font-size="12pt" style:font-size-asian="12pt" style:font-size-complex="12pt"/>
    </style:style>
    <style:style style:name="T142_45" style:family="text">
      <style:text-properties fo:font-size="12pt" style:font-size-asian="12pt" style:font-size-complex="12pt"/>
    </style:style>
    <style:style style:name="T142_46" style:family="text">
      <style:text-properties fo:font-size="12pt" style:font-size-asian="12pt" style:font-size-complex="12pt"/>
    </style:style>
    <style:style style:name="T142_47" style:family="text">
      <style:text-properties fo:font-size="12pt" style:font-size-asian="12pt" style:font-size-complex="12pt"/>
    </style:style>
    <style:style style:name="T142_48" style:family="text">
      <style:text-properties fo:font-size="12pt" style:font-size-asian="12pt" style:font-size-complex="12pt"/>
    </style:style>
    <style:style style:name="T142_49" style:family="text">
      <style:text-properties fo:font-size="12pt" style:font-size-asian="12pt" style:font-size-complex="12pt"/>
    </style:style>
    <style:style style:name="T142_50" style:family="text">
      <style:text-properties fo:font-size="12pt" style:font-size-asian="12pt" style:font-size-complex="12pt"/>
    </style:style>
    <style:style style:name="T142_51" style:family="text">
      <style:text-properties fo:font-size="12pt" style:font-size-asian="12pt" style:font-size-complex="12pt"/>
    </style:style>
    <style:style style:name="T142_52" style:family="text">
      <style:text-properties fo:font-size="12pt" style:font-size-asian="12pt" style:font-size-complex="12pt"/>
    </style:style>
    <style:style style:name="T142_53" style:family="text">
      <style:text-properties fo:font-size="12pt" style:font-size-asian="12pt" style:font-size-complex="12pt"/>
    </style:style>
    <style:style style:name="T142_54" style:family="text">
      <style:text-properties fo:font-size="12pt" style:font-size-asian="12pt" style:font-size-complex="12pt"/>
    </style:style>
    <style:style style:name="T142_55" style:family="text">
      <style:text-properties fo:font-size="12pt" style:font-size-asian="12pt" style:font-size-complex="12pt"/>
    </style:style>
    <style:style style:name="T142_56" style:family="text">
      <style:text-properties fo:font-size="12pt" style:font-size-asian="12pt" style:font-size-complex="12pt"/>
    </style:style>
    <style:style style:name="T142_57" style:family="text">
      <style:text-properties fo:font-size="12pt" style:font-size-asian="12pt" style:font-size-complex="12pt"/>
    </style:style>
    <style:style style:name="T142_58" style:family="text">
      <style:text-properties fo:font-size="12pt" style:font-size-asian="12pt" style:font-size-complex="12pt"/>
    </style:style>
    <style:style style:name="T142_59" style:family="text">
      <style:text-properties fo:font-size="12pt" style:font-size-asian="12pt" style:font-size-complex="12pt"/>
    </style:style>
    <style:style style:name="T142_60" style:family="text">
      <style:text-properties fo:font-size="12pt" style:font-size-asian="12pt" style:font-size-complex="12pt"/>
    </style:style>
    <style:style style:name="T142_61" style:family="text">
      <style:text-properties fo:font-size="12pt" style:font-size-asian="12pt" style:font-size-complex="12pt"/>
    </style:style>
    <style:style style:name="T142_62" style:family="text">
      <style:text-properties fo:font-size="12pt" style:font-size-asian="12pt" style:font-size-complex="12pt"/>
    </style:style>
    <style:style style:name="T142_63" style:family="text">
      <style:text-properties fo:font-size="12pt" style:font-size-asian="12pt" style:font-size-complex="12pt"/>
    </style:style>
    <style:style style:name="T142_64" style:family="text">
      <style:text-properties fo:font-size="12pt" style:font-size-asian="12pt" style:font-size-complex="12pt"/>
    </style:style>
    <style:style style:name="T142_65" style:family="text">
      <style:text-properties fo:font-size="12pt" style:font-size-asian="12pt" style:font-size-complex="12pt"/>
    </style:style>
    <style:style style:name="T142_66" style:family="text">
      <style:text-properties fo:font-size="12pt" style:font-size-asian="12pt" style:font-size-complex="12pt"/>
    </style:style>
    <style:style style:name="T142_67" style:family="text">
      <style:text-properties fo:font-size="12pt" style:font-size-asian="12pt" style:font-size-complex="12pt"/>
    </style:style>
    <style:style style:name="T142_68" style:family="text">
      <style:text-properties fo:font-size="12pt" style:font-size-asian="12pt" style:font-size-complex="12pt"/>
    </style:style>
    <style:style style:name="T142_69" style:family="text">
      <style:text-properties fo:font-size="12pt" style:font-size-asian="12pt" style:font-size-complex="12pt"/>
    </style:style>
    <style:style style:name="T142_70" style:family="text">
      <style:text-properties fo:font-size="12pt" style:font-size-asian="12pt" style:font-size-complex="12pt"/>
    </style:style>
    <style:style style:name="T142_71" style:family="text">
      <style:text-properties fo:font-size="12pt" style:font-size-asian="12pt" style:font-size-complex="12pt"/>
    </style:style>
    <style:style style:name="T142_72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T143_24" style:family="text">
      <style:text-properties fo:font-size="12pt" style:font-size-asian="12pt" style:font-size-complex="12pt"/>
    </style:style>
    <style:style style:name="T143_25" style:family="text">
      <style:text-properties fo:font-size="12pt" style:font-size-asian="12pt" style:font-size-complex="12pt"/>
    </style:style>
    <style:style style:name="T143_26" style:family="text">
      <style:text-properties fo:font-size="12pt" style:font-size-asian="12pt" style:font-size-complex="12pt"/>
    </style:style>
    <style:style style:name="T143_27" style:family="text">
      <style:text-properties fo:font-size="12pt" style:font-size-asian="12pt" style:font-size-complex="12pt"/>
    </style:style>
    <style:style style:name="T143_28" style:family="text">
      <style:text-properties fo:font-size="12pt" style:font-size-asian="12pt" style:font-size-complex="12pt"/>
    </style:style>
    <style:style style:name="T143_29" style:family="text">
      <style:text-properties fo:font-size="12pt" style:font-size-asian="12pt" style:font-size-complex="12pt"/>
    </style:style>
    <style:style style:name="T143_30" style:family="text">
      <style:text-properties fo:font-size="12pt" style:font-size-asian="12pt" style:font-size-complex="12pt"/>
    </style:style>
    <style:style style:name="T143_31" style:family="text">
      <style:text-properties fo:font-size="12pt" style:font-size-asian="12pt" style:font-size-complex="12pt"/>
    </style:style>
    <style:style style:name="T143_32" style:family="text">
      <style:text-properties fo:font-size="12pt" style:font-size-asian="12pt" style:font-size-complex="12pt"/>
    </style:style>
    <style:style style:name="T143_33" style:family="text">
      <style:text-properties fo:font-size="12pt" style:font-size-asian="12pt" style:font-size-complex="12pt"/>
    </style:style>
    <style:style style:name="T143_34" style:family="text">
      <style:text-properties fo:font-size="12pt" style:font-size-asian="12pt" style:font-size-complex="12pt"/>
    </style:style>
    <style:style style:name="T143_35" style:family="text">
      <style:text-properties fo:font-size="12pt" style:font-size-asian="12pt" style:font-size-complex="12pt"/>
    </style:style>
    <style:style style:name="T143_36" style:family="text">
      <style:text-properties fo:font-size="12pt" style:font-size-asian="12pt" style:font-size-complex="12pt"/>
    </style:style>
    <style:style style:name="T143_37" style:family="text">
      <style:text-properties fo:font-size="12pt" style:font-size-asian="12pt" style:font-size-complex="12pt"/>
    </style:style>
    <style:style style:name="T143_38" style:family="text">
      <style:text-properties fo:font-size="12pt" style:font-size-asian="12pt" style:font-size-complex="12pt"/>
    </style:style>
    <style:style style:name="T143_39" style:family="text">
      <style:text-properties fo:font-size="12pt" style:font-size-asian="12pt" style:font-size-complex="12pt"/>
    </style:style>
    <style:style style:name="T143_40" style:family="text">
      <style:text-properties fo:font-size="12pt" style:font-size-asian="12pt" style:font-size-complex="12pt"/>
    </style:style>
    <style:style style:name="T143_41" style:family="text">
      <style:text-properties fo:font-size="12pt" style:font-size-asian="12pt" style:font-size-complex="12pt"/>
    </style:style>
    <style:style style:name="T143_42" style:family="text">
      <style:text-properties fo:font-size="12pt" style:font-size-asian="12pt" style:font-size-complex="12pt"/>
    </style:style>
    <style:style style:name="T143_43" style:family="text">
      <style:text-properties fo:font-size="12pt" style:font-size-asian="12pt" style:font-size-complex="12pt"/>
    </style:style>
    <style:style style:name="T143_44" style:family="text">
      <style:text-properties fo:font-size="12pt" style:font-size-asian="12pt" style:font-size-complex="12pt"/>
    </style:style>
    <style:style style:name="T143_45" style:family="text">
      <style:text-properties fo:font-size="12pt" style:font-size-asian="12pt" style:font-size-complex="12pt"/>
    </style:style>
    <style:style style:name="T143_46" style:family="text">
      <style:text-properties fo:font-size="12pt" style:font-size-asian="12pt" style:font-size-complex="12pt"/>
    </style:style>
    <style:style style:name="T143_47" style:family="text">
      <style:text-properties fo:font-size="12pt" style:font-size-asian="12pt" style:font-size-complex="12pt"/>
    </style:style>
    <style:style style:name="T143_48" style:family="text">
      <style:text-properties fo:font-size="12pt" style:font-size-asian="12pt" style:font-size-complex="12pt"/>
    </style:style>
    <style:style style:name="T143_49" style:family="text">
      <style:text-properties fo:font-size="12pt" style:font-size-asian="12pt" style:font-size-complex="12pt"/>
    </style:style>
    <style:style style:name="T143_50" style:family="text">
      <style:text-properties fo:font-size="12pt" style:font-size-asian="12pt" style:font-size-complex="12pt"/>
    </style:style>
    <style:style style:name="T143_51" style:family="text">
      <style:text-properties fo:font-size="12pt" style:font-size-asian="12pt" style:font-size-complex="12pt"/>
    </style:style>
    <style:style style:name="T143_52" style:family="text">
      <style:text-properties fo:font-size="12pt" style:font-size-asian="12pt" style:font-size-complex="12pt"/>
    </style:style>
    <style:style style:name="T143_53" style:family="text">
      <style:text-properties fo:font-size="12pt" style:font-size-asian="12pt" style:font-size-complex="12pt"/>
    </style:style>
    <style:style style:name="T143_54" style:family="text">
      <style:text-properties fo:font-size="12pt" style:font-size-asian="12pt" style:font-size-complex="12pt"/>
    </style:style>
    <style:style style:name="T143_55" style:family="text">
      <style:text-properties fo:font-size="12pt" style:font-size-asian="12pt" style:font-size-complex="12pt"/>
    </style:style>
    <style:style style:name="T143_56" style:family="text">
      <style:text-properties fo:font-size="12pt" style:font-size-asian="12pt" style:font-size-complex="12pt"/>
    </style:style>
    <style:style style:name="T143_57" style:family="text">
      <style:text-properties fo:font-size="12pt" style:font-size-asian="12pt" style:font-size-complex="12pt"/>
    </style:style>
    <style:style style:name="T143_58" style:family="text">
      <style:text-properties fo:font-size="12pt" style:font-size-asian="12pt" style:font-size-complex="12pt"/>
    </style:style>
    <style:style style:name="T143_59" style:family="text">
      <style:text-properties fo:font-size="12pt" style:font-size-asian="12pt" style:font-size-complex="12pt"/>
    </style:style>
    <style:style style:name="T143_60" style:family="text">
      <style:text-properties fo:font-size="12pt" style:font-size-asian="12pt" style:font-size-complex="12pt"/>
    </style:style>
    <style:style style:name="T143_61" style:family="text">
      <style:text-properties fo:font-size="12pt" style:font-size-asian="12pt" style:font-size-complex="12pt"/>
    </style:style>
    <style:style style:name="T143_62" style:family="text">
      <style:text-properties fo:font-size="12pt" style:font-size-asian="12pt" style:font-size-complex="12pt"/>
    </style:style>
    <style:style style:name="T143_63" style:family="text">
      <style:text-properties fo:font-size="12pt" style:font-size-asian="12pt" style:font-size-complex="12pt"/>
    </style:style>
    <style:style style:name="T143_64" style:family="text">
      <style:text-properties fo:font-size="12pt" style:font-size-asian="12pt" style:font-size-complex="12pt"/>
    </style:style>
    <style:style style:name="T143_65" style:family="text">
      <style:text-properties fo:font-size="12pt" style:font-size-asian="12pt" style:font-size-complex="12pt"/>
    </style:style>
    <style:style style:name="T143_66" style:family="text">
      <style:text-properties fo:font-size="12pt" style:font-size-asian="12pt" style:font-size-complex="12pt"/>
    </style:style>
    <style:style style:name="T143_67" style:family="text">
      <style:text-properties fo:font-size="12pt" style:font-size-asian="12pt" style:font-size-complex="12pt"/>
    </style:style>
    <style:style style:name="T143_68" style:family="text">
      <style:text-properties fo:font-size="12pt" style:font-size-asian="12pt" style:font-size-complex="12pt"/>
    </style:style>
    <style:style style:name="T143_69" style:family="text">
      <style:text-properties fo:font-size="12pt" style:font-size-asian="12pt" style:font-size-complex="12pt"/>
    </style:style>
    <style:style style:name="T143_70" style:family="text">
      <style:text-properties fo:font-size="12pt" style:font-size-asian="12pt" style:font-size-complex="12pt"/>
    </style:style>
    <style:style style:name="T143_71" style:family="text">
      <style:text-properties fo:font-size="12pt" style:font-size-asian="12pt" style:font-size-complex="12pt"/>
    </style:style>
    <style:style style:name="T143_72" style:family="text">
      <style:text-properties fo:font-size="12pt" style:font-size-asian="12pt" style:font-size-complex="12pt"/>
    </style:style>
    <style:style style:name="T143_73" style:family="text">
      <style:text-properties fo:font-size="12pt" style:font-size-asian="12pt" style:font-size-complex="12pt"/>
    </style:style>
    <style:style style:name="T143_74" style:family="text">
      <style:text-properties fo:font-size="12pt" style:font-size-asian="12pt" style:font-size-complex="12pt"/>
    </style:style>
    <style:style style:name="T143_75" style:family="text">
      <style:text-properties fo:font-size="12pt" style:font-size-asian="12pt" style:font-size-complex="12pt"/>
    </style:style>
    <style:style style:name="T143_76" style:family="text">
      <style:text-properties fo:font-size="12pt" style:font-size-asian="12pt" style:font-size-complex="12pt"/>
    </style:style>
    <style:style style:name="T143_77" style:family="text">
      <style:text-properties fo:font-size="12pt" style:font-size-asian="12pt" style:font-size-complex="12pt"/>
    </style:style>
    <style:style style:name="T143_78" style:family="text">
      <style:text-properties fo:font-size="12pt" style:font-size-asian="12pt" style:font-size-complex="12pt"/>
    </style:style>
    <style:style style:name="T143_79" style:family="text">
      <style:text-properties fo:font-size="12pt" style:font-size-asian="12pt" style:font-size-complex="12pt"/>
    </style:style>
    <style:style style:name="T143_80" style:family="text">
      <style:text-properties fo:font-size="12pt" style:font-size-asian="12pt" style:font-size-complex="12pt"/>
    </style:style>
    <style:style style:name="T143_81" style:family="text">
      <style:text-properties fo:font-size="12pt" style:font-size-asian="12pt" style:font-size-complex="12pt"/>
    </style:style>
    <style:style style:name="T143_82" style:family="text">
      <style:text-properties fo:font-size="12pt" style:font-size-asian="12pt" style:font-size-complex="12pt"/>
    </style:style>
    <style:style style:name="T143_83" style:family="text">
      <style:text-properties fo:font-size="12pt" style:font-size-asian="12pt" style:font-size-complex="12pt"/>
    </style:style>
    <style:style style:name="T143_84" style:family="text">
      <style:text-properties fo:font-size="12pt" style:font-size-asian="12pt" style:font-size-complex="12pt"/>
    </style:style>
    <style:style style:name="T143_85" style:family="text">
      <style:text-properties fo:font-size="12pt" style:font-size-asian="12pt" style:font-size-complex="12pt"/>
    </style:style>
    <style:style style:name="T143_86" style:family="text">
      <style:text-properties fo:font-size="12pt" style:font-size-asian="12pt" style:font-size-complex="12pt"/>
    </style:style>
    <style:style style:name="T143_87" style:family="text">
      <style:text-properties fo:font-size="12pt" style:font-size-asian="12pt" style:font-size-complex="12pt"/>
    </style:style>
    <style:style style:name="T143_88" style:family="text">
      <style:text-properties fo:font-size="12pt" style:font-size-asian="12pt" style:font-size-complex="12pt"/>
    </style:style>
    <style:style style:name="T143_89" style:family="text">
      <style:text-properties fo:font-size="12pt" style:font-size-asian="12pt" style:font-size-complex="12pt"/>
    </style:style>
    <style:style style:name="T143_90" style:family="text">
      <style:text-properties fo:font-size="12pt" style:font-size-asian="12pt" style:font-size-complex="12pt"/>
    </style:style>
    <style:style style:name="T143_91" style:family="text">
      <style:text-properties fo:font-size="12pt" style:font-size-asian="12pt" style:font-size-complex="12pt"/>
    </style:style>
    <style:style style:name="T143_92" style:family="text">
      <style:text-properties fo:font-size="12pt" style:font-size-asian="12pt" style:font-size-complex="12pt"/>
    </style:style>
    <style:style style:name="T143_93" style:family="text">
      <style:text-properties fo:font-size="12pt" style:font-size-asian="12pt" style:font-size-complex="12pt"/>
    </style:style>
    <style:style style:name="T143_94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44_1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fo:font-size="12pt" style:font-size-asian="12pt" style:font-size-complex="12pt"/>
    </style:style>
    <style:style style:name="P146" style:family="paragraph" style:parent-style-name="Heading_20_1">
      <style:paragraph-properties fo:text-align="justify" fo:break-before="auto" fo:line-height="150%" fo:margin-bottom="0cm" style:writing-mode="lr-tb"/>
    </style:style>
    <style:style style:name="T146_1" style:family="text"/>
    <style:style style:name="T146_2" style:family="text"/>
    <style:style style:name="P147" style:family="paragraph" style:parent-style-name="Standard">
      <style:paragraph-properties fo:break-before="auto" fo:text-indent="1.27cm" fo:line-height="150%" style:writing-mode="lr-tb"/>
    </style:style>
    <style:style style:name="Table3" style:family="table">
      <style:table-properties table:align="left" style:width="14.155cm" fo:margin-left="0.176cm"/>
    </style:style>
    <style:style style:name="Column7" style:family="table-column">
      <style:table-column-properties style:column-width="2.699cm"/>
    </style:style>
    <style:style style:name="Column8" style:family="table-column">
      <style:table-column-properties style:column-width="11.456cm"/>
    </style:style>
    <style:style style:name="Row21" style:family="table-row"/>
    <style:style style:name="Cell65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6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center" fo:break-before="auto" fo:line-height="150%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T162_3" style:family="text">
      <style:text-properties fo:font-weight="bold" style:font-weight-asian="bold" style:font-weight-complex="bold"/>
    </style:style>
    <style:style style:name="T162_4" style:family="text">
      <style:text-properties fo:font-weight="bold" style:font-weight-asian="bold" style:font-weight-complex="bold"/>
    </style:style>
    <style:style style:name="T162_5" style:family="text">
      <style:text-properties fo:font-weight="bold" style:font-weight-asian="bold" style:font-weight-complex="bold"/>
    </style:style>
    <style:style style:name="T162_6" style:family="text">
      <style:text-properties fo:font-weight="bold" style:font-weight-asian="bold" style:font-weight-complex="bold"/>
    </style:style>
    <style:style style:name="T162_7" style:family="text">
      <style:text-properties fo:font-weight="bold" style:font-weight-asian="bold" style:font-weight-complex="bold"/>
    </style:style>
    <style:style style:name="T162_8" style:family="text">
      <style:text-properties fo:font-weight="bold" style:font-weight-asian="bold" style:font-weight-complex="bold"/>
    </style:style>
    <style:style style:name="T162_9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PLGQA</text:span><text:span text:style-name="T13_4">_</text:span><text:span text:style-name="T13_5">PlanoDaGarantiaDaQualidadeDeProcesso</text:span></text:p>
      <text:p text:style-name="P14"><text:span text:style-name="T14_1">Versão</text:span><text:span text:style-name="T14_2"><text:s/></text:span><text:span text:style-name="T14_3">2</text:span><text:span text:style-name="T14_4">.</text:span><text:span text:style-name="T14_5">0</text:span></text:p>
      <text:p text:style-name="P15"/>
      <text:p text:style-name="P16"><text:span text:style-name="T16_1">Histórico</text:span><text:span text:style-name="T16_2"><text:s/></text:span><text:span text:style-name="T16_3">de</text:span><text:span text:style-name="T16_4"><text:s/></text:span><text:span text:style-name="T16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7"><text:span text:style-name="T17_1">Nome</text:span></text:p>
          </table:table-cell>
          <table:table-cell table:style-name="Cell2">
            <text:p text:style-name="P18"><text:span text:style-name="T18_1">Alterações</text:span></text:p>
          </table:table-cell>
          <table:table-cell table:style-name="Cell3">
            <text:p text:style-name="P19"><text:span text:style-name="T19_1">Data</text:span></text:p>
          </table:table-cell>
          <table:table-cell table:style-name="Cell4">
            <text:p text:style-name="P20"><text:span text:style-name="T20_1">Versão</text:span></text:p>
          </table:table-cell>
        </table:table-row>
        <table:table-row table:style-name="Row2">
          <table:table-cell table:style-name="Cell5">
            <text:p text:style-name="P21"><text:span text:style-name="T21_1">Guilherme</text:span><text:span text:style-name="T21_2"><text:s/></text:span><text:span text:style-name="T21_3">Gonçalves</text:span></text:p>
          </table:table-cell>
          <table:table-cell table:style-name="Cell6">
            <text:p text:style-name="P22"><text:span text:style-name="T22_1">Criação</text:span><text:span text:style-name="T22_2"><text:s/></text:span><text:span text:style-name="T22_3">do</text:span><text:span text:style-name="T22_4"><text:s/></text:span><text:span text:style-name="T22_5">Documento</text:span><text:span text:style-name="T22_6">,<text:s/></text:span><text:span text:style-name="T22_7">introdução</text:span><text:span text:style-name="T22_8">,<text:s/></text:span><text:span text:style-name="T22_9">diretrizes</text:span><text:span text:style-name="T22_10"><text:s/></text:span><text:span text:style-name="T22_11">de</text:span><text:span text:style-name="T22_12"><text:s/></text:span><text:span text:style-name="T22_13">qualidade</text:span><text:span text:style-name="T22_14">.</text:span></text:p>
          </table:table-cell>
          <table:table-cell table:style-name="Cell7">
            <text:p text:style-name="P23"><text:span text:style-name="T23_1">30/10/2012</text:span></text:p>
          </table:table-cell>
          <table:table-cell table:style-name="Cell8">
            <text:p text:style-name="P24"><text:span text:style-name="T24_1">0.1</text:span></text:p>
          </table:table-cell>
        </table:table-row>
        <table:table-row table:style-name="Row3">
          <table:table-cell table:style-name="Cell9">
            <text:p text:style-name="P25"><text:span text:style-name="T25_1">Guilherme</text:span><text:span text:style-name="T25_2"><text:s/></text:span><text:span text:style-name="T25_3">Gonçalves</text:span></text:p>
          </table:table-cell>
          <table:table-cell table:style-name="Cell10">
            <text:p text:style-name="P26"><text:span text:style-name="T26_1">Descrição</text:span><text:span text:style-name="T26_2"><text:s/></text:span><text:span text:style-name="T26_3">da</text:span><text:span text:style-name="T26_4"><text:s/></text:span><text:span text:style-name="T26_5">equipe</text:span><text:span text:style-name="T26_6">,<text:s/></text:span><text:span text:style-name="T26_7">metodologia</text:span><text:span text:style-name="T26_8">,<text:s/></text:span><text:span text:style-name="T26_9">interessados</text:span><text:span text:style-name="T26_10">,<text:s/></text:span><text:span text:style-name="T26_11">cronograma</text:span><text:span text:style-name="T26_12">.</text:span></text:p>
          </table:table-cell>
          <table:table-cell table:style-name="Cell11">
            <text:p text:style-name="P27"><text:span text:style-name="T27_1">31/10/2012</text:span></text:p>
          </table:table-cell>
          <table:table-cell table:style-name="Cell12">
            <text:p text:style-name="P28"><text:span text:style-name="T28_1">0.5</text:span></text:p>
          </table:table-cell>
        </table:table-row>
        <table:table-row table:style-name="Row4">
          <table:table-cell table:style-name="Cell13">
            <text:p text:style-name="P29"><text:span text:style-name="T29_1">Guilherme</text:span><text:span text:style-name="T29_2"><text:s/></text:span><text:span text:style-name="T29_3">Gonçalves</text:span></text:p>
          </table:table-cell>
          <table:table-cell table:style-name="Cell14">
            <text:p text:style-name="P30"><text:span text:style-name="T30_1">Atualização</text:span><text:span text:style-name="T30_2"><text:s/></text:span><text:span text:style-name="T30_3">interessados</text:span><text:span text:style-name="T30_4"><text:s/></text:span><text:span text:style-name="T30_5">e</text:span><text:span text:style-name="T30_6"><text:s/></text:span><text:span text:style-name="T30_7">cronograma</text:span><text:span text:style-name="T30_8">,<text:s/></text:span><text:span text:style-name="T30_9">descrição</text:span><text:span text:style-name="T30_10"><text:s/></text:span><text:span text:style-name="T30_11">do</text:span><text:span text:style-name="T30_12"><text:s/></text:span><text:span text:style-name="T30_13">tratamento</text:span><text:span text:style-name="T30_14"><text:s/></text:span><text:span text:style-name="T30_15">de</text:span><text:span text:style-name="T30_16"><text:s/></text:span><text:span text:style-name="T30_17">ncs</text:span><text:span text:style-name="T30_18">.</text:span></text:p>
          </table:table-cell>
          <table:table-cell table:style-name="Cell15">
            <text:p text:style-name="P31"><text:span text:style-name="T31_1">01/11/2012</text:span></text:p>
          </table:table-cell>
          <table:table-cell table:style-name="Cell16">
            <text:p text:style-name="P32"><text:span text:style-name="T32_1">1.0</text:span></text:p>
          </table:table-cell>
        </table:table-row>
        <table:table-row table:style-name="Row5">
          <table:table-cell table:style-name="Cell17">
            <text:p text:style-name="P33"><text:span text:style-name="T33_1">Guilherme</text:span><text:span text:style-name="T33_2"><text:s/></text:span><text:span text:style-name="T33_3">Gonçalves</text:span></text:p>
          </table:table-cell>
          <table:table-cell table:style-name="Cell18">
            <text:p text:style-name="P34"><text:span text:style-name="T34_1">Atualização</text:span><text:span text:style-name="T34_2"><text:s/></text:span><text:span text:style-name="T34_3">de</text:span><text:span text:style-name="T34_4"><text:s/></text:span><text:span text:style-name="T34_5">cronograma</text:span><text:span text:style-name="T34_6">,<text:s/></text:span><text:span text:style-name="T34_7">adicionado</text:span><text:span text:style-name="T34_8"><text:s/></text:span><text:span text:style-name="T34_9">fluxograma</text:span><text:span text:style-name="T34_10">,<text:s/></text:span><text:span text:style-name="T34_11">atualização</text:span><text:span text:style-name="T34_12"><text:s/></text:span><text:span text:style-name="T34_13">do</text:span><text:span text:style-name="T34_14"><text:s/></text:span><text:span text:style-name="T34_15">tratamento</text:span><text:span text:style-name="T34_16"><text:s/></text:span><text:span text:style-name="T34_17">de</text:span><text:span text:style-name="T34_18"><text:s/></text:span><text:span text:style-name="T34_19">ncs</text:span><text:span text:style-name="T34_20"><text:s/></text:span><text:span text:style-name="T34_21">e</text:span><text:span text:style-name="T34_22"><text:s/></text:span><text:span text:style-name="T34_23">adequação</text:span><text:span text:style-name="T34_24"><text:s/></text:span><text:span text:style-name="T34_25">do</text:span><text:span text:style-name="T34_26"><text:s/></text:span><text:span text:style-name="T34_27">documento</text:span><text:span text:style-name="T34_28"><text:s/></text:span><text:span text:style-name="T34_29">às</text:span><text:span text:style-name="T34_30"><text:s/></text:span><text:span text:style-name="T34_31">regras</text:span><text:span text:style-name="T34_32"><text:s/></text:span><text:span text:style-name="T34_33">de</text:span><text:span text:style-name="T34_34"><text:s/></text:span><text:span text:style-name="T34_35">configuração</text:span><text:span text:style-name="T34_36">.</text:span></text:p>
          </table:table-cell>
          <table:table-cell table:style-name="Cell19">
            <text:p text:style-name="P35"><text:span text:style-name="T35_1">02/1</text:span><text:span text:style-name="T35_2">1</text:span><text:span text:style-name="T35_3">/2012<text:s text:c="3"/></text:span></text:p>
          </table:table-cell>
          <table:table-cell table:style-name="Cell20">
            <text:p text:style-name="P36"><text:span text:style-name="T36_1">1.5</text:span></text:p>
          </table:table-cell>
        </table:table-row>
        <table:table-row table:style-name="Row6">
          <table:table-cell table:style-name="Cell21">
            <text:p text:style-name="P37"><text:span text:style-name="T37_1">Achiles</text:span><text:span text:style-name="T37_2"><text:s/></text:span><text:span text:style-name="T37_3">Camilo</text:span></text:p>
          </table:table-cell>
          <table:table-cell table:style-name="Cell22">
            <text:p text:style-name="P38"><text:span text:style-name="T38_1">Atualização</text:span><text:span text:style-name="T38_2"><text:s/></text:span><text:span text:style-name="T38_3">das</text:span><text:span text:style-name="T38_4"><text:s/></text:span><text:span text:style-name="T38_5">Diretrizes</text:span><text:span text:style-name="T38_6"><text:s/></text:span><text:span text:style-name="T38_7">de</text:span><text:span text:style-name="T38_8"><text:s/></text:span><text:span text:style-name="T38_9">Qualidade</text:span><text:span text:style-name="T38_10">,<text:s/></text:span><text:span text:style-name="T38_11">Processos</text:span><text:span text:style-name="T38_12"><text:s/></text:span><text:span text:style-name="T38_13">Aplicáveis</text:span><text:span text:style-name="T38_14">,<text:s/></text:span><text:span text:style-name="T38_15">Equipe</text:span><text:span text:style-name="T38_16"><text:s/></text:span><text:span text:style-name="T38_17">de</text:span><text:span text:style-name="T38_18"><text:s/></text:span><text:span text:style-name="T38_19">Garantia</text:span><text:span text:style-name="T38_20"><text:s/></text:span><text:span text:style-name="T38_21">da</text:span><text:span text:style-name="T38_22"><text:s/></text:span><text:span text:style-name="T38_23">Qualidade</text:span><text:span text:style-name="T38_24"><text:s/></text:span><text:span text:style-name="T38_25">do</text:span><text:span text:style-name="T38_26"><text:s/></text:span><text:span text:style-name="T38_27">Processo</text:span><text:span text:style-name="T38_28">,<text:s/></text:span><text:span text:style-name="T38_29">Metodologia</text:span><text:span text:style-name="T38_30"><text:s/></text:span><text:span text:style-name="T38_31">de</text:span><text:span text:style-name="T38_32"><text:s/></text:span><text:span text:style-name="T38_33">Verificação</text:span><text:span text:style-name="T38_34"><text:s/></text:span><text:span text:style-name="T38_35">da</text:span><text:span text:style-name="T38_36"><text:s/></text:span><text:span text:style-name="T38_37">Qualidade</text:span><text:span text:style-name="T38_38"><text:s/></text:span><text:span text:style-name="T38_39">e</text:span><text:span text:style-name="T38_40"><text:s/></text:span><text:span text:style-name="T38_41">criação</text:span><text:span text:style-name="T38_42"><text:s/></text:span><text:span text:style-name="T38_43">dos</text:span><text:span text:style-name="T38_44"><text:s/></text:span><text:span text:style-name="T38_45">acrônimos</text:span></text:p>
          </table:table-cell>
          <table:table-cell table:style-name="Cell23">
            <text:p text:style-name="P39"><text:span text:style-name="T39_1">11/11/2012</text:span></text:p>
          </table:table-cell>
          <table:table-cell table:style-name="Cell24">
            <text:p text:style-name="P40"><text:span text:style-name="T40_1">1.6</text:span></text:p>
          </table:table-cell>
        </table:table-row>
        <table:table-row table:style-name="Row7">
          <table:table-cell table:style-name="Cell25">
            <text:p text:style-name="P41"><text:span text:style-name="T41_1">Jackeline</text:span><text:span text:style-name="T41_2"><text:s/></text:span><text:span text:style-name="T41_3">Neves</text:span></text:p>
          </table:table-cell>
          <table:table-cell table:style-name="Cell26">
            <text:p text:style-name="P42"><text:span text:style-name="T42_1">Formatação</text:span><text:span text:style-name="T42_2"><text:s/></text:span><text:span text:style-name="T42_3">do</text:span><text:span text:style-name="T42_4"><text:s/></text:span><text:span text:style-name="T42_5">documento</text:span></text:p>
          </table:table-cell>
          <table:table-cell table:style-name="Cell27">
            <text:p text:style-name="P43"><text:span text:style-name="T43_1">30/11/2012</text:span></text:p>
          </table:table-cell>
          <table:table-cell table:style-name="Cell28">
            <text:p text:style-name="P44"><text:span text:style-name="T44_1">1.7</text:span></text:p>
          </table:table-cell>
        </table:table-row>
        <table:table-row table:style-name="Row8">
          <table:table-cell table:style-name="Cell29">
            <text:p text:style-name="P45"><text:span text:style-name="T45_1">Raphael</text:span><text:span text:style-name="T45_2"><text:s/></text:span><text:span text:style-name="T45_3">Rezende</text:span></text:p>
          </table:table-cell>
          <table:table-cell table:style-name="Cell30">
            <text:p text:style-name="P46"><text:span text:style-name="T46_1">Retirada</text:span><text:span text:style-name="T46_2"><text:s/></text:span><text:span text:style-name="T46_3">da</text:span><text:span text:style-name="T46_4"><text:s/></text:span><text:span text:style-name="T46_5">seção</text:span><text:span text:style-name="T46_6"><text:s/></text:span><text:span text:style-name="T46_7">de</text:span><text:span text:style-name="T46_8"><text:s/></text:span><text:span text:style-name="T46_9">armazenamento</text:span><text:span text:style-name="T46_10"><text:s/></text:span><text:span text:style-name="T46_11">e</text:span><text:span text:style-name="T46_12"><text:s/></text:span><text:span text:style-name="T46_13">modificação</text:span><text:span text:style-name="T46_14"><text:s/></text:span><text:span text:style-name="T46_15">a</text:span><text:span text:style-name="T46_16"><text:s/></text:span><text:span text:style-name="T46_17">seção</text:span><text:span text:style-name="T46_18"><text:s/></text:span><text:span text:style-name="T46_19">comunicação</text:span><text:span text:style-name="T46_20">.</text:span></text:p>
          </table:table-cell>
          <table:table-cell table:style-name="Cell31">
            <text:p text:style-name="P47"><text:span text:style-name="T47_1">14/12/2012</text:span></text:p>
          </table:table-cell>
          <table:table-cell table:style-name="Cell32">
            <text:p text:style-name="P48"><text:span text:style-name="T48_1">1.8</text:span></text:p>
          </table:table-cell>
        </table:table-row>
        <table:table-row table:style-name="Row9">
          <table:table-cell table:style-name="Cell33">
            <text:p text:style-name="P49"><text:span text:style-name="T49_1">Diogo</text:span><text:span text:style-name="T49_2"><text:s/></text:span><text:span text:style-name="T49_3">Gonçalves</text:span><text:span text:style-name="T49_4"><text:s/></text:span><text:span text:style-name="T49_5">Teodoro</text:span></text:p>
          </table:table-cell>
          <table:table-cell table:style-name="Cell34">
            <text:p text:style-name="P50"><text:span text:style-name="T50_1">Adição</text:span><text:span text:style-name="T50_2"><text:s/></text:span><text:span text:style-name="T50_3">sobre</text:span><text:span text:style-name="T50_4"><text:s/></text:span><text:span text:style-name="T50_5">GQA</text:span><text:span text:style-name="T50_6"><text:s/></text:span><text:span text:style-name="T50_7">do</text:span><text:span text:style-name="T50_8"><text:s/></text:span><text:span text:style-name="T50_9">GQA</text:span><text:span text:style-name="T50_10"><text:s/></text:span><text:span text:style-name="T50_11">e</text:span><text:span text:style-name="T50_12"><text:s/></text:span><text:span text:style-name="T50_13">ajuste</text:span><text:span text:style-name="T50_14"><text:s/></text:span><text:span text:style-name="T50_15">dos</text:span><text:span text:style-name="T50_16"><text:s/></text:span><text:span text:style-name="T50_17">processos</text:span><text:span text:style-name="T50_18"><text:s/></text:span><text:span text:style-name="T50_19">aplicáveis</text:span><text:span text:style-name="T50_20">.</text:span></text:p>
          </table:table-cell>
          <table:table-cell table:style-name="Cell35">
            <text:p text:style-name="P51"><text:span text:style-name="T51_1">07/01/2013</text:span></text:p>
          </table:table-cell>
          <table:table-cell table:style-name="Cell36">
            <text:p text:style-name="P52"><text:span text:style-name="T52_1">1.9</text:span></text:p>
          </table:table-cell>
        </table:table-row>
        <table:table-row table:style-name="Row10">
          <table:table-cell table:style-name="Cell37">
            <text:p text:style-name="P53"><text:span text:style-name="T53_1">Guilherme</text:span><text:span text:style-name="T53_2"><text:s/></text:span><text:span text:style-name="T53_3">Gonçalves</text:span></text:p>
          </table:table-cell>
          <table:table-cell table:style-name="Cell38">
            <text:p text:style-name="P54"><text:span text:style-name="T54_1">Atualização</text:span><text:span text:style-name="T54_2"><text:s/></text:span><text:span text:style-name="T54_3">dos</text:span><text:span text:style-name="T54_4"><text:s/></text:span><text:span text:style-name="T54_5">tópicos</text:span><text:span text:style-name="T54_6"><text:s/></text:span><text:span text:style-name="T54_7">Cronograma</text:span><text:span text:style-name="T54_8">,<text:s/></text:span><text:span text:style-name="T54_9">Tratamento</text:span><text:span text:style-name="T54_10"><text:s/></text:span><text:span text:style-name="T54_11">de</text:span><text:span text:style-name="T54_12"><text:s/></text:span><text:span text:style-name="T54_13">Não</text:span><text:span text:style-name="T54_14">-</text:span><text:span text:style-name="T54_15">Conformidades</text:span><text:span text:style-name="T54_16">,<text:s/></text:span><text:span text:style-name="T54_17">Interessados</text:span></text:p>
          </table:table-cell>
          <table:table-cell table:style-name="Cell39">
            <text:p text:style-name="P55"><text:span text:style-name="T55_1">23/02/2013</text:span></text:p>
          </table:table-cell>
          <table:table-cell table:style-name="Cell40">
            <text:p text:style-name="P56"><text:span text:style-name="T56_1">2.0</text:span></text:p>
          </table:table-cell>
        </table:table-row>
        <table:table-row table:style-name="Row11">
          <table:table-cell table:style-name="Cell41">
            <text:p text:style-name="P57"><text:span text:style-name="T57_1">Jackeline</text:span><text:span text:style-name="T57_2"><text:s/></text:span><text:span text:style-name="T57_3">Neves</text:span></text:p>
          </table:table-cell>
          <table:table-cell table:style-name="Cell42">
            <text:p text:style-name="P58"><text:span text:style-name="T58_1">Alteração</text:span><text:span text:style-name="T58_2"><text:s/></text:span><text:span text:style-name="T58_3">em</text:span><text:span text:style-name="T58_4"><text:s/>“4.<text:s/></text:span><text:span text:style-name="T58_5">Metodologia</text:span><text:span text:style-name="T58_6"><text:s/></text:span><text:span text:style-name="T58_7">de</text:span><text:span text:style-name="T58_8"><text:s/></text:span><text:span text:style-name="T58_9">Verificação</text:span><text:span text:style-name="T58_10"><text:s/></text:span><text:span text:style-name="T58_11">da</text:span><text:span text:style-name="T58_12"><text:s/></text:span><text:span text:style-name="T58_13">Qualidade</text:span><text:span text:style-name="T58_14">”</text:span></text:p>
          </table:table-cell>
          <table:table-cell table:style-name="Cell43">
            <text:p text:style-name="P59"><text:span text:style-name="T59_1">24/02/2013</text:span></text:p>
          </table:table-cell>
          <table:table-cell table:style-name="Cell44">
            <text:p text:style-name="P60"><text:span text:style-name="T60_1">2.1</text:span></text:p>
          </table:table-cell>
        </table:table-row>
        <table:table-row table:style-name="Row12">
          <table:table-cell table:style-name="Cell45">
            <text:p text:style-name="P61"><text:span text:style-name="T61_1">Guilherme</text:span><text:span text:style-name="T61_2"><text:s/></text:span><text:span text:style-name="T61_3">Gonçalves</text:span></text:p>
          </table:table-cell>
          <table:table-cell table:style-name="Cell46">
            <text:p text:style-name="P62"><text:span text:style-name="T62_1">Alteração</text:span><text:span text:style-name="T62_2"><text:s/></text:span><text:span text:style-name="T62_3">em</text:span><text:span text:style-name="T62_4"><text:s/>“4.<text:s/></text:span><text:span text:style-name="T62_5">Metodologia</text:span><text:span text:style-name="T62_6"><text:s/></text:span><text:span text:style-name="T62_7">de</text:span><text:span text:style-name="T62_8"><text:s/></text:span><text:span text:style-name="T62_9">Verificação</text:span><text:span text:style-name="T62_10"><text:s/></text:span><text:span text:style-name="T62_11">da</text:span><text:span text:style-name="T62_12"><text:s/></text:span><text:span text:style-name="T62_13">Qualidade</text:span><text:span text:style-name="T62_14">”</text:span></text:p>
          </table:table-cell>
          <table:table-cell table:style-name="Cell47">
            <text:p text:style-name="P63"><text:span text:style-name="T63_1">24/02/2013</text:span></text:p>
          </table:table-cell>
          <table:table-cell table:style-name="Cell48">
            <text:p text:style-name="P64"><text:span text:style-name="T64_1">2.2</text:span></text:p>
          </table:table-cell>
        </table:table-row>
      </table:table>
      <text:p text:style-name="P65"/>
      <text:p text:style-name="P66"/>
      <text:p text:style-name="P67"><text:span text:style-name="T67_1">Sumário</text:span></text:p>
      <text:h text:style-name="P68" text:outline-level="10"><text:bookmark-start text:name="h.vatwf5l613sm"/><text:bookmark-end text:name="h.vatwf5l613sm"/></text:h>
      <text:p text:style-name="P69"><text:span text:style-name="T69_1"><text:a xlink:type="simple" xlink:href="#h.z4dk2y6p4bxo"><text:span text:style-name="T69_2">1<text:s/></text:span></text:a></text:span><text:span text:style-name="T69_3"><text:a xlink:type="simple" xlink:href="#h.z4dk2y6p4bxo"><text:span text:style-name="T69_4">Introdução</text:span></text:a></text:span></text:p>
      <text:p text:style-name="P70"><text:span text:style-name="T70_1"><text:a xlink:type="simple" xlink:href="#h.3dy6vkm"><text:span text:style-name="T70_2">2<text:s/></text:span></text:a></text:span><text:span text:style-name="T70_3"><text:a xlink:type="simple" xlink:href="#h.3dy6vkm"><text:span text:style-name="T70_4">Diretrizes</text:span></text:a></text:span><text:span text:style-name="T70_5"><text:a xlink:type="simple" xlink:href="#h.3dy6vkm"><text:span text:style-name="T70_6"><text:s/></text:span></text:a></text:span><text:span text:style-name="T70_7"><text:a xlink:type="simple" xlink:href="#h.3dy6vkm"><text:span text:style-name="T70_8">de</text:span></text:a></text:span><text:span text:style-name="T70_9"><text:a xlink:type="simple" xlink:href="#h.3dy6vkm"><text:span text:style-name="T70_10"><text:s/></text:span></text:a></text:span><text:span text:style-name="T70_11"><text:a xlink:type="simple" xlink:href="#h.3dy6vkm"><text:span text:style-name="T70_12">Qualidade</text:span></text:a></text:span></text:p>
      <text:p text:style-name="P71"><text:span text:style-name="T71_1"><text:a xlink:type="simple" xlink:href="#h.4d34og8"><text:span text:style-name="T71_2">2.1<text:s/></text:span></text:a></text:span><text:span text:style-name="T71_3"><text:a xlink:type="simple" xlink:href="#h.4d34og8"><text:span text:style-name="T71_4">Processos</text:span></text:a></text:span><text:span text:style-name="T71_5"><text:a xlink:type="simple" xlink:href="#h.4d34og8"><text:span text:style-name="T71_6"><text:s/></text:span></text:a></text:span><text:span text:style-name="T71_7"><text:a xlink:type="simple" xlink:href="#h.4d34og8"><text:span text:style-name="T71_8">Aplicáveis</text:span></text:a></text:span></text:p>
      <text:p text:style-name="P72"><text:span text:style-name="T72_1"><text:a xlink:type="simple" xlink:href="#h.6110i7ncji8q"><text:span text:style-name="T72_2">3<text:s/></text:span></text:a></text:span><text:span text:style-name="T72_3"><text:a xlink:type="simple" xlink:href="#h.6110i7ncji8q"><text:span text:style-name="T72_4">Equipe</text:span></text:a></text:span><text:span text:style-name="T72_5"><text:a xlink:type="simple" xlink:href="#h.6110i7ncji8q"><text:span text:style-name="T72_6"><text:s/></text:span></text:a></text:span><text:span text:style-name="T72_7"><text:a xlink:type="simple" xlink:href="#h.6110i7ncji8q"><text:span text:style-name="T72_8">de</text:span></text:a></text:span><text:span text:style-name="T72_9"><text:a xlink:type="simple" xlink:href="#h.6110i7ncji8q"><text:span text:style-name="T72_10"><text:s/></text:span></text:a></text:span><text:span text:style-name="T72_11"><text:a xlink:type="simple" xlink:href="#h.6110i7ncji8q"><text:span text:style-name="T72_12">Garantia</text:span></text:a></text:span><text:span text:style-name="T72_13"><text:a xlink:type="simple" xlink:href="#h.6110i7ncji8q"><text:span text:style-name="T72_14"><text:s/></text:span></text:a></text:span><text:span text:style-name="T72_15"><text:a xlink:type="simple" xlink:href="#h.6110i7ncji8q"><text:span text:style-name="T72_16">da</text:span></text:a></text:span><text:span text:style-name="T72_17"><text:a xlink:type="simple" xlink:href="#h.6110i7ncji8q"><text:span text:style-name="T72_18"><text:s/></text:span></text:a></text:span><text:span text:style-name="T72_19"><text:a xlink:type="simple" xlink:href="#h.6110i7ncji8q"><text:span text:style-name="T72_20">Qualidade</text:span></text:a></text:span><text:span text:style-name="T72_21"><text:a xlink:type="simple" xlink:href="#h.6110i7ncji8q"><text:span text:style-name="T72_22"><text:s/></text:span></text:a></text:span><text:span text:style-name="T72_23"><text:a xlink:type="simple" xlink:href="#h.6110i7ncji8q"><text:span text:style-name="T72_24">do</text:span></text:a></text:span><text:span text:style-name="T72_25"><text:a xlink:type="simple" xlink:href="#h.6110i7ncji8q"><text:span text:style-name="T72_26"><text:s/></text:span></text:a></text:span><text:span text:style-name="T72_27"><text:a xlink:type="simple" xlink:href="#h.6110i7ncji8q"><text:span text:style-name="T72_28">Processo</text:span></text:a></text:span></text:p>
      <text:p text:style-name="P73"><text:span text:style-name="T73_1"><text:a xlink:type="simple" xlink:href="#h.s6xusq809rf4"><text:span text:style-name="T73_2">4<text:s/></text:span></text:a></text:span><text:span text:style-name="T73_3"><text:a xlink:type="simple" xlink:href="#h.s6xusq809rf4"><text:span text:style-name="T73_4">Metodologia</text:span></text:a></text:span><text:span text:style-name="T73_5"><text:a xlink:type="simple" xlink:href="#h.s6xusq809rf4"><text:span text:style-name="T73_6"><text:s/></text:span></text:a></text:span><text:span text:style-name="T73_7"><text:a xlink:type="simple" xlink:href="#h.s6xusq809rf4"><text:span text:style-name="T73_8">de</text:span></text:a></text:span><text:span text:style-name="T73_9"><text:a xlink:type="simple" xlink:href="#h.s6xusq809rf4"><text:span text:style-name="T73_10"><text:s/></text:span></text:a></text:span><text:span text:style-name="T73_11"><text:a xlink:type="simple" xlink:href="#h.s6xusq809rf4"><text:span text:style-name="T73_12">Verificação</text:span></text:a></text:span><text:span text:style-name="T73_13"><text:a xlink:type="simple" xlink:href="#h.s6xusq809rf4"><text:span text:style-name="T73_14"><text:s/></text:span></text:a></text:span><text:span text:style-name="T73_15"><text:a xlink:type="simple" xlink:href="#h.s6xusq809rf4"><text:span text:style-name="T73_16">da</text:span></text:a></text:span><text:span text:style-name="T73_17"><text:a xlink:type="simple" xlink:href="#h.s6xusq809rf4"><text:span text:style-name="T73_18"><text:s/></text:span></text:a></text:span><text:span text:style-name="T73_19"><text:a xlink:type="simple" xlink:href="#h.s6xusq809rf4"><text:span text:style-name="T73_20">Qualidade</text:span></text:a></text:span></text:p>
      <text:p text:style-name="P74"><text:span text:style-name="T74_1"><text:a xlink:type="simple" xlink:href="#h.ijno6o7uabex"><text:span text:style-name="T74_2">5<text:s/></text:span></text:a></text:span><text:span text:style-name="T74_3"><text:a xlink:type="simple" xlink:href="#h.ijno6o7uabex"><text:span text:style-name="T74_4">Interessados</text:span></text:a></text:span></text:p>
      <text:p text:style-name="P75"><text:span text:style-name="T75_1"><text:a xlink:type="simple" xlink:href="#h.crr2pp34pnec"><text:span text:style-name="T75_2">6<text:s/></text:span></text:a></text:span><text:span text:style-name="T75_3"><text:a xlink:type="simple" xlink:href="#h.crr2pp34pnec"><text:span text:style-name="T75_4">Cronograma</text:span></text:a></text:span></text:p>
      <text:p text:style-name="P76"><text:span text:style-name="T76_1"><text:a xlink:type="simple" xlink:href="#h.6uldazvi1g0o"><text:span text:style-name="T76_2">7<text:s/></text:span></text:a></text:span><text:span text:style-name="T76_3"><text:a xlink:type="simple" xlink:href="#h.6uldazvi1g0o"><text:span text:style-name="T76_4">Tratamento</text:span></text:a></text:span><text:span text:style-name="T76_5"><text:a xlink:type="simple" xlink:href="#h.6uldazvi1g0o"><text:span text:style-name="T76_6"><text:s/></text:span></text:a></text:span><text:span text:style-name="T76_7"><text:a xlink:type="simple" xlink:href="#h.6uldazvi1g0o"><text:span text:style-name="T76_8">das</text:span></text:a></text:span><text:span text:style-name="T76_9"><text:a xlink:type="simple" xlink:href="#h.6uldazvi1g0o"><text:span text:style-name="T76_10"><text:s/></text:span></text:a></text:span><text:span text:style-name="T76_11"><text:a xlink:type="simple" xlink:href="#h.6uldazvi1g0o"><text:span text:style-name="T76_12">Não</text:span></text:a></text:span><text:span text:style-name="T76_13"><text:a xlink:type="simple" xlink:href="#h.6uldazvi1g0o"><text:span text:style-name="T76_14">-</text:span></text:a></text:span><text:span text:style-name="T76_15"><text:a xlink:type="simple" xlink:href="#h.6uldazvi1g0o"><text:span text:style-name="T76_16">Conformidades</text:span></text:a></text:span></text:p>
      <text:p text:style-name="P77"><text:span text:style-name="T77_1"><text:a xlink:type="simple" xlink:href="#h.1ksv4uv"><text:span text:style-name="T77_2">7.1<text:s/></text:span></text:a></text:span><text:span text:style-name="T77_3"><text:a xlink:type="simple" xlink:href="#h.1ksv4uv"><text:span text:style-name="T77_4">Identificação</text:span></text:a></text:span><text:span text:style-name="T77_5"><text:a xlink:type="simple" xlink:href="#h.1ksv4uv"><text:span text:style-name="T77_6"><text:s/></text:span></text:a></text:span><text:span text:style-name="T77_7"><text:a xlink:type="simple" xlink:href="#h.1ksv4uv"><text:span text:style-name="T77_8">e</text:span></text:a></text:span><text:span text:style-name="T77_9"><text:a xlink:type="simple" xlink:href="#h.1ksv4uv"><text:span text:style-name="T77_10"><text:s/></text:span></text:a></text:span><text:span text:style-name="T77_11"><text:a xlink:type="simple" xlink:href="#h.1ksv4uv"><text:span text:style-name="T77_12">Armazenamento</text:span></text:a></text:span></text:p>
      <text:p text:style-name="P78"><text:span text:style-name="T78_1"><text:a xlink:type="simple" xlink:href="#h.4i7ojhp"><text:span text:style-name="T78_2">7.2<text:s/></text:span></text:a></text:span><text:span text:style-name="T78_3"><text:a xlink:type="simple" xlink:href="#h.4i7ojhp"><text:span text:style-name="T78_4">Comunicação</text:span></text:a></text:span></text:p>
      <text:p text:style-name="P79"><text:span text:style-name="T79_1"><text:a xlink:type="simple" xlink:href="#h.3whwml4"><text:span text:style-name="T79_2">7.3<text:s/></text:span></text:a></text:span><text:span text:style-name="T79_3"><text:a xlink:type="simple" xlink:href="#h.3whwml4"><text:span text:style-name="T79_4">Acompanhamento</text:span></text:a></text:span></text:p>
      <text:p text:style-name="P80"><text:span text:style-name="T80_1"><text:a xlink:type="simple" xlink:href="#h.c8s0hto8bto"><text:span text:style-name="T80_2">8<text:s/></text:span></text:a></text:span><text:span text:style-name="T80_3"><text:a xlink:type="simple" xlink:href="#h.c8s0hto8bto"><text:span text:style-name="T80_4">GQA</text:span></text:a></text:span><text:span text:style-name="T80_5"><text:a xlink:type="simple" xlink:href="#h.c8s0hto8bto"><text:span text:style-name="T80_6"><text:s/></text:span></text:a></text:span><text:span text:style-name="T80_7"><text:a xlink:type="simple" xlink:href="#h.c8s0hto8bto"><text:span text:style-name="T80_8">do</text:span></text:a></text:span><text:span text:style-name="T80_9"><text:a xlink:type="simple" xlink:href="#h.c8s0hto8bto"><text:span text:style-name="T80_10"><text:s/></text:span></text:a></text:span><text:span text:style-name="T80_11"><text:a xlink:type="simple" xlink:href="#h.c8s0hto8bto"><text:span text:style-name="T80_12">GQA</text:span></text:a></text:span></text:p>
      <text:p text:style-name="P81"><text:span text:style-name="T81_1"><text:a xlink:type="simple" xlink:href="#h.xgsvkk6te2k1"><text:span text:style-name="T81_2">9<text:s/></text:span></text:a></text:span><text:span text:style-name="T81_3"><text:a xlink:type="simple" xlink:href="#h.xgsvkk6te2k1"><text:span text:style-name="T81_4">Acrônimos</text:span></text:a></text:span></text:p>
      <text:p text:style-name="P82"/>
      <text:h text:style-name="P83" text:outline-level="10"><text:bookmark-start text:name="h.z4dk2y6p4bxo"/><text:bookmark-end text:name="h.z4dk2y6p4bxo"/><text:span text:style-name="T83_1">1<text:s/></text:span><text:span text:style-name="T83_2">Introdução</text:span></text:h>
      <text:p text:style-name="P84"><text:span text:style-name="T84_1"><text:tab/></text:span><text:span text:style-name="T84_2">O</text:span><text:span text:style-name="T84_3"><text:s/></text:span><text:span text:style-name="T84_4">Plano</text:span><text:span text:style-name="T84_5"><text:s/></text:span><text:span text:style-name="T84_6">da</text:span><text:span text:style-name="T84_7"><text:s/></text:span><text:span text:style-name="T84_8">Garantia</text:span><text:span text:style-name="T84_9"><text:s/></text:span><text:span text:style-name="T84_10">da</text:span><text:span text:style-name="T84_11"><text:s/></text:span><text:span text:style-name="T84_12">Qualidade</text:span><text:span text:style-name="T84_13"><text:s/></text:span><text:span text:style-name="T84_14">de</text:span><text:span text:style-name="T84_15"><text:s/></text:span><text:span text:style-name="T84_16">Processo</text:span><text:span text:style-name="T84_17"><text:s/></text:span><text:span text:style-name="T84_18">visa</text:span><text:span text:style-name="T84_19"><text:s/></text:span><text:span text:style-name="T84_20">estabelecer</text:span><text:span text:style-name="T84_21"><text:s/></text:span><text:span text:style-name="T84_22">os</text:span><text:span text:style-name="T84_23"><text:s/></text:span><text:span text:style-name="T84_24">processos</text:span><text:span text:style-name="T84_25"><text:s/></text:span><text:span text:style-name="T84_26">do</text:span><text:span text:style-name="T84_27"><text:s/></text:span><text:span text:style-name="T84_28">projeto</text:span><text:span text:style-name="T84_29"><text:s/></text:span><text:span text:style-name="T84_30">de</text:span><text:span text:style-name="T84_31"><text:s/></text:span><text:span text:style-name="T84_32">Sistema</text:span><text:span text:style-name="T84_33"><text:s/></text:span><text:span text:style-name="T84_34">de</text:span><text:span text:style-name="T84_35"><text:s/></text:span><text:span text:style-name="T84_36">Gestão</text:span><text:span text:style-name="T84_37"><text:s/></text:span><text:span text:style-name="T84_38">Bibliográfica</text:span><text:span text:style-name="T84_39"><text:s/>(</text:span><text:span text:style-name="T84_40">SGB</text:span><text:span text:style-name="T84_41">)<text:s/></text:span><text:span text:style-name="T84_42">a</text:span><text:span text:style-name="T84_43"><text:s/></text:span><text:span text:style-name="T84_44">serem</text:span><text:span text:style-name="T84_45"><text:s/></text:span><text:span text:style-name="T84_46">verificados</text:span><text:span text:style-name="T84_47"><text:s/></text:span><text:span text:style-name="T84_48">quanto</text:span><text:span text:style-name="T84_49"><text:s/></text:span><text:span text:style-name="T84_50">à</text:span><text:span text:style-name="T84_51"><text:s/></text:span><text:span text:style-name="T84_52">qualidade</text:span><text:span text:style-name="T84_53"><text:s/></text:span><text:span text:style-name="T84_54">e</text:span><text:span text:style-name="T84_55"><text:s/></text:span><text:span text:style-name="T84_56">como</text:span><text:span text:style-name="T84_57"><text:s/></text:span><text:span text:style-name="T84_58">estes</text:span><text:span text:style-name="T84_59"><text:s/></text:span><text:span text:style-name="T84_60">processos</text:span><text:span text:style-name="T84_61"><text:s/></text:span><text:span text:style-name="T84_62">devem</text:span><text:span text:style-name="T84_63"><text:s/></text:span><text:span text:style-name="T84_64">ser</text:span><text:span text:style-name="T84_65"><text:s/></text:span><text:span text:style-name="T84_66">verificados</text:span><text:span text:style-name="T84_67">,<text:s/></text:span><text:span text:style-name="T84_68">estabelecer</text:span><text:span text:style-name="T84_69"><text:s/></text:span><text:span text:style-name="T84_70">momentos</text:span><text:span text:style-name="T84_71"><text:s/></text:span><text:span text:style-name="T84_72">de</text:span><text:span text:style-name="T84_73"><text:s/></text:span><text:span text:style-name="T84_74">aplicação</text:span><text:span text:style-name="T84_75"><text:s/></text:span><text:span text:style-name="T84_76">da</text:span><text:span text:style-name="T84_77"><text:s/></text:span><text:span text:style-name="T84_78">verificação</text:span><text:span text:style-name="T84_79">,<text:s/></text:span><text:span text:style-name="T84_80">estabelecer</text:span><text:span text:style-name="T84_81"><text:s/></text:span><text:span text:style-name="T84_82">métricas</text:span><text:span text:style-name="T84_83"><text:s/></text:span><text:span text:style-name="T84_84">para</text:span><text:span text:style-name="T84_85"><text:s/></text:span><text:span text:style-name="T84_86">análise</text:span><text:span text:style-name="T84_87"><text:s/></text:span><text:span text:style-name="T84_88">da</text:span><text:span text:style-name="T84_89"><text:s/></text:span><text:span text:style-name="T84_90">qualidade</text:span><text:span text:style-name="T84_91"><text:s/></text:span><text:span text:style-name="T84_92">dos</text:span><text:span text:style-name="T84_93"><text:s/></text:span><text:span text:style-name="T84_94">processos</text:span><text:span text:style-name="T84_95">,<text:s/></text:span><text:span text:style-name="T84_96">definir</text:span><text:span text:style-name="T84_97"><text:s/></text:span><text:span text:style-name="T84_98">o</text:span><text:span text:style-name="T84_99"><text:s/></text:span><text:span text:style-name="T84_100">procedimento</text:span><text:span text:style-name="T84_101"><text:s/></text:span><text:span text:style-name="T84_102">de</text:span><text:span text:style-name="T84_103"><text:s/></text:span><text:span text:style-name="T84_104">identificação</text:span><text:span text:style-name="T84_105">,<text:s/></text:span><text:span text:style-name="T84_106">registro</text:span><text:span text:style-name="T84_107"><text:s/></text:span><text:span text:style-name="T84_108">e</text:span><text:span text:style-name="T84_109"><text:s/></text:span><text:span text:style-name="T84_110">comunicação</text:span><text:span text:style-name="T84_111"><text:s/></text:span><text:span text:style-name="T84_112">de</text:span><text:span text:style-name="T84_113"><text:s/></text:span><text:span text:style-name="T84_114">não</text:span><text:span text:style-name="T84_115">-</text:span><text:span text:style-name="T84_116">conformidades</text:span><text:span text:style-name="T84_117"><text:s/></text:span><text:span text:style-name="T84_118">e</text:span><text:span text:style-name="T84_119"><text:s/></text:span><text:span text:style-name="T84_120">o</text:span><text:span text:style-name="T84_121"><text:s/></text:span><text:span text:style-name="T84_122">procedimento</text:span><text:span text:style-name="T84_123"><text:s/></text:span><text:span text:style-name="T84_124">de</text:span><text:span text:style-name="T84_125"><text:s/></text:span><text:span text:style-name="T84_126">tratamento</text:span><text:span text:style-name="T84_127"><text:s/></text:span><text:span text:style-name="T84_128">destas</text:span><text:span text:style-name="T84_129">,<text:s/></text:span><text:span text:style-name="T84_130">acompanhamento</text:span><text:span text:style-name="T84_131"><text:s/></text:span><text:span text:style-name="T84_132">e</text:span><text:span text:style-name="T84_133"><text:s/></text:span><text:span text:style-name="T84_134">solução</text:span><text:span text:style-name="T84_135">.</text:span></text:p>
      <text:h text:style-name="P85" text:outline-level="10"><text:bookmark-start text:name="h.3dy6vkm"/><text:bookmark-end text:name="h.3dy6vkm"/><text:span text:style-name="T85_1">2<text:s/></text:span><text:span text:style-name="T85_2">Diretrizes</text:span><text:span text:style-name="T85_3"><text:s/></text:span><text:span text:style-name="T85_4">de</text:span><text:span text:style-name="T85_5"><text:s/></text:span><text:span text:style-name="T85_6">Qualidade</text:span></text:h>
      <text:p text:style-name="P86"><text:span text:style-name="T86_1">As</text:span><text:span text:style-name="T86_2"><text:s/></text:span><text:span text:style-name="T86_3">diretrizes</text:span><text:span text:style-name="T86_4"><text:s/></text:span><text:span text:style-name="T86_5">de</text:span><text:span text:style-name="T86_6"><text:s/></text:span><text:span text:style-name="T86_7">qualidade</text:span><text:span text:style-name="T86_8"><text:s/></text:span><text:span text:style-name="T86_9">do</text:span><text:span text:style-name="T86_10"><text:s/></text:span><text:span text:style-name="T86_11">projeto</text:span><text:span text:style-name="T86_12"><text:s/></text:span><text:span text:style-name="T86_13">foram</text:span><text:span text:style-name="T86_14"><text:s/></text:span><text:span text:style-name="T86_15">exigidas</text:span><text:span text:style-name="T86_16"><text:s/></text:span><text:span text:style-name="T86_17">por</text:span><text:span text:style-name="T86_18"><text:s/></text:span><text:span text:style-name="T86_19">meio</text:span><text:span text:style-name="T86_20"><text:s/></text:span><text:span text:style-name="T86_21">do</text:span><text:span text:style-name="T86_22"><text:s/></text:span><text:span text:style-name="T86_23">Plano</text:span><text:span text:style-name="T86_24"><text:s/></text:span><text:span text:style-name="T86_25">Geral</text:span><text:span text:style-name="T86_26"><text:s/></text:span><text:span text:style-name="T86_27">do</text:span><text:span text:style-name="T86_28"><text:s/></text:span><text:span text:style-name="T86_29">Projeto</text:span><text:span text:style-name="T86_30"><text:s/></text:span><text:span text:style-name="T86_31">e</text:span><text:span text:style-name="T86_32"><text:s/></text:span><text:span text:style-name="T86_33">pelo</text:span><text:span text:style-name="T86_34"><text:s/></text:span><text:span text:style-name="T86_35">Plano</text:span><text:span text:style-name="T86_36"><text:s/></text:span><text:span text:style-name="T86_37">de</text:span><text:span text:style-name="T86_38"><text:s/></text:span><text:span text:style-name="T86_39">Aula</text:span><text:span text:style-name="T86_40"><text:s/></text:span><text:span text:style-name="T86_41">de</text:span><text:span text:style-name="T86_42"><text:s/></text:span><text:span text:style-name="T86_43">Integração</text:span><text:span text:style-name="T86_44"><text:s/>2,<text:s/></text:span><text:span text:style-name="T86_45">ambos</text:span><text:span text:style-name="T86_46"><text:s/></text:span><text:span text:style-name="T86_47">dispostos</text:span><text:span text:style-name="T86_48"><text:s/></text:span><text:span text:style-name="T86_49">pelo</text:span><text:span text:style-name="T86_50"><text:s/></text:span><text:span text:style-name="T86_51">professor</text:span><text:span text:style-name="T86_52">.<text:s/></text:span><text:span text:style-name="T86_53">Em</text:span><text:span text:style-name="T86_54"><text:s/></text:span><text:span text:style-name="T86_55">ambos</text:span><text:span text:style-name="T86_56"><text:s/></text:span><text:span text:style-name="T86_57">documentos</text:span><text:span text:style-name="T86_58">,<text:s/></text:span><text:span text:style-name="T86_59">o</text:span><text:span text:style-name="T86_60"><text:s/></text:span><text:span text:style-name="T86_61">requerido</text:span><text:span text:style-name="T86_62"><text:s/></text:span><text:span text:style-name="T86_63">é</text:span><text:span text:style-name="T86_64"><text:s/></text:span><text:span text:style-name="T86_65">que</text:span><text:span text:style-name="T86_66"><text:s/></text:span><text:span text:style-name="T86_67">os</text:span><text:span text:style-name="T86_68"><text:s/></text:span><text:span text:style-name="T86_69">processos</text:span><text:span text:style-name="T86_70"><text:s/></text:span><text:span text:style-name="T86_71">estejam</text:span><text:span text:style-name="T86_72"><text:s/></text:span><text:span text:style-name="T86_73">aderentes</text:span><text:span text:style-name="T86_74"><text:s/></text:span><text:span text:style-name="T86_75">ao</text:span><text:span text:style-name="T86_76"><text:s/></text:span><text:span text:style-name="T86_77">Nível</text:span><text:span text:style-name="T86_78"><text:s/></text:span><text:span text:style-name="T86_79">F</text:span><text:span text:style-name="T86_80"><text:s/></text:span><text:span text:style-name="T86_81">do</text:span><text:span text:style-name="T86_82"><text:s/></text:span><text:span text:style-name="T86_83">MPS</text:span><text:span text:style-name="T86_84">.</text:span><text:span text:style-name="T86_85">br</text:span><text:span text:style-name="T86_86">,<text:s/></text:span><text:span text:style-name="T86_87">o</text:span><text:span text:style-name="T86_88"><text:s/></text:span><text:span text:style-name="T86_89">que</text:span><text:span text:style-name="T86_90"><text:s/></text:span><text:span text:style-name="T86_91">torna</text:span><text:span text:style-name="T86_92"><text:s/></text:span><text:span text:style-name="T86_93">todos</text:span><text:span text:style-name="T86_94"><text:s/></text:span><text:span text:style-name="T86_95">os</text:span><text:span text:style-name="T86_96"><text:s/></text:span><text:span text:style-name="T86_97">processos</text:span><text:span text:style-name="T86_98"><text:s/></text:span><text:span text:style-name="T86_99">relativos</text:span><text:span text:style-name="T86_100"><text:s/></text:span><text:span text:style-name="T86_101">a</text:span><text:span text:style-name="T86_102"><text:s/></text:span><text:span text:style-name="T86_103">este</text:span><text:span text:style-name="T86_104"><text:s/></text:span><text:span text:style-name="T86_105">nível</text:span><text:span text:style-name="T86_106"><text:s/></text:span><text:span text:style-name="T86_107">necessários</text:span><text:span text:style-name="T86_108">.<text:s/></text:span><text:span text:style-name="T86_109">A</text:span><text:span text:style-name="T86_110"><text:s/></text:span><text:span text:style-name="T86_111">qualidade</text:span><text:span text:style-name="T86_112"><text:s/></text:span><text:span text:style-name="T86_113">do</text:span><text:span text:style-name="T86_114"><text:s/></text:span><text:span text:style-name="T86_115">projeto</text:span><text:span text:style-name="T86_116"><text:s/></text:span><text:span text:style-name="T86_117">deverá</text:span><text:span text:style-name="T86_118"><text:s/></text:span><text:span text:style-name="T86_119">ser</text:span><text:span text:style-name="T86_120"><text:s/></text:span><text:span text:style-name="T86_121">baseada</text:span><text:span text:style-name="T86_122"><text:s/></text:span><text:span text:style-name="T86_123">nas</text:span><text:span text:style-name="T86_124"><text:s/></text:span><text:span text:style-name="T86_125">práticas</text:span><text:span text:style-name="T86_126"><text:s/></text:span><text:span text:style-name="T86_127">apresentadas</text:span><text:span text:style-name="T86_128"><text:s/></text:span><text:span text:style-name="T86_129">no</text:span><text:span text:style-name="T86_130"><text:s/></text:span><text:span text:style-name="T86_131">PMB</text:span><text:span text:style-name="T86_132">o</text:span><text:span text:style-name="T86_133">K</text:span><text:span text:style-name="T86_134"><text:s/>4</text:span><text:span text:style-name="T86_135">ª</text:span><text:span text:style-name="T86_136"><text:s/></text:span><text:span text:style-name="T86_137">Edição</text:span><text:span text:style-name="T86_138">,<text:s/></text:span><text:span text:style-name="T86_139"><text:s/></text:span><text:span text:style-name="T86_140">e</text:span><text:span text:style-name="T86_141"><text:s/></text:span><text:span text:style-name="T86_142">também</text:span><text:span text:style-name="T86_143"><text:s/></text:span><text:span text:style-name="T86_144">que</text:span><text:span text:style-name="T86_145"><text:s/></text:span><text:span text:style-name="T86_146">sejam</text:span><text:span text:style-name="T86_147"><text:s/></text:span><text:span text:style-name="T86_148">reconhecidas</text:span><text:span text:style-name="T86_149"><text:s/></text:span><text:span text:style-name="T86_150">as</text:span><text:span text:style-name="T86_151"><text:s/></text:span><text:span text:style-name="T86_152">boas</text:span><text:span text:style-name="T86_153"><text:s/></text:span><text:span text:style-name="T86_154">práticas</text:span><text:span text:style-name="T86_155"><text:s/></text:span><text:span text:style-name="T86_156">de</text:span><text:span text:style-name="T86_157"><text:s/></text:span><text:span text:style-name="T86_158">Engenharia</text:span><text:span text:style-name="T86_159"><text:s/></text:span><text:span text:style-name="T86_160">de</text:span><text:span text:style-name="T86_161"><text:s/></text:span><text:span text:style-name="T86_162">Software</text:span><text:span text:style-name="T86_163"><text:s/></text:span><text:span text:style-name="T86_164">apresentadas</text:span><text:span text:style-name="T86_165"><text:s/></text:span><text:span text:style-name="T86_166">no</text:span><text:span text:style-name="T86_167"><text:s/></text:span><text:span text:style-name="T86_168">SWEBoK</text:span><text:span text:style-name="T86_169">.</text:span></text:p>
      <text:h text:style-name="P87" text:outline-level="10"><text:bookmark-start text:name="h.4d34og8"/><text:bookmark-end text:name="h.4d34og8"/><text:span text:style-name="T87_1">2.1<text:s/></text:span><text:span text:style-name="T87_2">Processos</text:span><text:span text:style-name="T87_3"><text:s/></text:span><text:span text:style-name="T87_4">Aplicáveis</text:span></text:h>
      <text:p text:style-name="P88"><text:span text:style-name="T88_1"><text:tab/></text:span><text:span text:style-name="T88_2">Os</text:span><text:span text:style-name="T88_3"><text:s/></text:span><text:span text:style-name="T88_4">processos</text:span><text:span text:style-name="T88_5"><text:s/></text:span><text:span text:style-name="T88_6">aplicáveis</text:span><text:span text:style-name="T88_7">,<text:s/></text:span><text:span text:style-name="T88_8">como</text:span><text:span text:style-name="T88_9"><text:s/></text:span><text:span text:style-name="T88_10">dito</text:span><text:span text:style-name="T88_11">,<text:s/></text:span><text:span text:style-name="T88_12">são</text:span><text:span text:style-name="T88_13"><text:s/></text:span><text:span text:style-name="T88_14">todos</text:span><text:span text:style-name="T88_15"><text:s/></text:span><text:span text:style-name="T88_16">os</text:span><text:span text:style-name="T88_17"><text:s/></text:span><text:span text:style-name="T88_18">que</text:span><text:span text:style-name="T88_19"><text:s/></text:span><text:span text:style-name="T88_20">condizem</text:span><text:span text:style-name="T88_21"><text:s/></text:span><text:span text:style-name="T88_22">ao</text:span><text:span text:style-name="T88_23"><text:s/></text:span><text:span text:style-name="T88_24">nível</text:span><text:span text:style-name="T88_25"><text:s/></text:span><text:span text:style-name="T88_26">F</text:span><text:span text:style-name="T88_27"><text:s/></text:span><text:span text:style-name="T88_28">do</text:span><text:span text:style-name="T88_29"><text:s/></text:span><text:span text:style-name="T88_30">MPS</text:span><text:span text:style-name="T88_31">.</text:span><text:span text:style-name="T88_32">br</text:span><text:span text:style-name="T88_33">.<text:s/></text:span><text:span text:style-name="T88_34">São</text:span><text:span text:style-name="T88_35"><text:s/></text:span><text:span text:style-name="T88_36">eles</text:span><text:span text:style-name="T88_37">:</text:span></text:p>
      <text:p text:style-name="P89"><text:span text:style-name="T89_1"><text:tab/>-<text:s/></text:span><text:span text:style-name="T89_2">Processo</text:span><text:span text:style-name="T89_3"><text:s/></text:span><text:span text:style-name="T89_4">de</text:span><text:span text:style-name="T89_5"><text:s/></text:span><text:span text:style-name="T89_6">Gerência</text:span><text:span text:style-name="T89_7"><text:s/></text:span><text:span text:style-name="T89_8">de</text:span><text:span text:style-name="T89_9"><text:s/></text:span><text:span text:style-name="T89_10">Projeto</text:span></text:p>
      <text:p text:style-name="P90"><text:span text:style-name="T90_1"><text:tab/>-<text:s/></text:span><text:span text:style-name="T90_2">Processo</text:span><text:span text:style-name="T90_3"><text:s/></text:span><text:span text:style-name="T90_4">de</text:span><text:span text:style-name="T90_5"><text:s/></text:span><text:span text:style-name="T90_6">Gerência</text:span><text:span text:style-name="T90_7"><text:s/></text:span><text:span text:style-name="T90_8">de</text:span><text:span text:style-name="T90_9"><text:s/></text:span><text:span text:style-name="T90_10">Requisitos</text:span></text:p>
      <text:p text:style-name="P91"><text:span text:style-name="T91_1"><text:tab/>-<text:s/></text:span><text:span text:style-name="T91_2">Processo</text:span><text:span text:style-name="T91_3"><text:s/></text:span><text:span text:style-name="T91_4">de</text:span><text:span text:style-name="T91_5"><text:s/></text:span><text:span text:style-name="T91_6">Gerência</text:span><text:span text:style-name="T91_7"><text:s/></text:span><text:span text:style-name="T91_8">de</text:span><text:span text:style-name="T91_9"><text:s/></text:span><text:span text:style-name="T91_10">Configuração</text:span></text:p>
      <text:p text:style-name="P92"><text:span text:style-name="T92_1"><text:tab/>-<text:s/></text:span><text:span text:style-name="T92_2">Processo</text:span><text:span text:style-name="T92_3"><text:s/></text:span><text:span text:style-name="T92_4">de</text:span><text:span text:style-name="T92_5"><text:s/></text:span><text:span text:style-name="T92_6">Gerência</text:span><text:span text:style-name="T92_7"><text:s/></text:span><text:span text:style-name="T92_8">de</text:span><text:span text:style-name="T92_9"><text:s/></text:span><text:span text:style-name="T92_10">Portfólio</text:span><text:span text:style-name="T92_11"><text:s/></text:span><text:span text:style-name="T92_12">de</text:span><text:span text:style-name="T92_13"><text:s/></text:span><text:span text:style-name="T92_14">Projetos</text:span></text:p>
      <text:p text:style-name="P93"><text:span text:style-name="T93_1"><text:tab/>-<text:s/></text:span><text:span text:style-name="T93_2">Processo</text:span><text:span text:style-name="T93_3"><text:s/></text:span><text:span text:style-name="T93_4">de</text:span><text:span text:style-name="T93_5"><text:s/></text:span><text:span text:style-name="T93_6">Garantia</text:span><text:span text:style-name="T93_7"><text:s/></text:span><text:span text:style-name="T93_8">da</text:span><text:span text:style-name="T93_9"><text:s/></text:span><text:span text:style-name="T93_10">Qualidade</text:span></text:p>
      <text:p text:style-name="P94"><text:span text:style-name="T94_1"><text:tab/>-<text:s/></text:span><text:span text:style-name="T94_2">Processo</text:span><text:span text:style-name="T94_3"><text:s/></text:span><text:span text:style-name="T94_4">de</text:span><text:span text:style-name="T94_5"><text:s/></text:span><text:span text:style-name="T94_6">Medição</text:span></text:p>
      <text:p text:style-name="P95"><text:span text:style-name="T95_1">O</text:span><text:span text:style-name="T95_2"><text:s/></text:span><text:span text:style-name="T95_3">Processo</text:span><text:span text:style-name="T95_4"><text:s/></text:span><text:span text:style-name="T95_5">de</text:span><text:span text:style-name="T95_6"><text:s/></text:span><text:span text:style-name="T95_7">Aquisição</text:span><text:span text:style-name="T95_8"><text:s/></text:span><text:span text:style-name="T95_9">esta</text:span><text:span text:style-name="T95_10"><text:s/></text:span><text:span text:style-name="T95_11">fora</text:span><text:span text:style-name="T95_12"><text:s/></text:span><text:span text:style-name="T95_13">do</text:span><text:span text:style-name="T95_14"><text:s/></text:span><text:span text:style-name="T95_15">escopo</text:span><text:span text:style-name="T95_16"><text:s/></text:span><text:span text:style-name="T95_17">para</text:span><text:span text:style-name="T95_18"><text:s/></text:span><text:span text:style-name="T95_19">este</text:span><text:span text:style-name="T95_20"><text:s/></text:span><text:span text:style-name="T95_21">projeto</text:span><text:span text:style-name="T95_22">,<text:s/></text:span><text:span text:style-name="T95_23">devido</text:span><text:span text:style-name="T95_24"><text:s/></text:span><text:span text:style-name="T95_25">as</text:span><text:span text:style-name="T95_26"><text:s/></text:span><text:span text:style-name="T95_27">características</text:span><text:span text:style-name="T95_28"><text:s/></text:span><text:span text:style-name="T95_29">do</text:span><text:span text:style-name="T95_30"><text:s/></text:span><text:span text:style-name="T95_31">projeto</text:span><text:span text:style-name="T95_32"><text:s/></text:span><text:span text:style-name="T95_33">este</text:span><text:span text:style-name="T95_34"><text:s/></text:span><text:span text:style-name="T95_35">não</text:span><text:span text:style-name="T95_36"><text:s/></text:span><text:span text:style-name="T95_37">se</text:span><text:span text:style-name="T95_38"><text:s/></text:span><text:span text:style-name="T95_39">faz</text:span><text:span text:style-name="T95_40"><text:s/></text:span><text:span text:style-name="T95_41">necessário</text:span><text:span text:style-name="T95_42"><text:s/></text:span><text:span text:style-name="T95_43">conforme</text:span><text:span text:style-name="T95_44"><text:s/></text:span><text:span text:style-name="T95_45">acordado</text:span><text:span text:style-name="T95_46"><text:s/></text:span><text:span text:style-name="T95_47">com</text:span><text:span text:style-name="T95_48"><text:s/></text:span><text:span text:style-name="T95_49">o</text:span><text:span text:style-name="T95_50"><text:s/></text:span><text:span text:style-name="T95_51">patrocinador</text:span><text:span text:style-name="T95_52">.</text:span></text:p>
      <text:p text:style-name="P96"><text:span text:style-name="T96_1"><text:tab/></text:span></text:p>
      <text:h text:style-name="P97" text:outline-level="10"><text:bookmark-start text:name="h.6110i7ncji8q"/><text:bookmark-end text:name="h.6110i7ncji8q"/><text:span text:style-name="T97_1">3<text:s/></text:span><text:span text:style-name="T97_2">Equipe</text:span><text:span text:style-name="T97_3"><text:s/></text:span><text:span text:style-name="T97_4">de</text:span><text:span text:style-name="T97_5"><text:s/></text:span><text:span text:style-name="T97_6">Garantia</text:span><text:span text:style-name="T97_7"><text:s/></text:span><text:span text:style-name="T97_8">da</text:span><text:span text:style-name="T97_9"><text:s/></text:span><text:span text:style-name="T97_10">Qualidade</text:span><text:span text:style-name="T97_11"><text:s/></text:span><text:span text:style-name="T97_12">do</text:span><text:span text:style-name="T97_13"><text:s/></text:span><text:span text:style-name="T97_14">Processo</text:span></text:h>
      <text:p text:style-name="P98"><text:span text:style-name="T98_1"><text:tab/></text:span><text:span text:style-name="T98_2">A</text:span><text:span text:style-name="T98_3"><text:s/></text:span><text:span text:style-name="T98_4">equipe</text:span><text:span text:style-name="T98_5"><text:s/></text:span><text:span text:style-name="T98_6">da</text:span><text:span text:style-name="T98_7"><text:s/></text:span><text:span text:style-name="T98_8">Garantia</text:span><text:span text:style-name="T98_9"><text:s/></text:span><text:span text:style-name="T98_10">da</text:span><text:span text:style-name="T98_11"><text:s/></text:span><text:span text:style-name="T98_12">Qualidade</text:span><text:span text:style-name="T98_13"><text:s/></text:span><text:span text:style-name="T98_14">do</text:span><text:span text:style-name="T98_15"><text:s/></text:span><text:span text:style-name="T98_16">Processo</text:span><text:span text:style-name="T98_17"><text:s/></text:span><text:span text:style-name="T98_18">é</text:span><text:span text:style-name="T98_19"><text:s/></text:span><text:span text:style-name="T98_20">composta</text:span><text:span text:style-name="T98_21"><text:s/></text:span><text:span text:style-name="T98_22">obrigatoriamente</text:span><text:span text:style-name="T98_23"><text:s/></text:span><text:span text:style-name="T98_24">por</text:span><text:span text:style-name="T98_25"><text:s/></text:span><text:span text:style-name="T98_26">um</text:span><text:span text:style-name="T98_27"><text:s/></text:span><text:span text:style-name="T98_28"><text:s/></text:span><text:span text:style-name="T98_29">Gestor</text:span><text:span text:style-name="T98_30"><text:s/></text:span><text:span text:style-name="T98_31">de</text:span><text:span text:style-name="T98_32"><text:s/></text:span><text:span text:style-name="T98_33">Garantia</text:span><text:span text:style-name="T98_34"><text:s/></text:span><text:span text:style-name="T98_35">da</text:span><text:span text:style-name="T98_36"><text:s/></text:span><text:span text:style-name="T98_37">Qualidade</text:span><text:span text:style-name="T98_38"><text:s/></text:span><text:span text:style-name="T98_39">do</text:span><text:span text:style-name="T98_40"><text:s/></text:span><text:span text:style-name="T98_41">Processo</text:span><text:span text:style-name="T98_42">,<text:s/></text:span><text:span text:style-name="T98_43">posição</text:span><text:span text:style-name="T98_44"><text:s/></text:span><text:span text:style-name="T98_45">esta</text:span><text:span text:style-name="T98_46"><text:s/></text:span><text:span text:style-name="T98_47">que</text:span><text:span text:style-name="T98_48"><text:s/></text:span><text:span text:style-name="T98_49">será</text:span><text:span text:style-name="T98_50"><text:s/></text:span><text:span text:style-name="T98_51">rotativa</text:span><text:span text:style-name="T98_52"><text:s/></text:span><text:span text:style-name="T98_53">a</text:span><text:span text:style-name="T98_54"><text:s/></text:span><text:span text:style-name="T98_55">cada</text:span><text:span text:style-name="T98_56"><text:s/></text:span><text:span text:style-name="T98_57">iteração</text:span><text:span text:style-name="T98_58"><text:s/></text:span><text:span text:style-name="T98_59">d</text:span><text:span text:style-name="T98_60">o</text:span><text:span text:style-name="T98_61"><text:s/></text:span><text:span text:style-name="T98_62">projeto</text:span><text:span text:style-name="T98_63">,<text:s/></text:span><text:span text:style-name="T98_64">podendo</text:span><text:span text:style-name="T98_65"><text:s/></text:span><text:span text:style-name="T98_66">ser</text:span><text:span text:style-name="T98_67"><text:s/></text:span><text:span text:style-name="T98_68">ocupada</text:span><text:span text:style-name="T98_69"><text:s/></text:span><text:span text:style-name="T98_70">no</text:span><text:span text:style-name="T98_71"><text:s/></text:span><text:span text:style-name="T98_72">máximo</text:span><text:span text:style-name="T98_73"><text:s/></text:span><text:span text:style-name="T98_74">duas</text:span><text:span text:style-name="T98_75"><text:s/></text:span><text:span text:style-name="T98_76">vezes</text:span><text:span text:style-name="T98_77"><text:s/></text:span><text:span text:style-name="T98_78">por</text:span><text:span text:style-name="T98_79"><text:s/></text:span><text:span text:style-name="T98_80">cada</text:span><text:span text:style-name="T98_81"><text:s/></text:span><text:span text:style-name="T98_82">integrante</text:span><text:span text:style-name="T98_83"><text:s/></text:span><text:span text:style-name="T98_84">da</text:span><text:span text:style-name="T98_85"><text:s/></text:span><text:span text:style-name="T98_86">equipe</text:span><text:span text:style-name="T98_87"><text:s/></text:span><text:span text:style-name="T98_88">do</text:span><text:span text:style-name="T98_89"><text:s/></text:span><text:span text:style-name="T98_90">projeto</text:span><text:span text:style-name="T98_91">.<text:s/></text:span><text:span text:style-name="T98_92">Caso</text:span><text:span text:style-name="T98_93"><text:s/></text:span><text:span text:style-name="T98_94">seja</text:span><text:span text:style-name="T98_95"><text:s/></text:span><text:span text:style-name="T98_96">necessário</text:span><text:span text:style-name="T98_97"><text:s/></text:span><text:span text:style-name="T98_98">o</text:span><text:span text:style-name="T98_99"><text:s/></text:span><text:span text:style-name="T98_100">Gestor</text:span><text:span text:style-name="T98_101"><text:s/></text:span><text:span text:style-name="T98_102">de</text:span><text:span text:style-name="T98_103"><text:s/></text:span><text:span text:style-name="T98_104">Comunicação</text:span><text:span text:style-name="T98_105"><text:s/></text:span><text:span text:style-name="T98_106">e</text:span><text:span text:style-name="T98_107"><text:s/></text:span><text:span text:style-name="T98_108">RH</text:span><text:span text:style-name="T98_109"><text:s/></text:span><text:span text:style-name="T98_110">poderá</text:span><text:span text:style-name="T98_111"><text:s/></text:span><text:span text:style-name="T98_112">alocar</text:span><text:span text:style-name="T98_113"><text:s/></text:span><text:span text:style-name="T98_114">mais</text:span><text:span text:style-name="T98_115"><text:s/></text:span><text:span text:style-name="T98_116">pessoas</text:span><text:span text:style-name="T98_117"><text:s/></text:span><text:span text:style-name="T98_118">para</text:span><text:span text:style-name="T98_119"><text:s/></text:span><text:span text:style-name="T98_120">auxiliar</text:span><text:span text:style-name="T98_121"><text:s/></text:span><text:span text:style-name="T98_122">a</text:span><text:span text:style-name="T98_123"><text:s/></text:span><text:span text:style-name="T98_124">dese</text:span><text:span text:style-name="T98_125">mpenhar</text:span><text:span text:style-name="T98_126"><text:s/></text:span><text:span text:style-name="T98_127">as</text:span><text:span text:style-name="T98_128"><text:s/></text:span><text:span text:style-name="T98_129">obrigações</text:span><text:span text:style-name="T98_130"><text:s/></text:span><text:span text:style-name="T98_131">d</text:span><text:span text:style-name="T98_132">es</text:span><text:span text:style-name="T98_133">t</text:span><text:span text:style-name="T98_134">a</text:span><text:span text:style-name="T98_135"><text:s/></text:span><text:span text:style-name="T98_136">função</text:span><text:span text:style-name="T98_137">.</text:span></text:p>
      <text:h text:style-name="P99" text:outline-level="10"><text:bookmark-start text:name="h.s6xusq809rf4"/><text:bookmark-end text:name="h.s6xusq809rf4"/><text:span text:style-name="T99_1">4<text:s/></text:span><text:span text:style-name="T99_2">Metodologia</text:span><text:span text:style-name="T99_3"><text:s/></text:span><text:span text:style-name="T99_4">de</text:span><text:span text:style-name="T99_5"><text:s/></text:span><text:span text:style-name="T99_6">Verificação</text:span><text:span text:style-name="T99_7"><text:s/></text:span><text:span text:style-name="T99_8">da</text:span><text:span text:style-name="T99_9"><text:s/></text:span><text:span text:style-name="T99_10">Qualidade</text:span></text:h>
      <text:p text:style-name="P100"><text:span text:style-name="T100_1"><text:tab/></text:span><text:span text:style-name="T100_2">Para</text:span><text:span text:style-name="T100_3"><text:s/></text:span><text:span text:style-name="T100_4">verificação</text:span><text:span text:style-name="T100_5"><text:s/></text:span><text:span text:style-name="T100_6">da</text:span><text:span text:style-name="T100_7"><text:s/></text:span><text:span text:style-name="T100_8">qualidade</text:span><text:span text:style-name="T100_9"><text:s/></text:span><text:span text:style-name="T100_10">dos</text:span><text:span text:style-name="T100_11"><text:s/></text:span><text:span text:style-name="T100_12">processos</text:span><text:span text:style-name="T100_13"><text:s/></text:span><text:span text:style-name="T100_14">deste</text:span><text:span text:style-name="T100_15"><text:s/></text:span><text:span text:style-name="T100_16">projeto</text:span><text:span text:style-name="T100_17"><text:s/></text:span><text:span text:style-name="T100_18">será</text:span><text:span text:style-name="T100_19"><text:s/></text:span><text:span text:style-name="T100_20">utilizado</text:span><text:span text:style-name="T100_21"><text:s/></text:span><text:span text:style-name="T100_22">a</text:span><text:span text:style-name="T100_23"><text:s/></text:span><text:span text:style-name="T100_24"><text:a xlink:type="simple" xlink:href="https://docs.google.com/spreadsheet/ccc?key=0AgFnVHlvQaNRdFJfSUd4Tmh0VEVqV0ZSZnIxNXpuWXc&amp;hl=en#gid=0"><text:span text:style-name="T100_25">planilha</text:span></text:a></text:span><text:span text:style-name="T100_26"><text:a xlink:type="simple" xlink:href="https://docs.google.com/spreadsheet/ccc?key=0AgFnVHlvQaNRdFJfSUd4Tmh0VEVqV0ZSZnIxNXpuWXc&amp;hl=en#gid=0"><text:span text:style-name="T100_27"><text:s/></text:span></text:a></text:span><text:span text:style-name="T100_28"><text:a xlink:type="simple" xlink:href="https://docs.google.com/spreadsheet/ccc?key=0AgFnVHlvQaNRdFJfSUd4Tmh0VEVqV0ZSZnIxNXpuWXc&amp;hl=en#gid=0"><text:span text:style-name="T100_29">de</text:span></text:a></text:span><text:span text:style-name="T100_30"><text:a xlink:type="simple" xlink:href="https://docs.google.com/spreadsheet/ccc?key=0AgFnVHlvQaNRdFJfSUd4Tmh0VEVqV0ZSZnIxNXpuWXc&amp;hl=en#gid=0"><text:span text:style-name="T100_31"><text:s/></text:span></text:a></text:span><text:span text:style-name="T100_32"><text:a xlink:type="simple" xlink:href="https://docs.google.com/spreadsheet/ccc?key=0AgFnVHlvQaNRdFJfSUd4Tmh0VEVqV0ZSZnIxNXpuWXc&amp;hl=en#gid=0"><text:span text:style-name="T100_33">avaliação</text:span></text:a></text:span><text:span text:style-name="T100_34"><text:a xlink:type="simple" xlink:href="https://docs.google.com/spreadsheet/ccc?key=0AgFnVHlvQaNRdFJfSUd4Tmh0VEVqV0ZSZnIxNXpuWXc&amp;hl=en#gid=0"><text:span text:style-name="T100_35"><text:s/></text:span></text:a></text:span><text:span text:style-name="T100_36"><text:a xlink:type="simple" xlink:href="https://docs.google.com/spreadsheet/ccc?key=0AgFnVHlvQaNRdFJfSUd4Tmh0VEVqV0ZSZnIxNXpuWXc&amp;hl=en#gid=0"><text:span text:style-name="T100_37">oficial</text:span></text:a></text:span><text:span text:style-name="T100_38"><text:a xlink:type="simple" xlink:href="https://docs.google.com/spreadsheet/ccc?key=0AgFnVHlvQaNRdFJfSUd4Tmh0VEVqV0ZSZnIxNXpuWXc&amp;hl=en#gid=0"><text:span text:style-name="T100_39"><text:s/></text:span></text:a></text:span><text:span text:style-name="T100_40"><text:a xlink:type="simple" xlink:href="https://docs.google.com/spreadsheet/ccc?key=0AgFnVHlvQaNRdFJfSUd4Tmh0VEVqV0ZSZnIxNXpuWXc&amp;hl=en#gid=0"><text:span text:style-name="T100_41">do</text:span></text:a></text:span><text:span text:style-name="T100_42"><text:a xlink:type="simple" xlink:href="https://docs.google.com/spreadsheet/ccc?key=0AgFnVHlvQaNRdFJfSUd4Tmh0VEVqV0ZSZnIxNXpuWXc&amp;hl=en#gid=0"><text:span text:style-name="T100_43"><text:s/></text:span></text:a></text:span><text:span text:style-name="T100_44"><text:a xlink:type="simple" xlink:href="https://docs.google.com/spreadsheet/ccc?key=0AgFnVHlvQaNRdFJfSUd4Tmh0VEVqV0ZSZnIxNXpuWXc&amp;hl=en#gid=0"><text:span text:style-name="T100_45">MPS</text:span></text:a></text:span><text:span text:style-name="T100_46"><text:a xlink:type="simple" xlink:href="https://docs.google.com/spreadsheet/ccc?key=0AgFnVHlvQaNRdFJfSUd4Tmh0VEVqV0ZSZnIxNXpuWXc&amp;hl=en#gid=0"><text:span text:style-name="T100_47">.</text:span></text:a></text:span><text:span text:style-name="T100_48"><text:a xlink:type="simple" xlink:href="https://docs.google.com/spreadsheet/ccc?key=0AgFnVHlvQaNRdFJfSUd4Tmh0VEVqV0ZSZnIxNXpuWXc&amp;hl=en#gid=0"><text:span text:style-name="T100_49">Br</text:span></text:a></text:span><text:span text:style-name="T100_50">.<text:s/></text:span><text:span text:style-name="T100_51">Para</text:span><text:span text:style-name="T100_52"><text:s/></text:span><text:span text:style-name="T100_53">atender</text:span><text:span text:style-name="T100_54"><text:s/></text:span><text:span text:style-name="T100_55">aos</text:span><text:span text:style-name="T100_56"><text:s/></text:span><text:span text:style-name="T100_57">objetivos</text:span><text:span text:style-name="T100_58"><text:s/></text:span><text:span text:style-name="T100_59">deste</text:span><text:span text:style-name="T100_60"><text:s/></text:span><text:span text:style-name="T100_61">projeto</text:span><text:span text:style-name="T100_62"><text:s/></text:span><text:span text:style-name="T100_63">serão</text:span><text:span text:style-name="T100_64"><text:s/></text:span><text:span text:style-name="T100_65">avaliados</text:span><text:span text:style-name="T100_66"><text:s/></text:span><text:span text:style-name="T100_67">os</text:span><text:span text:style-name="T100_68"><text:s/></text:span><text:span text:style-name="T100_69">processos</text:span><text:span text:style-name="T100_70"><text:s/></text:span><text:span text:style-name="T100_71">descritos</text:span><text:span text:style-name="T100_72"><text:s/></text:span><text:span text:style-name="T100_73">na</text:span><text:span text:style-name="T100_74"><text:s/></text:span><text:span text:style-name="T100_75">seção</text:span><text:span text:style-name="T100_76"><text:s/>2.1<text:s/></text:span><text:span text:style-name="T100_77">deste</text:span><text:span text:style-name="T100_78"><text:s/></text:span><text:span text:style-name="T100_79">documento</text:span><text:span text:style-name="T100_80">,<text:s/></text:span><text:span text:style-name="T100_81">considerando</text:span><text:span text:style-name="T100_82"><text:s/></text:span><text:span text:style-name="T100_83">apenas</text:span><text:span text:style-name="T100_84"><text:s/></text:span><text:span text:style-name="T100_85">os</text:span><text:span text:style-name="T100_86"><text:s/></text:span><text:span text:style-name="T100_87">pontos</text:span><text:span text:style-name="T100_88"><text:s/></text:span><text:span text:style-name="T100_89">aplicáveis</text:span><text:span text:style-name="T100_90"><text:s/></text:span><text:span text:style-name="T100_91">ao</text:span><text:span text:style-name="T100_92"><text:s/></text:span><text:span text:style-name="T100_93">Nível</text:span><text:span text:style-name="T100_94"><text:s/></text:span><text:span text:style-name="T100_95">F</text:span><text:span text:style-name="T100_96"><text:s/></text:span><text:span text:style-name="T100_97">do</text:span><text:span text:style-name="T100_98"><text:s/></text:span><text:span text:style-name="T100_99">MPS</text:span><text:span text:style-name="T100_100">.</text:span><text:span text:style-name="T100_101">Br</text:span><text:span text:style-name="T100_102">.</text:span></text:p>
      <text:p text:style-name="P101"><text:span text:style-name="T101_1">Entende</text:span><text:span text:style-name="T101_2">-</text:span><text:span text:style-name="T101_3">se</text:span><text:span text:style-name="T101_4"><text:s/></text:span><text:span text:style-name="T101_5">que</text:span><text:span text:style-name="T101_6"><text:s/></text:span><text:span text:style-name="T101_7">os</text:span><text:span text:style-name="T101_8"><text:s/></text:span><text:span text:style-name="T101_9">atributos</text:span><text:span text:style-name="T101_10"><text:s/></text:span><text:span text:style-name="T101_11">de</text:span><text:span text:style-name="T101_12"><text:s/></text:span><text:span text:style-name="T101_13">processo</text:span><text:span text:style-name="T101_14"><text:s/></text:span><text:span text:style-name="T101_15">e</text:span><text:span text:style-name="T101_16"><text:s/></text:span><text:span text:style-name="T101_17">os</text:span><text:span text:style-name="T101_18"><text:s/></text:span><text:span text:style-name="T101_19">resultados</text:span><text:span text:style-name="T101_20"><text:s/></text:span><text:span text:style-name="T101_21">esperados</text:span><text:span text:style-name="T101_22"><text:s/></text:span><text:span text:style-name="T101_23">contidos</text:span><text:span text:style-name="T101_24"><text:s/></text:span><text:span text:style-name="T101_25">na</text:span><text:span text:style-name="T101_26"><text:s/></text:span><text:span text:style-name="T101_27">ferramenta</text:span><text:span text:style-name="T101_28"><text:s/></text:span><text:span text:style-name="T101_29">de</text:span><text:span text:style-name="T101_30"><text:s/></text:span><text:span text:style-name="T101_31">avaliação</text:span><text:span text:style-name="T101_32"><text:s/></text:span><text:span text:style-name="T101_33">proposta</text:span><text:span text:style-name="T101_34"><text:s/></text:span><text:span text:style-name="T101_35">abrangem</text:span><text:span text:style-name="T101_36"><text:s/></text:span><text:span text:style-name="T101_37">os</text:span><text:span text:style-name="T101_38"><text:s/></text:span><text:span text:style-name="T101_39">processos</text:span><text:span text:style-name="T101_40"><text:s/></text:span><text:span text:style-name="T101_41">de</text:span><text:span text:style-name="T101_42"><text:s/></text:span><text:span text:style-name="T101_43">gestão</text:span><text:span text:style-name="T101_44"><text:s/></text:span><text:span text:style-name="T101_45">de</text:span><text:span text:style-name="T101_46"><text:s/></text:span><text:span text:style-name="T101_47">projetos</text:span><text:span text:style-name="T101_48"><text:s/></text:span><text:span text:style-name="T101_49">apresentados</text:span><text:span text:style-name="T101_50"><text:s/></text:span><text:span text:style-name="T101_51">no</text:span><text:span text:style-name="T101_52"><text:s/></text:span><text:span text:style-name="T101_53">PMBoK</text:span><text:span text:style-name="T101_54">.<text:s/></text:span><text:span text:style-name="T101_55">O</text:span><text:span text:style-name="T101_56"><text:s/></text:span><text:span text:style-name="T101_57">mesmo</text:span><text:span text:style-name="T101_58"><text:s/></text:span><text:span text:style-name="T101_59">ocorre</text:span><text:span text:style-name="T101_60"><text:s/></text:span><text:span text:style-name="T101_61">com</text:span><text:span text:style-name="T101_62"><text:s/></text:span><text:span text:style-name="T101_63">as</text:span><text:span text:style-name="T101_64"><text:s/></text:span><text:span text:style-name="T101_65">recomendações</text:span><text:span text:style-name="T101_66"><text:s/></text:span><text:span text:style-name="T101_67">encontradas</text:span><text:span text:style-name="T101_68"><text:s/></text:span><text:span text:style-name="T101_69">nas</text:span><text:span text:style-name="T101_70"><text:s/></text:span><text:span text:style-name="T101_71">melhores</text:span><text:span text:style-name="T101_72"><text:s/></text:span><text:span text:style-name="T101_73">práticas</text:span><text:span text:style-name="T101_74"><text:s/></text:span><text:span text:style-name="T101_75">de</text:span><text:span text:style-name="T101_76"><text:s/></text:span><text:span text:style-name="T101_77">Engenharia</text:span><text:span text:style-name="T101_78"><text:s/></text:span><text:span text:style-name="T101_79">de</text:span><text:span text:style-name="T101_80"><text:s/></text:span><text:span text:style-name="T101_81">Software</text:span><text:span text:style-name="T101_82"><text:s/></text:span><text:span text:style-name="T101_83">apresentada</text:span><text:span text:style-name="T101_84"><text:s/></text:span><text:span text:style-name="T101_85">no</text:span><text:span text:style-name="T101_86"><text:s/></text:span><text:span text:style-name="T101_87">SWEBoK</text:span><text:span text:style-name="T101_88">.</text:span></text:p>
      <text:p text:style-name="P102"><text:span text:style-name="T102_1">Tal</text:span><text:span text:style-name="T102_2"><text:s/></text:span><text:span text:style-name="T102_3">fenômeno</text:span><text:span text:style-name="T102_4"><text:s/></text:span><text:span text:style-name="T102_5">ocorre</text:span><text:span text:style-name="T102_6"><text:s/></text:span><text:span text:style-name="T102_7">pelo</text:span><text:span text:style-name="T102_8"><text:s/></text:span><text:span text:style-name="T102_9">fato</text:span><text:span text:style-name="T102_10"><text:s/></text:span><text:span text:style-name="T102_11">do</text:span><text:span text:style-name="T102_12"><text:s/></text:span><text:span text:style-name="T102_13">MPS</text:span><text:span text:style-name="T102_14">.</text:span><text:span text:style-name="T102_15">Br</text:span><text:span text:style-name="T102_16"><text:s/></text:span><text:span text:style-name="T102_17">ter</text:span><text:span text:style-name="T102_18"><text:s/></text:span><text:span text:style-name="T102_19">se</text:span><text:span text:style-name="T102_20"><text:s/></text:span><text:span text:style-name="T102_21">baseado</text:span><text:span text:style-name="T102_22"><text:s/></text:span><text:span text:style-name="T102_23">no</text:span><text:span text:style-name="T102_24"><text:s/></text:span><text:span text:style-name="T102_25">CMMi</text:span><text:span text:style-name="T102_26">,<text:s/></text:span><text:span text:style-name="T102_27">modelo</text:span><text:span text:style-name="T102_28"><text:s/></text:span><text:span text:style-name="T102_29">esse</text:span><text:span text:style-name="T102_30"><text:s/></text:span><text:span text:style-name="T102_31">tido</text:span><text:span text:style-name="T102_32"><text:s/></text:span><text:span text:style-name="T102_33">como</text:span><text:span text:style-name="T102_34"><text:s/></text:span><text:span text:style-name="T102_35">referência</text:span><text:span text:style-name="T102_36"><text:s/></text:span><text:span text:style-name="T102_37">pelo</text:span><text:span text:style-name="T102_38"><text:s/></text:span><text:span text:style-name="T102_39">SWEBoK</text:span><text:span text:style-name="T102_40">,<text:s/></text:span><text:span text:style-name="T102_41">e</text:span><text:span text:style-name="T102_42"><text:s/></text:span><text:span text:style-name="T102_43">o</text:span><text:span text:style-name="T102_44"><text:s/></text:span><text:span text:style-name="T102_45">mesmo</text:span><text:span text:style-name="T102_46"><text:s/></text:span><text:span text:style-name="T102_47">ter</text:span><text:span text:style-name="T102_48"><text:s/></text:span><text:span text:style-name="T102_49">se</text:span><text:span text:style-name="T102_50"><text:s/></text:span><text:span text:style-name="T102_51">baseado</text:span><text:span text:style-name="T102_52"><text:s/></text:span><text:span text:style-name="T102_53">no</text:span><text:span text:style-name="T102_54"><text:s/></text:span><text:span text:style-name="T102_55">PMBoK</text:span><text:span text:style-name="T102_56"><text:s/></text:span><text:span text:style-name="T102_57">para</text:span><text:span text:style-name="T102_58"><text:s/></text:span><text:span text:style-name="T102_59">a</text:span><text:span text:style-name="T102_60"><text:s/></text:span><text:span text:style-name="T102_61">concepção</text:span><text:span text:style-name="T102_62"><text:s/></text:span><text:span text:style-name="T102_63">dos</text:span><text:span text:style-name="T102_64"><text:s/></text:span><text:span text:style-name="T102_65">atributos</text:span><text:span text:style-name="T102_66"><text:s/></text:span><text:span text:style-name="T102_67">de</text:span><text:span text:style-name="T102_68"><text:s/></text:span><text:span text:style-name="T102_69">processos</text:span><text:span text:style-name="T102_70"><text:s/></text:span><text:span text:style-name="T102_71">envolvendo</text:span><text:span text:style-name="T102_72"><text:s/></text:span><text:span text:style-name="T102_73">as</text:span><text:span text:style-name="T102_74"><text:s/></text:span><text:span text:style-name="T102_75">práticas</text:span><text:span text:style-name="T102_76"><text:s/></text:span><text:span text:style-name="T102_77">de</text:span><text:span text:style-name="T102_78"><text:s/></text:span><text:span text:style-name="T102_79">projeto</text:span><text:span text:style-name="T102_80">.<text:s/></text:span><text:span text:style-name="T102_81">Sendo</text:span><text:span text:style-name="T102_82"><text:s/></text:span><text:span text:style-name="T102_83">assim</text:span><text:span text:style-name="T102_84">,<text:s/></text:span><text:span text:style-name="T102_85">a</text:span><text:span text:style-name="T102_86"><text:s/></text:span><text:span text:style-name="T102_87">planilha</text:span><text:span text:style-name="T102_88"><text:s/></text:span><text:span text:style-name="T102_89">citada</text:span><text:span text:style-name="T102_90"><text:s/></text:span><text:span text:style-name="T102_91">com</text:span><text:span text:style-name="T102_92"><text:s/></text:span><text:span text:style-name="T102_93">meio</text:span><text:span text:style-name="T102_94"><text:s/></text:span><text:span text:style-name="T102_95">de</text:span><text:span text:style-name="T102_96"><text:s/></text:span><text:span text:style-name="T102_97">verificação</text:span><text:span text:style-name="T102_98"><text:s/></text:span><text:span text:style-name="T102_99">dos</text:span><text:span text:style-name="T102_100"><text:s/></text:span><text:span text:style-name="T102_101">processos</text:span><text:span text:style-name="T102_102"><text:s/></text:span><text:span text:style-name="T102_103">utilizados</text:span><text:span text:style-name="T102_104"><text:s/></text:span><text:span text:style-name="T102_105">neste</text:span><text:span text:style-name="T102_106"><text:s/></text:span><text:span text:style-name="T102_107">projeto</text:span><text:span text:style-name="T102_108"><text:s/></text:span><text:span text:style-name="T102_109">são</text:span><text:span text:style-name="T102_110"><text:s/></text:span><text:span text:style-name="T102_111">satisfatórios</text:span><text:span text:style-name="T102_112"><text:s/></text:span><text:span text:style-name="T102_113">para</text:span><text:span text:style-name="T102_114"><text:s/></text:span><text:span text:style-name="T102_115">se</text:span><text:span text:style-name="T102_116"><text:s/></text:span><text:span text:style-name="T102_117">avaliar</text:span><text:span text:style-name="T102_118"><text:s/></text:span><text:span text:style-name="T102_119">e</text:span><text:span text:style-name="T102_120"><text:s/></text:span><text:span text:style-name="T102_121">medir</text:span><text:span text:style-name="T102_122"><text:s/></text:span><text:span text:style-name="T102_123">sua</text:span><text:span text:style-name="T102_124"><text:s/></text:span><text:span text:style-name="T102_125">qualidade</text:span><text:span text:style-name="T102_126">.</text:span></text:p>
      <text:p text:style-name="P103"><text:span text:style-name="T103_1">Desde</text:span><text:span text:style-name="T103_2"><text:s/></text:span><text:span text:style-name="T103_3">a</text:span><text:span text:style-name="T103_4"><text:s/></text:span><text:span text:style-name="T103_5">primeira</text:span><text:span text:style-name="T103_6"><text:s/></text:span><text:span text:style-name="T103_7">iteração</text:span><text:span text:style-name="T103_8"><text:s/></text:span><text:span text:style-name="T103_9">até</text:span><text:span text:style-name="T103_10"><text:s/></text:span><text:span text:style-name="T103_11">a</text:span><text:span text:style-name="T103_12"><text:s/></text:span><text:span text:style-name="T103_13">oitava</text:span><text:span text:style-name="T103_14"><text:s/>(</text:span><text:span text:style-name="T103_15">Construção</text:span><text:span text:style-name="T103_16"><text:s/>6),<text:s/></text:span><text:span text:style-name="T103_17">a</text:span><text:span text:style-name="T103_18"><text:s/></text:span><text:span text:style-name="T103_19">verificação</text:span><text:span text:style-name="T103_20"><text:s/></text:span><text:span text:style-name="T103_21">de</text:span><text:span text:style-name="T103_22"><text:s/></text:span><text:span text:style-name="T103_23">qualidade</text:span><text:span text:style-name="T103_24"><text:s/></text:span><text:span text:style-name="T103_25">do</text:span><text:span text:style-name="T103_26"><text:s/></text:span><text:span text:style-name="T103_27">processo</text:span><text:span text:style-name="T103_28"><text:s/></text:span><text:span text:style-name="T103_29">planejado</text:span><text:span text:style-name="T103_30"><text:s/></text:span><text:span text:style-name="T103_31">nos</text:span><text:span text:style-name="T103_32"><text:s/></text:span><text:span text:style-name="T103_33">planos</text:span><text:span text:style-name="T103_34"><text:s/></text:span><text:span text:style-name="T103_35">com</text:span><text:span text:style-name="T103_36"><text:s/></text:span><text:span text:style-name="T103_37">o</text:span><text:span text:style-name="T103_38"><text:s/></text:span><text:span text:style-name="T103_39">executado</text:span><text:span text:style-name="T103_40"><text:s/></text:span><text:span text:style-name="T103_41">foi</text:span><text:span text:style-name="T103_42"><text:s/></text:span><text:span text:style-name="T103_43">considerado</text:span><text:span text:style-name="T103_44"><text:s/></text:span><text:span text:style-name="T103_45">como</text:span><text:span text:style-name="T103_46"><text:s/></text:span><text:span text:style-name="T103_47">planejado</text:span><text:span text:style-name="T103_48"><text:s/></text:span><text:span text:style-name="T103_49">tudo</text:span><text:span text:style-name="T103_50"><text:s/></text:span><text:span text:style-name="T103_51">o</text:span><text:span text:style-name="T103_52"><text:s/></text:span><text:span text:style-name="T103_53">que</text:span><text:span text:style-name="T103_54"><text:s/></text:span><text:span text:style-name="T103_55">está</text:span><text:span text:style-name="T103_56"><text:s/></text:span><text:span text:style-name="T103_57">descrito</text:span><text:span text:style-name="T103_58"><text:s/></text:span><text:span text:style-name="T103_59">nos</text:span><text:span text:style-name="T103_60"><text:s/></text:span><text:span text:style-name="T103_61">planos</text:span><text:span text:style-name="T103_62"><text:s/></text:span><text:span text:style-name="T103_63">e</text:span><text:span text:style-name="T103_64"><text:s/></text:span><text:span text:style-name="T103_65">era</text:span><text:span text:style-name="T103_66"><text:s/></text:span><text:span text:style-name="T103_67">verificado</text:span><text:span text:style-name="T103_68"><text:s/></text:span><text:span text:style-name="T103_69">se</text:span><text:span text:style-name="T103_70"><text:s/></text:span><text:span text:style-name="T103_71">o</text:span><text:span text:style-name="T103_72"><text:s/></text:span><text:span text:style-name="T103_73">que</text:span><text:span text:style-name="T103_74"><text:s/></text:span><text:span text:style-name="T103_75">foi</text:span><text:span text:style-name="T103_76"><text:s/></text:span><text:span text:style-name="T103_77">planejado</text:span><text:span text:style-name="T103_78"><text:s/></text:span><text:span text:style-name="T103_79">foi</text:span><text:span text:style-name="T103_80"><text:s/></text:span><text:span text:style-name="T103_81">executado</text:span><text:span text:style-name="T103_82">.<text:s/></text:span><text:span text:style-name="T103_83">Caso</text:span><text:span text:style-name="T103_84"><text:s/></text:span><text:span text:style-name="T103_85">algo</text:span><text:span text:style-name="T103_86"><text:s/></text:span><text:span text:style-name="T103_87">que</text:span><text:span text:style-name="T103_88"><text:s/></text:span><text:span text:style-name="T103_89">estava</text:span><text:span text:style-name="T103_90"><text:s/></text:span><text:span text:style-name="T103_91">planejado</text:span><text:span text:style-name="T103_92"><text:s/></text:span><text:span text:style-name="T103_93">não</text:span><text:span text:style-name="T103_94"><text:s/></text:span><text:span text:style-name="T103_95">estava</text:span><text:span text:style-name="T103_96"><text:s/></text:span><text:span text:style-name="T103_97">sendo</text:span><text:span text:style-name="T103_98"><text:s/></text:span><text:span text:style-name="T103_99">executado</text:span><text:span text:style-name="T103_100"><text:s/></text:span><text:span text:style-name="T103_101">era</text:span><text:span text:style-name="T103_102"><text:s/></text:span><text:span text:style-name="T103_103">aberto</text:span><text:span text:style-name="T103_104"><text:s/></text:span><text:span text:style-name="T103_105">um</text:span><text:span text:style-name="T103_106"><text:s/></text:span><text:span text:style-name="T103_107">ticket</text:span><text:span text:style-name="T103_108"><text:s/></text:span><text:span text:style-name="T103_109">do</text:span><text:span text:style-name="T103_110"><text:s/></text:span><text:span text:style-name="T103_111">tipo</text:span><text:span text:style-name="T103_112"><text:s/>"</text:span><text:span text:style-name="T103_113">problema</text:span><text:span text:style-name="T103_114">/</text:span><text:span text:style-name="T103_115">ação</text:span><text:span text:style-name="T103_116">"<text:s/></text:span><text:span text:style-name="T103_117">registrando</text:span><text:span text:style-name="T103_118"><text:s/></text:span><text:span text:style-name="T103_119">uma</text:span><text:span text:style-name="T103_120"><text:s/></text:span><text:span text:style-name="T103_121">não</text:span><text:span text:style-name="T103_122"><text:s/></text:span><text:span text:style-name="T103_123">conformidade</text:span><text:span text:style-name="T103_124">.</text:span></text:p>
      <text:p text:style-name="P104"><text:span text:style-name="T104_1">A</text:span><text:span text:style-name="T104_2"><text:s/></text:span><text:span text:style-name="T104_3">partir</text:span><text:span text:style-name="T104_4"><text:s/></text:span><text:span text:style-name="T104_5">da</text:span><text:span text:style-name="T104_6"><text:s/></text:span><text:span text:style-name="T104_7">nona</text:span><text:span text:style-name="T104_8"><text:s/></text:span><text:span text:style-name="T104_9">iteração</text:span><text:span text:style-name="T104_10"><text:s/>(</text:span><text:span text:style-name="T104_11">Construção</text:span><text:span text:style-name="T104_12"><text:s/>7),<text:s/></text:span><text:span text:style-name="T104_13">a</text:span><text:span text:style-name="T104_14"><text:s/></text:span><text:span text:style-name="T104_15">verificação</text:span><text:span text:style-name="T104_16"><text:s/></text:span><text:span text:style-name="T104_17">de</text:span><text:span text:style-name="T104_18"><text:s/></text:span><text:span text:style-name="T104_19">Planejado</text:span><text:span text:style-name="T104_20"><text:s/></text:span><text:span text:style-name="T104_21">X</text:span><text:span text:style-name="T104_22"><text:s/></text:span><text:span text:style-name="T104_23">Executado</text:span><text:span text:style-name="T104_24"><text:s/></text:span><text:span text:style-name="T104_25">dos</text:span><text:span text:style-name="T104_26"><text:s/></text:span><text:span text:style-name="T104_27">Processos</text:span><text:span text:style-name="T104_28"><text:s/></text:span><text:span text:style-name="T104_29">passar</text:span><text:span text:style-name="T104_30"><text:s/></text:span><text:span text:style-name="T104_31">a</text:span><text:span text:style-name="T104_32"><text:s/></text:span><text:span text:style-name="T104_33">ser</text:span><text:span text:style-name="T104_34"><text:s/></text:span><text:span text:style-name="T104_35">feita</text:span><text:span text:style-name="T104_36"><text:s/></text:span><text:span text:style-name="T104_37">por</text:span><text:span text:style-name="T104_38"><text:s/></text:span><text:span text:style-name="T104_39">um</text:span><text:span text:style-name="T104_40"><text:s/></text:span><text:span text:style-name="T104_41">checklist</text:span><text:span text:style-name="T104_42"><text:s/></text:span><text:span text:style-name="T104_43">criado</text:span><text:span text:style-name="T104_44"><text:s/></text:span><text:span text:style-name="T104_45">nessa</text:span><text:span text:style-name="T104_46"><text:s/></text:span><text:span text:style-name="T104_47">iteração</text:span><text:span text:style-name="T104_48">.<text:s/></text:span><text:span text:style-name="T104_49">O</text:span><text:span text:style-name="T104_50"><text:s/></text:span><text:span text:style-name="T104_51">Checklist</text:span><text:span text:style-name="T104_52"><text:s/></text:span><text:span text:style-name="T104_53">de</text:span><text:span text:style-name="T104_54"><text:s/></text:span><text:span text:style-name="T104_55">Verificação</text:span><text:span text:style-name="T104_56"><text:s/></text:span><text:span text:style-name="T104_57">de</text:span><text:span text:style-name="T104_58"><text:s/></text:span><text:span text:style-name="T104_59">Processos</text:span><text:span text:style-name="T104_60"><text:s/></text:span><text:span text:style-name="T104_61">tem</text:span><text:span text:style-name="T104_62"><text:s/></text:span><text:span text:style-name="T104_63">planilhas</text:span><text:span text:style-name="T104_64"><text:s/></text:span><text:span text:style-name="T104_65">com</text:span><text:span text:style-name="T104_66"><text:s/></text:span><text:span text:style-name="T104_67">questões</text:span><text:span text:style-name="T104_68"><text:s/></text:span><text:span text:style-name="T104_69">que</text:span><text:span text:style-name="T104_70"><text:s/></text:span><text:span text:style-name="T104_71">abrangem</text:span><text:span text:style-name="T104_72"><text:s/></text:span><text:span text:style-name="T104_73">todos</text:span><text:span text:style-name="T104_74"><text:s/></text:span><text:span text:style-name="T104_75">os</text:span><text:span text:style-name="T104_76"><text:s/></text:span><text:span text:style-name="T104_77">planejamentos</text:span><text:span text:style-name="T104_78"><text:s/></text:span><text:span text:style-name="T104_79">do</text:span><text:span text:style-name="T104_80"><text:s/></text:span><text:span text:style-name="T104_81">processos</text:span><text:span text:style-name="T104_82"><text:s/></text:span><text:span text:style-name="T104_83">do</text:span><text:span text:style-name="T104_84"><text:s/></text:span><text:span text:style-name="T104_85">projeto</text:span><text:span text:style-name="T104_86"><text:s/></text:span><text:span text:style-name="T104_87">SGB</text:span><text:span text:style-name="T104_88">.<text:s/></text:span><text:span text:style-name="T104_89">A</text:span><text:span text:style-name="T104_90"><text:s/></text:span><text:span text:style-name="T104_91">aplicação</text:span><text:span text:style-name="T104_92"><text:s/></text:span><text:span text:style-name="T104_93">dele</text:span><text:span text:style-name="T104_94"><text:s/></text:span><text:span text:style-name="T104_95">é</text:span><text:span text:style-name="T104_96"><text:s/></text:span><text:span text:style-name="T104_97">retroativa</text:span><text:span text:style-name="T104_98">,<text:s/></text:span><text:span text:style-name="T104_99">então</text:span><text:span text:style-name="T104_100"><text:s/></text:span><text:span text:style-name="T104_101">é</text:span><text:span text:style-name="T104_102"><text:s/></text:span><text:span text:style-name="T104_103">avaliada</text:span><text:span text:style-name="T104_104"><text:s/></text:span><text:span text:style-name="T104_105">a</text:span><text:span text:style-name="T104_106"><text:s/></text:span><text:span text:style-name="T104_107">iteração</text:span><text:span text:style-name="T104_108"><text:s/></text:span><text:span text:style-name="T104_109">anterior</text:span><text:span text:style-name="T104_110"><text:s/></text:span><text:span text:style-name="T104_111">a</text:span><text:span text:style-name="T104_112"><text:s/></text:span><text:span text:style-name="T104_113">atual</text:span><text:span text:style-name="T104_114"><text:s/></text:span><text:span text:style-name="T104_115">em</text:span><text:span text:style-name="T104_116"><text:s/></text:span><text:span text:style-name="T104_117">que</text:span><text:span text:style-name="T104_118"><text:s/></text:span><text:span text:style-name="T104_119">é</text:span><text:span text:style-name="T104_120"><text:s/></text:span><text:span text:style-name="T104_121">aplicado</text:span><text:span text:style-name="T104_122">.<text:s/></text:span><text:span text:style-name="T104_123">O</text:span><text:span text:style-name="T104_124"><text:s/></text:span><text:span text:style-name="T104_125">Checklist</text:span><text:span text:style-name="T104_126"><text:s/></text:span><text:span text:style-name="T104_127">tem</text:span><text:span text:style-name="T104_128"><text:s/></text:span><text:span text:style-name="T104_129">seu</text:span><text:span text:style-name="T104_130"><text:s/></text:span><text:span text:style-name="T104_131">template</text:span><text:span text:style-name="T104_132"><text:s/></text:span><text:span text:style-name="T104_133">na</text:span><text:span text:style-name="T104_134"><text:s/></text:span><text:span text:style-name="T104_135">pasta</text:span><text:span text:style-name="T104_136"><text:s/></text:span><text:span text:style-name="T104_137">de</text:span><text:span text:style-name="T104_138"><text:s/></text:span><text:span text:style-name="T104_139">Templates</text:span><text:span text:style-name="T104_140"><text:s/></text:span><text:span text:style-name="T104_141">da</text:span><text:span text:style-name="T104_142"><text:s/></text:span><text:span text:style-name="T104_143">Gerência</text:span><text:span text:style-name="T104_144"><text:s/></text:span><text:span text:style-name="T104_145">de</text:span><text:span text:style-name="T104_146"><text:s/></text:span><text:span text:style-name="T104_147">Qualidade</text:span><text:span text:style-name="T104_148"><text:s/></text:span><text:span text:style-name="T104_149">de</text:span><text:span text:style-name="T104_150"><text:s/></text:span><text:span text:style-name="T104_151">Processo</text:span><text:span text:style-name="T104_152">.</text:span></text:p>
      <text:h text:style-name="P105" text:outline-level="10"><text:bookmark-start text:name="h.ijno6o7uabex"/><text:bookmark-end text:name="h.ijno6o7uabex"/><text:span text:style-name="T105_1">5<text:s/></text:span><text:span text:style-name="T105_2">Interessados</text:span></text:h>
      <text:p text:style-name="P106"><text:span text:style-name="T106_1">O</text:span><text:span text:style-name="T106_2"><text:s/></text:span><text:span text:style-name="T106_3">Checklist</text:span><text:span text:style-name="T106_4"><text:s/></text:span><text:span text:style-name="T106_5">de</text:span><text:span text:style-name="T106_6"><text:s/></text:span><text:span text:style-name="T106_7">Verificação</text:span><text:span text:style-name="T106_8"><text:s/></text:span><text:span text:style-name="T106_9">de</text:span><text:span text:style-name="T106_10"><text:s/></text:span><text:span text:style-name="T106_11">Processos</text:span><text:span text:style-name="T106_12"><text:s/></text:span><text:span text:style-name="T106_13">deve</text:span><text:span text:style-name="T106_14"><text:s/></text:span><text:span text:style-name="T106_15">se</text:span><text:span text:style-name="T106_16">r</text:span><text:span text:style-name="T106_17"><text:s/></text:span><text:span text:style-name="T106_18">aplicado</text:span><text:span text:style-name="T106_19"><text:s/></text:span><text:span text:style-name="T106_20">verificando</text:span><text:span text:style-name="T106_21"><text:s/></text:span><text:span text:style-name="T106_22">redmine</text:span><text:span text:style-name="T106_23">,<text:s/></text:span><text:span text:style-name="T106_24">e</text:span><text:span text:style-name="T106_25"><text:s/></text:span><text:span text:style-name="T106_26">atividades</text:span><text:span text:style-name="T106_27"><text:s/>(</text:span><text:span text:style-name="T106_28">tickets</text:span><text:span text:style-name="T106_29">)<text:s/></text:span><text:span text:style-name="T106_30">no</text:span><text:span text:style-name="T106_31"><text:s/></text:span><text:span text:style-name="T106_32">redmine</text:span><text:span text:style-name="T106_33"><text:s/></text:span><text:span text:style-name="T106_34">pertinentes</text:span><text:span text:style-name="T106_35"><text:s/></text:span><text:span text:style-name="T106_36">as</text:span><text:span text:style-name="T106_37"><text:s/></text:span><text:span text:style-name="T106_38">questões</text:span><text:span text:style-name="T106_39">.<text:s/></text:span><text:span text:style-name="T106_40">Caso</text:span><text:span text:style-name="T106_41"><text:s/></text:span><text:span text:style-name="T106_42">não</text:span><text:span text:style-name="T106_43"><text:s/></text:span><text:span text:style-name="T106_44">possível</text:span><text:span text:style-name="T106_45"><text:s/></text:span><text:span text:style-name="T106_46">esta</text:span><text:span text:style-name="T106_47"><text:s/></text:span><text:span text:style-name="T106_48">verificação</text:span><text:span text:style-name="T106_49"><text:s/></text:span><text:span text:style-name="T106_50">ou</text:span><text:span text:style-name="T106_51"><text:s/></text:span><text:span text:style-name="T106_52">não</text:span><text:span text:style-name="T106_53"><text:s/></text:span><text:span text:style-name="T106_54">encontrada</text:span><text:span text:style-name="T106_55">s</text:span><text:span text:style-name="T106_56"><text:s/></text:span><text:span text:style-name="T106_57">evid</text:span><text:span text:style-name="T106_58">ências</text:span><text:span text:style-name="T106_59"><text:s/></text:span><text:span text:style-name="T106_60">no</text:span><text:span text:style-name="T106_61"><text:s/></text:span><text:span text:style-name="T106_62">redmine</text:span><text:span text:style-name="T106_63">,<text:s/></text:span><text:span text:style-name="T106_64">o</text:span><text:span text:style-name="T106_65"><text:s/></text:span><text:span text:style-name="T106_66">Gestor</text:span><text:span text:style-name="T106_67"><text:s/></text:span><text:span text:style-name="T106_68">de</text:span><text:span text:style-name="T106_69"><text:s/></text:span><text:span text:style-name="T106_70">Qualidade</text:span><text:span text:style-name="T106_71"><text:s/></text:span><text:span text:style-name="T106_72">de</text:span><text:span text:style-name="T106_73"><text:s/></text:span><text:span text:style-name="T106_74">Processo</text:span><text:span text:style-name="T106_75"><text:s/></text:span><text:span text:style-name="T106_76">responsável</text:span><text:span text:style-name="T106_77"><text:s/></text:span><text:span text:style-name="T106_78">pela</text:span><text:span text:style-name="T106_79"><text:s/></text:span><text:span text:style-name="T106_80">execução</text:span><text:span text:style-name="T106_81"><text:s/></text:span><text:span text:style-name="T106_82">do</text:span><text:span text:style-name="T106_83"><text:s/></text:span><text:span text:style-name="T106_84">checklist</text:span><text:span text:style-name="T106_85"><text:s/></text:span><text:span text:style-name="T106_86">pode</text:span><text:span text:style-name="T106_87"><text:s/></text:span><text:span text:style-name="T106_88">optar</text:span><text:span text:style-name="T106_89"><text:s/></text:span><text:span text:style-name="T106_90">por</text:span><text:span text:style-name="T106_91"><text:s/></text:span><text:span text:style-name="T106_92">procurar</text:span><text:span text:style-name="T106_93"><text:s/></text:span><text:span text:style-name="T106_94">o</text:span><text:span text:style-name="T106_95"><text:s/></text:span><text:span text:style-name="T106_96">responsável</text:span><text:span text:style-name="T106_97"><text:s/></text:span><text:span text:style-name="T106_98">da</text:span><text:span text:style-name="T106_99"><text:s/></text:span><text:span text:style-name="T106_100">área</text:span><text:span text:style-name="T106_101"><text:s/></text:span><text:span text:style-name="T106_102">avaliada</text:span><text:span text:style-name="T106_103">,<text:s/></text:span><text:span text:style-name="T106_104">afim</text:span><text:span text:style-name="T106_105"><text:s/></text:span><text:span text:style-name="T106_106">de</text:span><text:span text:style-name="T106_107"><text:s/></text:span><text:span text:style-name="T106_108">procurar</text:span><text:span text:style-name="T106_109"><text:s/></text:span><text:span text:style-name="T106_110">pela</text:span><text:span text:style-name="T106_111"><text:s/></text:span><text:span text:style-name="T106_112">evidência</text:span><text:span text:style-name="T106_113"><text:s/></text:span><text:span text:style-name="T106_114">ou</text:span><text:span text:style-name="T106_115"><text:s/></text:span><text:span text:style-name="T106_116">simplesmente</text:span><text:span text:style-name="T106_117"><text:s/></text:span><text:span text:style-name="T106_118">atribuir</text:span><text:span text:style-name="T106_119"><text:s/>“</text:span><text:span text:style-name="T106_120">Não</text:span><text:span text:style-name="T106_121">”<text:s/></text:span><text:span text:style-name="T106_122">na</text:span><text:span text:style-name="T106_123"><text:s/></text:span><text:span text:style-name="T106_124">resposta</text:span><text:span text:style-name="T106_125"><text:s/></text:span><text:span text:style-name="T106_126">a</text:span><text:span text:style-name="T106_127"><text:s/></text:span><text:span text:style-name="T106_128">questão</text:span><text:span text:style-name="T106_129">.<text:s/></text:span><text:span text:style-name="T106_130">O</text:span><text:span text:style-name="T106_131">s</text:span><text:span text:style-name="T106_132"><text:s/></text:span><text:span text:style-name="T106_133">gestores</text:span><text:span text:style-name="T106_134">,<text:s/></text:span><text:span text:style-name="T106_135">equipes</text:span><text:span text:style-name="T106_136"><text:s/></text:span><text:span text:style-name="T106_137">ou</text:span><text:span text:style-name="T106_138"><text:s/></text:span><text:span text:style-name="T106_139">demais</text:span><text:span text:style-name="T106_140"><text:s/></text:span><text:span text:style-name="T106_141">responsáveis</text:span><text:span text:style-name="T106_142"><text:s/></text:span><text:span text:style-name="T106_143">de</text:span><text:span text:style-name="T106_144"><text:s/></text:span><text:span text:style-name="T106_145">cada</text:span><text:span text:style-name="T106_146"><text:s/></text:span><text:span text:style-name="T106_147">área</text:span><text:span text:style-name="T106_148">,<text:s/></text:span><text:span text:style-name="T106_149">estão</text:span><text:span text:style-name="T106_150"><text:s/></text:span><text:span text:style-name="T106_151">descritos</text:span><text:span text:style-name="T106_152"><text:s/></text:span><text:span text:style-name="T106_153">na</text:span><text:span text:style-name="T106_154"><text:s/></text:span><text:span text:style-name="T106_155">seguinte</text:span><text:span text:style-name="T106_156"><text:s/></text:span><text:span text:style-name="T106_157">tabela</text:span><text:span text:style-name="T106_158">.</text:span></text:p>
      <table:table table:style-name="Table2">
        <table:table-column table:style-name="Column5"/>
        <table:table-column table:style-name="Column6"/>
        <table:table-row table:style-name="Row13">
          <table:table-cell table:style-name="Cell49">
            <text:p text:style-name="P107"><text:span text:style-name="T107_1">Checklist</text:span></text:p>
          </table:table-cell>
          <table:table-cell table:style-name="Cell50">
            <text:p text:style-name="P108"><text:span text:style-name="T108_1">Responsável</text:span><text:span text:style-name="T108_2"><text:s/></text:span><text:span text:style-name="T108_3">pela</text:span><text:span text:style-name="T108_4"><text:s/></text:span><text:span text:style-name="T108_5">área</text:span></text:p>
          </table:table-cell>
        </table:table-row>
        <table:table-row table:style-name="Row14">
          <table:table-cell table:style-name="Cell51">
            <text:p text:style-name="P109"><text:span text:style-name="T109_1">Configuração</text:span></text:p>
          </table:table-cell>
          <table:table-cell table:style-name="Cell52">
            <text:p text:style-name="P110"><text:span text:style-name="T110_1">Gerente</text:span><text:span text:style-name="T110_2"><text:s/></text:span><text:span text:style-name="T110_3">de</text:span><text:span text:style-name="T110_4"><text:s/></text:span><text:span text:style-name="T110_5">Configuração</text:span></text:p>
          </table:table-cell>
        </table:table-row>
        <table:table-row table:style-name="Row15">
          <table:table-cell table:style-name="Cell53">
            <text:p text:style-name="P111"><text:span text:style-name="T111_1">Projeto</text:span></text:p>
          </table:table-cell>
          <table:table-cell table:style-name="Cell54">
            <text:p text:style-name="P112"><text:span text:style-name="T112_1">Gestor</text:span><text:span text:style-name="T112_2"><text:s/></text:span><text:span text:style-name="T112_3">de</text:span><text:span text:style-name="T112_4"><text:s/></text:span><text:span text:style-name="T112_5">Integração</text:span><text:span text:style-name="T112_6">,<text:s/></text:span><text:span text:style-name="T112_7">Gestor</text:span><text:span text:style-name="T112_8"><text:s/></text:span><text:span text:style-name="T112_9">de</text:span><text:span text:style-name="T112_10"><text:s/></text:span><text:span text:style-name="T112_11">Escopo</text:span><text:span text:style-name="T112_12">,<text:s/></text:span><text:span text:style-name="T112_13">Gestor</text:span><text:span text:style-name="T112_14"><text:s/></text:span><text:span text:style-name="T112_15">de</text:span><text:span text:style-name="T112_16"><text:s/></text:span><text:span text:style-name="T112_17">Tempo</text:span><text:span text:style-name="T112_18"><text:s/></text:span><text:span text:style-name="T112_19">e</text:span><text:span text:style-name="T112_20"><text:s/></text:span><text:span text:style-name="T112_21">Risco</text:span><text:span text:style-name="T112_22">,<text:s/></text:span><text:span text:style-name="T112_23">Gestor</text:span><text:span text:style-name="T112_24"><text:s/></text:span><text:span text:style-name="T112_25">de</text:span><text:span text:style-name="T112_26"><text:s/></text:span><text:span text:style-name="T112_27">Custo</text:span><text:span text:style-name="T112_28">,<text:s/></text:span><text:span text:style-name="T112_29">Gestor</text:span><text:span text:style-name="T112_30"><text:s/></text:span><text:span text:style-name="T112_31">de</text:span><text:span text:style-name="T112_32"><text:s/></text:span><text:span text:style-name="T112_33">Comunicação</text:span><text:span text:style-name="T112_34"><text:s/></text:span><text:span text:style-name="T112_35">e</text:span><text:span text:style-name="T112_36"><text:s/></text:span><text:span text:style-name="T112_37">RH</text:span></text:p>
          </table:table-cell>
        </table:table-row>
        <table:table-row table:style-name="Row16">
          <table:table-cell table:style-name="Cell55">
            <text:p text:style-name="P113"><text:span text:style-name="T113_1">Requisitos</text:span></text:p>
          </table:table-cell>
          <table:table-cell table:style-name="Cell56">
            <text:p text:style-name="P114"><text:span text:style-name="T114_1">Equipe</text:span><text:span text:style-name="T114_2"><text:s/></text:span><text:span text:style-name="T114_3">Técnica</text:span><text:span text:style-name="T114_4"><text:s/></text:span><text:span text:style-name="T114_5">de</text:span><text:span text:style-name="T114_6"><text:s/></text:span><text:span text:style-name="T114_7">Engenharia</text:span><text:span text:style-name="T114_8"><text:s/></text:span><text:span text:style-name="T114_9">de</text:span><text:span text:style-name="T114_10"><text:s/></text:span><text:span text:style-name="T114_11">Requisitos</text:span></text:p>
          </table:table-cell>
        </table:table-row>
        <table:table-row table:style-name="Row17">
          <table:table-cell table:style-name="Cell57">
            <text:p text:style-name="P115"><text:span text:style-name="T115_1">Aquisição</text:span></text:p>
          </table:table-cell>
          <table:table-cell table:style-name="Cell58">
            <text:p text:style-name="P116"><text:span text:style-name="T116_1">Gestor</text:span><text:span text:style-name="T116_2"><text:s/></text:span><text:span text:style-name="T116_3">de</text:span><text:span text:style-name="T116_4"><text:s/></text:span><text:span text:style-name="T116_5">Aquisição</text:span></text:p>
          </table:table-cell>
        </table:table-row>
        <table:table-row table:style-name="Row18">
          <table:table-cell table:style-name="Cell59">
            <text:p text:style-name="P117"><text:span text:style-name="T117_1">Portfólio</text:span><text:span text:style-name="T117_2"><text:s/></text:span><text:span text:style-name="T117_3">de</text:span><text:span text:style-name="T117_4"><text:s/></text:span><text:span text:style-name="T117_5">Projetos</text:span></text:p>
          </table:table-cell>
          <table:table-cell table:style-name="Cell60">
            <text:p text:style-name="P118"><text:span text:style-name="T118_1">Gestor</text:span><text:span text:style-name="T118_2"><text:s/></text:span><text:span text:style-name="T118_3">de</text:span><text:span text:style-name="T118_4"><text:s/></text:span><text:span text:style-name="T118_5">Portfólio</text:span><text:span text:style-name="T118_6"><text:s/></text:span><text:span text:style-name="T118_7">de</text:span><text:span text:style-name="T118_8"><text:s/></text:span><text:span text:style-name="T118_9">Projetos</text:span></text:p>
          </table:table-cell>
        </table:table-row>
        <table:table-row table:style-name="Row19">
          <table:table-cell table:style-name="Cell61">
            <text:p text:style-name="P119"><text:span text:style-name="T119_1">Qualidade</text:span></text:p>
          </table:table-cell>
          <table:table-cell table:style-name="Cell62">
            <text:p text:style-name="P120"><text:span text:style-name="T120_1">Gestor</text:span><text:span text:style-name="T120_2"><text:s/></text:span><text:span text:style-name="T120_3">de</text:span><text:span text:style-name="T120_4"><text:s/></text:span><text:span text:style-name="T120_5">Qualidade</text:span><text:span text:style-name="T120_6"><text:s/></text:span><text:span text:style-name="T120_7">do</text:span><text:span text:style-name="T120_8"><text:s/></text:span><text:span text:style-name="T120_9">Processo</text:span><text:span text:style-name="T120_10"><text:s/></text:span><text:span text:style-name="T120_11">e</text:span><text:span text:style-name="T120_12"><text:s/></text:span><text:span text:style-name="T120_13">Gestor</text:span><text:span text:style-name="T120_14"><text:s/></text:span><text:span text:style-name="T120_15">de</text:span><text:span text:style-name="T120_16"><text:s/></text:span><text:span text:style-name="T120_17">Qualidade</text:span><text:span text:style-name="T120_18"><text:s/></text:span><text:span text:style-name="T120_19">do</text:span><text:span text:style-name="T120_20"><text:s/></text:span><text:span text:style-name="T120_21">Produto</text:span></text:p>
          </table:table-cell>
        </table:table-row>
        <table:table-row table:style-name="Row20">
          <table:table-cell table:style-name="Cell63">
            <text:p text:style-name="P121"><text:span text:style-name="T121_1">Medição</text:span></text:p>
          </table:table-cell>
          <table:table-cell table:style-name="Cell64">
            <text:p text:style-name="P122"><text:span text:style-name="T122_1">Gestor</text:span><text:span text:style-name="T122_2"><text:s/></text:span><text:span text:style-name="T122_3">de</text:span><text:span text:style-name="T122_4"><text:s/></text:span><text:span text:style-name="T122_5">Medição</text:span></text:p>
          </table:table-cell>
        </table:table-row>
      </table:table>
      <text:p text:style-name="P123"><text:span text:style-name="T123_1">Tabela</text:span><text:span text:style-name="T123_2"><text:s/>1<text:s/>–<text:s/></text:span><text:span text:style-name="T123_3">Tabela</text:span><text:span text:style-name="T123_4"><text:s/></text:span><text:span text:style-name="T123_5">de</text:span><text:span text:style-name="T123_6"><text:s/></text:span><text:span text:style-name="T123_7">responsáveis</text:span><text:span text:style-name="T123_8"><text:s/></text:span><text:span text:style-name="T123_9">pela</text:span><text:span text:style-name="T123_10"><text:s/></text:span><text:span text:style-name="T123_11">execução</text:span><text:span text:style-name="T123_12"><text:s/></text:span><text:span text:style-name="T123_13">dos</text:span><text:span text:style-name="T123_14"><text:s/></text:span><text:span text:style-name="T123_15">processos</text:span><text:span text:style-name="T123_16">.</text:span></text:p>
      <text:h text:style-name="P124" text:outline-level="10"><text:bookmark-start text:name="h.crr2pp34pnec"/><text:bookmark-end text:name="h.crr2pp34pnec"/><text:span text:style-name="T124_1">6<text:s/></text:span><text:span text:style-name="T124_2">Cronograma</text:span></text:h>
      <text:p text:style-name="P125"><text:span text:style-name="T125_1"><text:tab/></text:span><text:span text:style-name="T125_2">A</text:span><text:span text:style-name="T125_3"><text:s/></text:span><text:span text:style-name="T125_4">Planilha</text:span><text:span text:style-name="T125_5"><text:s/></text:span><text:span text:style-name="T125_6">MPS</text:span><text:span text:style-name="T125_7"><text:s/></text:span><text:span text:style-name="T125_8">deve</text:span><text:span text:style-name="T125_9"><text:s/></text:span><text:span text:style-name="T125_10">ser</text:span><text:span text:style-name="T125_11"><text:s/></text:span><text:span text:style-name="T125_12">aplicada</text:span><text:span text:style-name="T125_13"><text:s/></text:span><text:span text:style-name="T125_14">na</text:span><text:span text:style-name="T125_15"><text:s/></text:span><text:span text:style-name="T125_16">primeir</text:span><text:span text:style-name="T125_17">a</text:span><text:span text:style-name="T125_18"><text:s/></text:span><text:span text:style-name="T125_19">iteração</text:span><text:span text:style-name="T125_20"><text:s/></text:span><text:span text:style-name="T125_21">do</text:span><text:span text:style-name="T125_22"><text:s/></text:span><text:span text:style-name="T125_23">projeto</text:span><text:span text:style-name="T125_24"><text:s/></text:span><text:span text:style-name="T125_25">e</text:span><text:span text:style-name="T125_26"><text:s/></text:span><text:span text:style-name="T125_27">atualizada</text:span><text:span text:style-name="T125_28"><text:s/></text:span><text:span text:style-name="T125_29">nas</text:span><text:span text:style-name="T125_30"><text:s/></text:span><text:span text:style-name="T125_31">iterações</text:span><text:span text:style-name="T125_32"><text:s/></text:span><text:span text:style-name="T125_33">seguintes</text:span><text:span text:style-name="T125_34">.<text:s/></text:span><text:span text:style-name="T125_35">O</text:span><text:span text:style-name="T125_36"><text:s/></text:span><text:span text:style-name="T125_37">Checklist</text:span><text:span text:style-name="T125_38"><text:s/></text:span><text:span text:style-name="T125_39">de</text:span><text:span text:style-name="T125_40"><text:s/></text:span><text:span text:style-name="T125_41">Verificação</text:span><text:span text:style-name="T125_42"><text:s/></text:span><text:span text:style-name="T125_43">de</text:span><text:span text:style-name="T125_44"><text:s/></text:span><text:span text:style-name="T125_45">Processos</text:span><text:span text:style-name="T125_46"><text:s/></text:span><text:span text:style-name="T125_47">deve</text:span><text:span text:style-name="T125_48"><text:s/></text:span><text:span text:style-name="T125_49">ser</text:span><text:span text:style-name="T125_50"><text:s/></text:span><text:span text:style-name="T125_51">aplicado</text:span><text:span text:style-name="T125_52"><text:s/></text:span><text:span text:style-name="T125_53">uma</text:span><text:span text:style-name="T125_54"><text:s/></text:span><text:span text:style-name="T125_55">vez</text:span><text:span text:style-name="T125_56"><text:s/></text:span><text:span text:style-name="T125_57">a</text:span><text:span text:style-name="T125_58"><text:s/></text:span><text:span text:style-name="T125_59">cada</text:span><text:span text:style-name="T125_60"><text:s/></text:span><text:span text:style-name="T125_61">iteração</text:span><text:span text:style-name="T125_62">,<text:s/></text:span><text:span text:style-name="T125_63">com</text:span><text:span text:style-name="T125_64"><text:s/></text:span><text:span text:style-name="T125_65">exceção</text:span><text:span text:style-name="T125_66"><text:s/></text:span><text:span text:style-name="T125_67">da</text:span><text:span text:style-name="T125_68"><text:s/></text:span><text:span text:style-name="T125_69">primeira</text:span><text:span text:style-name="T125_70"><text:s/></text:span><text:span text:style-name="T125_71">iteração</text:span><text:span text:style-name="T125_72">,<text:s/></text:span><text:span text:style-name="T125_73">já</text:span><text:span text:style-name="T125_74"><text:s/></text:span><text:span text:style-name="T125_75">que</text:span><text:span text:style-name="T125_76"><text:s/></text:span><text:span text:style-name="T125_77">este</text:span><text:span text:style-name="T125_78"><text:s/></text:span><text:span text:style-name="T125_79">checklist</text:span><text:span text:style-name="T125_80"><text:s/></text:span><text:span text:style-name="T125_81">deve</text:span><text:span text:style-name="T125_82"><text:s/></text:span><text:span text:style-name="T125_83">avaliar</text:span><text:span text:style-name="T125_84"><text:s/></text:span><text:span text:style-name="T125_85">a</text:span><text:span text:style-name="T125_86"><text:s/></text:span><text:span text:style-name="T125_87">iteração</text:span><text:span text:style-name="T125_88"><text:s/></text:span><text:span text:style-name="T125_89">anterior</text:span><text:span text:style-name="T125_90"><text:s/></text:span><text:span text:style-name="T125_91">a</text:span><text:span text:style-name="T125_92"><text:s/></text:span><text:span text:style-name="T125_93">que</text:span><text:span text:style-name="T125_94"><text:s/></text:span><text:span text:style-name="T125_95">é</text:span><text:span text:style-name="T125_96"><text:s/></text:span><text:span text:style-name="T125_97">executado</text:span><text:span text:style-name="T125_98">.</text:span></text:p>
      <text:h text:style-name="P126" text:outline-level="10"><text:bookmark-start text:name="h.6uldazvi1g0o"/><text:bookmark-end text:name="h.6uldazvi1g0o"/><text:span text:style-name="T126_1">7<text:s/></text:span><text:span text:style-name="T126_2">Tratamento</text:span><text:span text:style-name="T126_3"><text:s/></text:span><text:span text:style-name="T126_4">das</text:span><text:span text:style-name="T126_5"><text:s/></text:span><text:span text:style-name="T126_6">Não</text:span><text:span text:style-name="T126_7">-</text:span><text:span text:style-name="T126_8">Conformidades</text:span></text:h>
      <text:h text:style-name="P127" text:outline-level="10"><text:bookmark-start text:name="h.1ksv4uv"/><text:bookmark-end text:name="h.1ksv4uv"/><text:span text:style-name="T127_1">7.1<text:s/></text:span><text:span text:style-name="T127_2">Identificação</text:span><text:span text:style-name="T127_3"><text:s/></text:span><text:span text:style-name="T127_4">e</text:span><text:span text:style-name="T127_5"><text:s/></text:span><text:span text:style-name="T127_6">Armazenamento</text:span></text:h>
      <text:p text:style-name="P128"><text:span text:style-name="T128_1"><text:tab/></text:span><text:span text:style-name="T128_2">As</text:span><text:span text:style-name="T128_3"><text:s/></text:span><text:span text:style-name="T128_4">Não</text:span><text:span text:style-name="T128_5">-</text:span><text:span text:style-name="T128_6">Conformidades</text:span><text:span text:style-name="T128_7"><text:s/></text:span><text:span text:style-name="T128_8">devem</text:span><text:span text:style-name="T128_9"><text:s/></text:span><text:span text:style-name="T128_10">ser</text:span><text:span text:style-name="T128_11"><text:s/></text:span><text:span text:style-name="T128_12">identificadas</text:span><text:span text:style-name="T128_13"><text:s/></text:span><text:span text:style-name="T128_14">de</text:span><text:span text:style-name="T128_15"><text:s/></text:span><text:span text:style-name="T128_16">duas</text:span><text:span text:style-name="T128_17"><text:s/></text:span><text:span text:style-name="T128_18">formas</text:span></text:p>
      <text:p text:style-name="P129"><text:span text:style-name="T129_1">A</text:span><text:span text:style-name="T129_2"><text:s/></text:span><text:span text:style-name="T129_3">seguinte</text:span><text:span text:style-name="T129_4"><text:s/></text:span><text:span text:style-name="T129_5">forma</text:span><text:span text:style-name="T129_6">,<text:s/></text:span><text:span text:style-name="T129_7">caso</text:span><text:span text:style-name="T129_8"><text:s/></text:span><text:span text:style-name="T129_9">tenha</text:span><text:span text:style-name="T129_10"><text:s/></text:span><text:span text:style-name="T129_11">sido</text:span><text:span text:style-name="T129_12"><text:s/></text:span><text:span text:style-name="T129_13">encontrada</text:span><text:span text:style-name="T129_14"><text:s/></text:span><text:span text:style-name="T129_15">através</text:span><text:span text:style-name="T129_16"><text:s/></text:span><text:span text:style-name="T129_17">da</text:span><text:span text:style-name="T129_18"><text:s/></text:span><text:span text:style-name="T129_19">Planilha</text:span><text:span text:style-name="T129_20"><text:s/></text:span><text:span text:style-name="T129_21">MPS</text:span><text:span text:style-name="T129_22">.</text:span><text:span text:style-name="T129_23">br</text:span><text:span text:style-name="T129_24">:</text:span></text:p>
      <text:p text:style-name="P130"><text:span text:style-name="T130_1">&lt;&lt;</text:span><text:span text:style-name="T130_2">NC</text:span><text:span text:style-name="T130_3"><text:s/>-<text:s/></text:span><text:span text:style-name="T130_4">XXXYY</text:span><text:span text:style-name="T130_5"><text:s/>-<text:s/></text:span><text:span text:style-name="T130_6">TítuloDaNC</text:span><text:span text:style-name="T130_7">&gt;&gt;</text:span></text:p>
      <text:p text:style-name="P131"><text:span text:style-name="T131_1">Onde</text:span><text:span text:style-name="T131_2"><text:s/></text:span><text:span text:style-name="T131_3">NC</text:span><text:span text:style-name="T131_4"><text:s/></text:span><text:span text:style-name="T131_5">significa</text:span><text:span text:style-name="T131_6"><text:s/></text:span><text:span text:style-name="T131_7">Não</text:span><text:span text:style-name="T131_8">-</text:span><text:span text:style-name="T131_9">Conformidade</text:span><text:span text:style-name="T131_10">,<text:s/></text:span><text:span text:style-name="T131_11">XXX</text:span><text:span text:style-name="T131_12"><text:s/></text:span><text:span text:style-name="T131_13">deve</text:span><text:span text:style-name="T131_14"><text:s/></text:span><text:span text:style-name="T131_15">ser</text:span><text:span text:style-name="T131_16"><text:s/></text:span><text:span text:style-name="T131_17">o</text:span><text:span text:style-name="T131_18"><text:s/></text:span><text:span text:style-name="T131_19">acrônimo</text:span><text:span text:style-name="T131_20"><text:s/></text:span><text:span text:style-name="T131_21">do</text:span><text:span text:style-name="T131_22"><text:s/></text:span><text:span text:style-name="T131_23">processo</text:span><text:span text:style-name="T131_24">,<text:s/></text:span><text:span text:style-name="T131_25">por</text:span><text:span text:style-name="T131_26"><text:s/></text:span><text:span text:style-name="T131_27">exemplo</text:span><text:span text:style-name="T131_28">,<text:s/></text:span><text:span text:style-name="T131_29">GPR</text:span><text:span text:style-name="T131_30"><text:s/></text:span><text:span text:style-name="T131_31">para</text:span><text:span text:style-name="T131_32"><text:s/></text:span><text:span text:style-name="T131_33">Gerência</text:span><text:span text:style-name="T131_34"><text:s/></text:span><text:span text:style-name="T131_35">de</text:span><text:span text:style-name="T131_36"><text:s/></text:span><text:span text:style-name="T131_37">Projeto</text:span><text:span text:style-name="T131_38"><text:s/></text:span><text:span text:style-name="T131_39">e</text:span><text:span text:style-name="T131_40"><text:s/></text:span><text:span text:style-name="T131_41">YY</text:span><text:span text:style-name="T131_42"><text:s/></text:span><text:span text:style-name="T131_43">o</text:span><text:span text:style-name="T131_44"><text:s/></text:span><text:span text:style-name="T131_45">número</text:span><text:span text:style-name="T131_46"><text:s/></text:span><text:span text:style-name="T131_47">do</text:span><text:span text:style-name="T131_48"><text:s/></text:span><text:span text:style-name="T131_49">resultado</text:span><text:span text:style-name="T131_50"><text:s/></text:span><text:span text:style-name="T131_51">esperado</text:span><text:span text:style-name="T131_52"><text:s/>(</text:span><text:span text:style-name="T131_53">da</text:span><text:span text:style-name="T131_54"><text:s/></text:span><text:span text:style-name="T131_55">planilha</text:span><text:span text:style-name="T131_56">)<text:s/></text:span><text:span text:style-name="T131_57">a</text:span><text:span text:style-name="T131_58"><text:s/></text:span><text:span text:style-name="T131_59">que</text:span><text:span text:style-name="T131_60"><text:s/></text:span><text:span text:style-name="T131_61">veio</text:span><text:span text:style-name="T131_62"><text:s/></text:span><text:span text:style-name="T131_63">a</text:span><text:span text:style-name="T131_64"><text:s/></text:span><text:span text:style-name="T131_65">NC</text:span><text:span text:style-name="T131_66">,<text:s/></text:span><text:span text:style-name="T131_67">caso</text:span><text:span text:style-name="T131_68"><text:s/></text:span><text:span text:style-name="T131_69">seja</text:span><text:span text:style-name="T131_70"><text:s/></text:span><text:span text:style-name="T131_71">uma</text:span><text:span text:style-name="T131_72"><text:s/></text:span><text:span text:style-name="T131_73">NC</text:span><text:span text:style-name="T131_74"><text:s/></text:span><text:span text:style-name="T131_75">encontrada</text:span><text:span text:style-name="T131_76"><text:s/></text:span><text:span text:style-name="T131_77">para</text:span><text:span text:style-name="T131_78"><text:s/></text:span><text:span text:style-name="T131_79">um</text:span><text:span text:style-name="T131_80"><text:s/></text:span><text:span text:style-name="T131_81">RAP</text:span><text:span text:style-name="T131_82">,<text:s/>“</text:span><text:span text:style-name="T131_83">RAP</text:span><text:span text:style-name="T131_84">”<text:s/></text:span><text:span text:style-name="T131_85">deve</text:span><text:span text:style-name="T131_86"><text:s/></text:span><text:span text:style-name="T131_87">ser</text:span><text:span text:style-name="T131_88"><text:s/></text:span><text:span text:style-name="T131_89">adicionado</text:span><text:span text:style-name="T131_90"><text:s/></text:span><text:span text:style-name="T131_91">antes</text:span><text:span text:style-name="T131_92"><text:s/></text:span><text:span text:style-name="T131_93">do</text:span><text:span text:style-name="T131_94"><text:s/></text:span><text:span text:style-name="T131_95">número</text:span><text:span text:style-name="T131_96">,<text:s/></text:span><text:span text:style-name="T131_97">que</text:span><text:span text:style-name="T131_98"><text:s/></text:span><text:span text:style-name="T131_99">neste</text:span><text:span text:style-name="T131_100"><text:s/></text:span><text:span text:style-name="T131_101">caso</text:span><text:span text:style-name="T131_102">,<text:s/></text:span><text:span text:style-name="T131_103">será</text:span><text:span text:style-name="T131_104"><text:s/></text:span><text:span text:style-name="T131_105">o</text:span><text:span text:style-name="T131_106"><text:s/></text:span><text:span text:style-name="T131_107">do</text:span><text:span text:style-name="T131_108"><text:s/></text:span><text:span text:style-name="T131_109">RAP</text:span><text:span text:style-name="T131_110"><text:s/></text:span><text:span text:style-name="T131_111">a</text:span><text:span text:style-name="T131_112"><text:s/></text:span><text:span text:style-name="T131_113">que</text:span><text:span text:style-name="T131_114"><text:s/></text:span><text:span text:style-name="T131_115">veio</text:span><text:span text:style-name="T131_116"><text:s/></text:span><text:span text:style-name="T131_117">a</text:span><text:span text:style-name="T131_118"><text:s/></text:span><text:span text:style-name="T131_119">NC</text:span><text:span text:style-name="T131_120">.</text:span></text:p>
      <text:p text:style-name="P132"><text:span text:style-name="T132_1"><text:tab/></text:span><text:span text:style-name="T132_2">A</text:span><text:span text:style-name="T132_3"><text:s/></text:span><text:span text:style-name="T132_4">segunda</text:span><text:span text:style-name="T132_5"><text:s/></text:span><text:span text:style-name="T132_6">maneira</text:span><text:span text:style-name="T132_7">,<text:s/></text:span><text:span text:style-name="T132_8">caso</text:span><text:span text:style-name="T132_9"><text:s/></text:span><text:span text:style-name="T132_10">a</text:span><text:span text:style-name="T132_11"><text:s/></text:span><text:span text:style-name="T132_12">NC</text:span><text:span text:style-name="T132_13"><text:s/></text:span><text:span text:style-name="T132_14">tenha</text:span><text:span text:style-name="T132_15"><text:s/></text:span><text:span text:style-name="T132_16">sido</text:span><text:span text:style-name="T132_17"><text:s/></text:span><text:span text:style-name="T132_18">encontrada</text:span><text:span text:style-name="T132_19"><text:s/></text:span><text:span text:style-name="T132_20">através</text:span><text:span text:style-name="T132_21"><text:s/></text:span><text:span text:style-name="T132_22">do</text:span><text:span text:style-name="T132_23"><text:s/></text:span><text:span text:style-name="T132_24">Checklist</text:span><text:span text:style-name="T132_25"><text:s/></text:span><text:span text:style-name="T132_26">de</text:span><text:span text:style-name="T132_27"><text:s/></text:span><text:span text:style-name="T132_28">Verificação</text:span><text:span text:style-name="T132_29"><text:s/></text:span><text:span text:style-name="T132_30">de</text:span><text:span text:style-name="T132_31"><text:s/></text:span><text:span text:style-name="T132_32">Processos</text:span><text:span text:style-name="T132_33">:</text:span></text:p>
      <text:p text:style-name="P133"><text:span text:style-name="T133_1">&lt;&lt;</text:span><text:span text:style-name="T133_2">NC</text:span><text:span text:style-name="T133_3"><text:s/>-<text:s/></text:span><text:span text:style-name="T133_4">PlanoXXX</text:span><text:span text:style-name="T133_5"><text:s/>-<text:s/></text:span><text:span text:style-name="T133_6">TítuloDaNC</text:span><text:span text:style-name="T133_7">&gt;&gt;</text:span></text:p>
      <text:p text:style-name="P134"><text:span text:style-name="T134_1">Onde</text:span><text:span text:style-name="T134_2"><text:s/></text:span><text:span text:style-name="T134_3">NC</text:span><text:span text:style-name="T134_4"><text:s/></text:span><text:span text:style-name="T134_5">significa</text:span><text:span text:style-name="T134_6"><text:s/></text:span><text:span text:style-name="T134_7">Não</text:span><text:span text:style-name="T134_8">-</text:span><text:span text:style-name="T134_9">Conformidade</text:span><text:span text:style-name="T134_10">,<text:s/></text:span><text:span text:style-name="T134_11">XXX</text:span><text:span text:style-name="T134_12"><text:s/></text:span><text:span text:style-name="T134_13">deve</text:span><text:span text:style-name="T134_14"><text:s/></text:span><text:span text:style-name="T134_15">ser</text:span><text:span text:style-name="T134_16"><text:s/></text:span><text:span text:style-name="T134_17">o</text:span><text:span text:style-name="T134_18"><text:s/></text:span><text:span text:style-name="T134_19">acrônimo</text:span><text:span text:style-name="T134_20"><text:s/></text:span><text:span text:style-name="T134_21">do</text:span><text:span text:style-name="T134_22"><text:s/></text:span><text:span text:style-name="T134_23">processo</text:span><text:span text:style-name="T134_24">,<text:s/></text:span><text:span text:style-name="T134_25">por</text:span><text:span text:style-name="T134_26"><text:s/></text:span><text:span text:style-name="T134_27">exemplo</text:span><text:span text:style-name="T134_28">,<text:s/></text:span><text:span text:style-name="T134_29">GPR</text:span><text:span text:style-name="T134_30"><text:s/></text:span><text:span text:style-name="T134_31">para</text:span><text:span text:style-name="T134_32"><text:s/></text:span><text:span text:style-name="T134_33">Gerência</text:span><text:span text:style-name="T134_34"><text:s/></text:span><text:span text:style-name="T134_35">de</text:span><text:span text:style-name="T134_36"><text:s/></text:span><text:span text:style-name="T134_37">Projeto</text:span><text:span text:style-name="T134_38">.</text:span></text:p>
      <text:p text:style-name="P135"><text:span text:style-name="T135_1">As</text:span><text:span text:style-name="T135_2"><text:s/></text:span><text:span text:style-name="T135_3">Não</text:span><text:span text:style-name="T135_4">-</text:span><text:span text:style-name="T135_5">Conformidades</text:span><text:span text:style-name="T135_6"><text:s/></text:span><text:span text:style-name="T135_7">devem</text:span><text:span text:style-name="T135_8"><text:s/></text:span><text:span text:style-name="T135_9">ser</text:span><text:span text:style-name="T135_10"><text:s/></text:span><text:span text:style-name="T135_11">registradas</text:span><text:span text:style-name="T135_12"><text:s/></text:span><text:span text:style-name="T135_13">no</text:span><text:span text:style-name="T135_14"><text:s/></text:span><text:span text:style-name="T135_15">redmine</text:span><text:span text:style-name="T135_16"><text:s/></text:span><text:span text:style-name="T135_17">como</text:span><text:span text:style-name="T135_18"><text:s/></text:span><text:span text:style-name="T135_19">ticket</text:span><text:span text:style-name="T135_20"><text:s/></text:span><text:span text:style-name="T135_21">rotulado</text:span><text:span text:style-name="T135_22"><text:s/>“</text:span><text:span text:style-name="T135_23">Problema</text:span><text:span text:style-name="T135_24">/</text:span><text:span text:style-name="T135_25">Ação</text:span><text:span text:style-name="T135_26">”.<text:s/></text:span><text:span text:style-name="T135_27">O</text:span><text:span text:style-name="T135_28"><text:s/></text:span><text:span text:style-name="T135_29">título</text:span><text:span text:style-name="T135_30"><text:s/></text:span><text:span text:style-name="T135_31">do</text:span><text:span text:style-name="T135_32"><text:s/></text:span><text:span text:style-name="T135_33">ticket</text:span><text:span text:style-name="T135_34"><text:s/></text:span><text:span text:style-name="T135_35">deve</text:span><text:span text:style-name="T135_36"><text:s/></text:span><text:span text:style-name="T135_37">ser</text:span><text:span text:style-name="T135_38"><text:s/></text:span><text:span text:style-name="T135_39">a</text:span><text:span text:style-name="T135_40"><text:s/></text:span><text:span text:style-name="T135_41">identificação</text:span><text:span text:style-name="T135_42"><text:s/></text:span><text:span text:style-name="T135_43">da</text:span><text:span text:style-name="T135_44"><text:s/></text:span><text:span text:style-name="T135_45">NC</text:span><text:span text:style-name="T135_46">,<text:s/></text:span><text:span text:style-name="T135_47">que</text:span><text:span text:style-name="T135_48"><text:s/></text:span><text:span text:style-name="T135_49">está</text:span><text:span text:style-name="T135_50"><text:s/></text:span><text:span text:style-name="T135_51">descrita</text:span><text:span text:style-name="T135_52"><text:s/></text:span><text:span text:style-name="T135_53">acima</text:span><text:span text:style-name="T135_54">.<text:s/></text:span><text:span text:style-name="T135_55">No</text:span><text:span text:style-name="T135_56"><text:s/></text:span><text:span text:style-name="T135_57">corpo</text:span><text:span text:style-name="T135_58"><text:s/></text:span><text:span text:style-name="T135_59">do</text:span><text:span text:style-name="T135_60"><text:s/></text:span><text:span text:style-name="T135_61">ticket</text:span><text:span text:style-name="T135_62"><text:s/></text:span><text:span text:style-name="T135_63">deve</text:span><text:span text:style-name="T135_64"><text:s/></text:span><text:span text:style-name="T135_65">constar</text:span><text:span text:style-name="T135_66"><text:s/></text:span><text:span text:style-name="T135_67">um</text:span><text:span text:style-name="T135_68"><text:s/></text:span><text:span text:style-name="T135_69">campo</text:span><text:span text:style-name="T135_70"><text:s/>“</text:span><text:span text:style-name="T135_71">Problema</text:span><text:span text:style-name="T135_72">”,<text:s/></text:span><text:span text:style-name="T135_73">que</text:span><text:span text:style-name="T135_74"><text:s/></text:span><text:span text:style-name="T135_75">deve</text:span><text:span text:style-name="T135_76"><text:s/></text:span><text:span text:style-name="T135_77">descrever</text:span><text:span text:style-name="T135_78"><text:s/></text:span><text:span text:style-name="T135_79">o</text:span><text:span text:style-name="T135_80"><text:s/></text:span><text:span text:style-name="T135_81">problema</text:span><text:span text:style-name="T135_82"><text:s/></text:span><text:span text:style-name="T135_83">direta</text:span><text:span text:style-name="T135_84"><text:s/></text:span><text:span text:style-name="T135_85">e</text:span><text:span text:style-name="T135_86"><text:s/></text:span><text:span text:style-name="T135_87">sucintamente</text:span><text:span text:style-name="T135_88">,<text:s/></text:span><text:span text:style-name="T135_89">e</text:span><text:span text:style-name="T135_90"><text:s/></text:span><text:span text:style-name="T135_91">um</text:span><text:span text:style-name="T135_92"><text:s/></text:span><text:span text:style-name="T135_93">campo</text:span><text:span text:style-name="T135_94"><text:s/>“</text:span><text:span text:style-name="T135_95">Ação</text:span><text:span text:style-name="T135_96">”,<text:s/></text:span><text:span text:style-name="T135_97">escrito</text:span><text:span text:style-name="T135_98"><text:s/></text:span><text:span text:style-name="T135_99">da</text:span><text:span text:style-name="T135_100"><text:s/></text:span><text:span text:style-name="T135_101">mesma</text:span><text:span text:style-name="T135_102"><text:s/></text:span><text:span text:style-name="T135_103">forma</text:span><text:span text:style-name="T135_104"><text:s/></text:span><text:span text:style-name="T135_105">direta</text:span><text:span text:style-name="T135_106"><text:s/></text:span><text:span text:style-name="T135_107">e</text:span><text:span text:style-name="T135_108"><text:s/></text:span><text:span text:style-name="T135_109">sucinta</text:span><text:span text:style-name="T135_110"><text:s/></text:span><text:span text:style-name="T135_111">para</text:span><text:span text:style-name="T135_112"><text:s/></text:span><text:span text:style-name="T135_113">indicar</text:span><text:span text:style-name="T135_114"><text:s/></text:span><text:span text:style-name="T135_115">a</text:span><text:span text:style-name="T135_116"><text:s/></text:span><text:span text:style-name="T135_117">solução</text:span><text:span text:style-name="T135_118"><text:s/></text:span><text:span text:style-name="T135_119">ao</text:span><text:span text:style-name="T135_120"><text:s/></text:span><text:span text:style-name="T135_121">responsável</text:span><text:span text:style-name="T135_122"><text:s/></text:span><text:span text:style-name="T135_123">por</text:span><text:span text:style-name="T135_124"><text:s/></text:span><text:span text:style-name="T135_125">corrigir</text:span><text:span text:style-name="T135_126"><text:s/></text:span><text:span text:style-name="T135_127">o</text:span><text:span text:style-name="T135_128"><text:s/></text:span><text:span text:style-name="T135_129">problema</text:span><text:span text:style-name="T135_130">.</text:span></text:p>
      <text:h text:style-name="P136" text:outline-level="10"><text:bookmark-start text:name="h.4i7ojhp"/><text:bookmark-end text:name="h.4i7ojhp"/><text:span text:style-name="T136_1">7.</text:span><text:span text:style-name="T136_2">2</text:span><text:span text:style-name="T136_3"><text:s/></text:span><text:span text:style-name="T136_4">Comunicação</text:span></text:h>
      <text:p text:style-name="P137"><text:span text:style-name="T137_1"><text:tab/></text:span><text:span text:style-name="T137_2">As</text:span><text:span text:style-name="T137_3"><text:s/></text:span><text:span text:style-name="T137_4">tarefas</text:span><text:span text:style-name="T137_5"><text:s/></text:span><text:span text:style-name="T137_6">são</text:span><text:span text:style-name="T137_7"><text:s/></text:span><text:span text:style-name="T137_8">distribuídas</text:span><text:span text:style-name="T137_9"><text:s/></text:span><text:span text:style-name="T137_10">para</text:span><text:span text:style-name="T137_11"><text:s/></text:span><text:span text:style-name="T137_12">os</text:span><text:span text:style-name="T137_13"><text:s/></text:span><text:span text:style-name="T137_14">responsavéis</text:span><text:span text:style-name="T137_15"><text:s/></text:span><text:span text:style-name="T137_16">pela</text:span><text:span text:style-name="T137_17"><text:s/></text:span><text:span text:style-name="T137_18">gerência</text:span><text:span text:style-name="T137_19"><text:s/></text:span><text:span text:style-name="T137_20">de</text:span><text:span text:style-name="T137_21"><text:s/></text:span><text:span text:style-name="T137_22">tempo</text:span><text:span text:style-name="T137_23">.<text:s/></text:span><text:span text:style-name="T137_24">Mas</text:span><text:span text:style-name="T137_25"><text:s/></text:span><text:span text:style-name="T137_26">pode</text:span><text:span text:style-name="T137_27"><text:s/></text:span><text:span text:style-name="T137_28">ser</text:span><text:span text:style-name="T137_29"><text:s/></text:span><text:span text:style-name="T137_30">sugerido</text:span><text:span text:style-name="T137_31"><text:s/></text:span><text:span text:style-name="T137_32">nome</text:span><text:span text:style-name="T137_33"><text:s/></text:span><text:span text:style-name="T137_34">ou</text:span><text:span text:style-name="T137_35"><text:s/></text:span><text:span text:style-name="T137_36">área</text:span><text:span text:style-name="T137_37"><text:s/></text:span><text:span text:style-name="T137_38">pela</text:span><text:span text:style-name="T137_39"><text:s/></text:span><text:span text:style-name="T137_40">qualidade</text:span><text:span text:style-name="T137_41"><text:s/></text:span><text:span text:style-name="T137_42">de</text:span><text:span text:style-name="T137_43"><text:s/></text:span><text:span text:style-name="T137_44">processo</text:span><text:span text:style-name="T137_45">.</text:span></text:p>
      <text:h text:style-name="P138" text:outline-level="10"><text:bookmark-start text:name="h.3whwml4"/><text:bookmark-end text:name="h.3whwml4"/><text:span text:style-name="T138_1">7.</text:span><text:span text:style-name="T138_2">3</text:span><text:span text:style-name="T138_3"><text:s/></text:span><text:span text:style-name="T138_4">Acompanhamento</text:span></text:h>
      <text:p text:style-name="P139"><text:span text:style-name="T139_1"><text:tab/></text:span><text:span text:style-name="T139_2">As</text:span><text:span text:style-name="T139_3"><text:s/></text:span><text:span text:style-name="T139_4">NCs</text:span><text:span text:style-name="T139_5"><text:s/></text:span><text:span text:style-name="T139_6">serão</text:span><text:span text:style-name="T139_7"><text:s/></text:span><text:span text:style-name="T139_8">normalmente</text:span><text:span text:style-name="T139_9"><text:s/></text:span><text:span text:style-name="T139_10">acompanhadas</text:span><text:span text:style-name="T139_11">,<text:s/></text:span><text:span text:style-name="T139_12">uma</text:span><text:span text:style-name="T139_13"><text:s/></text:span><text:span text:style-name="T139_14">vez</text:span><text:span text:style-name="T139_15"><text:s/></text:span><text:span text:style-name="T139_16">que</text:span><text:span text:style-name="T139_17"><text:s/></text:span><text:span text:style-name="T139_18">ao</text:span><text:span text:style-name="T139_19"><text:s/></text:span><text:span text:style-name="T139_20">ser</text:span><text:span text:style-name="T139_21"><text:s/></text:span><text:span text:style-name="T139_22">registrada</text:span><text:span text:style-name="T139_23"><text:s/></text:span><text:span text:style-name="T139_24">e</text:span><text:span text:style-name="T139_25"><text:s/></text:span><text:span text:style-name="T139_26">comunicada</text:span><text:span text:style-name="T139_27">,<text:s/></text:span><text:span text:style-name="T139_28">está</text:span><text:span text:style-name="T139_29"><text:s/></text:span><text:span text:style-name="T139_30">apta</text:span><text:span text:style-name="T139_31"><text:s/></text:span><text:span text:style-name="T139_32">a</text:span><text:span text:style-name="T139_33"><text:s/></text:span><text:span text:style-name="T139_34">ser</text:span><text:span text:style-name="T139_35"><text:s/></text:span><text:span text:style-name="T139_36">resolvida</text:span><text:span text:style-name="T139_37">,<text:s/></text:span><text:span text:style-name="T139_38">e</text:span><text:span text:style-name="T139_39"><text:s/></text:span><text:span text:style-name="T139_40">na</text:span><text:span text:style-name="T139_41"><text:s/></text:span><text:span text:style-name="T139_42">seguinte</text:span><text:span text:style-name="T139_43"><text:s/></text:span><text:span text:style-name="T139_44">iteração</text:span><text:span text:style-name="T139_45">,<text:s/></text:span><text:span text:style-name="T139_46">a</text:span><text:span text:style-name="T139_47"><text:s/></text:span><text:span text:style-name="T139_48">Qualidade</text:span><text:span text:style-name="T139_49"><text:s/></text:span><text:span text:style-name="T139_50">de</text:span><text:span text:style-name="T139_51"><text:s/></text:span><text:span text:style-name="T139_52">Processo</text:span><text:span text:style-name="T139_53"><text:s/></text:span><text:span text:style-name="T139_54">executará</text:span><text:span text:style-name="T139_55"><text:s/></text:span><text:span text:style-name="T139_56">novamente</text:span><text:span text:style-name="T139_57"><text:s/></text:span><text:span text:style-name="T139_58">o</text:span><text:span text:style-name="T139_59"><text:s/></text:span><text:span text:style-name="T139_60">Checklist</text:span><text:span text:style-name="T139_61"><text:s/></text:span><text:span text:style-name="T139_62">de</text:span><text:span text:style-name="T139_63"><text:s/></text:span><text:span text:style-name="T139_64">Verificação</text:span><text:span text:style-name="T139_65"><text:s/></text:span><text:span text:style-name="T139_66">de</text:span><text:span text:style-name="T139_67"><text:s/></text:span><text:span text:style-name="T139_68">Processos</text:span><text:span text:style-name="T139_69"><text:s/></text:span><text:span text:style-name="T139_70">e</text:span><text:span text:style-name="T139_71"><text:s/></text:span><text:span text:style-name="T139_72">atualizará</text:span><text:span text:style-name="T139_73"><text:s/></text:span><text:span text:style-name="T139_74">a</text:span><text:span text:style-name="T139_75"><text:s/></text:span><text:span text:style-name="T139_76">Planilha</text:span><text:span text:style-name="T139_77"><text:s/></text:span><text:span text:style-name="T139_78">MPS</text:span><text:span text:style-name="T139_79">.</text:span><text:span text:style-name="T139_80">br</text:span><text:span text:style-name="T139_81">,<text:s/></text:span><text:span text:style-name="T139_82">assim</text:span><text:span text:style-name="T139_83">,<text:s/></text:span><text:span text:style-name="T139_84">deverá</text:span><text:span text:style-name="T139_85"><text:s/></text:span><text:span text:style-name="T139_86">verificar</text:span><text:span text:style-name="T139_87"><text:s/></text:span><text:span text:style-name="T139_88">as</text:span><text:span text:style-name="T139_89"><text:s/></text:span><text:span text:style-name="T139_90">devidas</text:span><text:span text:style-name="T139_91"><text:s/></text:span><text:span text:style-name="T139_92">NCs</text:span><text:span text:style-name="T139_93"><text:s/></text:span><text:span text:style-name="T139_94">e</text:span><text:span text:style-name="T139_95"><text:s/></text:span><text:span text:style-name="T139_96">fazer</text:span><text:span text:style-name="T139_97"><text:s/></text:span><text:span text:style-name="T139_98">seu</text:span><text:span text:style-name="T139_99"><text:s/></text:span><text:span text:style-name="T139_100">acompanhamento</text:span><text:span text:style-name="T139_101">.</text:span></text:p>
      <text:h text:style-name="P140" text:outline-level="10"><text:bookmark-start text:name="h.c8s0hto8bto"/><text:bookmark-end text:name="h.c8s0hto8bto"/><text:span text:style-name="T140_1">8<text:s/></text:span><text:span text:style-name="T140_2">GQA</text:span><text:span text:style-name="T140_3"><text:s/></text:span><text:span text:style-name="T140_4">do</text:span><text:span text:style-name="T140_5"><text:s/></text:span><text:span text:style-name="T140_6">GQA</text:span></text:h>
      <text:p text:style-name="P141"><text:span text:style-name="T141_1"><text:tab/></text:span><text:span text:style-name="T141_2">O</text:span><text:span text:style-name="T141_3"><text:s/></text:span><text:span text:style-name="T141_4">GQA</text:span><text:span text:style-name="T141_5"><text:s/></text:span><text:span text:style-name="T141_6">do</text:span><text:span text:style-name="T141_7"><text:s/></text:span><text:span text:style-name="T141_8">GQA</text:span><text:span text:style-name="T141_9"><text:s/></text:span><text:span text:style-name="T141_10">será</text:span><text:span text:style-name="T141_11"><text:s/></text:span><text:span text:style-name="T141_12">feito</text:span><text:span text:style-name="T141_13"><text:s/></text:span><text:span text:style-name="T141_14">de</text:span><text:span text:style-name="T141_15"><text:s/></text:span><text:span text:style-name="T141_16">duas</text:span><text:span text:style-name="T141_17"><text:s/></text:span><text:span text:style-name="T141_18">formas</text:span><text:span text:style-name="T141_19">:</text:span></text:p>
      <text:list text:style-name="LS1" xml:id="list0">
        <text:list-item>
          <text:p text:style-name="P142"><text:span text:style-name="T142_1">com</text:span><text:span text:style-name="T142_2"><text:s/></text:span><text:span text:style-name="T142_3">o</text:span><text:span text:style-name="T142_4"><text:s/></text:span><text:span text:style-name="T142_5">patrocinador</text:span><text:span text:style-name="T142_6"><text:s/></text:span><text:span text:style-name="T142_7">a</text:span><text:span text:style-name="T142_8"><text:s/></text:span><text:span text:style-name="T142_9">cada</text:span><text:span text:style-name="T142_10"><text:s/></text:span><text:span text:style-name="T142_11">duas</text:span><text:span text:style-name="T142_12"><text:s/></text:span><text:span text:style-name="T142_13">iterações</text:span><text:span text:style-name="T142_14"><text:s/></text:span><text:span text:style-name="T142_15">e</text:span><text:span text:style-name="T142_16"><text:s/></text:span><text:span text:style-name="T142_17">sempre</text:span><text:span text:style-name="T142_18"><text:s/></text:span><text:span text:style-name="T142_19">que</text:span><text:span text:style-name="T142_20"><text:s/></text:span><text:span text:style-name="T142_21">fizer</text:span><text:span text:style-name="T142_22"><text:s/></text:span><text:span text:style-name="T142_23">necessário</text:span><text:span text:style-name="T142_24"><text:s/></text:span><text:span text:style-name="T142_25">caso</text:span><text:span text:style-name="T142_26"><text:s/></text:span><text:span text:style-name="T142_27">esteja</text:span><text:span text:style-name="T142_28"><text:s/></text:span><text:span text:style-name="T142_29">tendo</text:span><text:span text:style-name="T142_30"><text:s/></text:span><text:span text:style-name="T142_31">algum</text:span><text:span text:style-name="T142_32"><text:s/></text:span><text:span text:style-name="T142_33">problema</text:span><text:span text:style-name="T142_34"><text:s/></text:span><text:span text:style-name="T142_35">na</text:span><text:span text:style-name="T142_36"><text:s/></text:span><text:span text:style-name="T142_37">execução</text:span><text:span text:style-name="T142_38"><text:s/></text:span><text:span text:style-name="T142_39">de</text:span><text:span text:style-name="T142_40"><text:s/></text:span><text:span text:style-name="T142_41">algum</text:span><text:span text:style-name="T142_42"><text:s/></text:span><text:span text:style-name="T142_43">processo</text:span><text:span text:style-name="T142_44">,<text:s/></text:span><text:span text:style-name="T142_45">conforme</text:span><text:span text:style-name="T142_46"><text:s/></text:span><text:span text:style-name="T142_47">acordado</text:span><text:span text:style-name="T142_48"><text:s/></text:span><text:span text:style-name="T142_49">com</text:span><text:span text:style-name="T142_50"><text:s/></text:span><text:span text:style-name="T142_51">o</text:span><text:span text:style-name="T142_52"><text:s/></text:span><text:span text:style-name="T142_53">patrocinador</text:span><text:span text:style-name="T142_54"><text:s/></text:span><text:span text:style-name="T142_55">para</text:span><text:span text:style-name="T142_56"><text:s/></text:span><text:span text:style-name="T142_57">que</text:span><text:span text:style-name="T142_58"><text:s/></text:span><text:span text:style-name="T142_59">possa</text:span><text:span text:style-name="T142_60"><text:s/></text:span><text:span text:style-name="T142_61">tomar</text:span><text:span text:style-name="T142_62"><text:s/></text:span><text:span text:style-name="T142_63">as</text:span><text:span text:style-name="T142_64"><text:s/></text:span><text:span text:style-name="T142_65">devidas</text:span><text:span text:style-name="T142_66"><text:s/></text:span><text:span text:style-name="T142_67">providências</text:span><text:span text:style-name="T142_68"><text:s/></text:span><text:span text:style-name="T142_69">para</text:span><text:span text:style-name="T142_70"><text:s/></text:span><text:span text:style-name="T142_71">ajustes</text:span><text:span text:style-name="T142_72">;</text:span></text:p>
        </text:list-item>
        <text:list-item>
          <text:p text:style-name="P143"><text:span text:style-name="T143_1">a</text:span><text:span text:style-name="T143_2"><text:s/></text:span><text:span text:style-name="T143_3">turma</text:span><text:span text:style-name="T143_4"><text:s/></text:span><text:span text:style-name="T143_5">de</text:span><text:span text:style-name="T143_6"><text:s/></text:span><text:span text:style-name="T143_7">processo</text:span><text:span text:style-name="T143_8"><text:s/></text:span><text:span text:style-name="T143_9">ministrada</text:span><text:span text:style-name="T143_10"><text:s/></text:span><text:span text:style-name="T143_11">pela</text:span><text:span text:style-name="T143_12"><text:s/></text:span><text:span text:style-name="T143_13">professora</text:span><text:span text:style-name="T143_14"><text:s/></text:span><text:span text:style-name="T143_15">Adriana</text:span><text:span text:style-name="T143_16"><text:s/></text:span><text:span text:style-name="T143_17">avaliadora</text:span><text:span text:style-name="T143_18"><text:s/></text:span><text:span text:style-name="T143_19">do</text:span><text:span text:style-name="T143_20"><text:s/></text:span><text:span text:style-name="T143_21">projeto</text:span><text:span text:style-name="T143_22">,<text:s/></text:span><text:span text:style-name="T143_23">fará</text:span><text:span text:style-name="T143_24"><text:s/></text:span><text:span text:style-name="T143_25">a</text:span><text:span text:style-name="T143_26"><text:s/></text:span><text:span text:style-name="T143_27">avaliação</text:span><text:span text:style-name="T143_28"><text:s/></text:span><text:span text:style-name="T143_29">do</text:span><text:span text:style-name="T143_30"><text:s/></text:span><text:span text:style-name="T143_31">projeto</text:span><text:span text:style-name="T143_32"><text:s/></text:span><text:span text:style-name="T143_33">como</text:span><text:span text:style-name="T143_34"><text:s/></text:span><text:span text:style-name="T143_35">um</text:span><text:span text:style-name="T143_36"><text:s/></text:span><text:span text:style-name="T143_37">todo</text:span><text:span text:style-name="T143_38"><text:s/></text:span><text:span text:style-name="T143_39">levando</text:span><text:span text:style-name="T143_40"><text:s/></text:span><text:span text:style-name="T143_41">em</text:span><text:span text:style-name="T143_42"><text:s/></text:span><text:span text:style-name="T143_43">conta</text:span><text:span text:style-name="T143_44"><text:s/></text:span><text:span text:style-name="T143_45">a</text:span><text:span text:style-name="T143_46"><text:s/></text:span><text:span text:style-name="T143_47">planilha</text:span><text:span text:style-name="T143_48"><text:s/></text:span><text:span text:style-name="T143_49">do</text:span><text:span text:style-name="T143_50"><text:s/></text:span><text:span text:style-name="T143_51">MPS</text:span><text:span text:style-name="T143_52">.</text:span><text:span text:style-name="T143_53">BR</text:span><text:span text:style-name="T143_54"><text:s/></text:span><text:span text:style-name="T143_55">preenchida</text:span><text:span text:style-name="T143_56">,<text:s/></text:span><text:span text:style-name="T143_57">após</text:span><text:span text:style-name="T143_58"><text:s/></text:span><text:span text:style-name="T143_59">avaliação</text:span><text:span text:style-name="T143_60"><text:s/></text:span><text:span text:style-name="T143_61">os</text:span><text:span text:style-name="T143_62"><text:s/></text:span><text:span text:style-name="T143_63">responsáveis</text:span><text:span text:style-name="T143_64"><text:s/></text:span><text:span text:style-name="T143_65">da</text:span><text:span text:style-name="T143_66"><text:s/></text:span><text:span text:style-name="T143_67">Garantida</text:span><text:span text:style-name="T143_68"><text:s/></text:span><text:span text:style-name="T143_69">da</text:span><text:span text:style-name="T143_70"><text:s/></text:span><text:span text:style-name="T143_71">Qualidade</text:span><text:span text:style-name="T143_72"><text:s/></text:span><text:span text:style-name="T143_73">do</text:span><text:span text:style-name="T143_74"><text:s/></text:span><text:span text:style-name="T143_75">Processo</text:span><text:span text:style-name="T143_76"><text:s/></text:span><text:span text:style-name="T143_77">irão</text:span><text:span text:style-name="T143_78"><text:s/></text:span><text:span text:style-name="T143_79">analisar</text:span><text:span text:style-name="T143_80"><text:s/></text:span><text:span text:style-name="T143_81">a</text:span><text:span text:style-name="T143_82"><text:s/></text:span><text:span text:style-name="T143_83">avaliação</text:span><text:span text:style-name="T143_84"><text:s/></text:span><text:span text:style-name="T143_85">e</text:span><text:span text:style-name="T143_86"><text:s/></text:span><text:span text:style-name="T143_87">tomar</text:span><text:span text:style-name="T143_88"><text:s/></text:span><text:span text:style-name="T143_89">as</text:span><text:span text:style-name="T143_90"><text:s/></text:span><text:span text:style-name="T143_91">devidas</text:span><text:span text:style-name="T143_92"><text:s/></text:span><text:span text:style-name="T143_93">providências</text:span><text:span text:style-name="T143_94">.</text:span></text:p>
        </text:list-item>
      </text:list>
      <text:p text:style-name="P144"><text:span text:style-name="T144_1"><text:tab/></text:span></text:p>
      <text:p text:style-name="P145"/>
      <text:h text:style-name="P146" text:outline-level="10"><text:bookmark-start text:name="h.xgsvkk6te2k1"/><text:bookmark-end text:name="h.xgsvkk6te2k1"/><text:span text:style-name="T146_1">9<text:s/></text:span><text:span text:style-name="T146_2">Acrônimos</text:span></text:h>
      <text:p text:style-name="P147"/>
      <table:table table:style-name="Table3">
        <table:table-column table:style-name="Column7"/>
        <table:table-column table:style-name="Column8"/>
        <table:table-row table:style-name="Row21">
          <table:table-cell table:style-name="Cell65">
            <text:p text:style-name="P148"><text:span text:style-name="T148_1">Sigla</text:span></text:p>
          </table:table-cell>
          <table:table-cell table:style-name="Cell66">
            <text:p text:style-name="P149"><text:span text:style-name="T149_1">Significado</text:span></text:p>
          </table:table-cell>
        </table:table-row>
        <table:table-row table:style-name="Row22">
          <table:table-cell table:style-name="Cell67">
            <text:p text:style-name="P150"><text:span text:style-name="T150_1">SGB</text:span></text:p>
          </table:table-cell>
          <table:table-cell table:style-name="Cell68">
            <text:p text:style-name="P151"><text:span text:style-name="T151_1">Sistema</text:span><text:span text:style-name="T151_2"><text:s/></text:span><text:span text:style-name="T151_3">de</text:span><text:span text:style-name="T151_4"><text:s/></text:span><text:span text:style-name="T151_5">Gestão</text:span><text:span text:style-name="T151_6"><text:s/></text:span><text:span text:style-name="T151_7">de</text:span><text:span text:style-name="T151_8"><text:s/></text:span><text:span text:style-name="T151_9">Biblioteca</text:span></text:p>
          </table:table-cell>
        </table:table-row>
        <table:table-row table:style-name="Row23">
          <table:table-cell table:style-name="Cell69">
            <text:p text:style-name="P152"><text:span text:style-name="T152_1">MPS</text:span><text:span text:style-name="T152_2">.</text:span><text:span text:style-name="T152_3">Br</text:span></text:p>
          </table:table-cell>
          <table:table-cell table:style-name="Cell70">
            <text:p text:style-name="P153"><text:span text:style-name="T153_1">Melhoria</text:span><text:span text:style-name="T153_2"><text:s/></text:span><text:span text:style-name="T153_3">de</text:span><text:span text:style-name="T153_4"><text:s/></text:span><text:span text:style-name="T153_5">Processos</text:span><text:span text:style-name="T153_6"><text:s/></text:span><text:span text:style-name="T153_7">do</text:span><text:span text:style-name="T153_8"><text:s/></text:span><text:span text:style-name="T153_9">Software</text:span><text:span text:style-name="T153_10"><text:s/></text:span><text:span text:style-name="T153_11">Brasileiro</text:span></text:p>
          </table:table-cell>
        </table:table-row>
        <table:table-row table:style-name="Row24">
          <table:table-cell table:style-name="Cell71">
            <text:p text:style-name="P154"><text:span text:style-name="T154_1">PMBoK</text:span></text:p>
          </table:table-cell>
          <table:table-cell table:style-name="Cell72">
            <text:p text:style-name="P155"><text:span text:style-name="T155_1">Guia</text:span><text:span text:style-name="T155_2"><text:s/></text:span><text:span text:style-name="T155_3">de</text:span><text:span text:style-name="T155_4"><text:s/></text:span><text:span text:style-name="T155_5">Conhecimento</text:span><text:span text:style-name="T155_6"><text:s/></text:span><text:span text:style-name="T155_7">de</text:span><text:span text:style-name="T155_8"><text:s/></text:span><text:span text:style-name="T155_9">Gerenciamento</text:span><text:span text:style-name="T155_10"><text:s/></text:span><text:span text:style-name="T155_11">de</text:span><text:span text:style-name="T155_12"><text:s/></text:span><text:span text:style-name="T155_13">Projetos</text:span></text:p>
          </table:table-cell>
        </table:table-row>
        <table:table-row table:style-name="Row25">
          <table:table-cell table:style-name="Cell73">
            <text:p text:style-name="P156"><text:span text:style-name="T156_1">SWEBoK</text:span></text:p>
          </table:table-cell>
          <table:table-cell table:style-name="Cell74">
            <text:p text:style-name="P157"><text:span text:style-name="T157_1">Guia</text:span><text:span text:style-name="T157_2"><text:s/></text:span><text:span text:style-name="T157_3">de</text:span><text:span text:style-name="T157_4"><text:s/></text:span><text:span text:style-name="T157_5">Conhecimento</text:span><text:span text:style-name="T157_6"><text:s/></text:span><text:span text:style-name="T157_7">de</text:span><text:span text:style-name="T157_8"><text:s/></text:span><text:span text:style-name="T157_9">Engenharia</text:span><text:span text:style-name="T157_10"><text:s/></text:span><text:span text:style-name="T157_11">de</text:span><text:span text:style-name="T157_12"><text:s/></text:span><text:span text:style-name="T157_13">Software</text:span></text:p>
          </table:table-cell>
        </table:table-row>
        <table:table-row table:style-name="Row26">
          <table:table-cell table:style-name="Cell75">
            <text:p text:style-name="P158"><text:span text:style-name="T158_1">RH</text:span></text:p>
          </table:table-cell>
          <table:table-cell table:style-name="Cell76">
            <text:p text:style-name="P159"><text:span text:style-name="T159_1">Recursos</text:span><text:span text:style-name="T159_2"><text:s/></text:span><text:span text:style-name="T159_3">Humanos</text:span></text:p>
          </table:table-cell>
        </table:table-row>
        <table:table-row table:style-name="Row27">
          <table:table-cell table:style-name="Cell77">
            <text:p text:style-name="P160"><text:span text:style-name="T160_1">NC</text:span></text:p>
          </table:table-cell>
          <table:table-cell table:style-name="Cell78">
            <text:p text:style-name="P161"><text:span text:style-name="T161_1">Não</text:span><text:span text:style-name="T161_2"><text:s/></text:span><text:span text:style-name="T161_3">conformidades</text:span></text:p>
          </table:table-cell>
        </table:table-row>
      </table:table>
      <text:p text:style-name="P162"><text:span text:style-name="T162_1">Tabela</text:span><text:span text:style-name="T162_2"><text:s/>2<text:s/>–<text:s/></text:span><text:span text:style-name="T162_3">Acrônimos</text:span><text:span text:style-name="T162_4"><text:s/></text:span><text:span text:style-name="T162_5">utilizados</text:span><text:span text:style-name="T162_6"><text:s/></text:span><text:span text:style-name="T162_7">no</text:span><text:span text:style-name="T162_8"><text:s/></text:span><text:span text:style-name="T162_9">documento</text:span></text:p>
      <text:p text:style-name="P1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justify" fo:break-before="auto" fo:line-height="150%" fo:margin-bottom="0cm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justify" fo:break-before="auto" fo:line-height="150%" fo:margin-top="0.423cm" fo:margin-bottom="0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758cm"/>
    </style:style>
    <style:style style:name="Column2" style:family="table-column">
      <style:table-column-properties style:column-width="3.228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  <style:style style:name="P7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><text:bookmark-start text:name="h.vr7dt8yabno4"/><text:bookmark-end text:name="h.vr7dt8yabno4"/></text:p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bookmark-start text:name="h.y5w13x8vdo8o"/><text:bookmark-end text:name="h.y5w13x8vdo8o"/><text:span text:style-name="T4_1">SGB</text:span><text:span text:style-name="T4_2">_</text:span><text:span text:style-name="T4_3">PLGQA</text:span><text:span text:style-name="T4_4">_</text:span><text:span text:style-name="T4_5">PlanoDaGarantiaDaQualidadeDeProcesso</text:span><text:span text:style-name="T4_6"><text:s/></text:span><text:span text:style-name="T4_7">Versão</text:span><text:span text:style-name="T4_8"><text:s/>2.2</text:span></text:p>
            </table:table-cell>
            <table:table-cell table:style-name="Cell2">
              <text:p text:style-name="P5"><text:bookmark-start text:name="h.aawa5ggh5n19"/><text:bookmark-end text:name="h.aawa5ggh5n19"/><draw:frame svg:x="0cm" svg:y="0cm" svg:width="2.514cm" svg:height="1.741cm" draw:style-name="FR2" text:anchor-type="as-char" draw:z-index="0"><draw:image xlink:href="Pictures/image3.png" xlink:type="simple" xlink:show="embed" xlink:actuate="onLoad"/></draw:frame></text:p>
            </table:table-cell>
          </table:table-row>
        </table:table>
        <text:p text:style-name="P6"><text:bookmark-start text:name="h.gjdgxs"/><text:bookmark-end text:name="h.gjdgxs"/></text:p>
      </style:header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